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3.364cm"/>
    </style:style>
    <style:style style:name="co10" style:family="table-column">
      <style:table-column-properties fo:break-before="auto" style:column-width="3.073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4.415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2.334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2.898cm"/>
    </style:style>
    <style:style style:name="co17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b66c" style:text-align-source="fix" style:repeat-content="false" fo:border="none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at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b66c" style:text-align-source="fix" style:repeat-content="false" fo:border="none" style:vertical-align="middle"/>
      <style:paragraph-properties fo:text-align="end" fo:margin-left="0cm"/>
      <style:text-properties style:font-name="Lato" fo:font-weight="bold" style:font-weight-asian="bold" style:font-weight-complex="bold"/>
    </style:style>
    <style:style style:name="ce47" style:family="table-cell" style:parent-style-name="Default" style:data-style-name="N139">
      <style:table-cell-properties fo:background-color="#ffb66c" style:text-align-source="fix" style:repeat-content="false" fo:border="none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4" style:family="table-cell" style:parent-style-name="Default" style:data-style-name="N115">
      <style:table-cell-properties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55" style:family="table-cell" style:parent-style-name="Default" style:data-style-name="N119">
      <style:table-cell-properties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57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ato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Lato"/>
    </style:style>
    <style:style style:name="ce38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8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51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end" fo:margin-left="0cm"/>
      <style:text-properties style:font-name="Lato" fo:font-weight="bold" style:font-weight-asian="bold" style:font-weight-complex="bold"/>
    </style:style>
    <style:style style:name="ce52" style:family="table-cell" style:parent-style-name="Default" style:data-style-name="N157">
      <style:table-cell-properties fo:background-color="#77bc65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ato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125324774926" calcext:value-type="float">
            <text:p>110.12532477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.314522914284" calcext:value-type="float">
            <text:p>110.3145229142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.215699035263" calcext:value-type="float">
            <text:p>110.2156990352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.483048234926" calcext:value-type="float">
            <text:p>110.48304823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.575853222721" calcext:value-type="float">
            <text:p>110.5758532227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.613456957358" calcext:value-type="float">
            <text:p>110.6134569573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.0197380736473" calcext:value-type="float">
            <text:p>55.0197380736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.9669463328421" calcext:value-type="float">
            <text:p>54.966946332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0646209885579" calcext:value-type="float">
            <text:p>55.0646209885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.2433146919631" calcext:value-type="float">
            <text:p>55.2433146919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1795210674" calcext:value-type="float">
            <text:p>55.179521067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.2742472388368" calcext:value-type="float">
            <text:p>55.2742472388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640763694158" calcext:value-type="float">
            <text:p>27.4640763694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4917086859737" calcext:value-type="float">
            <text:p>27.4917086859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3949595819316" calcext:value-type="float">
            <text:p>27.3949595819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4032387648369" calcext:value-type="float">
            <text:p>27.403238764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316117461264" calcext:value-type="float">
            <text:p>27.5316117461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.4655391363" calcext:value-type="float">
            <text:p>27.46553913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2888448335316" calcext:value-type="float">
            <text:p>18.2888448335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5220818129054" calcext:value-type="float">
            <text:p>18.52208181290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.2878396833737" calcext:value-type="float">
            <text:p>18.2878396833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2799305146685" calcext:value-type="float">
            <text:p>18.2799305146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.2984523380999" calcext:value-type="float">
            <text:p>18.2984523380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.2704364634368" calcext:value-type="float">
            <text:p>18.270436463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958725943948" calcext:value-type="float">
            <text:p>13.695872594394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6924919201316" calcext:value-type="float">
            <text:p>13.6924919201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6667410067789" calcext:value-type="float">
            <text:p>13.6667410067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7321699285736" calcext:value-type="float">
            <text:p>13.7321699285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.705455090679" calcext:value-type="float">
            <text:p>13.705455090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7058801806105" calcext:value-type="float">
            <text:p>13.7058801806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9325457330789" calcext:value-type="float">
            <text:p>10.9325457330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947830688516" calcext:value-type="float">
            <text:p>10.947830688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916598303563" calcext:value-type="float">
            <text:p>10.9165983035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9245871569212" calcext:value-type="float">
            <text:p>10.92458715692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.9158475382421" calcext:value-type="float">
            <text:p>10.9158475382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935859532995" calcext:value-type="float">
            <text:p>10.93585953299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17050062849997" calcext:value-type="float">
            <text:p>9.170500628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11327275109478" calcext:value-type="float">
            <text:p>9.113272751094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09335049754211" calcext:value-type="float">
            <text:p>9.0933504975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1010861943524" calcext:value-type="float">
            <text:p>9.10108619435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10061159094734" calcext:value-type="float">
            <text:p>9.100611590947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11179043633161" calcext:value-type="float">
            <text:p>9.111790436331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9845816125257" calcext:value-type="float">
            <text:p>7.998458161252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1273212156324" calcext:value-type="float">
            <text:p>7.8127321215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80384628526853" calcext:value-type="float">
            <text:p>7.8038462852685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7826731137527" calcext:value-type="float">
            <text:p>7.7826731137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80348571534208" calcext:value-type="float">
            <text:p>7.803485715342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76702027565265" calcext:value-type="float">
            <text:p>7.767020275652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0064426431576" calcext:value-type="float">
            <text:p>7.9006442643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83635534599472" calcext:value-type="float">
            <text:p>6.836355345994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8030297411842" calcext:value-type="float">
            <text:p>6.8030297411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2141948360003" calcext:value-type="float">
            <text:p>6.821419483600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1461228214211" calcext:value-type="float">
            <text:p>6.8146122821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80019197743683" calcext:value-type="float">
            <text:p>6.800191977436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98786110021" calcext:value-type="float">
            <text:p>7.8987861100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7698998944207" calcext:value-type="float">
            <text:p>6.076989989442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06813312319473" calcext:value-type="float">
            <text:p>6.0681331231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05979346634737" calcext:value-type="float">
            <text:p>6.0597934663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04376135677888" calcext:value-type="float">
            <text:p>6.0437613567788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0482454304105" calcext:value-type="float">
            <text:p>6.0482454304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79840388158" calcext:value-type="float">
            <text:p>7.8779840388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9213765237891" calcext:value-type="float">
            <text:p>5.492137652378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6938968243682" calcext:value-type="float">
            <text:p>5.469389682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4491056524369" calcext:value-type="float">
            <text:p>5.4491056524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4565858966211" calcext:value-type="float">
            <text:p>5.4565858966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43738948941061" calcext:value-type="float">
            <text:p>5.437389489410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120415610002" calcext:value-type="float">
            <text:p>7.8712041561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00057873466315" calcext:value-type="float">
            <text:p>5.0005787346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8149845028412" calcext:value-type="float">
            <text:p>4.981498450284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6689614365264" calcext:value-type="float">
            <text:p>4.9668961436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7463247306314" calcext:value-type="float">
            <text:p>4.974632473063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95648145153679" calcext:value-type="float">
            <text:p>4.9564814515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05027130004" calcext:value-type="float">
            <text:p>7.8810502713000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62275884436343" calcext:value-type="float">
            <text:p>4.6227588443634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5841101172117" calcext:value-type="float">
            <text:p>4.558411011721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6019941138396" calcext:value-type="float">
            <text:p>4.560199411383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4874451003685" calcext:value-type="float">
            <text:p>4.548744510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4475812372624" calcext:value-type="float">
            <text:p>4.544758123726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612399724754" calcext:value-type="float">
            <text:p>7.876123997247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36443408620001" calcext:value-type="float">
            <text:p>4.364434086200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3248232803685" calcext:value-type="float">
            <text:p>4.232482328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22566048834736" calcext:value-type="float">
            <text:p>4.22566048834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0895681906318" calcext:value-type="float">
            <text:p>4.208956819063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20469086336327" calcext:value-type="float">
            <text:p>4.204690863363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419255425264" calcext:value-type="float">
            <text:p>7.8841925542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7362333552089" calcext:value-type="float">
            <text:p>4.073623335520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2057169968413" calcext:value-type="float">
            <text:p>3.9205716996841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9172229856315" calcext:value-type="float">
            <text:p>3.9917222985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92631251356309" calcext:value-type="float">
            <text:p>3.926312513563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91350245844722" calcext:value-type="float">
            <text:p>3.913502458447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837858029994" calcext:value-type="float">
            <text:p>7.878378580299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6039002499457" calcext:value-type="float">
            <text:p>4.060390024994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8423485164723" calcext:value-type="float">
            <text:p>3.684234851647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4310646192094" calcext:value-type="float">
            <text:p>3.743106461920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68145625886828" calcext:value-type="float">
            <text:p>3.681456258868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65470038441584" calcext:value-type="float">
            <text:p>3.654700384415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246107042093" calcext:value-type="float">
            <text:p>7.892461070420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5100022159" calcext:value-type="float">
            <text:p>4.05851000221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45123139823154" calcext:value-type="float">
            <text:p>3.4512313982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4697267534187" calcext:value-type="float">
            <text:p>3.546972675341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4594303415527" calcext:value-type="float">
            <text:p>3.4594303415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43694289121579" calcext:value-type="float">
            <text:p>3.43694289121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330434036337" calcext:value-type="float">
            <text:p>7.873304340363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327710133146" calcext:value-type="float">
            <text:p>4.053277101331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27085652849989" calcext:value-type="float">
            <text:p>3.2708565284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212959144746" calcext:value-type="float">
            <text:p>3.422129591447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27509983712628" calcext:value-type="float">
            <text:p>3.275099837126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25420873743682" calcext:value-type="float">
            <text:p>3.254208737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391895151572" calcext:value-type="float">
            <text:p>7.893918951515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027980219464" calcext:value-type="float">
            <text:p>4.050279802194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597974780535" calcext:value-type="float">
            <text:p>3.1359797478053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9100270748411" calcext:value-type="float">
            <text:p>3.291002707484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6214660846855" calcext:value-type="float">
            <text:p>3.162146608468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09942671177899" calcext:value-type="float">
            <text:p>3.099426711778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954212449486" calcext:value-type="float">
            <text:p>7.879542124494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10034614737" calcext:value-type="float">
            <text:p>4.0581003461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04034437464221" calcext:value-type="float">
            <text:p>3.040344374642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2977163073154" calcext:value-type="float">
            <text:p>3.2297716307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414039538685" calcext:value-type="float">
            <text:p>3.0414039538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7635772939473" calcext:value-type="float">
            <text:p>2.9763577293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6507219156" calcext:value-type="float">
            <text:p>7.88165072191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4787604351577" calcext:value-type="float">
            <text:p>4.047876043515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4043681626832" calcext:value-type="float">
            <text:p>2.9404368162683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6868121462096" calcext:value-type="float">
            <text:p>3.168681214620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4267351751016" calcext:value-type="float">
            <text:p>2.942673517510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6734975467371" calcext:value-type="float">
            <text:p>2.867349754673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415463614215" calcext:value-type="float">
            <text:p>7.894154636142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358087053166" calcext:value-type="float">
            <text:p>4.053580870531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382531024728" calcext:value-type="float">
            <text:p>2.793825310247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3793149351569" calcext:value-type="float">
            <text:p>2.637931493515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91602285897903" calcext:value-type="float">
            <text:p>2.916022858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68016737071567" calcext:value-type="float">
            <text:p>2.6801673707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549166747897" calcext:value-type="float">
            <text:p>7.895491667478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813893827908" calcext:value-type="float">
            <text:p>4.048138938279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407857351065" calcext:value-type="float">
            <text:p>2.794078573510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995689971068" calcext:value-type="float">
            <text:p>2.519956899710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1150237579968" calcext:value-type="float">
            <text:p>2.811502375799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8230359101578" calcext:value-type="float">
            <text:p>2.582303591015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06925270521" calcext:value-type="float">
            <text:p>7.886069252705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765748616319" calcext:value-type="float">
            <text:p>4.037657486163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931416343154" calcext:value-type="float">
            <text:p>2.7893141634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190789284761" calcext:value-type="float">
            <text:p>2.4319078928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5727619974758" calcext:value-type="float">
            <text:p>2.757276199747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0210220703152" calcext:value-type="float">
            <text:p>2.502102207031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459713599992" calcext:value-type="float">
            <text:p>7.8845971359999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693118210516" calcext:value-type="float">
            <text:p>4.05693118210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7580035842" calcext:value-type="float">
            <text:p>2.7807580035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585567579989" calcext:value-type="float">
            <text:p>2.3758556757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3705736098937" calcext:value-type="float">
            <text:p>2.737057360989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3568113649997" calcext:value-type="float">
            <text:p>2.435681136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081644123168" calcext:value-type="float">
            <text:p>7.880816441231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917950404193" calcext:value-type="float">
            <text:p>4.0391795040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269002455271" calcext:value-type="float">
            <text:p>2.7826900245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0649625970514" calcext:value-type="float">
            <text:p>2.306496259705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5700459122106" calcext:value-type="float">
            <text:p>2.6570045912210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7332832569999" calcext:value-type="float">
            <text:p>2.37332832569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7323027594741" calcext:value-type="float">
            <text:p>7.8732302759474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135767170012" calcext:value-type="float">
            <text:p>4.051357671700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7563933567355" calcext:value-type="float">
            <text:p>2.775639335673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584355620526" calcext:value-type="float">
            <text:p>2.25843556205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2960738893184" calcext:value-type="float">
            <text:p>2.629607388931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3961744407383" calcext:value-type="float">
            <text:p>2.339617444073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5283878998" calcext:value-type="float">
            <text:p>7.886528387899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586249941582" calcext:value-type="float">
            <text:p>4.045862499415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25433441031" calcext:value-type="float">
            <text:p>2.780254334410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0120832637919" calcext:value-type="float">
            <text:p>2.201208326379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015160368157" calcext:value-type="float">
            <text:p>2.60151603681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27452716715267" calcext:value-type="float">
            <text:p>2.274527167152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75736695777" calcext:value-type="float">
            <text:p>7.889757366957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951445803155" calcext:value-type="float">
            <text:p>4.0495144580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7994435287923" calcext:value-type="float">
            <text:p>2.779944352879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07250195276" calcext:value-type="float">
            <text:p>2.131072501952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0951699901019" calcext:value-type="float">
            <text:p>2.009516999010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34474069972122" calcext:value-type="float">
            <text:p>2.344740699721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792068440007" calcext:value-type="float">
            <text:p>7.897920684400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81276611567" calcext:value-type="float">
            <text:p>4.0558127661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08231676833" calcext:value-type="float">
            <text:p>2.7830823167683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85800423679" calcext:value-type="float">
            <text:p>2.1318580042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7140818760525" calcext:value-type="float">
            <text:p>1.9714081876052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9378888117359" calcext:value-type="float">
            <text:p>2.293788881173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87180723155" calcext:value-type="float">
            <text:p>7.8898718072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43921398403" calcext:value-type="float">
            <text:p>4.053439213984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027189699979" calcext:value-type="float">
            <text:p>2.780271896999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0429553999" calcext:value-type="float">
            <text:p>2.1260429553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3012189838421" calcext:value-type="float">
            <text:p>1.9301218983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6626861260002" calcext:value-type="float">
            <text:p>2.2662686126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28393137339" calcext:value-type="float">
            <text:p>7.884283931373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528086742" calcext:value-type="float">
            <text:p>4.0555280867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659421334193" calcext:value-type="float">
            <text:p>2.7865942133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727614884214" calcext:value-type="float">
            <text:p>2.127276148842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8035466719469" calcext:value-type="float">
            <text:p>1.880354667194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360820248996" calcext:value-type="float">
            <text:p>2.23608202489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74955475786" calcext:value-type="float">
            <text:p>7.884749554757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19124348418" calcext:value-type="float">
            <text:p>4.053191243484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64754505271" calcext:value-type="float">
            <text:p>2.7836475450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41505476837" calcext:value-type="float">
            <text:p>2.126415054768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4953543101583" calcext:value-type="float">
            <text:p>1.849535431015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629450105261" calcext:value-type="float">
            <text:p>2.226294501052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003994634738" calcext:value-type="float">
            <text:p>7.890039946347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423917978369" calcext:value-type="float">
            <text:p>4.0442391797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254813367356" calcext:value-type="float">
            <text:p>2.782548133673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015019095259" calcext:value-type="float">
            <text:p>2.120150190952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0243400464217" calcext:value-type="float">
            <text:p>1.802434004642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647274886857" calcext:value-type="float">
            <text:p>2.206472748868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7894707681591" calcext:value-type="float">
            <text:p>7.878947076815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3991299795244" calcext:value-type="float">
            <text:p>4.0399129979524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167095058419" calcext:value-type="float">
            <text:p>2.7816709505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8104077473" calcext:value-type="float">
            <text:p>2.1268104077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8697835733687" calcext:value-type="float">
            <text:p>1.786978357336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136587953681" calcext:value-type="float">
            <text:p>2.2013658795368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513710101052" calcext:value-type="float">
            <text:p>7.875137101010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353075773666" calcext:value-type="float">
            <text:p>4.053530757736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8155330126839" calcext:value-type="float">
            <text:p>2.781553301268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048742877378" calcext:value-type="float">
            <text:p>2.120487428773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771405481597" calcext:value-type="float">
            <text:p>1.747714054815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329169176324" calcext:value-type="float">
            <text:p>1.7232916917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817766501027" calcext:value-type="float">
            <text:p>7.888177665010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181486878945" calcext:value-type="float">
            <text:p>4.051814868789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275971523709" calcext:value-type="float">
            <text:p>2.772759715237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3237404698409" calcext:value-type="float">
            <text:p>2.132374046984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240965550528" calcext:value-type="float">
            <text:p>1.742409655505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5629417657376" calcext:value-type="float">
            <text:p>1.656294176573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9345980921571" calcext:value-type="float">
            <text:p>7.893459809215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1218044368" calcext:value-type="float">
            <text:p>4.044121804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34483212631" calcext:value-type="float">
            <text:p>2.77834483212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441686107901" calcext:value-type="float">
            <text:p>2.124416861079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098237285765" calcext:value-type="float">
            <text:p>1.74098237285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236371918262" calcext:value-type="float">
            <text:p>1.62363719182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810526958962" calcext:value-type="float">
            <text:p>7.878105269589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722539194761" calcext:value-type="float">
            <text:p>4.0472253919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63015226324" calcext:value-type="float">
            <text:p>2.7786301522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194372448924" calcext:value-type="float">
            <text:p>2.121943724489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69157283691" calcext:value-type="float">
            <text:p>1.739691572836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9470464184222" calcext:value-type="float">
            <text:p>1.594704641842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256091641576" calcext:value-type="float">
            <text:p>7.8825609164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44753874234" calcext:value-type="float">
            <text:p>4.044447538742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995489752614" calcext:value-type="float">
            <text:p>2.779954897526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1803082797903" calcext:value-type="float">
            <text:p>2.118030827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80790122118" calcext:value-type="float">
            <text:p>1.739807901221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7978180598438" calcext:value-type="float">
            <text:p>1.579781805984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614229576849" calcext:value-type="float">
            <text:p>7.8861422957684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819641181045" calcext:value-type="float">
            <text:p>4.048196411810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420496054765" calcext:value-type="float">
            <text:p>2.77420496054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601475708419" calcext:value-type="float">
            <text:p>2.1260147570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521176261567" calcext:value-type="float">
            <text:p>1.7352117626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252590922108" calcext:value-type="float">
            <text:p>1.552525909221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6342328859" calcext:value-type="float">
            <text:p>178.563423288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.639265333568" calcext:value-type="float">
            <text:p>179.6392653335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9.520672344711" calcext:value-type="float">
            <text:p>179.5206723447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9.104197188668" calcext:value-type="float">
            <text:p>179.1041971886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.342095202753" calcext:value-type="float">
            <text:p>180.3420952027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.265154552579" calcext:value-type="float">
            <text:p>178.26515455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6961043566894" calcext:value-type="float">
            <text:p>87.6961043566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.1882614038421" calcext:value-type="float">
            <text:p>89.18826140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.8573865351474" calcext:value-type="float">
            <text:p>88.8573865351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.9354990723053" calcext:value-type="float">
            <text:p>88.9354990723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9.0368600429158" calcext:value-type="float">
            <text:p>89.0368600429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.2909736500157" calcext:value-type="float">
            <text:p>89.2909736500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887127532" calcext:value-type="float">
            <text:p>44.88871275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8384062768106" calcext:value-type="float">
            <text:p>43.8384062768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375874703211" calcext:value-type="float">
            <text:p>44.7375874703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.6672265766105" calcext:value-type="float">
            <text:p>43.6672265766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.2664984597737" calcext:value-type="float">
            <text:p>44.2664984597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4401577736052" calcext:value-type="float">
            <text:p>44.4401577736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9996266909947" calcext:value-type="float">
            <text:p>28.9996266909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5768141170894" calcext:value-type="float">
            <text:p>29.5768141170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8114368239526" calcext:value-type="float">
            <text:p>29.811436823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.0234858859684" calcext:value-type="float">
            <text:p>30.0234858859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4046059201316" calcext:value-type="float">
            <text:p>29.4046059201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.5888987846421" calcext:value-type="float">
            <text:p>29.58889878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1375580128737" calcext:value-type="float">
            <text:p>22.137558012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2058903979526" calcext:value-type="float">
            <text:p>22.205890397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.973958483558" calcext:value-type="float">
            <text:p>21.9739584835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9027991570789" calcext:value-type="float">
            <text:p>21.9027991570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1623205214158" calcext:value-type="float">
            <text:p>22.1623205214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.0042052247369" calcext:value-type="float">
            <text:p>22.004205224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011482897" calcext:value-type="float">
            <text:p>17.7011482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.6325633332316" calcext:value-type="float">
            <text:p>17.6325633332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.5223249934422" calcext:value-type="float">
            <text:p>17.5223249934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7883206447421" calcext:value-type="float">
            <text:p>17.7883206447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7753708877474" calcext:value-type="float">
            <text:p>17.7753708877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785716969621" calcext:value-type="float">
            <text:p>17.7857169696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9581079397579" calcext:value-type="float">
            <text:p>14.958107939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7532647047947" calcext:value-type="float">
            <text:p>14.7532647047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.0669834078474" calcext:value-type="float">
            <text:p>15.0669834078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7085263418422" calcext:value-type="float">
            <text:p>14.708526341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848746346279" calcext:value-type="float">
            <text:p>14.8487463462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7861492234526" calcext:value-type="float">
            <text:p>14.7861492234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312780733842" calcext:value-type="float">
            <text:p>13.131278073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7163030202894" calcext:value-type="float">
            <text:p>12.7163030202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7019178224105" calcext:value-type="float">
            <text:p>12.7019178224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8960118605684" calcext:value-type="float">
            <text:p>12.8960118605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6039469727579" calcext:value-type="float">
            <text:p>12.603946972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.7683380543842" calcext:value-type="float">
            <text:p>12.768338054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755946194053" calcext:value-type="float">
            <text:p>12.875594619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0254623392579" calcext:value-type="float">
            <text:p>11.025462339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1793191108105" calcext:value-type="float">
            <text:p>11.1793191108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1261164899105" calcext:value-type="float">
            <text:p>11.1261164899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.1027172082474" calcext:value-type="float">
            <text:p>11.1027172082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400278182683" calcext:value-type="float">
            <text:p>11.0400278182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906043334527" calcext:value-type="float">
            <text:p>12.7906043334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85441972472105" calcext:value-type="float">
            <text:p>9.85441972472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0312062055264" calcext:value-type="float">
            <text:p>10.03120620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3468120785789" calcext:value-type="float">
            <text:p>9.934681207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89607116596845" calcext:value-type="float">
            <text:p>9.8960711659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8758257608421" calcext:value-type="float">
            <text:p>9.875825760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645161948737" calcext:value-type="float">
            <text:p>12.864516194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91022480349996" calcext:value-type="float">
            <text:p>8.910224803499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98459750562633" calcext:value-type="float">
            <text:p>8.9845975056263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90158963893684" calcext:value-type="float">
            <text:p>8.901589638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6711036022421" calcext:value-type="float">
            <text:p>8.6711036022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93754801421052" calcext:value-type="float">
            <text:p>8.93754801421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111611847684" calcext:value-type="float">
            <text:p>12.8111611847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12824097853683" calcext:value-type="float">
            <text:p>8.12824097853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14319315394735" calcext:value-type="float">
            <text:p>8.143193153947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22827616356839" calcext:value-type="float">
            <text:p>8.22827616356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01458590728949" calcext:value-type="float">
            <text:p>8.014585907289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08096189435788" calcext:value-type="float">
            <text:p>8.080961894357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964870346421" calcext:value-type="float">
            <text:p>12.69648703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6560874852626" calcext:value-type="float">
            <text:p>7.565608748526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465805184737" calcext:value-type="float">
            <text:p>7.324658051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43137313685" calcext:value-type="float">
            <text:p>7.423431373136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39774426967361" calcext:value-type="float">
            <text:p>7.397744269673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3916048626842" calcext:value-type="float">
            <text:p>7.53916048626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6538357379" calcext:value-type="float">
            <text:p>12.7865383573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12697305750002" calcext:value-type="float">
            <text:p>7.1269730575000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93424948576845" calcext:value-type="float">
            <text:p>6.934249485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1449985107369" calcext:value-type="float">
            <text:p>6.8144998510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84851517449473" calcext:value-type="float">
            <text:p>6.84851517449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81015623856317" calcext:value-type="float">
            <text:p>6.810156238563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529310878158" calcext:value-type="float">
            <text:p>12.652931087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3536123691589" calcext:value-type="float">
            <text:p>6.635361236915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43736503987898" calcext:value-type="float">
            <text:p>6.4373650398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014780977105" calcext:value-type="float">
            <text:p>6.4014780977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3878005771054" calcext:value-type="float">
            <text:p>6.33878005771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1738072037899" calcext:value-type="float">
            <text:p>6.417380720378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948472090526" calcext:value-type="float">
            <text:p>12.7948472090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9210824744211" calcext:value-type="float">
            <text:p>6.692108247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02883209684209" calcext:value-type="float">
            <text:p>6.0288320968420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16099220691573" calcext:value-type="float">
            <text:p>6.1609922069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7485901751574" calcext:value-type="float">
            <text:p>5.874859017515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2904600938942" calcext:value-type="float">
            <text:p>5.929046009389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303834712895" calcext:value-type="float">
            <text:p>12.63038347128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9301249613161" calcext:value-type="float">
            <text:p>6.793012496131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7454741344742" calcext:value-type="float">
            <text:p>5.674547413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8464066016737" calcext:value-type="float">
            <text:p>5.8464066016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68119860138952" calcext:value-type="float">
            <text:p>5.681198601389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6962901636315" calcext:value-type="float">
            <text:p>5.9696290163631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9060634445316" calcext:value-type="float">
            <text:p>12.9060634445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45582247585789" calcext:value-type="float">
            <text:p>6.455822475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3395444116316" calcext:value-type="float">
            <text:p>5.43395444116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7671463080523" calcext:value-type="float">
            <text:p>5.5767146308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38115339993684" calcext:value-type="float">
            <text:p>5.381153399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31968662746319" calcext:value-type="float">
            <text:p>5.319686627463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708650549421" calcext:value-type="float">
            <text:p>12.6708650549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4541958009475" calcext:value-type="float">
            <text:p>6.5454195800947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23881324163686" calcext:value-type="float">
            <text:p>5.238813241636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37409515944734" calcext:value-type="float">
            <text:p>5.3740951594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9524572058421" calcext:value-type="float">
            <text:p>5.2952457205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00000277349472" calcext:value-type="float">
            <text:p>5.000002773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46300497894" calcext:value-type="float">
            <text:p>12.7846300497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0684902976849" calcext:value-type="float">
            <text:p>6.506849029768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2830522103682" calcext:value-type="float">
            <text:p>4.8283052210368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28365765136837" calcext:value-type="float">
            <text:p>5.283657651368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02767359274734" calcext:value-type="float">
            <text:p>5.0276735927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7260686865793" calcext:value-type="float">
            <text:p>4.8726068686579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8575783514053" calcext:value-type="float">
            <text:p>12.857578351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5342376302106" calcext:value-type="float">
            <text:p>6.55342376302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720288538421" calcext:value-type="float">
            <text:p>4.777202885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13403579952631" calcext:value-type="float">
            <text:p>5.1340357995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8882252705264" calcext:value-type="float">
            <text:p>4.7888225270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76512441814738" calcext:value-type="float">
            <text:p>4.765124418147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948718980897" calcext:value-type="float">
            <text:p>12.794871898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4416274329985" calcext:value-type="float">
            <text:p>6.544162743299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406953437892" calcext:value-type="float">
            <text:p>4.6640695343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7993266136326" calcext:value-type="float">
            <text:p>4.379932661363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76477707464741" calcext:value-type="float">
            <text:p>4.764777074647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35851336670523" calcext:value-type="float">
            <text:p>4.3585133667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6781175900897" calcext:value-type="float">
            <text:p>12.678117590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8330299026862" calcext:value-type="float">
            <text:p>6.583302990268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2632287790008" calcext:value-type="float">
            <text:p>4.526322877900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998168682647" calcext:value-type="float">
            <text:p>4.089981686826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4709518690535" calcext:value-type="float">
            <text:p>4.547095186905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19057624739984" calcext:value-type="float">
            <text:p>4.19057624739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085150419264" calcext:value-type="float">
            <text:p>12.7085150419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0266757033696" calcext:value-type="float">
            <text:p>6.402667570336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686391096836" calcext:value-type="float">
            <text:p>4.666863910968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353887014737" calcext:value-type="float">
            <text:p>4.0835388701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45204508929485" calcext:value-type="float">
            <text:p>4.452045089294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29289696144198" calcext:value-type="float">
            <text:p>4.292896961441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0419056096053" calcext:value-type="float">
            <text:p>12.0419056096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507584890473" calcext:value-type="float">
            <text:p>6.6507584890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1940820886334" calcext:value-type="float">
            <text:p>4.519408208863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785914640054" calcext:value-type="float">
            <text:p>3.8785914640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7403406378437" calcext:value-type="float">
            <text:p>4.274034063784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07207406940514" calcext:value-type="float">
            <text:p>4.0720740694051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849564381634" calcext:value-type="float">
            <text:p>12.8849564381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263690088939" calcext:value-type="float">
            <text:p>6.552636900889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1934951276305" calcext:value-type="float">
            <text:p>4.719349512763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2597294194207" calcext:value-type="float">
            <text:p>4.0259729419420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4157340956846" calcext:value-type="float">
            <text:p>4.2415734095684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2473569319484" calcext:value-type="float">
            <text:p>3.824735693194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505482525578" calcext:value-type="float">
            <text:p>12.75054825255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835859850003" calcext:value-type="float">
            <text:p>6.5583585985000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1775511560534" calcext:value-type="float">
            <text:p>4.417755115605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9747595044742" calcext:value-type="float">
            <text:p>3.797475950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3407932238961" calcext:value-type="float">
            <text:p>4.234079322389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72186462727365" calcext:value-type="float">
            <text:p>3.7218646272736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723930636211" calcext:value-type="float">
            <text:p>12.8723930636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0177010721047" calcext:value-type="float">
            <text:p>6.601770107210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5304163965792" calcext:value-type="float">
            <text:p>4.453041639657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3080240663157" calcext:value-type="float">
            <text:p>3.7308024066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10382003248422" calcext:value-type="float">
            <text:p>4.1038200324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9408427594221" calcext:value-type="float">
            <text:p>3.594084275942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328486444684" calcext:value-type="float">
            <text:p>12.9328486444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7884482662097" calcext:value-type="float">
            <text:p>6.578844826620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21222584839" calcext:value-type="float">
            <text:p>4.5521222584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5234178305777" calcext:value-type="float">
            <text:p>3.4523417830577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927124964368" calcext:value-type="float">
            <text:p>3.39271249643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9540985034731" calcext:value-type="float">
            <text:p>3.795409850347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4349781277526" calcext:value-type="float">
            <text:p>13.4349781277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00691480517" calcext:value-type="float">
            <text:p>6.541006914805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7708814560512" calcext:value-type="float">
            <text:p>4.577088145605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037811866841" calcext:value-type="float">
            <text:p>3.400378118668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632179272262" calcext:value-type="float">
            <text:p>3.36321792722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4326337902642" calcext:value-type="float">
            <text:p>3.743263379026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3863853772631" calcext:value-type="float">
            <text:p>12.386385377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6379399876845" calcext:value-type="float">
            <text:p>6.663793998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469920344736" calcext:value-type="float">
            <text:p>4.4469920344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500539808423" calcext:value-type="float">
            <text:p>3.425005398084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393429738001" calcext:value-type="float">
            <text:p>3.3393429738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03373206312" calcext:value-type="float">
            <text:p>3.695033732063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801325567789" calcext:value-type="float">
            <text:p>12.9801325567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191522081473" calcext:value-type="float">
            <text:p>6.5191522081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748997305786" calcext:value-type="float">
            <text:p>4.557489973057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1681803275774" calcext:value-type="float">
            <text:p>3.416818032757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0152126488938" calcext:value-type="float">
            <text:p>3.101521264889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2441251407892" calcext:value-type="float">
            <text:p>3.6244125140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27600397984" calcext:value-type="float">
            <text:p>12.727600397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18746670519" calcext:value-type="float">
            <text:p>6.541187466705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160177048211" calcext:value-type="float">
            <text:p>4.4160177048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564417018416" calcext:value-type="float">
            <text:p>3.405644170184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7782999748425" calcext:value-type="float">
            <text:p>3.1778299974842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85751458849472" calcext:value-type="float">
            <text:p>3.857514588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336170628" calcext:value-type="float">
            <text:p>12.73361706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0686668976322" calcext:value-type="float">
            <text:p>6.606866689763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725233010004" calcext:value-type="float">
            <text:p>4.527252330100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855942683631" calcext:value-type="float">
            <text:p>3.4855942683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4018585720544" calcext:value-type="float">
            <text:p>3.0401858572054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4945016875797" calcext:value-type="float">
            <text:p>3.549450168757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159245883001" calcext:value-type="float">
            <text:p>12.7159245883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142705280421" calcext:value-type="float">
            <text:p>6.2142705280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419238263156" calcext:value-type="float">
            <text:p>4.5241923826315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79404802068412" calcext:value-type="float">
            <text:p>3.794048020684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720920518959" calcext:value-type="float">
            <text:p>2.967209205189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91083036866" calcext:value-type="float">
            <text:p>3.6959108303686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721567763052" calcext:value-type="float">
            <text:p>12.6721567763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5216867364204" calcext:value-type="float">
            <text:p>6.752168673642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94329490278429" calcext:value-type="float">
            <text:p>4.9432949027842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105842080527" calcext:value-type="float">
            <text:p>3.50105842080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258882441049" calcext:value-type="float">
            <text:p>2.872588824410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9557782781573" calcext:value-type="float">
            <text:p>2.8955778278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856543199736" calcext:value-type="float">
            <text:p>13.0856543199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8711366124728" calcext:value-type="float">
            <text:p>6.787113661247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46948911252113" calcext:value-type="float">
            <text:p>4.4694891125211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9640980757901" calcext:value-type="float">
            <text:p>3.596409807579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8777684546318" calcext:value-type="float">
            <text:p>2.8877768454631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527556564206" calcext:value-type="float">
            <text:p>2.945275565642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545831128158" calcext:value-type="float">
            <text:p>12.654583112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66074923177898" calcext:value-type="float">
            <text:p>6.6607492317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64723756855264" calcext:value-type="float">
            <text:p>4.647237568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5333244872634" calcext:value-type="float">
            <text:p>3.55333244872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9944325844211" calcext:value-type="float">
            <text:p>2.899443258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31362836879994" calcext:value-type="float">
            <text:p>3.313628368799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8896881461632" calcext:value-type="float">
            <text:p>12.88968814616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9828947665795" calcext:value-type="float">
            <text:p>6.598289476657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74157412567364" calcext:value-type="float">
            <text:p>4.741574125673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371912906579" calcext:value-type="float">
            <text:p>3.8371912906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2276352784737" calcext:value-type="float">
            <text:p>2.922763527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110118738426" calcext:value-type="float">
            <text:p>2.941101187384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183394027159" calcext:value-type="float">
            <text:p>13.01833940271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4510142993157" calcext:value-type="float">
            <text:p>6.5451014299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7543591148953" calcext:value-type="float">
            <text:p>4.575435911489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8563810207354" calcext:value-type="float">
            <text:p>3.885638102073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0402123657898" calcext:value-type="float">
            <text:p>2.9040212365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9330531063674" calcext:value-type="float">
            <text:p>3.093305310636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3179664616999" calcext:value-type="float">
            <text:p>13.31796646169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7231929925778" calcext:value-type="float">
            <text:p>6.572319299257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5565457741059" calcext:value-type="float">
            <text:p>4.555654577410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96026148053688" calcext:value-type="float">
            <text:p>3.960261480536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79292369422" calcext:value-type="float">
            <text:p>2.8779292369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5002384442104" calcext:value-type="float">
            <text:p>2.85002384442104</text:p>
          </table:table-cell>
        </table:table-row>
      </table:table>
      <table:table table:name="arm_with_cost" table:style-name="ta1">
        <table:table-column table:style-name="co6" table:default-cell-style-name="Default"/>
        <table:table-column table:style-name="co6" table:number-columns-repeated="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number-columns-repeated="4" table:default-cell-style-name="Default"/>
        <table:table-column table:style-name="co13" table:default-cell-style-name="Default"/>
        <table:table-column table:style-name="co6" table:number-columns-repeated="1007" table:default-cell-style-name="Default"/>
        <table:table-row table:style-name="ro2">
          <table:table-cell table:style-name="ce9"/>
          <table:table-cell table:style-name="ce2"/>
          <table:table-cell table:style-name="ce46" office:value-type="string" calcext:value-type="string">
            <text:p>GB-sec reference cost:</text:p>
          </table:table-cell>
          <table:table-cell table:style-name="ce47" office:value-type="currency" office:currency="USD" office:value="0.0000133334" calcext:value-type="currency" table:number-columns-spanned="2" table:number-rows-spanned="1">
            <text:p>$0.0000133334</text:p>
          </table:table-cell>
          <table:covered-table-cell table:style-name="ce2"/>
          <table:table-cell table:style-name="ce48" table:number-columns-repeated="5"/>
          <table:table-cell table:style-name="ce49"/>
          <table:table-cell table:number-columns-repeated="5"/>
          <table:table-cell office:value-type="string" calcext:value-type="string">
            <text:p>`</text:p>
          </table:table-cell>
          <table:table-cell table:style-name="ce9" table:number-columns-repeated="1006"/>
        </table:table-row>
        <table:table-row table:style-name="ro2">
          <table:table-cell table:style-name="ce9"/>
          <table:table-cell table:style-name="ce10" table:number-columns-repeated="9"/>
          <table:table-cell table:style-name="ce15"/>
          <table:table-cell table:number-columns-repeated="6"/>
          <table:table-cell table:style-name="ce9" table:number-columns-repeated="1006"/>
        </table:table-row>
        <table:table-row table:style-name="ro3">
          <table:table-cell/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emory</text:p>
          </table:table-cell>
          <table:table-cell table:style-name="ce11" office:value-type="string" calcext:value-type="string">
            <text:p>Workers</text:p>
          </table:table-cell>
          <table:table-cell table:style-name="ce11" office:value-type="string" calcext:value-type="string">
            <text:p>cores</text:p>
          </table:table-cell>
          <table:table-cell table:style-name="ce11" office:value-type="string" calcext:value-type="string">
            <text:p>avg_proc_time</text:p>
          </table:table-cell>
          <table:table-cell table:style-name="ce11" office:value-type="string" calcext:value-type="string">
            <text:p>gb-sec</text:p>
          </table:table-cell>
          <table:table-cell table:style-name="ce11" office:value-type="string" calcext:value-type="string">
            <text:p>$ total</text:p>
          </table:table-cell>
          <table:table-cell table:style-name="ce11" office:value-type="string" calcext:value-type="string">
            <text:p>$ per thread</text:p>
          </table:table-cell>
          <table:table-cell table:style-name="ce11" office:value-type="string" calcext:value-type="string">
            <text:p>throughput</text:p>
          </table:table-cell>
          <table:table-cell table:style-name="ce11" office:value-type="string" calcext:value-type="string">
            <text:p>throughput / $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5252590922108" calcext:value-type="float">
            <text:p>1.5525</text:p>
          </table:table-cell>
          <table:table-cell table:style-name="ce14" table:formula="of:=[.F4]*([.C4]/1024)" office:value-type="float" office:value="15.5252590922108" calcext:value-type="float">
            <text:p>15.5253</text:p>
          </table:table-cell>
          <table:table-cell table:style-name="ce55" table:formula="of:=[.$D$1]*[.G4]" office:value-type="float" office:value="0.000207004489580083" calcext:value-type="float">
            <text:p>0.00020700</text:p>
          </table:table-cell>
          <table:table-cell table:style-name="ce55" table:formula="of:=[.H4]/[.D4]" office:value-type="float" office:value="0.0000345007482633472" calcext:value-type="float">
            <text:p>0.00003450</text:p>
          </table:table-cell>
          <table:table-cell table:style-name="ce57" table:formula="of:=1/[.F4]" office:value-type="float" office:value="0.644111633861049" calcext:value-type="float">
            <text:p>0.64411</text:p>
          </table:table-cell>
          <table:table-cell table:style-name="ce59" table:formula="of:=[.J4]/[.H4]" office:value-type="float" office:value="3111.58291864903" calcext:value-type="float">
            <text:p>3,111.5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9470464184222" calcext:value-type="float">
            <text:p>1.5947</text:p>
          </table:table-cell>
          <table:table-cell table:style-name="ce14" table:formula="of:=[.F5]*([.C5]/1024)" office:value-type="float" office:value="15.1496940975011" calcext:value-type="float">
            <text:p>15.1497</text:p>
          </table:table-cell>
          <table:table-cell table:style-name="ce55" table:formula="of:=[.$D$1]*[.G5]" office:value-type="float" office:value="0.000201996931279621" calcext:value-type="float">
            <text:p>0.00020200</text:p>
          </table:table-cell>
          <table:table-cell table:style-name="ce55" table:formula="of:=[.H5]/[.D5]" office:value-type="float" office:value="0.0000336661552132702" calcext:value-type="float">
            <text:p>0.00003367</text:p>
          </table:table-cell>
          <table:table-cell table:style-name="ce57" table:formula="of:=1/[.F5]" office:value-type="float" office:value="0.627075367915647" calcext:value-type="float">
            <text:p>0.62708</text:p>
          </table:table-cell>
          <table:table-cell table:style-name="ce59" table:formula="of:=[.J5]/[.H5]" office:value-type="float" office:value="3104.38066530623" calcext:value-type="float">
            <text:p>3,104.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7978180598438" calcext:value-type="float">
            <text:p>1.5798</text:p>
          </table:table-cell>
          <table:table-cell table:style-name="ce14" table:formula="of:=[.F6]*([.C6]/1024)" office:value-type="float" office:value="15.4028726083477" calcext:value-type="float">
            <text:p>15.4029</text:p>
          </table:table-cell>
          <table:table-cell table:style-name="ce55" table:formula="of:=[.$D$1]*[.G6]" office:value-type="float" office:value="0.000205372661636143" calcext:value-type="float">
            <text:p>0.00020537</text:p>
          </table:table-cell>
          <table:table-cell table:style-name="ce55" table:formula="of:=[.H6]/[.D6]" office:value-type="float" office:value="0.0000342287769393572" calcext:value-type="float">
            <text:p>0.00003423</text:p>
          </table:table-cell>
          <table:table-cell table:style-name="ce57" table:formula="of:=1/[.F6]" office:value-type="float" office:value="0.63299880794417" calcext:value-type="float">
            <text:p>0.63300</text:p>
          </table:table-cell>
          <table:table-cell table:style-name="ce59" table:formula="of:=[.J6]/[.H6]" office:value-type="float" office:value="3082.19605716387" calcext:value-type="float">
            <text:p>3,082.2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6236371918262" calcext:value-type="float">
            <text:p>1.6236</text:p>
          </table:table-cell>
          <table:table-cell table:style-name="ce14" table:formula="of:=[.F7]*([.C7]/1024)" office:value-type="float" office:value="15.0186440243924" calcext:value-type="float">
            <text:p>15.0186</text:p>
          </table:table-cell>
          <table:table-cell table:style-name="ce55" table:formula="of:=[.$D$1]*[.G7]" office:value-type="float" office:value="0.000200249588234833" calcext:value-type="float">
            <text:p>0.00020025</text:p>
          </table:table-cell>
          <table:table-cell table:style-name="ce55" table:formula="of:=[.H7]/[.D7]" office:value-type="float" office:value="0.0000333749313724722" calcext:value-type="float">
            <text:p>0.00003337</text:p>
          </table:table-cell>
          <table:table-cell table:style-name="ce57" table:formula="of:=1/[.F7]" office:value-type="float" office:value="0.615901141606174" calcext:value-type="float">
            <text:p>0.61590</text:p>
          </table:table-cell>
          <table:table-cell table:style-name="ce59" table:formula="of:=[.J7]/[.H7]" office:value-type="float" office:value="3075.66745597452" calcext:value-type="float">
            <text:p>3,075.6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65629417657376" calcext:value-type="float">
            <text:p>1.6563</text:p>
          </table:table-cell>
          <table:table-cell table:style-name="ce14" table:formula="of:=[.F8]*([.C8]/1024)" office:value-type="float" office:value="14.9066475891638" calcext:value-type="float">
            <text:p>14.9066</text:p>
          </table:table-cell>
          <table:table-cell table:style-name="ce55" table:formula="of:=[.$D$1]*[.G8]" office:value-type="float" office:value="0.000198756294965357" calcext:value-type="float">
            <text:p>0.00019876</text:p>
          </table:table-cell>
          <table:table-cell table:style-name="ce55" table:formula="of:=[.H8]/[.D8]" office:value-type="float" office:value="0.0000331260491608929" calcext:value-type="float">
            <text:p>0.00003313</text:p>
          </table:table-cell>
          <table:table-cell table:style-name="ce57" table:formula="of:=1/[.F8]" office:value-type="float" office:value="0.603757481094704" calcext:value-type="float">
            <text:p>0.60376</text:p>
          </table:table-cell>
          <table:table-cell table:style-name="ce59" table:formula="of:=[.J8]/[.H8]" office:value-type="float" office:value="3037.67727809546" calcext:value-type="float">
            <text:p>3,037.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72329169176324" calcext:value-type="float">
            <text:p>1.7233</text:p>
          </table:table-cell>
          <table:table-cell table:style-name="ce14" table:formula="of:=[.F9]*([.C9]/1024)" office:value-type="float" office:value="15.0788023029284" calcext:value-type="float">
            <text:p>15.0788</text:p>
          </table:table-cell>
          <table:table-cell table:style-name="ce55" table:formula="of:=[.$D$1]*[.G9]" office:value-type="float" office:value="0.000201051702625865" calcext:value-type="float">
            <text:p>0.00020105</text:p>
          </table:table-cell>
          <table:table-cell table:style-name="ce55" table:formula="of:=[.H9]/[.D9]" office:value-type="float" office:value="0.0000335086171043108" calcext:value-type="float">
            <text:p>0.00003351</text:p>
          </table:table-cell>
          <table:table-cell table:style-name="ce57" table:formula="of:=1/[.F9]" office:value-type="float" office:value="0.580284814683241" calcext:value-type="float">
            <text:p>0.58028</text:p>
          </table:table-cell>
          <table:table-cell table:style-name="ce59" table:formula="of:=[.J9]/[.H9]" office:value-type="float" office:value="2886.24670721186" calcext:value-type="float">
            <text:p>2,886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771405481597" calcext:value-type="float">
            <text:p>1.7477</text:p>
          </table:table-cell>
          <table:table-cell table:style-name="ce14" table:formula="of:=[.F10]*([.C10]/1024)" office:value-type="float" office:value="15.2924979796397" calcext:value-type="float">
            <text:p>15.2925</text:p>
          </table:table-cell>
          <table:table-cell table:style-name="ce55" table:formula="of:=[.$D$1]*[.G10]" office:value-type="float" office:value="0.000203900992561728" calcext:value-type="float">
            <text:p>0.00020390</text:p>
          </table:table-cell>
          <table:table-cell table:style-name="ce55" table:formula="of:=[.H10]/[.D10]" office:value-type="float" office:value="0.0000407801985123457" calcext:value-type="float">
            <text:p>0.00004078</text:p>
          </table:table-cell>
          <table:table-cell table:style-name="ce57" table:formula="of:=1/[.F10]" office:value-type="float" office:value="0.572175978813249" calcext:value-type="float">
            <text:p>0.57218</text:p>
          </table:table-cell>
          <table:table-cell table:style-name="ce59" table:formula="of:=[.J10]/[.H10]" office:value-type="float" office:value="2806.1461183914" calcext:value-type="float">
            <text:p>2,806.1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0243400464217" calcext:value-type="float">
            <text:p>1.8024</text:p>
          </table:table-cell>
          <table:table-cell table:style-name="ce14" table:formula="of:=[.F11]*([.C11]/1024)" office:value-type="float" office:value="14.8700805382979" calcext:value-type="float">
            <text:p>14.8701</text:p>
          </table:table-cell>
          <table:table-cell table:style-name="ce55" table:formula="of:=[.$D$1]*[.G11]" office:value-type="float" office:value="0.000198268731849341" calcext:value-type="float">
            <text:p>0.00019827</text:p>
          </table:table-cell>
          <table:table-cell table:style-name="ce55" table:formula="of:=[.H11]/[.D11]" office:value-type="float" office:value="0.0000396537463698683" calcext:value-type="float">
            <text:p>0.00003965</text:p>
          </table:table-cell>
          <table:table-cell table:style-name="ce57" table:formula="of:=1/[.F11]" office:value-type="float" office:value="0.554805334023048" calcext:value-type="float">
            <text:p>0.55481</text:p>
          </table:table-cell>
          <table:table-cell table:style-name="ce59" table:formula="of:=[.J11]/[.H11]" office:value-type="float" office:value="2798.24926930298" calcext:value-type="float">
            <text:p>2,798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78697835733687" calcext:value-type="float">
            <text:p>1.7870</text:p>
          </table:table-cell>
          <table:table-cell table:style-name="ce14" table:formula="of:=[.F12]*([.C12]/1024)" office:value-type="float" office:value="15.1893160373634" calcext:value-type="float">
            <text:p>15.1893</text:p>
          </table:table-cell>
          <table:table-cell table:style-name="ce55" table:formula="of:=[.$D$1]*[.G12]" office:value-type="float" office:value="0.000202525226452581" calcext:value-type="float">
            <text:p>0.00020253</text:p>
          </table:table-cell>
          <table:table-cell table:style-name="ce55" table:formula="of:=[.H12]/[.D12]" office:value-type="float" office:value="0.0000405050452905162" calcext:value-type="float">
            <text:p>0.00004051</text:p>
          </table:table-cell>
          <table:table-cell table:style-name="ce57" table:formula="of:=1/[.F12]" office:value-type="float" office:value="0.559603867553437" calcext:value-type="float">
            <text:p>0.55960</text:p>
          </table:table-cell>
          <table:table-cell table:style-name="ce59" table:formula="of:=[.J12]/[.H12]" office:value-type="float" office:value="2763.13167181897" calcext:value-type="float">
            <text:p>2,763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240965550528" calcext:value-type="float">
            <text:p>1.7424</text:p>
          </table:table-cell>
          <table:table-cell table:style-name="ce14" table:formula="of:=[.F13]*([.C13]/1024)" office:value-type="float" office:value="15.6816868995475" calcext:value-type="float">
            <text:p>15.6817</text:p>
          </table:table-cell>
          <table:table-cell table:style-name="ce55" table:formula="of:=[.$D$1]*[.G13]" office:value-type="float" office:value="0.000209090204106427" calcext:value-type="float">
            <text:p>0.00020909</text:p>
          </table:table-cell>
          <table:table-cell table:style-name="ce55" table:formula="of:=[.H13]/[.D13]" office:value-type="float" office:value="0.0000418180408212854" calcext:value-type="float">
            <text:p>0.00004182</text:p>
          </table:table-cell>
          <table:table-cell table:style-name="ce57" table:formula="of:=1/[.F13]" office:value-type="float" office:value="0.573917848102151" calcext:value-type="float">
            <text:p>0.57392</text:p>
          </table:table-cell>
          <table:table-cell table:style-name="ce59" table:formula="of:=[.J13]/[.H13]" office:value-type="float" office:value="2744.83374558297" calcext:value-type="float">
            <text:p>2,744.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4953543101583" calcext:value-type="float">
            <text:p>1.8495</text:p>
          </table:table-cell>
          <table:table-cell table:style-name="ce14" table:formula="of:=[.F14]*([.C14]/1024)" office:value-type="float" office:value="14.7962834481266" calcext:value-type="float">
            <text:p>14.7963</text:p>
          </table:table-cell>
          <table:table-cell table:style-name="ce55" table:formula="of:=[.$D$1]*[.G14]" office:value-type="float" office:value="0.000197284765727252" calcext:value-type="float">
            <text:p>0.00019728</text:p>
          </table:table-cell>
          <table:table-cell table:style-name="ce55" table:formula="of:=[.H14]/[.D14]" office:value-type="float" office:value="0.0000394569531454503" calcext:value-type="float">
            <text:p>0.00003946</text:p>
          </table:table-cell>
          <table:table-cell table:style-name="ce57" table:formula="of:=1/[.F14]" office:value-type="float" office:value="0.540676314295187" calcext:value-type="float">
            <text:p>0.54068</text:p>
          </table:table-cell>
          <table:table-cell table:style-name="ce59" table:formula="of:=[.J14]/[.H14]" office:value-type="float" office:value="2740.58826743205" calcext:value-type="float">
            <text:p>2,740.5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8035466719469" calcext:value-type="float">
            <text:p>1.8804</text:p>
          </table:table-cell>
          <table:table-cell table:style-name="ce14" table:formula="of:=[.F15]*([.C15]/1024)" office:value-type="float" office:value="14.5727486707588" calcext:value-type="float">
            <text:p>14.5727</text:p>
          </table:table-cell>
          <table:table-cell table:style-name="ce55" table:formula="of:=[.$D$1]*[.G15]" office:value-type="float" office:value="0.000194304287126696" calcext:value-type="float">
            <text:p>0.00019430</text:p>
          </table:table-cell>
          <table:table-cell table:style-name="ce55" table:formula="of:=[.H15]/[.D15]" office:value-type="float" office:value="0.0000388608574253392" calcext:value-type="float">
            <text:p>0.00003886</text:p>
          </table:table-cell>
          <table:table-cell table:style-name="ce57" table:formula="of:=1/[.F15]" office:value-type="float" office:value="0.531814565329797" calcext:value-type="float">
            <text:p>0.53181</text:p>
          </table:table-cell>
          <table:table-cell table:style-name="ce59" table:formula="of:=[.J15]/[.H15]" office:value-type="float" office:value="2737.01920422902" calcext:value-type="float">
            <text:p>2,737.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93012189838421" calcext:value-type="float">
            <text:p>1.9301</text:p>
          </table:table-cell>
          <table:table-cell table:style-name="ce14" table:formula="of:=[.F16]*([.C16]/1024)" office:value-type="float" office:value="14.4759142378816" calcext:value-type="float">
            <text:p>14.4759</text:p>
          </table:table-cell>
          <table:table-cell table:style-name="ce55" table:formula="of:=[.$D$1]*[.G16]" office:value-type="float" office:value="0.00019301315489937" calcext:value-type="float">
            <text:p>0.00019301</text:p>
          </table:table-cell>
          <table:table-cell table:style-name="ce55" table:formula="of:=[.H16]/[.D16]" office:value-type="float" office:value="0.000038602630979874" calcext:value-type="float">
            <text:p>0.00003860</text:p>
          </table:table-cell>
          <table:table-cell table:style-name="ce57" table:formula="of:=1/[.F16]" office:value-type="float" office:value="0.518101991815721" calcext:value-type="float">
            <text:p>0.51810</text:p>
          </table:table-cell>
          <table:table-cell table:style-name="ce59" table:formula="of:=[.J16]/[.H16]" office:value-type="float" office:value="2684.28331781759" calcext:value-type="float">
            <text:p>2,684.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098237285765" calcext:value-type="float">
            <text:p>1.7410</text:p>
          </table:table-cell>
          <table:table-cell table:style-name="ce14" table:formula="of:=[.F17]*([.C17]/1024)" office:value-type="float" office:value="16.1040869489333" calcext:value-type="float">
            <text:p>16.1041</text:p>
          </table:table-cell>
          <table:table-cell table:style-name="ce55" table:formula="of:=[.$D$1]*[.G17]" office:value-type="float" office:value="0.000214722232924907" calcext:value-type="float">
            <text:p>0.00021472</text:p>
          </table:table-cell>
          <table:table-cell table:style-name="ce55" table:formula="of:=[.H17]/[.D17]" office:value-type="float" office:value="0.0000429444465849813" calcext:value-type="float">
            <text:p>0.00004294</text:p>
          </table:table-cell>
          <table:table-cell table:style-name="ce57" table:formula="of:=1/[.F17]" office:value-type="float" office:value="0.574388354293673" calcext:value-type="float">
            <text:p>0.57439</text:p>
          </table:table-cell>
          <table:table-cell table:style-name="ce59" table:formula="of:=[.J17]/[.H17]" office:value-type="float" office:value="2675.02971848542" calcext:value-type="float">
            <text:p>2,675.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97140818760525" calcext:value-type="float">
            <text:p>1.9714</text:p>
          </table:table-cell>
          <table:table-cell table:style-name="ce14" table:formula="of:=[.F18]*([.C18]/1024)" office:value-type="float" office:value="14.2927093601381" calcext:value-type="float">
            <text:p>14.2927</text:p>
          </table:table-cell>
          <table:table-cell table:style-name="ce55" table:formula="of:=[.$D$1]*[.G18]" office:value-type="float" office:value="0.000190570410982465" calcext:value-type="float">
            <text:p>0.00019057</text:p>
          </table:table-cell>
          <table:table-cell table:style-name="ce55" table:formula="of:=[.H18]/[.D18]" office:value-type="float" office:value="0.000038114082196493" calcext:value-type="float">
            <text:p>0.00003811</text:p>
          </table:table-cell>
          <table:table-cell table:style-name="ce57" table:formula="of:=1/[.F18]" office:value-type="float" office:value="0.507251621600872" calcext:value-type="float">
            <text:p>0.50725</text:p>
          </table:table-cell>
          <table:table-cell table:style-name="ce59" table:formula="of:=[.J18]/[.H18]" office:value-type="float" office:value="2661.75435622872" calcext:value-type="float">
            <text:p>2,661.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2.00951699901019" calcext:value-type="float">
            <text:p>2.0095</text:p>
          </table:table-cell>
          <table:table-cell table:style-name="ce14" table:formula="of:=[.F19]*([.C19]/1024)" office:value-type="float" office:value="14.0666189930713" calcext:value-type="float">
            <text:p>14.0666</text:p>
          </table:table-cell>
          <table:table-cell table:style-name="ce55" table:formula="of:=[.$D$1]*[.G19]" office:value-type="float" office:value="0.000187555857682217" calcext:value-type="float">
            <text:p>0.00018756</text:p>
          </table:table-cell>
          <table:table-cell table:style-name="ce55" table:formula="of:=[.H19]/[.D19]" office:value-type="float" office:value="0.0000375111715364435" calcext:value-type="float">
            <text:p>0.00003751</text:p>
          </table:table-cell>
          <table:table-cell table:style-name="ce57" table:formula="of:=1/[.F19]" office:value-type="float" office:value="0.497632018287261" calcext:value-type="float">
            <text:p>0.49763</text:p>
          </table:table-cell>
          <table:table-cell table:style-name="ce59" table:formula="of:=[.J19]/[.H19]" office:value-type="float" office:value="2653.24700831481" calcext:value-type="float">
            <text:p>2,653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969157283691" calcext:value-type="float">
            <text:p>1.7397</text:p>
          </table:table-cell>
          <table:table-cell table:style-name="ce14" table:formula="of:=[.F20]*([.C20]/1024)" office:value-type="float" office:value="16.5270699419506" calcext:value-type="float">
            <text:p>16.5271</text:p>
          </table:table-cell>
          <table:table-cell table:style-name="ce55" table:formula="of:=[.$D$1]*[.G20]" office:value-type="float" office:value="0.000220362034364005" calcext:value-type="float">
            <text:p>0.00022036</text:p>
          </table:table-cell>
          <table:table-cell table:style-name="ce55" table:formula="of:=[.H20]/[.D20]" office:value-type="float" office:value="0.000044072406872801" calcext:value-type="float">
            <text:p>0.00004407</text:p>
          </table:table-cell>
          <table:table-cell table:style-name="ce57" table:formula="of:=1/[.F20]" office:value-type="float" office:value="0.574814533572352" calcext:value-type="float">
            <text:p>0.57481</text:p>
          </table:table-cell>
          <table:table-cell table:style-name="ce59" table:formula="of:=[.J20]/[.H20]" office:value-type="float" office:value="2608.50075754359" calcext:value-type="float">
            <text:p>2,608.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980790122118" calcext:value-type="float">
            <text:p>1.7398</text:p>
          </table:table-cell>
          <table:table-cell table:style-name="ce14" table:formula="of:=[.F21]*([.C21]/1024)" office:value-type="float" office:value="16.9631270369065" calcext:value-type="float">
            <text:p>16.9631</text:p>
          </table:table-cell>
          <table:table-cell table:style-name="ce55" table:formula="of:=[.$D$1]*[.G21]" office:value-type="float" office:value="0.000226176158033889" calcext:value-type="float">
            <text:p>0.00022618</text:p>
          </table:table-cell>
          <table:table-cell table:style-name="ce55" table:formula="of:=[.H21]/[.D21]" office:value-type="float" office:value="0.0000452352316067778" calcext:value-type="float">
            <text:p>0.00004524</text:p>
          </table:table-cell>
          <table:table-cell table:style-name="ce57" table:formula="of:=1/[.F21]" office:value-type="float" office:value="0.574776099877518" calcext:value-type="float">
            <text:p>0.57478</text:p>
          </table:table-cell>
          <table:table-cell table:style-name="ce59" table:formula="of:=[.J21]/[.H21]" office:value-type="float" office:value="2541.27625508342" calcext:value-type="float">
            <text:p>2,541.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521176261567" calcext:value-type="float">
            <text:p>1.7352</text:p>
          </table:table-cell>
          <table:table-cell table:style-name="ce14" table:formula="of:=[.F22]*([.C22]/1024)" office:value-type="float" office:value="17.3521176261567" calcext:value-type="float">
            <text:p>17.3521</text:p>
          </table:table-cell>
          <table:table-cell table:style-name="ce55" table:formula="of:=[.$D$1]*[.G22]" office:value-type="float" office:value="0.000231362725156598" calcext:value-type="float">
            <text:p>0.00023136</text:p>
          </table:table-cell>
          <table:table-cell table:style-name="ce55" table:formula="of:=[.H22]/[.D22]" office:value-type="float" office:value="0.0000462725450313195" calcext:value-type="float">
            <text:p>0.00004627</text:p>
          </table:table-cell>
          <table:table-cell table:style-name="ce57" table:formula="of:=1/[.F22]" office:value-type="float" office:value="0.576298536895919" calcext:value-type="float">
            <text:p>0.57630</text:p>
          </table:table-cell>
          <table:table-cell table:style-name="ce59" table:formula="of:=[.J22]/[.H22]" office:value-type="float" office:value="2490.88757277497" calcext:value-type="float">
            <text:p>2,490.8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3107250195276" calcext:value-type="float">
            <text:p>2.1311</text:p>
          </table:table-cell>
          <table:table-cell table:style-name="ce14" table:formula="of:=[.F23]*([.C23]/1024)" office:value-type="float" office:value="14.9175075136693" calcext:value-type="float">
            <text:p>14.9175</text:p>
          </table:table-cell>
          <table:table-cell table:style-name="ce55" table:formula="of:=[.$D$1]*[.G23]" office:value-type="float" office:value="0.000198901094682759" calcext:value-type="float">
            <text:p>0.00019890</text:p>
          </table:table-cell>
          <table:table-cell table:style-name="ce55" table:formula="of:=[.H23]/[.D23]" office:value-type="float" office:value="0.0000497252736706896" calcext:value-type="float">
            <text:p>0.00004973</text:p>
          </table:table-cell>
          <table:table-cell table:style-name="ce57" table:formula="of:=1/[.F23]" office:value-type="float" office:value="0.469247291719861" calcext:value-type="float">
            <text:p>0.46925</text:p>
          </table:table-cell>
          <table:table-cell table:style-name="ce59" table:formula="of:=[.J23]/[.H23]" office:value-type="float" office:value="2359.19914100169" calcext:value-type="float">
            <text:p>2,359.2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20120832637919" calcext:value-type="float">
            <text:p>2.2012</text:p>
          </table:table-cell>
          <table:table-cell table:style-name="ce14" table:formula="of:=[.F24]*([.C24]/1024)" office:value-type="float" office:value="14.8581562030595" calcext:value-type="float">
            <text:p>14.8582</text:p>
          </table:table-cell>
          <table:table-cell table:style-name="ce55" table:formula="of:=[.$D$1]*[.G24]" office:value-type="float" office:value="0.000198109739917874" calcext:value-type="float">
            <text:p>0.00019811</text:p>
          </table:table-cell>
          <table:table-cell table:style-name="ce55" table:formula="of:=[.H24]/[.D24]" office:value-type="float" office:value="0.0000495274349794685" calcext:value-type="float">
            <text:p>0.00004953</text:p>
          </table:table-cell>
          <table:table-cell table:style-name="ce57" table:formula="of:=1/[.F24]" office:value-type="float" office:value="0.454295937379502" calcext:value-type="float">
            <text:p>0.45430</text:p>
          </table:table-cell>
          <table:table-cell table:style-name="ce59" table:formula="of:=[.J24]/[.H24]" office:value-type="float" office:value="2293.15296445208" calcext:value-type="float">
            <text:p>2,293.1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3185800423679" calcext:value-type="float">
            <text:p>2.1319</text:p>
          </table:table-cell>
          <table:table-cell table:style-name="ce14" table:formula="of:=[.F25]*([.C25]/1024)" office:value-type="float" office:value="15.4559705307167" calcext:value-type="float">
            <text:p>15.4560</text:p>
          </table:table-cell>
          <table:table-cell table:style-name="ce55" table:formula="of:=[.$D$1]*[.G25]" office:value-type="float" office:value="0.000206080637474258" calcext:value-type="float">
            <text:p>0.00020608</text:p>
          </table:table-cell>
          <table:table-cell table:style-name="ce55" table:formula="of:=[.H25]/[.D25]" office:value-type="float" office:value="0.0000515201593685646" calcext:value-type="float">
            <text:p>0.00005152</text:p>
          </table:table-cell>
          <table:table-cell table:style-name="ce57" table:formula="of:=1/[.F25]" office:value-type="float" office:value="0.469074393328557" calcext:value-type="float">
            <text:p>0.46907</text:p>
          </table:table-cell>
          <table:table-cell table:style-name="ce59" table:formula="of:=[.J25]/[.H25]" office:value-type="float" office:value="2276.16916891161" calcext:value-type="float">
            <text:p>2,276.1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2584355620526" calcext:value-type="float">
            <text:p>2.2584</text:p>
          </table:table-cell>
          <table:table-cell table:style-name="ce14" table:formula="of:=[.F26]*([.C26]/1024)" office:value-type="float" office:value="14.6798311533419" calcext:value-type="float">
            <text:p>14.6798</text:p>
          </table:table-cell>
          <table:table-cell table:style-name="ce55" table:formula="of:=[.$D$1]*[.G26]" office:value-type="float" office:value="0.000195732060699969" calcext:value-type="float">
            <text:p>0.00019573</text:p>
          </table:table-cell>
          <table:table-cell table:style-name="ce55" table:formula="of:=[.H26]/[.D26]" office:value-type="float" office:value="0.0000489330151749922" calcext:value-type="float">
            <text:p>0.00004893</text:p>
          </table:table-cell>
          <table:table-cell table:style-name="ce57" table:formula="of:=1/[.F26]" office:value-type="float" office:value="0.442784384377627" calcext:value-type="float">
            <text:p>0.44278</text:p>
          </table:table-cell>
          <table:table-cell table:style-name="ce59" table:formula="of:=[.J26]/[.H26]" office:value-type="float" office:value="2262.19650880985" calcext:value-type="float">
            <text:p>2,262.2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30649625970514" calcext:value-type="float">
            <text:p>2.3065</text:p>
          </table:table-cell>
          <table:table-cell table:style-name="ce14" table:formula="of:=[.F27]*([.C27]/1024)" office:value-type="float" office:value="14.4156016231571" calcext:value-type="float">
            <text:p>14.4156</text:p>
          </table:table-cell>
          <table:table-cell table:style-name="ce55" table:formula="of:=[.$D$1]*[.G27]" office:value-type="float" office:value="0.000192208982682203" calcext:value-type="float">
            <text:p>0.00019221</text:p>
          </table:table-cell>
          <table:table-cell table:style-name="ce55" table:formula="of:=[.H27]/[.D27]" office:value-type="float" office:value="0.0000480522456705508" calcext:value-type="float">
            <text:p>0.00004805</text:p>
          </table:table-cell>
          <table:table-cell table:style-name="ce57" table:formula="of:=1/[.F27]" office:value-type="float" office:value="0.433558041029661" calcext:value-type="float">
            <text:p>0.43356</text:p>
          </table:table-cell>
          <table:table-cell table:style-name="ce59" table:formula="of:=[.J27]/[.H27]" office:value-type="float" office:value="2255.65962099962" calcext:value-type="float">
            <text:p>2,255.6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37585567579989" calcext:value-type="float">
            <text:p>2.3759</text:p>
          </table:table-cell>
          <table:table-cell table:style-name="ce14" table:formula="of:=[.F28]*([.C28]/1024)" office:value-type="float" office:value="14.2551340547993" calcext:value-type="float">
            <text:p>14.2551</text:p>
          </table:table-cell>
          <table:table-cell table:style-name="ce55" table:formula="of:=[.$D$1]*[.G28]" office:value-type="float" office:value="0.000190069404406262" calcext:value-type="float">
            <text:p>0.00019007</text:p>
          </table:table-cell>
          <table:table-cell table:style-name="ce55" table:formula="of:=[.H28]/[.D28]" office:value-type="float" office:value="0.0000475173511015654" calcext:value-type="float">
            <text:p>0.00004752</text:p>
          </table:table-cell>
          <table:table-cell table:style-name="ce57" table:formula="of:=1/[.F28]" office:value-type="float" office:value="0.420900987457214" calcext:value-type="float">
            <text:p>0.42090</text:p>
          </table:table-cell>
          <table:table-cell table:style-name="ce59" table:formula="of:=[.J28]/[.H28]" office:value-type="float" office:value="2214.45944323351" calcext:value-type="float">
            <text:p>2,214.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0429553999" calcext:value-type="float">
            <text:p>2.1260</text:p>
          </table:table-cell>
          <table:table-cell table:style-name="ce14" table:formula="of:=[.F29]*([.C29]/1024)" office:value-type="float" office:value="15.9453221654993" calcext:value-type="float">
            <text:p>15.9453</text:p>
          </table:table-cell>
          <table:table-cell table:style-name="ce55" table:formula="of:=[.$D$1]*[.G29]" office:value-type="float" office:value="0.000212605358561468" calcext:value-type="float">
            <text:p>0.00021261</text:p>
          </table:table-cell>
          <table:table-cell table:style-name="ce55" table:formula="of:=[.H29]/[.D29]" office:value-type="float" office:value="0.0000531513396403669" calcext:value-type="float">
            <text:p>0.00005315</text:p>
          </table:table-cell>
          <table:table-cell table:style-name="ce57" table:formula="of:=1/[.F29]" office:value-type="float" office:value="0.470357382695452" calcext:value-type="float">
            <text:p>0.47036</text:p>
          </table:table-cell>
          <table:table-cell table:style-name="ce59" table:formula="of:=[.J29]/[.H29]" office:value-type="float" office:value="2212.34961281309" calcext:value-type="float">
            <text:p>2,212.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43190789284761" calcext:value-type="float">
            <text:p>2.4319</text:p>
          </table:table-cell>
          <table:table-cell table:style-name="ce14" table:formula="of:=[.F30]*([.C30]/1024)" office:value-type="float" office:value="13.9834703838738" calcext:value-type="float">
            <text:p>13.9835</text:p>
          </table:table-cell>
          <table:table-cell table:style-name="ce55" table:formula="of:=[.$D$1]*[.G30]" office:value-type="float" office:value="0.000186447204016342" calcext:value-type="float">
            <text:p>0.00018645</text:p>
          </table:table-cell>
          <table:table-cell table:style-name="ce55" table:formula="of:=[.H30]/[.D30]" office:value-type="float" office:value="0.0000466118010040856" calcext:value-type="float">
            <text:p>0.00004661</text:p>
          </table:table-cell>
          <table:table-cell table:style-name="ce57" table:formula="of:=1/[.F30]" office:value-type="float" office:value="0.411199783898503" calcext:value-type="float">
            <text:p>0.41120</text:p>
          </table:table-cell>
          <table:table-cell table:style-name="ce59" table:formula="of:=[.J30]/[.H30]" office:value-type="float" office:value="2205.44891551423" calcext:value-type="float">
            <text:p>2,205.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27452716715267" calcext:value-type="float">
            <text:p>2.2745</text:p>
          </table:table-cell>
          <table:table-cell table:style-name="ce14" table:formula="of:=[.F31]*([.C31]/1024)" office:value-type="float" office:value="15.3530583782805" calcext:value-type="float">
            <text:p>15.3531</text:p>
          </table:table-cell>
          <table:table-cell table:style-name="ce55" table:formula="of:=[.$D$1]*[.G31]" office:value-type="float" office:value="0.000204708468580966" calcext:value-type="float">
            <text:p>0.00020471</text:p>
          </table:table-cell>
          <table:table-cell table:style-name="ce55" table:formula="of:=[.H31]/[.D31]" office:value-type="float" office:value="0.0000341180780968276" calcext:value-type="float">
            <text:p>0.00003412</text:p>
          </table:table-cell>
          <table:table-cell table:style-name="ce57" table:formula="of:=1/[.F31]" office:value-type="float" office:value="0.439651816184651" calcext:value-type="float">
            <text:p>0.43965</text:p>
          </table:table-cell>
          <table:table-cell table:style-name="ce59" table:formula="of:=[.J31]/[.H31]" office:value-type="float" office:value="2147.69725567441" calcext:value-type="float">
            <text:p>2,147.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51995689971068" calcext:value-type="float">
            <text:p>2.5200</text:p>
          </table:table-cell>
          <table:table-cell table:style-name="ce14" table:formula="of:=[.F32]*([.C32]/1024)" office:value-type="float" office:value="13.8597629484087" calcext:value-type="float">
            <text:p>13.8598</text:p>
          </table:table-cell>
          <table:table-cell table:style-name="ce55" table:formula="of:=[.$D$1]*[.G32]" office:value-type="float" office:value="0.000184797763296313" calcext:value-type="float">
            <text:p>0.00018480</text:p>
          </table:table-cell>
          <table:table-cell table:style-name="ce55" table:formula="of:=[.H32]/[.D32]" office:value-type="float" office:value="0.0000461994408240783" calcext:value-type="float">
            <text:p>0.00004620</text:p>
          </table:table-cell>
          <table:table-cell table:style-name="ce57" table:formula="of:=1/[.F32]" office:value-type="float" office:value="0.396832183961087" calcext:value-type="float">
            <text:p>0.39683</text:p>
          </table:table-cell>
          <table:table-cell table:style-name="ce59" table:formula="of:=[.J32]/[.H32]" office:value-type="float" office:value="2147.38629344116" calcext:value-type="float">
            <text:p>2,147.3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727614884214" calcext:value-type="float">
            <text:p>2.1273</text:p>
          </table:table-cell>
          <table:table-cell table:style-name="ce14" table:formula="of:=[.F33]*([.C33]/1024)" office:value-type="float" office:value="16.4863901535266" calcext:value-type="float">
            <text:p>16.4864</text:p>
          </table:table-cell>
          <table:table-cell table:style-name="ce55" table:formula="of:=[.$D$1]*[.G33]" office:value-type="float" office:value="0.000219819634473031" calcext:value-type="float">
            <text:p>0.00021982</text:p>
          </table:table-cell>
          <table:table-cell table:style-name="ce55" table:formula="of:=[.H33]/[.D33]" office:value-type="float" office:value="0.0000549549086182578" calcext:value-type="float">
            <text:p>0.00005495</text:p>
          </table:table-cell>
          <table:table-cell table:style-name="ce57" table:formula="of:=1/[.F33]" office:value-type="float" office:value="0.470084713987083" calcext:value-type="float">
            <text:p>0.47008</text:p>
          </table:table-cell>
          <table:table-cell table:style-name="ce59" table:formula="of:=[.J33]/[.H33]" office:value-type="float" office:value="2138.50193643532" calcext:value-type="float">
            <text:p>2,138.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37332832569999" calcext:value-type="float">
            <text:p>2.3733</text:p>
          </table:table-cell>
          <table:table-cell table:style-name="ce14" table:formula="of:=[.F34]*([.C34]/1024)" office:value-type="float" office:value="14.8333020356249" calcext:value-type="float">
            <text:p>14.8333</text:p>
          </table:table-cell>
          <table:table-cell table:style-name="ce55" table:formula="of:=[.$D$1]*[.G34]" office:value-type="float" office:value="0.000197778349361802" calcext:value-type="float">
            <text:p>0.00019778</text:p>
          </table:table-cell>
          <table:table-cell table:style-name="ce55" table:formula="of:=[.H34]/[.D34]" office:value-type="float" office:value="0.0000329630582269669" calcext:value-type="float">
            <text:p>0.00003296</text:p>
          </table:table-cell>
          <table:table-cell table:style-name="ce57" table:formula="of:=1/[.F34]" office:value-type="float" office:value="0.42134920363581" calcext:value-type="float">
            <text:p>0.42135</text:p>
          </table:table-cell>
          <table:table-cell table:style-name="ce59" table:formula="of:=[.J34]/[.H34]" office:value-type="float" office:value="2130.41116479855" calcext:value-type="float">
            <text:p>2,130.4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33961744407383" calcext:value-type="float">
            <text:p>2.3396</text:p>
          </table:table-cell>
          <table:table-cell table:style-name="ce14" table:formula="of:=[.F35]*([.C35]/1024)" office:value-type="float" office:value="15.2075133864799" calcext:value-type="float">
            <text:p>15.2075</text:p>
          </table:table-cell>
          <table:table-cell table:style-name="ce55" table:formula="of:=[.$D$1]*[.G35]" office:value-type="float" office:value="0.000202767858987291" calcext:value-type="float">
            <text:p>0.00020277</text:p>
          </table:table-cell>
          <table:table-cell table:style-name="ce55" table:formula="of:=[.H35]/[.D35]" office:value-type="float" office:value="0.0000337946431645485" calcext:value-type="float">
            <text:p>0.00003379</text:p>
          </table:table-cell>
          <table:table-cell table:style-name="ce57" table:formula="of:=1/[.F35]" office:value-type="float" office:value="0.427420304346322" calcext:value-type="float">
            <text:p>0.42742</text:p>
          </table:table-cell>
          <table:table-cell table:style-name="ce59" table:formula="of:=[.J35]/[.H35]" office:value-type="float" office:value="2107.92926690177" calcext:value-type="float">
            <text:p>2,107.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43568113649997" calcext:value-type="float">
            <text:p>2.4357</text:p>
          </table:table-cell>
          <table:table-cell table:style-name="ce14" table:formula="of:=[.F36]*([.C36]/1024)" office:value-type="float" office:value="14.6140868189998" calcext:value-type="float">
            <text:p>14.6141</text:p>
          </table:table-cell>
          <table:table-cell table:style-name="ce55" table:formula="of:=[.$D$1]*[.G36]" office:value-type="float" office:value="0.000194855465192452" calcext:value-type="float">
            <text:p>0.00019486</text:p>
          </table:table-cell>
          <table:table-cell table:style-name="ce55" table:formula="of:=[.H36]/[.D36]" office:value-type="float" office:value="0.0000324759108654087" calcext:value-type="float">
            <text:p>0.00003248</text:p>
          </table:table-cell>
          <table:table-cell table:style-name="ce57" table:formula="of:=1/[.F36]" office:value-type="float" office:value="0.41056277236559" calcext:value-type="float">
            <text:p>0.41056</text:p>
          </table:table-cell>
          <table:table-cell table:style-name="ce59" table:formula="of:=[.J36]/[.H36]" office:value-type="float" office:value="2107.01184059729" calcext:value-type="float">
            <text:p>2,107.0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50210220703152" calcext:value-type="float">
            <text:p>2.5021</text:p>
          </table:table-cell>
          <table:table-cell table:style-name="ce14" table:formula="of:=[.F37]*([.C37]/1024)" office:value-type="float" office:value="14.3870876904312" calcext:value-type="float">
            <text:p>14.3871</text:p>
          </table:table-cell>
          <table:table-cell table:style-name="ce55" table:formula="of:=[.$D$1]*[.G37]" office:value-type="float" office:value="0.000191828795011596" calcext:value-type="float">
            <text:p>0.00019183</text:p>
          </table:table-cell>
          <table:table-cell table:style-name="ce55" table:formula="of:=[.H37]/[.D37]" office:value-type="float" office:value="0.000031971465835266" calcext:value-type="float">
            <text:p>0.00003197</text:p>
          </table:table-cell>
          <table:table-cell table:style-name="ce57" table:formula="of:=1/[.F37]" office:value-type="float" office:value="0.399663929470888" calcext:value-type="float">
            <text:p>0.39966</text:p>
          </table:table-cell>
          <table:table-cell table:style-name="ce59" table:formula="of:=[.J37]/[.H37]" office:value-type="float" office:value="2083.44075479768" calcext:value-type="float">
            <text:p>2,083.4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41505476837" calcext:value-type="float">
            <text:p>2.1264</text:p>
          </table:table-cell>
          <table:table-cell table:style-name="ce14" table:formula="of:=[.F38]*([.C38]/1024)" office:value-type="float" office:value="17.011320438147" calcext:value-type="float">
            <text:p>17.0113</text:p>
          </table:table-cell>
          <table:table-cell table:style-name="ce55" table:formula="of:=[.$D$1]*[.G38]" office:value-type="float" office:value="0.000226818739929989" calcext:value-type="float">
            <text:p>0.00022682</text:p>
          </table:table-cell>
          <table:table-cell table:style-name="ce55" table:formula="of:=[.H38]/[.D38]" office:value-type="float" office:value="0.0000567046849824972" calcext:value-type="float">
            <text:p>0.00005670</text:p>
          </table:table-cell>
          <table:table-cell table:style-name="ce57" table:formula="of:=1/[.F38]" office:value-type="float" office:value="0.470275075299883" calcext:value-type="float">
            <text:p>0.47028</text:p>
          </table:table-cell>
          <table:table-cell table:style-name="ce59" table:formula="of:=[.J38]/[.H38]" office:value-type="float" office:value="2073.35194369319" calcext:value-type="float">
            <text:p>2,073.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63793149351569" calcext:value-type="float">
            <text:p>2.6379</text:p>
          </table:table-cell>
          <table:table-cell table:style-name="ce14" table:formula="of:=[.F39]*([.C39]/1024)" office:value-type="float" office:value="13.8491403409574" calcext:value-type="float">
            <text:p>13.8491</text:p>
          </table:table-cell>
          <table:table-cell table:style-name="ce55" table:formula="of:=[.$D$1]*[.G39]" office:value-type="float" office:value="0.000184656127822121" calcext:value-type="float">
            <text:p>0.00018466</text:p>
          </table:table-cell>
          <table:table-cell table:style-name="ce55" table:formula="of:=[.H39]/[.D39]" office:value-type="float" office:value="0.0000461640319555303" calcext:value-type="float">
            <text:p>0.00004616</text:p>
          </table:table-cell>
          <table:table-cell table:style-name="ce57" table:formula="of:=1/[.F39]" office:value-type="float" office:value="0.379084901354756" calcext:value-type="float">
            <text:p>0.37908</text:p>
          </table:table-cell>
          <table:table-cell table:style-name="ce59" table:formula="of:=[.J39]/[.H39]" office:value-type="float" office:value="2052.92348445608" calcext:value-type="float">
            <text:p>2,052.9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58230359101578" calcext:value-type="float">
            <text:p>2.5823</text:p>
          </table:table-cell>
          <table:table-cell table:style-name="ce14" table:formula="of:=[.F40]*([.C40]/1024)" office:value-type="float" office:value="14.2026697505868" calcext:value-type="float">
            <text:p>14.2027</text:p>
          </table:table-cell>
          <table:table-cell table:style-name="ce55" table:formula="of:=[.$D$1]*[.G40]" office:value-type="float" office:value="0.000189369876852474" calcext:value-type="float">
            <text:p>0.00018937</text:p>
          </table:table-cell>
          <table:table-cell table:style-name="ce55" table:formula="of:=[.H40]/[.D40]" office:value-type="float" office:value="0.000031561646142079" calcext:value-type="float">
            <text:p>0.00003156</text:p>
          </table:table-cell>
          <table:table-cell table:style-name="ce57" table:formula="of:=1/[.F40]" office:value-type="float" office:value="0.387251136341656" calcext:value-type="float">
            <text:p>0.38725</text:p>
          </table:table-cell>
          <table:table-cell table:style-name="ce59" table:formula="of:=[.J40]/[.H40]" office:value-type="float" office:value="2044.94581069691" calcext:value-type="float">
            <text:p>2,044.9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015019095259" calcext:value-type="float">
            <text:p>2.1202</text:p>
          </table:table-cell>
          <table:table-cell table:style-name="ce14" table:formula="of:=[.F41]*([.C41]/1024)" office:value-type="float" office:value="17.4912390753589" calcext:value-type="float">
            <text:p>17.4912</text:p>
          </table:table-cell>
          <table:table-cell table:style-name="ce55" table:formula="of:=[.$D$1]*[.G41]" office:value-type="float" office:value="0.00023321768708739" calcext:value-type="float">
            <text:p>0.00023322</text:p>
          </table:table-cell>
          <table:table-cell table:style-name="ce55" table:formula="of:=[.H41]/[.D41]" office:value-type="float" office:value="0.0000583044217718475" calcext:value-type="float">
            <text:p>0.00005830</text:p>
          </table:table-cell>
          <table:table-cell table:style-name="ce57" table:formula="of:=1/[.F41]" office:value-type="float" office:value="0.471664698221543" calcext:value-type="float">
            <text:p>0.47166</text:p>
          </table:table-cell>
          <table:table-cell table:style-name="ce59" table:formula="of:=[.J41]/[.H41]" office:value-type="float" office:value="2022.42250196403" calcext:value-type="float">
            <text:p>2,022.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8016737071567" calcext:value-type="float">
            <text:p>2.6802</text:p>
          </table:table-cell>
          <table:table-cell table:style-name="ce14" table:formula="of:=[.F42]*([.C42]/1024)" office:value-type="float" office:value="14.0708786962573" calcext:value-type="float">
            <text:p>14.0709</text:p>
          </table:table-cell>
          <table:table-cell table:style-name="ce55" table:formula="of:=[.$D$1]*[.G42]" office:value-type="float" office:value="0.000187612654008677" calcext:value-type="float">
            <text:p>0.00018761</text:p>
          </table:table-cell>
          <table:table-cell table:style-name="ce55" table:formula="of:=[.H42]/[.D42]" office:value-type="float" office:value="0.0000312687756681128" calcext:value-type="float">
            <text:p>0.00003127</text:p>
          </table:table-cell>
          <table:table-cell table:style-name="ce57" table:formula="of:=1/[.F42]" office:value-type="float" office:value="0.37311102691806" calcext:value-type="float">
            <text:p>0.37311</text:p>
          </table:table-cell>
          <table:table-cell table:style-name="ce59" table:formula="of:=[.J42]/[.H42]" office:value-type="float" office:value="1988.73060503053" calcext:value-type="float">
            <text:p>1,988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9378888117359" calcext:value-type="float">
            <text:p>2.2938</text:p>
          </table:table-cell>
          <table:table-cell table:style-name="ce14" table:formula="of:=[.F43]*([.C43]/1024)" office:value-type="float" office:value="16.6299693885085" calcext:value-type="float">
            <text:p>16.6300</text:p>
          </table:table-cell>
          <table:table-cell table:style-name="ce55" table:formula="of:=[.$D$1]*[.G43]" office:value-type="float" office:value="0.00022173403384474" calcext:value-type="float">
            <text:p>0.00022173</text:p>
          </table:table-cell>
          <table:table-cell table:style-name="ce55" table:formula="of:=[.H43]/[.D43]" office:value-type="float" office:value="0.0000369556723074566" calcext:value-type="float">
            <text:p>0.00003696</text:p>
          </table:table-cell>
          <table:table-cell table:style-name="ce57" table:formula="of:=1/[.F43]" office:value-type="float" office:value="0.435959912530556" calcext:value-type="float">
            <text:p>0.43596</text:p>
          </table:table-cell>
          <table:table-cell table:style-name="ce59" table:formula="of:=[.J43]/[.H43]" office:value-type="float" office:value="1966.13891413629" calcext:value-type="float">
            <text:p>1,966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8104077473" calcext:value-type="float">
            <text:p>2.1268</text:p>
          </table:table-cell>
          <table:table-cell table:style-name="ce14" table:formula="of:=[.F44]*([.C44]/1024)" office:value-type="float" office:value="18.077888465852" calcext:value-type="float">
            <text:p>18.0779</text:p>
          </table:table-cell>
          <table:table-cell table:style-name="ce55" table:formula="of:=[.$D$1]*[.G44]" office:value-type="float" office:value="0.000241039718070592" calcext:value-type="float">
            <text:p>0.00024104</text:p>
          </table:table-cell>
          <table:table-cell table:style-name="ce55" table:formula="of:=[.H44]/[.D44]" office:value-type="float" office:value="0.0000602599295176479" calcext:value-type="float">
            <text:p>0.00006026</text:p>
          </table:table-cell>
          <table:table-cell table:style-name="ce57" table:formula="of:=1/[.F44]" office:value-type="float" office:value="0.470187655823629" calcext:value-type="float">
            <text:p>0.47019</text:p>
          </table:table-cell>
          <table:table-cell table:style-name="ce59" table:formula="of:=[.J44]/[.H44]" office:value-type="float" office:value="1950.66464393195" calcext:value-type="float">
            <text:p>1,950.6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34474069972122" calcext:value-type="float">
            <text:p>2.3447</text:p>
          </table:table-cell>
          <table:table-cell table:style-name="ce14" table:formula="of:=[.F45]*([.C45]/1024)" office:value-type="float" office:value="16.4131848980485" calcext:value-type="float">
            <text:p>16.4132</text:p>
          </table:table-cell>
          <table:table-cell table:style-name="ce55" table:formula="of:=[.$D$1]*[.G45]" office:value-type="float" office:value="0.00021884355951964" calcext:value-type="float">
            <text:p>0.00021884</text:p>
          </table:table-cell>
          <table:table-cell table:style-name="ce55" table:formula="of:=[.H45]/[.D45]" office:value-type="float" office:value="0.0000364739265866067" calcext:value-type="float">
            <text:p>0.00003647</text:p>
          </table:table-cell>
          <table:table-cell table:style-name="ce57" table:formula="of:=1/[.F45]" office:value-type="float" office:value="0.426486391488362" calcext:value-type="float">
            <text:p>0.42649</text:p>
          </table:table-cell>
          <table:table-cell table:style-name="ce59" table:formula="of:=[.J45]/[.H45]" office:value-type="float" office:value="1948.8185643868" calcext:value-type="float">
            <text:p>1,948.8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6626861260002" calcext:value-type="float">
            <text:p>2.2663</text:p>
          </table:table-cell>
          <table:table-cell table:style-name="ce14" table:formula="of:=[.F46]*([.C46]/1024)" office:value-type="float" office:value="16.9970145945002" calcext:value-type="float">
            <text:p>16.9970</text:p>
          </table:table-cell>
          <table:table-cell table:style-name="ce55" table:formula="of:=[.$D$1]*[.G46]" office:value-type="float" office:value="0.000226627994394308" calcext:value-type="float">
            <text:p>0.00022663</text:p>
          </table:table-cell>
          <table:table-cell table:style-name="ce55" table:formula="of:=[.H46]/[.D46]" office:value-type="float" office:value="0.0000377713323990514" calcext:value-type="float">
            <text:p>0.00003777</text:p>
          </table:table-cell>
          <table:table-cell table:style-name="ce57" table:formula="of:=1/[.F46]" office:value-type="float" office:value="0.44125396011761" calcext:value-type="float">
            <text:p>0.44125</text:p>
          </table:table-cell>
          <table:table-cell table:style-name="ce59" table:formula="of:=[.J46]/[.H46]" office:value-type="float" office:value="1947.04083799054" calcext:value-type="float">
            <text:p>1,947.0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360820248996" calcext:value-type="float">
            <text:p>2.2361</text:p>
          </table:table-cell>
          <table:table-cell table:style-name="ce14" table:formula="of:=[.F47]*([.C47]/1024)" office:value-type="float" office:value="17.3296356929719" calcext:value-type="float">
            <text:p>17.3296</text:p>
          </table:table-cell>
          <table:table-cell table:style-name="ce55" table:formula="of:=[.$D$1]*[.G47]" office:value-type="float" office:value="0.000231062964548672" calcext:value-type="float">
            <text:p>0.00023106</text:p>
          </table:table-cell>
          <table:table-cell table:style-name="ce55" table:formula="of:=[.H47]/[.D47]" office:value-type="float" office:value="0.0000385104940914452" calcext:value-type="float">
            <text:p>0.00003851</text:p>
          </table:table-cell>
          <table:table-cell table:style-name="ce57" table:formula="of:=1/[.F47]" office:value-type="float" office:value="0.447210786037646" calcext:value-type="float">
            <text:p>0.44721</text:p>
          </table:table-cell>
          <table:table-cell table:style-name="ce59" table:formula="of:=[.J47]/[.H47]" office:value-type="float" office:value="1935.44987579974" calcext:value-type="float">
            <text:p>1,935.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048742877378" calcext:value-type="float">
            <text:p>2.1205</text:p>
          </table:table-cell>
          <table:table-cell table:style-name="ce14" table:formula="of:=[.F48]*([.C48]/1024)" office:value-type="float" office:value="18.5542650017706" calcext:value-type="float">
            <text:p>18.5543</text:p>
          </table:table-cell>
          <table:table-cell table:style-name="ce55" table:formula="of:=[.$D$1]*[.G48]" office:value-type="float" office:value="0.000247391436974608" calcext:value-type="float">
            <text:p>0.00024739</text:p>
          </table:table-cell>
          <table:table-cell table:style-name="ce55" table:formula="of:=[.H48]/[.D48]" office:value-type="float" office:value="0.0000618478592436519" calcext:value-type="float">
            <text:p>0.00006185</text:p>
          </table:table-cell>
          <table:table-cell table:style-name="ce57" table:formula="of:=1/[.F48]" office:value-type="float" office:value="0.471589685668768" calcext:value-type="float">
            <text:p>0.47159</text:p>
          </table:table-cell>
          <table:table-cell table:style-name="ce59" table:formula="of:=[.J48]/[.H48]" office:value-type="float" office:value="1906.2490255763" calcext:value-type="float">
            <text:p>1,906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2629450105261" calcext:value-type="float">
            <text:p>2.2263</text:p>
          </table:table-cell>
          <table:table-cell table:style-name="ce14" table:formula="of:=[.F49]*([.C49]/1024)" office:value-type="float" office:value="17.8103560084209" calcext:value-type="float">
            <text:p>17.8104</text:p>
          </table:table-cell>
          <table:table-cell table:style-name="ce55" table:formula="of:=[.$D$1]*[.G49]" office:value-type="float" office:value="0.000237472600802679" calcext:value-type="float">
            <text:p>0.00023747</text:p>
          </table:table-cell>
          <table:table-cell table:style-name="ce55" table:formula="of:=[.H49]/[.D49]" office:value-type="float" office:value="0.0000395787668004465" calcext:value-type="float">
            <text:p>0.00003958</text:p>
          </table:table-cell>
          <table:table-cell table:style-name="ce57" table:formula="of:=1/[.F49]" office:value-type="float" office:value="0.449176871939985" calcext:value-type="float">
            <text:p>0.44918</text:p>
          </table:table-cell>
          <table:table-cell table:style-name="ce59" table:formula="of:=[.J49]/[.H49]" office:value-type="float" office:value="1891.48925148302" calcext:value-type="float">
            <text:p>1,891.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0647274886857" calcext:value-type="float">
            <text:p>2.2065</text:p>
          </table:table-cell>
          <table:table-cell table:style-name="ce14" table:formula="of:=[.F50]*([.C50]/1024)" office:value-type="float" office:value="18.2034001781657" calcext:value-type="float">
            <text:p>18.2034</text:p>
          </table:table-cell>
          <table:table-cell table:style-name="ce55" table:formula="of:=[.$D$1]*[.G50]" office:value-type="float" office:value="0.000242713215935555" calcext:value-type="float">
            <text:p>0.00024271</text:p>
          </table:table-cell>
          <table:table-cell table:style-name="ce55" table:formula="of:=[.H50]/[.D50]" office:value-type="float" office:value="0.0000404522026559258" calcext:value-type="float">
            <text:p>0.00004045</text:p>
          </table:table-cell>
          <table:table-cell table:style-name="ce57" table:formula="of:=1/[.F50]" office:value-type="float" office:value="0.4532120328759" calcext:value-type="float">
            <text:p>0.45321</text:p>
          </table:table-cell>
          <table:table-cell table:style-name="ce59" table:formula="of:=[.J50]/[.H50]" office:value-type="float" office:value="1867.27381584461" calcext:value-type="float">
            <text:p>1,867.2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3237404698409" calcext:value-type="float">
            <text:p>2.1324</text:p>
          </table:table-cell>
          <table:table-cell table:style-name="ce14" table:formula="of:=[.F51]*([.C51]/1024)" office:value-type="float" office:value="19.1913664228568" calcext:value-type="float">
            <text:p>19.1914</text:p>
          </table:table-cell>
          <table:table-cell table:style-name="ce55" table:formula="of:=[.$D$1]*[.G51]" office:value-type="float" office:value="0.000255886165062519" calcext:value-type="float">
            <text:p>0.00025589</text:p>
          </table:table-cell>
          <table:table-cell table:style-name="ce55" table:formula="of:=[.H51]/[.D51]" office:value-type="float" office:value="0.0000639715412656297" calcext:value-type="float">
            <text:p>0.00006397</text:p>
          </table:table-cell>
          <table:table-cell table:style-name="ce57" table:formula="of:=1/[.F51]" office:value-type="float" office:value="0.468960875515412" calcext:value-type="float">
            <text:p>0.46896</text:p>
          </table:table-cell>
          <table:table-cell table:style-name="ce59" table:formula="of:=[.J51]/[.H51]" office:value-type="float" office:value="1832.69335956805" calcext:value-type="float">
            <text:p>1,832.6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9382531024728" calcext:value-type="float">
            <text:p>2.7938</text:p>
          </table:table-cell>
          <table:table-cell table:style-name="ce14" table:formula="of:=[.F52]*([.C52]/1024)" office:value-type="float" office:value="14.6675828787982" calcext:value-type="float">
            <text:p>14.6676</text:p>
          </table:table-cell>
          <table:table-cell table:style-name="ce55" table:formula="of:=[.$D$1]*[.G52]" office:value-type="float" office:value="0.000195568749556168" calcext:value-type="float">
            <text:p>0.00019557</text:p>
          </table:table-cell>
          <table:table-cell table:style-name="ce55" table:formula="of:=[.H52]/[.D52]" office:value-type="float" office:value="0.0000651895831853894" calcext:value-type="float">
            <text:p>0.00006519</text:p>
          </table:table-cell>
          <table:table-cell table:style-name="ce57" table:formula="of:=1/[.F52]" office:value-type="float" office:value="0.357932185785621" calcext:value-type="float">
            <text:p>0.35793</text:p>
          </table:table-cell>
          <table:table-cell table:style-name="ce59" table:formula="of:=[.J52]/[.H52]" office:value-type="float" office:value="1830.21155781753" calcext:value-type="float">
            <text:p>1,830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86734975467371" calcext:value-type="float">
            <text:p>2.8673</text:p>
          </table:table-cell>
          <table:table-cell table:style-name="ce14" table:formula="of:=[.F53]*([.C53]/1024)" office:value-type="float" office:value="14.3367487733686" calcext:value-type="float">
            <text:p>14.3367</text:p>
          </table:table-cell>
          <table:table-cell table:style-name="ce55" table:formula="of:=[.$D$1]*[.G53]" office:value-type="float" office:value="0.000191157606094832" calcext:value-type="float">
            <text:p>0.00019116</text:p>
          </table:table-cell>
          <table:table-cell table:style-name="ce55" table:formula="of:=[.H53]/[.D53]" office:value-type="float" office:value="0.0000318596010158054" calcext:value-type="float">
            <text:p>0.00003186</text:p>
          </table:table-cell>
          <table:table-cell table:style-name="ce57" table:formula="of:=1/[.F53]" office:value-type="float" office:value="0.348754105902157" calcext:value-type="float">
            <text:p>0.34875</text:p>
          </table:table-cell>
          <table:table-cell table:style-name="ce59" table:formula="of:=[.J53]/[.H53]" office:value-type="float" office:value="1824.43227359283" calcext:value-type="float">
            <text:p>1,824.4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0136587953681" calcext:value-type="float">
            <text:p>2.2014</text:p>
          </table:table-cell>
          <table:table-cell table:style-name="ce14" table:formula="of:=[.F54]*([.C54]/1024)" office:value-type="float" office:value="18.7116099760629" calcext:value-type="float">
            <text:p>18.7116</text:p>
          </table:table-cell>
          <table:table-cell table:style-name="ce55" table:formula="of:=[.$D$1]*[.G54]" office:value-type="float" office:value="0.000249489380454837" calcext:value-type="float">
            <text:p>0.00024949</text:p>
          </table:table-cell>
          <table:table-cell table:style-name="ce55" table:formula="of:=[.H54]/[.D54]" office:value-type="float" office:value="0.0000415815634091395" calcext:value-type="float">
            <text:p>0.00004158</text:p>
          </table:table-cell>
          <table:table-cell table:style-name="ce57" table:formula="of:=1/[.F54]" office:value-type="float" office:value="0.454263423130012" calcext:value-type="float">
            <text:p>0.45426</text:p>
          </table:table-cell>
          <table:table-cell table:style-name="ce59" table:formula="of:=[.J54]/[.H54]" office:value-type="float" office:value="1820.77258078824" calcext:value-type="float">
            <text:p>1,820.7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441686107901" calcext:value-type="float">
            <text:p>2.1244</text:p>
          </table:table-cell>
          <table:table-cell table:style-name="ce14" table:formula="of:=[.F55]*([.C55]/1024)" office:value-type="float" office:value="19.6508559649808" calcext:value-type="float">
            <text:p>19.6509</text:p>
          </table:table-cell>
          <table:table-cell table:style-name="ce55" table:formula="of:=[.$D$1]*[.G55]" office:value-type="float" office:value="0.000262012722923476" calcext:value-type="float">
            <text:p>0.00026201</text:p>
          </table:table-cell>
          <table:table-cell table:style-name="ce55" table:formula="of:=[.H55]/[.D55]" office:value-type="float" office:value="0.0000655031807308689" calcext:value-type="float">
            <text:p>0.00006550</text:p>
          </table:table-cell>
          <table:table-cell table:style-name="ce57" table:formula="of:=1/[.F55]" office:value-type="float" office:value="0.470717408772632" calcext:value-type="float">
            <text:p>0.47072</text:p>
          </table:table-cell>
          <table:table-cell table:style-name="ce59" table:formula="of:=[.J55]/[.H55]" office:value-type="float" office:value="1796.54408961702" calcext:value-type="float">
            <text:p>1,796.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97635772939473" calcext:value-type="float">
            <text:p>2.9764</text:p>
          </table:table-cell>
          <table:table-cell table:style-name="ce14" table:formula="of:=[.F56]*([.C56]/1024)" office:value-type="float" office:value="14.137699214625" calcext:value-type="float">
            <text:p>14.1377</text:p>
          </table:table-cell>
          <table:table-cell table:style-name="ce55" table:formula="of:=[.$D$1]*[.G56]" office:value-type="float" office:value="0.000188503598708281" calcext:value-type="float">
            <text:p>0.00018850</text:p>
          </table:table-cell>
          <table:table-cell table:style-name="ce55" table:formula="of:=[.H56]/[.D56]" office:value-type="float" office:value="0.0000314172664513801" calcext:value-type="float">
            <text:p>0.00003142</text:p>
          </table:table-cell>
          <table:table-cell table:style-name="ce57" table:formula="of:=1/[.F56]" office:value-type="float" office:value="0.335981118843318" calcext:value-type="float">
            <text:p>0.33598</text:p>
          </table:table-cell>
          <table:table-cell table:style-name="ce59" table:formula="of:=[.J56]/[.H56]" office:value-type="float" office:value="1782.35917587583" calcext:value-type="float">
            <text:p>1,782.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194372448924" calcext:value-type="float">
            <text:p>2.1219</text:p>
          </table:table-cell>
          <table:table-cell table:style-name="ce14" table:formula="of:=[.F57]*([.C57]/1024)" office:value-type="float" office:value="20.1584653826478" calcext:value-type="float">
            <text:p>20.1585</text:p>
          </table:table-cell>
          <table:table-cell table:style-name="ce55" table:formula="of:=[.$D$1]*[.G57]" office:value-type="float" office:value="0.000268780882332996" calcext:value-type="float">
            <text:p>0.00026878</text:p>
          </table:table-cell>
          <table:table-cell table:style-name="ce55" table:formula="of:=[.H57]/[.D57]" office:value-type="float" office:value="0.000067195220583249" calcext:value-type="float">
            <text:p>0.00006720</text:p>
          </table:table-cell>
          <table:table-cell table:style-name="ce57" table:formula="of:=1/[.F57]" office:value-type="float" office:value="0.471266032392402" calcext:value-type="float">
            <text:p>0.47127</text:p>
          </table:table-cell>
          <table:table-cell table:style-name="ce59" table:formula="of:=[.J57]/[.H57]" office:value-type="float" office:value="1753.34654868996" calcext:value-type="float">
            <text:p>1,753.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9407857351065" calcext:value-type="float">
            <text:p>2.7941</text:p>
          </table:table-cell>
          <table:table-cell table:style-name="ce14" table:formula="of:=[.F58]*([.C58]/1024)" office:value-type="float" office:value="15.3674321543086" calcext:value-type="float">
            <text:p>15.3674</text:p>
          </table:table-cell>
          <table:table-cell table:style-name="ce55" table:formula="of:=[.$D$1]*[.G58]" office:value-type="float" office:value="0.000204900119886258" calcext:value-type="float">
            <text:p>0.00020490</text:p>
          </table:table-cell>
          <table:table-cell table:style-name="ce55" table:formula="of:=[.H58]/[.D58]" office:value-type="float" office:value="0.000068300039962086" calcext:value-type="float">
            <text:p>0.00006830</text:p>
          </table:table-cell>
          <table:table-cell table:style-name="ce57" table:formula="of:=1/[.F58]" office:value-type="float" office:value="0.357899741789845" calcext:value-type="float">
            <text:p>0.35790</text:p>
          </table:table-cell>
          <table:table-cell table:style-name="ce59" table:formula="of:=[.J58]/[.H58]" office:value-type="float" office:value="1746.7034279361" calcext:value-type="float">
            <text:p>1,746.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09942671177899" calcext:value-type="float">
            <text:p>3.0994</text:p>
          </table:table-cell>
          <table:table-cell table:style-name="ce14" table:formula="of:=[.F59]*([.C59]/1024)" office:value-type="float" office:value="13.9474202030055" calcext:value-type="float">
            <text:p>13.9474</text:p>
          </table:table-cell>
          <table:table-cell table:style-name="ce55" table:formula="of:=[.$D$1]*[.G59]" office:value-type="float" office:value="0.000185966532534753" calcext:value-type="float">
            <text:p>0.00018597</text:p>
          </table:table-cell>
          <table:table-cell table:style-name="ce55" table:formula="of:=[.H59]/[.D59]" office:value-type="float" office:value="0.0000309944220891255" calcext:value-type="float">
            <text:p>0.00003099</text:p>
          </table:table-cell>
          <table:table-cell table:style-name="ce57" table:formula="of:=1/[.F59]" office:value-type="float" office:value="0.3226403115775" calcext:value-type="float">
            <text:p>0.32264</text:p>
          </table:table-cell>
          <table:table-cell table:style-name="ce59" table:formula="of:=[.J59]/[.H59]" office:value-type="float" office:value="1734.93750289292" calcext:value-type="float">
            <text:p>1,734.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2.94043681626832" calcext:value-type="float">
            <text:p>2.9404</text:p>
          </table:table-cell>
          <table:table-cell table:style-name="ce14" table:formula="of:=[.F60]*([.C60]/1024)" office:value-type="float" office:value="14.7021840813416" calcext:value-type="float">
            <text:p>14.7022</text:p>
          </table:table-cell>
          <table:table-cell table:style-name="ce55" table:formula="of:=[.$D$1]*[.G60]" office:value-type="float" office:value="0.00019603010123016" calcext:value-type="float">
            <text:p>0.00019603</text:p>
          </table:table-cell>
          <table:table-cell table:style-name="ce55" table:formula="of:=[.H60]/[.D60]" office:value-type="float" office:value="0.00006534336707672" calcext:value-type="float">
            <text:p>0.00006534</text:p>
          </table:table-cell>
          <table:table-cell table:style-name="ce57" table:formula="of:=1/[.F60]" office:value-type="float" office:value="0.340085525547558" calcext:value-type="float">
            <text:p>0.34009</text:p>
          </table:table-cell>
          <table:table-cell table:style-name="ce59" table:formula="of:=[.J60]/[.H60]" office:value-type="float" office:value="1734.8637959854" calcext:value-type="float">
            <text:p>1,734.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94267351751016" calcext:value-type="float">
            <text:p>2.9427</text:p>
          </table:table-cell>
          <table:table-cell table:style-name="ce14" table:formula="of:=[.F61]*([.C61]/1024)" office:value-type="float" office:value="14.7133675875508" calcext:value-type="float">
            <text:p>14.7134</text:p>
          </table:table-cell>
          <table:table-cell table:style-name="ce55" table:formula="of:=[.$D$1]*[.G61]" office:value-type="float" office:value="0.00019617921539185" calcext:value-type="float">
            <text:p>0.00019618</text:p>
          </table:table-cell>
          <table:table-cell table:style-name="ce55" table:formula="of:=[.H61]/[.D61]" office:value-type="float" office:value="0.00003923584307837" calcext:value-type="float">
            <text:p>0.00003924</text:p>
          </table:table-cell>
          <table:table-cell table:style-name="ce57" table:formula="of:=1/[.F61]" office:value-type="float" office:value="0.339827029417152" calcext:value-type="float">
            <text:p>0.33983</text:p>
          </table:table-cell>
          <table:table-cell table:style-name="ce59" table:formula="of:=[.J61]/[.H61]" office:value-type="float" office:value="1732.22748769985" calcext:value-type="float">
            <text:p>1,732.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81150237579968" calcext:value-type="float">
            <text:p>2.8115</text:p>
          </table:table-cell>
          <table:table-cell table:style-name="ce14" table:formula="of:=[.F62]*([.C62]/1024)" office:value-type="float" office:value="15.4632630668982" calcext:value-type="float">
            <text:p>15.4633</text:p>
          </table:table-cell>
          <table:table-cell table:style-name="ce55" table:formula="of:=[.$D$1]*[.G62]" office:value-type="float" office:value="0.000206177871776181" calcext:value-type="float">
            <text:p>0.00020618</text:p>
          </table:table-cell>
          <table:table-cell table:style-name="ce55" table:formula="of:=[.H62]/[.D62]" office:value-type="float" office:value="0.0000412355743552362" calcext:value-type="float">
            <text:p>0.00004124</text:p>
          </table:table-cell>
          <table:table-cell table:style-name="ce57" table:formula="of:=1/[.F62]" office:value-type="float" office:value="0.355681719712425" calcext:value-type="float">
            <text:p>0.35568</text:p>
          </table:table-cell>
          <table:table-cell table:style-name="ce59" table:formula="of:=[.J62]/[.H62]" office:value-type="float" office:value="1725.12072536349" calcext:value-type="float">
            <text:p>1,725.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5727619974758" calcext:value-type="float">
            <text:p>2.7573</text:p>
          </table:table-cell>
          <table:table-cell table:style-name="ce14" table:formula="of:=[.F63]*([.C63]/1024)" office:value-type="float" office:value="15.8543381485486" calcext:value-type="float">
            <text:p>15.8543</text:p>
          </table:table-cell>
          <table:table-cell table:style-name="ce55" table:formula="of:=[.$D$1]*[.G63]" office:value-type="float" office:value="0.000211392232269858" calcext:value-type="float">
            <text:p>0.00021139</text:p>
          </table:table-cell>
          <table:table-cell table:style-name="ce55" table:formula="of:=[.H63]/[.D63]" office:value-type="float" office:value="0.0000422784464539715" calcext:value-type="float">
            <text:p>0.00004228</text:p>
          </table:table-cell>
          <table:table-cell table:style-name="ce57" table:formula="of:=1/[.F63]" office:value-type="float" office:value="0.362676760526039" calcext:value-type="float">
            <text:p>0.36268</text:p>
          </table:table-cell>
          <table:table-cell table:style-name="ce59" table:formula="of:=[.J63]/[.H63]" office:value-type="float" office:value="1715.65793421896" calcext:value-type="float">
            <text:p>1,715.6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1803082797903" calcext:value-type="float">
            <text:p>2.1180</text:p>
          </table:table-cell>
          <table:table-cell table:style-name="ce14" table:formula="of:=[.F64]*([.C64]/1024)" office:value-type="float" office:value="20.6508005727955" calcext:value-type="float">
            <text:p>20.6508</text:p>
          </table:table-cell>
          <table:table-cell table:style-name="ce55" table:formula="of:=[.$D$1]*[.G64]" office:value-type="float" office:value="0.000275345384357312" calcext:value-type="float">
            <text:p>0.00027535</text:p>
          </table:table-cell>
          <table:table-cell table:style-name="ce55" table:formula="of:=[.H64]/[.D64]" office:value-type="float" office:value="0.000068836346089328" calcext:value-type="float">
            <text:p>0.00006884</text:p>
          </table:table-cell>
          <table:table-cell table:style-name="ce57" table:formula="of:=1/[.F64]" office:value-type="float" office:value="0.472136659575524" calcext:value-type="float">
            <text:p>0.47214</text:p>
          </table:table-cell>
          <table:table-cell table:style-name="ce59" table:formula="of:=[.J64]/[.H64]" office:value-type="float" office:value="1714.70700581216" calcext:value-type="float">
            <text:p>1,714.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04034437464221" calcext:value-type="float">
            <text:p>3.0403</text:p>
          </table:table-cell>
          <table:table-cell table:style-name="ce14" table:formula="of:=[.F65]*([.C65]/1024)" office:value-type="float" office:value="14.4416357795505" calcext:value-type="float">
            <text:p>14.4416</text:p>
          </table:table-cell>
          <table:table-cell table:style-name="ce55" table:formula="of:=[.$D$1]*[.G65]" office:value-type="float" office:value="0.000192556106503059" calcext:value-type="float">
            <text:p>0.00019256</text:p>
          </table:table-cell>
          <table:table-cell table:style-name="ce55" table:formula="of:=[.H65]/[.D65]" office:value-type="float" office:value="0.0000641853688343529" calcext:value-type="float">
            <text:p>0.00006419</text:p>
          </table:table-cell>
          <table:table-cell table:style-name="ce57" table:formula="of:=1/[.F65]" office:value-type="float" office:value="0.328910109111466" calcext:value-type="float">
            <text:p>0.32891</text:p>
          </table:table-cell>
          <table:table-cell table:style-name="ce59" table:formula="of:=[.J65]/[.H65]" office:value-type="float" office:value="1708.12608898613" calcext:value-type="float">
            <text:p>1,708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0414039538685" calcext:value-type="float">
            <text:p>3.0414</text:p>
          </table:table-cell>
          <table:table-cell table:style-name="ce14" table:formula="of:=[.F66]*([.C66]/1024)" office:value-type="float" office:value="14.4466687808754" calcext:value-type="float">
            <text:p>14.4467</text:p>
          </table:table-cell>
          <table:table-cell table:style-name="ce55" table:formula="of:=[.$D$1]*[.G66]" office:value-type="float" office:value="0.000192623213522924" calcext:value-type="float">
            <text:p>0.00019262</text:p>
          </table:table-cell>
          <table:table-cell table:style-name="ce55" table:formula="of:=[.H66]/[.D66]" office:value-type="float" office:value="0.0000385246427045847" calcext:value-type="float">
            <text:p>0.00003852</text:p>
          </table:table-cell>
          <table:table-cell table:style-name="ce57" table:formula="of:=1/[.F66]" office:value-type="float" office:value="0.328795521794484" calcext:value-type="float">
            <text:p>0.32880</text:p>
          </table:table-cell>
          <table:table-cell table:style-name="ce59" table:formula="of:=[.J66]/[.H66]" office:value-type="float" office:value="1706.9361256158" calcext:value-type="float">
            <text:p>1,706.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5700459122106" calcext:value-type="float">
            <text:p>2.6570</text:p>
          </table:table-cell>
          <table:table-cell table:style-name="ce14" table:formula="of:=[.F67]*([.C67]/1024)" office:value-type="float" office:value="16.6062786951316" calcext:value-type="float">
            <text:p>16.6063</text:p>
          </table:table-cell>
          <table:table-cell table:style-name="ce55" table:formula="of:=[.$D$1]*[.G67]" office:value-type="float" office:value="0.000221418156353668" calcext:value-type="float">
            <text:p>0.00022142</text:p>
          </table:table-cell>
          <table:table-cell table:style-name="ce55" table:formula="of:=[.H67]/[.D67]" office:value-type="float" office:value="0.0000442836312707336" calcext:value-type="float">
            <text:p>0.00004428</text:p>
          </table:table-cell>
          <table:table-cell table:style-name="ce57" table:formula="of:=1/[.F67]" office:value-type="float" office:value="0.376363670316594" calcext:value-type="float">
            <text:p>0.37636</text:p>
          </table:table-cell>
          <table:table-cell table:style-name="ce59" table:formula="of:=[.J67]/[.H67]" office:value-type="float" office:value="1699.78684907589" calcext:value-type="float">
            <text:p>1,699.7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13597974780535" calcext:value-type="float">
            <text:p>3.1360</text:p>
          </table:table-cell>
          <table:table-cell table:style-name="ce14" table:formula="of:=[.F68]*([.C68]/1024)" office:value-type="float" office:value="14.1119088651241" calcext:value-type="float">
            <text:p>14.1119</text:p>
          </table:table-cell>
          <table:table-cell table:style-name="ce55" table:formula="of:=[.$D$1]*[.G68]" office:value-type="float" office:value="0.000188159725662245" calcext:value-type="float">
            <text:p>0.00018816</text:p>
          </table:table-cell>
          <table:table-cell table:style-name="ce55" table:formula="of:=[.H68]/[.D68]" office:value-type="float" office:value="0.0000627199085540818" calcext:value-type="float">
            <text:p>0.00006272</text:p>
          </table:table-cell>
          <table:table-cell table:style-name="ce57" table:formula="of:=1/[.F68]" office:value-type="float" office:value="0.31887961033544" calcext:value-type="float">
            <text:p>0.31888</text:p>
          </table:table-cell>
          <table:table-cell table:style-name="ce59" table:formula="of:=[.J68]/[.H68]" office:value-type="float" office:value="1694.72829115324" calcext:value-type="float">
            <text:p>1,694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91602285897903" calcext:value-type="float">
            <text:p>2.9160</text:p>
          </table:table-cell>
          <table:table-cell table:style-name="ce14" table:formula="of:=[.F69]*([.C69]/1024)" office:value-type="float" office:value="15.3091200096399" calcext:value-type="float">
            <text:p>15.3091</text:p>
          </table:table-cell>
          <table:table-cell table:style-name="ce55" table:formula="of:=[.$D$1]*[.G69]" office:value-type="float" office:value="0.000204122620736533" calcext:value-type="float">
            <text:p>0.00020412</text:p>
          </table:table-cell>
          <table:table-cell table:style-name="ce55" table:formula="of:=[.H69]/[.D69]" office:value-type="float" office:value="0.0000408245241473066" calcext:value-type="float">
            <text:p>0.00004082</text:p>
          </table:table-cell>
          <table:table-cell table:style-name="ce57" table:formula="of:=1/[.F69]" office:value-type="float" office:value="0.342932839816669" calcext:value-type="float">
            <text:p>0.34293</text:p>
          </table:table-cell>
          <table:table-cell table:style-name="ce59" table:formula="of:=[.J69]/[.H69]" office:value-type="float" office:value="1680.03349447146" calcext:value-type="float">
            <text:p>1,680.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931416343154" calcext:value-type="float">
            <text:p>2.7893</text:p>
          </table:table-cell>
          <table:table-cell table:style-name="ce14" table:formula="of:=[.F70]*([.C70]/1024)" office:value-type="float" office:value="16.0385564397314" calcext:value-type="float">
            <text:p>16.0386</text:p>
          </table:table-cell>
          <table:table-cell table:style-name="ce55" table:formula="of:=[.$D$1]*[.G70]" office:value-type="float" office:value="0.000213848488433514" calcext:value-type="float">
            <text:p>0.00021385</text:p>
          </table:table-cell>
          <table:table-cell table:style-name="ce55" table:formula="of:=[.H70]/[.D70]" office:value-type="float" office:value="0.000071282829477838" calcext:value-type="float">
            <text:p>0.00007128</text:p>
          </table:table-cell>
          <table:table-cell table:style-name="ce57" table:formula="of:=1/[.F70]" office:value-type="float" office:value="0.35851106810061" calcext:value-type="float">
            <text:p>0.35851</text:p>
          </table:table-cell>
          <table:table-cell table:style-name="ce59" table:formula="of:=[.J70]/[.H70]" office:value-type="float" office:value="1676.47230395118" calcext:value-type="float">
            <text:p>1,676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2960738893184" calcext:value-type="float">
            <text:p>2.6296</text:p>
          </table:table-cell>
          <table:table-cell table:style-name="ce14" table:formula="of:=[.F71]*([.C71]/1024)" office:value-type="float" office:value="17.092448028057" calcext:value-type="float">
            <text:p>17.0924</text:p>
          </table:table-cell>
          <table:table-cell table:style-name="ce55" table:formula="of:=[.$D$1]*[.G71]" office:value-type="float" office:value="0.000227900446537295" calcext:value-type="float">
            <text:p>0.00022790</text:p>
          </table:table-cell>
          <table:table-cell table:style-name="ce55" table:formula="of:=[.H71]/[.D71]" office:value-type="float" office:value="0.0000455800893074589" calcext:value-type="float">
            <text:p>0.00004558</text:p>
          </table:table-cell>
          <table:table-cell table:style-name="ce57" table:formula="of:=1/[.F71]" office:value-type="float" office:value="0.380284906487962" calcext:value-type="float">
            <text:p>0.38028</text:p>
          </table:table-cell>
          <table:table-cell table:style-name="ce59" table:formula="of:=[.J71]/[.H71]" office:value-type="float" office:value="1668.64485026681" calcext:value-type="float">
            <text:p>1,668.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3705736098937" calcext:value-type="float">
            <text:p>2.7371</text:p>
          </table:table-cell>
          <table:table-cell table:style-name="ce14" table:formula="of:=[.F72]*([.C72]/1024)" office:value-type="float" office:value="16.4223441659362" calcext:value-type="float">
            <text:p>16.4223</text:p>
          </table:table-cell>
          <table:table-cell table:style-name="ce55" table:formula="of:=[.$D$1]*[.G72]" office:value-type="float" office:value="0.000218965683702094" calcext:value-type="float">
            <text:p>0.00021897</text:p>
          </table:table-cell>
          <table:table-cell table:style-name="ce55" table:formula="of:=[.H72]/[.D72]" office:value-type="float" office:value="0.0000437931367404188" calcext:value-type="float">
            <text:p>0.00004379</text:p>
          </table:table-cell>
          <table:table-cell table:style-name="ce57" table:formula="of:=1/[.F72]" office:value-type="float" office:value="0.365355879731555" calcext:value-type="float">
            <text:p>0.36536</text:p>
          </table:table-cell>
          <table:table-cell table:style-name="ce59" table:formula="of:=[.J72]/[.H72]" office:value-type="float" office:value="1668.55314291452" calcext:value-type="float">
            <text:p>1,668.5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16214660846855" calcext:value-type="float">
            <text:p>3.1621</text:p>
          </table:table-cell>
          <table:table-cell table:style-name="ce14" table:formula="of:=[.F73]*([.C73]/1024)" office:value-type="float" office:value="14.2296597381085" calcext:value-type="float">
            <text:p>14.2297</text:p>
          </table:table-cell>
          <table:table-cell table:style-name="ce55" table:formula="of:=[.$D$1]*[.G73]" office:value-type="float" office:value="0.000189729745152096" calcext:value-type="float">
            <text:p>0.00018973</text:p>
          </table:table-cell>
          <table:table-cell table:style-name="ce55" table:formula="of:=[.H73]/[.D73]" office:value-type="float" office:value="0.0000379459490304191" calcext:value-type="float">
            <text:p>0.00003795</text:p>
          </table:table-cell>
          <table:table-cell table:style-name="ce57" table:formula="of:=1/[.F73]" office:value-type="float" office:value="0.31624087172995" calcext:value-type="float">
            <text:p>0.31624</text:p>
          </table:table-cell>
          <table:table-cell table:style-name="ce59" table:formula="of:=[.J73]/[.H73]" office:value-type="float" office:value="1666.7964818929" calcext:value-type="float">
            <text:p>1,666.8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5420873743682" calcext:value-type="float">
            <text:p>3.2542</text:p>
          </table:table-cell>
          <table:table-cell table:style-name="ce14" table:formula="of:=[.F74]*([.C74]/1024)" office:value-type="float" office:value="13.8303871341065" calcext:value-type="float">
            <text:p>13.8304</text:p>
          </table:table-cell>
          <table:table-cell table:style-name="ce55" table:formula="of:=[.$D$1]*[.G74]" office:value-type="float" office:value="0.000184406083813895" calcext:value-type="float">
            <text:p>0.00018441</text:p>
          </table:table-cell>
          <table:table-cell table:style-name="ce55" table:formula="of:=[.H74]/[.D74]" office:value-type="float" office:value="0.0000307343473023159" calcext:value-type="float">
            <text:p>0.00003073</text:p>
          </table:table-cell>
          <table:table-cell table:style-name="ce57" table:formula="of:=1/[.F74]" office:value-type="float" office:value="0.307294362680512" calcext:value-type="float">
            <text:p>0.30729</text:p>
          </table:table-cell>
          <table:table-cell table:style-name="ce59" table:formula="of:=[.J74]/[.H74]" office:value-type="float" office:value="1666.40035038452" calcext:value-type="float">
            <text:p>1,666.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601475708419" calcext:value-type="float">
            <text:p>2.1260</text:p>
          </table:table-cell>
          <table:table-cell table:style-name="ce14" table:formula="of:=[.F75]*([.C75]/1024)" office:value-type="float" office:value="21.2601475708419" calcext:value-type="float">
            <text:p>21.2601</text:p>
          </table:table-cell>
          <table:table-cell table:style-name="ce55" table:formula="of:=[.$D$1]*[.G75]" office:value-type="float" office:value="0.000283470051621063" calcext:value-type="float">
            <text:p>0.00028347</text:p>
          </table:table-cell>
          <table:table-cell table:style-name="ce55" table:formula="of:=[.H75]/[.D75]" office:value-type="float" office:value="0.0000708675129052658" calcext:value-type="float">
            <text:p>0.00007087</text:p>
          </table:table-cell>
          <table:table-cell table:style-name="ce57" table:formula="of:=1/[.F75]" office:value-type="float" office:value="0.470363621262672" calcext:value-type="float">
            <text:p>0.47036</text:p>
          </table:table-cell>
          <table:table-cell table:style-name="ce59" table:formula="of:=[.J75]/[.H75]" office:value-type="float" office:value="1659.30622502388" calcext:value-type="float">
            <text:p>1,659.3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27085652849989" calcext:value-type="float">
            <text:p>3.2709</text:p>
          </table:table-cell>
          <table:table-cell table:style-name="ce14" table:formula="of:=[.F76]*([.C76]/1024)" office:value-type="float" office:value="13.9011402461245" calcext:value-type="float">
            <text:p>13.9011</text:p>
          </table:table-cell>
          <table:table-cell table:style-name="ce55" table:formula="of:=[.$D$1]*[.G76]" office:value-type="float" office:value="0.000185349463357677" calcext:value-type="float">
            <text:p>0.00018535</text:p>
          </table:table-cell>
          <table:table-cell table:style-name="ce55" table:formula="of:=[.H76]/[.D76]" office:value-type="float" office:value="0.000061783154452559" calcext:value-type="float">
            <text:p>0.00006178</text:p>
          </table:table-cell>
          <table:table-cell table:style-name="ce57" table:formula="of:=1/[.F76]" office:value-type="float" office:value="0.305730315985039" calcext:value-type="float">
            <text:p>0.30573</text:p>
          </table:table-cell>
          <table:table-cell table:style-name="ce59" table:formula="of:=[.J76]/[.H76]" office:value-type="float" office:value="1649.48044869738" calcext:value-type="float">
            <text:p>1,649.4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7509983712628" calcext:value-type="float">
            <text:p>3.2751</text:p>
          </table:table-cell>
          <table:table-cell table:style-name="ce14" table:formula="of:=[.F77]*([.C77]/1024)" office:value-type="float" office:value="13.9191743077867" calcext:value-type="float">
            <text:p>13.9192</text:p>
          </table:table-cell>
          <table:table-cell table:style-name="ce55" table:formula="of:=[.$D$1]*[.G77]" office:value-type="float" office:value="0.000185589918715443" calcext:value-type="float">
            <text:p>0.00018559</text:p>
          </table:table-cell>
          <table:table-cell table:style-name="ce55" table:formula="of:=[.H77]/[.D77]" office:value-type="float" office:value="0.0000371179837430886" calcext:value-type="float">
            <text:p>0.00003712</text:p>
          </table:table-cell>
          <table:table-cell table:style-name="ce57" table:formula="of:=1/[.F77]" office:value-type="float" office:value="0.30533420345361" calcext:value-type="float">
            <text:p>0.30533</text:p>
          </table:table-cell>
          <table:table-cell table:style-name="ce59" table:formula="of:=[.J77]/[.H77]" office:value-type="float" office:value="1645.20899393121" calcext:value-type="float">
            <text:p>1,645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015160368157" calcext:value-type="float">
            <text:p>2.6015</text:p>
          </table:table-cell>
          <table:table-cell table:style-name="ce14" table:formula="of:=[.F78]*([.C78]/1024)" office:value-type="float" office:value="17.560233248506" calcext:value-type="float">
            <text:p>17.5602</text:p>
          </table:table-cell>
          <table:table-cell table:style-name="ce55" table:formula="of:=[.$D$1]*[.G78]" office:value-type="float" office:value="0.00023413761399563" calcext:value-type="float">
            <text:p>0.00023414</text:p>
          </table:table-cell>
          <table:table-cell table:style-name="ce55" table:formula="of:=[.H78]/[.D78]" office:value-type="float" office:value="0.0000468275227991259" calcext:value-type="float">
            <text:p>0.00004683</text:p>
          </table:table-cell>
          <table:table-cell table:style-name="ce57" table:formula="of:=1/[.F78]" office:value-type="float" office:value="0.38439124950543" calcext:value-type="float">
            <text:p>0.38439</text:p>
          </table:table-cell>
          <table:table-cell table:style-name="ce59" table:formula="of:=[.J78]/[.H78]" office:value-type="float" office:value="1641.73215463195" calcext:value-type="float">
            <text:p>1,641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07580035842" calcext:value-type="float">
            <text:p>2.7808</text:p>
          </table:table-cell>
          <table:table-cell table:style-name="ce14" table:formula="of:=[.F79]*([.C79]/1024)" office:value-type="float" office:value="16.6845480215052" calcext:value-type="float">
            <text:p>16.6845</text:p>
          </table:table-cell>
          <table:table-cell table:style-name="ce55" table:formula="of:=[.$D$1]*[.G79]" office:value-type="float" office:value="0.000222461752589937" calcext:value-type="float">
            <text:p>0.00022246</text:p>
          </table:table-cell>
          <table:table-cell table:style-name="ce55" table:formula="of:=[.H79]/[.D79]" office:value-type="float" office:value="0.0000741539175299791" calcext:value-type="float">
            <text:p>0.00007415</text:p>
          </table:table-cell>
          <table:table-cell table:style-name="ce57" table:formula="of:=1/[.F79]" office:value-type="float" office:value="0.359614176678111" calcext:value-type="float">
            <text:p>0.35961</text:p>
          </table:table-cell>
          <table:table-cell table:style-name="ce59" table:formula="of:=[.J79]/[.H79]" office:value-type="float" office:value="1616.52136824161" calcext:value-type="float">
            <text:p>1,616.5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3694289121579" calcext:value-type="float">
            <text:p>3.4369</text:p>
          </table:table-cell>
          <table:table-cell table:style-name="ce14" table:formula="of:=[.F80]*([.C80]/1024)" office:value-type="float" office:value="13.7477715648632" calcext:value-type="float">
            <text:p>13.7478</text:p>
          </table:table-cell>
          <table:table-cell table:style-name="ce55" table:formula="of:=[.$D$1]*[.G80]" office:value-type="float" office:value="0.000183304537382946" calcext:value-type="float">
            <text:p>0.00018330</text:p>
          </table:table-cell>
          <table:table-cell table:style-name="ce55" table:formula="of:=[.H80]/[.D80]" office:value-type="float" office:value="0.0000305507562304911" calcext:value-type="float">
            <text:p>0.00003055</text:p>
          </table:table-cell>
          <table:table-cell table:style-name="ce57" table:formula="of:=1/[.F80]" office:value-type="float" office:value="0.2909562456088" calcext:value-type="float">
            <text:p>0.29096</text:p>
          </table:table-cell>
          <table:table-cell table:style-name="ce59" table:formula="of:=[.J80]/[.H80]" office:value-type="float" office:value="1587.28337968501" calcext:value-type="float">
            <text:p>1,587.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45123139823154" calcext:value-type="float">
            <text:p>3.4512</text:p>
          </table:table-cell>
          <table:table-cell table:style-name="ce14" table:formula="of:=[.F81]*([.C81]/1024)" office:value-type="float" office:value="13.8049255929262" calcext:value-type="float">
            <text:p>13.8049</text:p>
          </table:table-cell>
          <table:table-cell table:style-name="ce55" table:formula="of:=[.$D$1]*[.G81]" office:value-type="float" office:value="0.000184066594900722" calcext:value-type="float">
            <text:p>0.00018407</text:p>
          </table:table-cell>
          <table:table-cell table:style-name="ce55" table:formula="of:=[.H81]/[.D81]" office:value-type="float" office:value="0.0000613555316335739" calcext:value-type="float">
            <text:p>0.00006136</text:p>
          </table:table-cell>
          <table:table-cell table:style-name="ce57" table:formula="of:=1/[.F81]" office:value-type="float" office:value="0.289751652268931" calcext:value-type="float">
            <text:p>0.28975</text:p>
          </table:table-cell>
          <table:table-cell table:style-name="ce59" table:formula="of:=[.J81]/[.H81]" office:value-type="float" office:value="1574.16750402327" calcext:value-type="float">
            <text:p>1,574.1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594303415527" calcext:value-type="float">
            <text:p>3.4594</text:p>
          </table:table-cell>
          <table:table-cell table:style-name="ce14" table:formula="of:=[.F82]*([.C82]/1024)" office:value-type="float" office:value="13.8377213662108" calcext:value-type="float">
            <text:p>13.8377</text:p>
          </table:table-cell>
          <table:table-cell table:style-name="ce55" table:formula="of:=[.$D$1]*[.G82]" office:value-type="float" office:value="0.000184503874064235" calcext:value-type="float">
            <text:p>0.00018450</text:p>
          </table:table-cell>
          <table:table-cell table:style-name="ce55" table:formula="of:=[.H82]/[.D82]" office:value-type="float" office:value="0.000036900774812847" calcext:value-type="float">
            <text:p>0.00003690</text:p>
          </table:table-cell>
          <table:table-cell table:style-name="ce57" table:formula="of:=1/[.F82]" office:value-type="float" office:value="0.289064933029167" calcext:value-type="float">
            <text:p>0.28906</text:p>
          </table:table-cell>
          <table:table-cell table:style-name="ce59" table:formula="of:=[.J82]/[.H82]" office:value-type="float" office:value="1566.71470718566" calcext:value-type="float">
            <text:p>1,566.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269002455271" calcext:value-type="float">
            <text:p>2.7827</text:p>
          </table:table-cell>
          <table:table-cell table:style-name="ce14" table:formula="of:=[.F83]*([.C83]/1024)" office:value-type="float" office:value="17.3918126534544" calcext:value-type="float">
            <text:p>17.3918</text:p>
          </table:table-cell>
          <table:table-cell table:style-name="ce55" table:formula="of:=[.$D$1]*[.G83]" office:value-type="float" office:value="0.000231891994833569" calcext:value-type="float">
            <text:p>0.00023189</text:p>
          </table:table-cell>
          <table:table-cell table:style-name="ce55" table:formula="of:=[.H83]/[.D83]" office:value-type="float" office:value="0.0000772973316111898" calcext:value-type="float">
            <text:p>0.00007730</text:p>
          </table:table-cell>
          <table:table-cell table:style-name="ce57" table:formula="of:=1/[.F83]" office:value-type="float" office:value="0.359364496647714" calcext:value-type="float">
            <text:p>0.35936</text:p>
          </table:table-cell>
          <table:table-cell table:style-name="ce59" table:formula="of:=[.J83]/[.H83]" office:value-type="float" office:value="1549.70634887864" calcext:value-type="float">
            <text:p>1,549.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9100270748411" calcext:value-type="float">
            <text:p>3.2910</text:p>
          </table:table-cell>
          <table:table-cell table:style-name="ce14" table:formula="of:=[.F84]*([.C84]/1024)" office:value-type="float" office:value="14.8095121836785" calcext:value-type="float">
            <text:p>14.8095</text:p>
          </table:table-cell>
          <table:table-cell table:style-name="ce55" table:formula="of:=[.$D$1]*[.G84]" office:value-type="float" office:value="0.000197461149749859" calcext:value-type="float">
            <text:p>0.00019746</text:p>
          </table:table-cell>
          <table:table-cell table:style-name="ce55" table:formula="of:=[.H84]/[.D84]" office:value-type="float" office:value="0.0000493652874374647" calcext:value-type="float">
            <text:p>0.00004937</text:p>
          </table:table-cell>
          <table:table-cell table:style-name="ce57" table:formula="of:=1/[.F84]" office:value-type="float" office:value="0.303858759437021" calcext:value-type="float">
            <text:p>0.30386</text:p>
          </table:table-cell>
          <table:table-cell table:style-name="ce59" table:formula="of:=[.J84]/[.H84]" office:value-type="float" office:value="1538.82806730309" calcext:value-type="float">
            <text:p>1,538.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2977163073154" calcext:value-type="float">
            <text:p>3.2298</text:p>
          </table:table-cell>
          <table:table-cell table:style-name="ce14" table:formula="of:=[.F85]*([.C85]/1024)" office:value-type="float" office:value="15.3414152459748" calcext:value-type="float">
            <text:p>15.3414</text:p>
          </table:table-cell>
          <table:table-cell table:style-name="ce55" table:formula="of:=[.$D$1]*[.G85]" office:value-type="float" office:value="0.000204553226040681" calcext:value-type="float">
            <text:p>0.00020455</text:p>
          </table:table-cell>
          <table:table-cell table:style-name="ce55" table:formula="of:=[.H85]/[.D85]" office:value-type="float" office:value="0.0000511383065101701" calcext:value-type="float">
            <text:p>0.00005114</text:p>
          </table:table-cell>
          <table:table-cell table:style-name="ce57" table:formula="of:=1/[.F85]" office:value-type="float" office:value="0.309619414104985" calcext:value-type="float">
            <text:p>0.30962</text:p>
          </table:table-cell>
          <table:table-cell table:style-name="ce59" table:formula="of:=[.J85]/[.H85]" office:value-type="float" office:value="1513.63740429794" calcext:value-type="float">
            <text:p>1,513.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2212959144746" calcext:value-type="float">
            <text:p>3.4221</text:p>
          </table:table-cell>
          <table:table-cell table:style-name="ce14" table:formula="of:=[.F86]*([.C86]/1024)" office:value-type="float" office:value="14.5440507636517" calcext:value-type="float">
            <text:p>14.5441</text:p>
          </table:table-cell>
          <table:table-cell table:style-name="ce55" table:formula="of:=[.$D$1]*[.G86]" office:value-type="float" office:value="0.000193921646452074" calcext:value-type="float">
            <text:p>0.00019392</text:p>
          </table:table-cell>
          <table:table-cell table:style-name="ce55" table:formula="of:=[.H86]/[.D86]" office:value-type="float" office:value="0.0000484804116130184" calcext:value-type="float">
            <text:p>0.00004848</text:p>
          </table:table-cell>
          <table:table-cell table:style-name="ce57" table:formula="of:=1/[.F86]" office:value-type="float" office:value="0.292215701737066" calcext:value-type="float">
            <text:p>0.29222</text:p>
          </table:table-cell>
          <table:table-cell table:style-name="ce59" table:formula="of:=[.J86]/[.H86]" office:value-type="float" office:value="1506.87510694834" calcext:value-type="float">
            <text:p>1,506.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7563933567355" calcext:value-type="float">
            <text:p>2.7756</text:p>
          </table:table-cell>
          <table:table-cell table:style-name="ce14" table:formula="of:=[.F87]*([.C87]/1024)" office:value-type="float" office:value="18.0416556818781" calcext:value-type="float">
            <text:p>18.0417</text:p>
          </table:table-cell>
          <table:table-cell table:style-name="ce55" table:formula="of:=[.$D$1]*[.G87]" office:value-type="float" office:value="0.000240556611868753" calcext:value-type="float">
            <text:p>0.00024056</text:p>
          </table:table-cell>
          <table:table-cell table:style-name="ce55" table:formula="of:=[.H87]/[.D87]" office:value-type="float" office:value="0.0000801855372895844" calcext:value-type="float">
            <text:p>0.00008019</text:p>
          </table:table-cell>
          <table:table-cell table:style-name="ce57" table:formula="of:=1/[.F87]" office:value-type="float" office:value="0.360277355615922" calcext:value-type="float">
            <text:p>0.36028</text:p>
          </table:table-cell>
          <table:table-cell table:style-name="ce59" table:formula="of:=[.J87]/[.H87]" office:value-type="float" office:value="1497.68219969979" calcext:value-type="float">
            <text:p>1,497.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65470038441584" calcext:value-type="float">
            <text:p>3.6547</text:p>
          </table:table-cell>
          <table:table-cell table:style-name="ce14" table:formula="of:=[.F88]*([.C88]/1024)" office:value-type="float" office:value="13.7051264415594" calcext:value-type="float">
            <text:p>13.7051</text:p>
          </table:table-cell>
          <table:table-cell table:style-name="ce55" table:formula="of:=[.$D$1]*[.G88]" office:value-type="float" office:value="0.000182735932895888" calcext:value-type="float">
            <text:p>0.00018274</text:p>
          </table:table-cell>
          <table:table-cell table:style-name="ce55" table:formula="of:=[.H88]/[.D88]" office:value-type="float" office:value="0.0000304559888159814" calcext:value-type="float">
            <text:p>0.00003046</text:p>
          </table:table-cell>
          <table:table-cell table:style-name="ce57" table:formula="of:=1/[.F88]" office:value-type="float" office:value="0.273620241009124" calcext:value-type="float">
            <text:p>0.27362</text:p>
          </table:table-cell>
          <table:table-cell table:style-name="ce59" table:formula="of:=[.J88]/[.H88]" office:value-type="float" office:value="1497.35323903163" calcext:value-type="float">
            <text:p>1,497.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16868121462096" calcext:value-type="float">
            <text:p>3.1687</text:p>
          </table:table-cell>
          <table:table-cell table:style-name="ce14" table:formula="of:=[.F89]*([.C89]/1024)" office:value-type="float" office:value="15.8434060731048" calcext:value-type="float">
            <text:p>15.8434</text:p>
          </table:table-cell>
          <table:table-cell table:style-name="ce55" table:formula="of:=[.$D$1]*[.G89]" office:value-type="float" office:value="0.000211246470535136" calcext:value-type="float">
            <text:p>0.00021125</text:p>
          </table:table-cell>
          <table:table-cell table:style-name="ce55" table:formula="of:=[.H89]/[.D89]" office:value-type="float" office:value="0.0000528116176337839" calcext:value-type="float">
            <text:p>0.00005281</text:p>
          </table:table-cell>
          <table:table-cell table:style-name="ce57" table:formula="of:=1/[.F89]" office:value-type="float" office:value="0.315588704659147" calcext:value-type="float">
            <text:p>0.31559</text:p>
          </table:table-cell>
          <table:table-cell table:style-name="ce59" table:formula="of:=[.J89]/[.H89]" office:value-type="float" office:value="1493.93598794663" calcext:value-type="float">
            <text:p>1,493.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54697267534187" calcext:value-type="float">
            <text:p>3.5470</text:p>
          </table:table-cell>
          <table:table-cell table:style-name="ce14" table:formula="of:=[.F90]*([.C90]/1024)" office:value-type="float" office:value="14.1878907013675" calcext:value-type="float">
            <text:p>14.1879</text:p>
          </table:table-cell>
          <table:table-cell table:style-name="ce55" table:formula="of:=[.$D$1]*[.G90]" office:value-type="float" office:value="0.000189172821877613" calcext:value-type="float">
            <text:p>0.00018917</text:p>
          </table:table-cell>
          <table:table-cell table:style-name="ce55" table:formula="of:=[.H90]/[.D90]" office:value-type="float" office:value="0.0000472932054694033" calcext:value-type="float">
            <text:p>0.00004729</text:p>
          </table:table-cell>
          <table:table-cell table:style-name="ce57" table:formula="of:=1/[.F90]" office:value-type="float" office:value="0.28193056206829" calcext:value-type="float">
            <text:p>0.28193</text:p>
          </table:table-cell>
          <table:table-cell table:style-name="ce59" table:formula="of:=[.J90]/[.H90]" office:value-type="float" office:value="1490.333332611" calcext:value-type="float">
            <text:p>1,490.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68145625886828" calcext:value-type="float">
            <text:p>3.6815</text:p>
          </table:table-cell>
          <table:table-cell table:style-name="ce14" table:formula="of:=[.F91]*([.C91]/1024)" office:value-type="float" office:value="13.8054609707561" calcext:value-type="float">
            <text:p>13.8055</text:p>
          </table:table-cell>
          <table:table-cell table:style-name="ce55" table:formula="of:=[.$D$1]*[.G91]" office:value-type="float" office:value="0.000184073733307479" calcext:value-type="float">
            <text:p>0.00018407</text:p>
          </table:table-cell>
          <table:table-cell table:style-name="ce55" table:formula="of:=[.H91]/[.D91]" office:value-type="float" office:value="0.0000368147466614957" calcext:value-type="float">
            <text:p>0.00003681</text:p>
          </table:table-cell>
          <table:table-cell table:style-name="ce57" table:formula="of:=1/[.F91]" office:value-type="float" office:value="0.27163163967821" calcext:value-type="float">
            <text:p>0.27163</text:p>
          </table:table-cell>
          <table:table-cell table:style-name="ce59" table:formula="of:=[.J91]/[.H91]" office:value-type="float" office:value="1475.66757514758" calcext:value-type="float">
            <text:p>1,475.6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68423485164723" calcext:value-type="float">
            <text:p>3.6842</text:p>
          </table:table-cell>
          <table:table-cell table:style-name="ce14" table:formula="of:=[.F92]*([.C92]/1024)" office:value-type="float" office:value="13.8158806936771" calcext:value-type="float">
            <text:p>13.8159</text:p>
          </table:table-cell>
          <table:table-cell table:style-name="ce55" table:formula="of:=[.$D$1]*[.G92]" office:value-type="float" office:value="0.000184212663641074" calcext:value-type="float">
            <text:p>0.00018421</text:p>
          </table:table-cell>
          <table:table-cell table:style-name="ce55" table:formula="of:=[.H92]/[.D92]" office:value-type="float" office:value="0.0000614042212136915" calcext:value-type="float">
            <text:p>0.00006140</text:p>
          </table:table-cell>
          <table:table-cell table:style-name="ce57" table:formula="of:=1/[.F92]" office:value-type="float" office:value="0.271426779308843" calcext:value-type="float">
            <text:p>0.27143</text:p>
          </table:table-cell>
          <table:table-cell table:style-name="ce59" table:formula="of:=[.J92]/[.H92]" office:value-type="float" office:value="1473.44256330661" calcext:value-type="float">
            <text:p>1,473.4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025433441031" calcext:value-type="float">
            <text:p>2.7803</text:p>
          </table:table-cell>
          <table:table-cell table:style-name="ce14" table:formula="of:=[.F93]*([.C93]/1024)" office:value-type="float" office:value="18.7667167572696" calcext:value-type="float">
            <text:p>18.7667</text:p>
          </table:table-cell>
          <table:table-cell table:style-name="ce55" table:formula="of:=[.$D$1]*[.G93]" office:value-type="float" office:value="0.000250224141211378" calcext:value-type="float">
            <text:p>0.00025022</text:p>
          </table:table-cell>
          <table:table-cell table:style-name="ce55" table:formula="of:=[.H93]/[.D93]" office:value-type="float" office:value="0.0000834080470704594" calcext:value-type="float">
            <text:p>0.00008341</text:p>
          </table:table-cell>
          <table:table-cell table:style-name="ce57" table:formula="of:=1/[.F93]" office:value-type="float" office:value="0.359679324162298" calcext:value-type="float">
            <text:p>0.35968</text:p>
          </table:table-cell>
          <table:table-cell table:style-name="ce59" table:formula="of:=[.J93]/[.H93]" office:value-type="float" office:value="1437.42854874445" calcext:value-type="float">
            <text:p>1,437.4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74310646192094" calcext:value-type="float">
            <text:p>3.7431</text:p>
          </table:table-cell>
          <table:table-cell table:style-name="ce14" table:formula="of:=[.F94]*([.C94]/1024)" office:value-type="float" office:value="14.0366492322035" calcext:value-type="float">
            <text:p>14.0366</text:p>
          </table:table-cell>
          <table:table-cell table:style-name="ce55" table:formula="of:=[.$D$1]*[.G94]" office:value-type="float" office:value="0.000187156258872662" calcext:value-type="float">
            <text:p>0.00018716</text:p>
          </table:table-cell>
          <table:table-cell table:style-name="ce55" table:formula="of:=[.H94]/[.D94]" office:value-type="float" office:value="0.0000467890647181656" calcext:value-type="float">
            <text:p>0.00004679</text:p>
          </table:table-cell>
          <table:table-cell table:style-name="ce57" table:formula="of:=1/[.F94]" office:value-type="float" office:value="0.26715777661499" calcext:value-type="float">
            <text:p>0.26716</text:p>
          </table:table-cell>
          <table:table-cell table:style-name="ce59" table:formula="of:=[.J94]/[.H94]" office:value-type="float" office:value="1427.45841482522" calcext:value-type="float">
            <text:p>1,427.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1350245844722" calcext:value-type="float">
            <text:p>3.9135</text:p>
          </table:table-cell>
          <table:table-cell table:style-name="ce14" table:formula="of:=[.F95]*([.C95]/1024)" office:value-type="float" office:value="13.6972586045653" calcext:value-type="float">
            <text:p>13.6973</text:p>
          </table:table-cell>
          <table:table-cell table:style-name="ce55" table:formula="of:=[.$D$1]*[.G95]" office:value-type="float" office:value="0.000182631027878111" calcext:value-type="float">
            <text:p>0.00018263</text:p>
          </table:table-cell>
          <table:table-cell table:style-name="ce55" table:formula="of:=[.H95]/[.D95]" office:value-type="float" office:value="0.0000304385046463518" calcext:value-type="float">
            <text:p>0.00003044</text:p>
          </table:table-cell>
          <table:table-cell table:style-name="ce57" table:formula="of:=1/[.F95]" office:value-type="float" office:value="0.255525583698439" calcext:value-type="float">
            <text:p>0.25553</text:p>
          </table:table-cell>
          <table:table-cell table:style-name="ce59" table:formula="of:=[.J95]/[.H95]" office:value-type="float" office:value="1399.13565984515" calcext:value-type="float">
            <text:p>1,399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92057169968413" calcext:value-type="float">
            <text:p>3.9206</text:p>
          </table:table-cell>
          <table:table-cell table:style-name="ce14" table:formula="of:=[.F96]*([.C96]/1024)" office:value-type="float" office:value="13.7220009488945" calcext:value-type="float">
            <text:p>13.7220</text:p>
          </table:table-cell>
          <table:table-cell table:style-name="ce55" table:formula="of:=[.$D$1]*[.G96]" office:value-type="float" office:value="0.000182960927451989" calcext:value-type="float">
            <text:p>0.00018296</text:p>
          </table:table-cell>
          <table:table-cell table:style-name="ce55" table:formula="of:=[.H96]/[.D96]" office:value-type="float" office:value="0.0000609869758173298" calcext:value-type="float">
            <text:p>0.00006099</text:p>
          </table:table-cell>
          <table:table-cell table:style-name="ce57" table:formula="of:=1/[.F96]" office:value-type="float" office:value="0.255064841711878" calcext:value-type="float">
            <text:p>0.25506</text:p>
          </table:table-cell>
          <table:table-cell table:style-name="ce59" table:formula="of:=[.J96]/[.H96]" office:value-type="float" office:value="1394.09460404495" calcext:value-type="float">
            <text:p>1,394.0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2631251356309" calcext:value-type="float">
            <text:p>3.9263</text:p>
          </table:table-cell>
          <table:table-cell table:style-name="ce14" table:formula="of:=[.F97]*([.C97]/1024)" office:value-type="float" office:value="13.7420937974708" calcext:value-type="float">
            <text:p>13.7421</text:p>
          </table:table-cell>
          <table:table-cell table:style-name="ce55" table:formula="of:=[.$D$1]*[.G97]" office:value-type="float" office:value="0.000183228833439197" calcext:value-type="float">
            <text:p>0.00018323</text:p>
          </table:table-cell>
          <table:table-cell table:style-name="ce55" table:formula="of:=[.H97]/[.D97]" office:value-type="float" office:value="0.0000366457666878395" calcext:value-type="float">
            <text:p>0.00003665</text:p>
          </table:table-cell>
          <table:table-cell table:style-name="ce57" table:formula="of:=1/[.F97]" office:value-type="float" office:value="0.254691901509518" calcext:value-type="float">
            <text:p>0.25469</text:p>
          </table:table-cell>
          <table:table-cell table:style-name="ce59" table:formula="of:=[.J97]/[.H97]" office:value-type="float" office:value="1390.02086477855" calcext:value-type="float">
            <text:p>1,390.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7994435287923" calcext:value-type="float">
            <text:p>2.7799</text:p>
          </table:table-cell>
          <table:table-cell table:style-name="ce14" table:formula="of:=[.F98]*([.C98]/1024)" office:value-type="float" office:value="19.4596104701546" calcext:value-type="float">
            <text:p>19.4596</text:p>
          </table:table-cell>
          <table:table-cell table:style-name="ce55" table:formula="of:=[.$D$1]*[.G98]" office:value-type="float" office:value="0.000259462770242759" calcext:value-type="float">
            <text:p>0.00025946</text:p>
          </table:table-cell>
          <table:table-cell table:style-name="ce55" table:formula="of:=[.H98]/[.D98]" office:value-type="float" office:value="0.0000864875900809198" calcext:value-type="float">
            <text:p>0.00008649</text:p>
          </table:table-cell>
          <table:table-cell table:style-name="ce57" table:formula="of:=1/[.F98]" office:value-type="float" office:value="0.359719430701656" calcext:value-type="float">
            <text:p>0.35972</text:p>
          </table:table-cell>
          <table:table-cell table:style-name="ce59" table:formula="of:=[.J98]/[.H98]" office:value-type="float" office:value="1386.40094825587" calcext:value-type="float">
            <text:p>1,386.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9172229856315" calcext:value-type="float">
            <text:p>3.9917</text:p>
          </table:table-cell>
          <table:table-cell table:style-name="ce14" table:formula="of:=[.F99]*([.C99]/1024)" office:value-type="float" office:value="13.971028044971" calcext:value-type="float">
            <text:p>13.9710</text:p>
          </table:table-cell>
          <table:table-cell table:style-name="ce55" table:formula="of:=[.$D$1]*[.G99]" office:value-type="float" office:value="0.000186281305334817" calcext:value-type="float">
            <text:p>0.00018628</text:p>
          </table:table-cell>
          <table:table-cell table:style-name="ce55" table:formula="of:=[.H99]/[.D99]" office:value-type="float" office:value="0.0000465703263337042" calcext:value-type="float">
            <text:p>0.00004657</text:p>
          </table:table-cell>
          <table:table-cell table:style-name="ce57" table:formula="of:=1/[.F99]" office:value-type="float" office:value="0.250518429190316" calcext:value-type="float">
            <text:p>0.25052</text:p>
          </table:table-cell>
          <table:table-cell table:style-name="ce59" table:formula="of:=[.J99]/[.H99]" office:value-type="float" office:value="1344.83934788862" calcext:value-type="float">
            <text:p>1,344.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308231676833" calcext:value-type="float">
            <text:p>2.7831</text:p>
          </table:table-cell>
          <table:table-cell table:style-name="ce14" table:formula="of:=[.F100]*([.C100]/1024)" office:value-type="float" office:value="20.1773467965704" calcext:value-type="float">
            <text:p>20.1773</text:p>
          </table:table-cell>
          <table:table-cell table:style-name="ce55" table:formula="of:=[.$D$1]*[.G100]" office:value-type="float" office:value="0.000269032635777392" calcext:value-type="float">
            <text:p>0.00026903</text:p>
          </table:table-cell>
          <table:table-cell table:style-name="ce55" table:formula="of:=[.H100]/[.D100]" office:value-type="float" office:value="0.0000896775452591305" calcext:value-type="float">
            <text:p>0.00008968</text:p>
          </table:table-cell>
          <table:table-cell table:style-name="ce57" table:formula="of:=1/[.F100]" office:value-type="float" office:value="0.359313842057386" calcext:value-type="float">
            <text:p>0.35931</text:p>
          </table:table-cell>
          <table:table-cell table:style-name="ce59" table:formula="of:=[.J100]/[.H100]" office:value-type="float" office:value="1335.57715412154" calcext:value-type="float">
            <text:p>1,335.5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0469086336327" calcext:value-type="float">
            <text:p>4.2047</text:p>
          </table:table-cell>
          <table:table-cell table:style-name="ce14" table:formula="of:=[.F101]*([.C101]/1024)" office:value-type="float" office:value="13.6652453059306" calcext:value-type="float">
            <text:p>13.6652</text:p>
          </table:table-cell>
          <table:table-cell table:style-name="ce55" table:formula="of:=[.$D$1]*[.G101]" office:value-type="float" office:value="0.000182204181762095" calcext:value-type="float">
            <text:p>0.00018220</text:p>
          </table:table-cell>
          <table:table-cell table:style-name="ce55" table:formula="of:=[.H101]/[.D101]" office:value-type="float" office:value="0.0000303673636270159" calcext:value-type="float">
            <text:p>0.00003037</text:p>
          </table:table-cell>
          <table:table-cell table:style-name="ce57" table:formula="of:=1/[.F101]" office:value-type="float" office:value="0.237829612805379" calcext:value-type="float">
            <text:p>0.23783</text:p>
          </table:table-cell>
          <table:table-cell table:style-name="ce59" table:formula="of:=[.J101]/[.H101]" office:value-type="float" office:value="1305.29173647569" calcext:value-type="float">
            <text:p>1,305.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0895681906318" calcext:value-type="float">
            <text:p>4.2090</text:p>
          </table:table-cell>
          <table:table-cell table:style-name="ce14" table:formula="of:=[.F102]*([.C102]/1024)" office:value-type="float" office:value="13.6791096619553" calcext:value-type="float">
            <text:p>13.6791</text:p>
          </table:table-cell>
          <table:table-cell table:style-name="ce55" table:formula="of:=[.$D$1]*[.G102]" office:value-type="float" office:value="0.000182389040766715" calcext:value-type="float">
            <text:p>0.00018239</text:p>
          </table:table-cell>
          <table:table-cell table:style-name="ce55" table:formula="of:=[.H102]/[.D102]" office:value-type="float" office:value="0.000036477808153343" calcext:value-type="float">
            <text:p>0.00003648</text:p>
          </table:table-cell>
          <table:table-cell table:style-name="ce57" table:formula="of:=1/[.F102]" office:value-type="float" office:value="0.23758856243685" calcext:value-type="float">
            <text:p>0.23759</text:p>
          </table:table-cell>
          <table:table-cell table:style-name="ce59" table:formula="of:=[.J102]/[.H102]" office:value-type="float" office:value="1302.64714062913" calcext:value-type="float">
            <text:p>1,302.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027189699979" calcext:value-type="float">
            <text:p>2.7803</text:p>
          </table:table-cell>
          <table:table-cell table:style-name="ce14" table:formula="of:=[.F103]*([.C103]/1024)" office:value-type="float" office:value="20.8520392274984" calcext:value-type="float">
            <text:p>20.8520</text:p>
          </table:table-cell>
          <table:table-cell table:style-name="ce55" table:formula="of:=[.$D$1]*[.G103]" office:value-type="float" office:value="0.000278028579835927" calcext:value-type="float">
            <text:p>0.00027803</text:p>
          </table:table-cell>
          <table:table-cell table:style-name="ce55" table:formula="of:=[.H103]/[.D103]" office:value-type="float" office:value="0.0000926761932786425" calcext:value-type="float">
            <text:p>0.00009268</text:p>
          </table:table-cell>
          <table:table-cell table:style-name="ce57" table:formula="of:=1/[.F103]" office:value-type="float" office:value="0.359677052118214" calcext:value-type="float">
            <text:p>0.35968</text:p>
          </table:table-cell>
          <table:table-cell table:style-name="ce59" table:formula="of:=[.J103]/[.H103]" office:value-type="float" office:value="1293.66934985774" calcext:value-type="float">
            <text:p>1,293.6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2566048834736" calcext:value-type="float">
            <text:p>4.2257</text:p>
          </table:table-cell>
          <table:table-cell table:style-name="ce14" table:formula="of:=[.F104]*([.C104]/1024)" office:value-type="float" office:value="13.7333965871289" calcext:value-type="float">
            <text:p>13.7334</text:p>
          </table:table-cell>
          <table:table-cell table:style-name="ce55" table:formula="of:=[.$D$1]*[.G104]" office:value-type="float" office:value="0.000183112870054825" calcext:value-type="float">
            <text:p>0.00018311</text:p>
          </table:table-cell>
          <table:table-cell table:style-name="ce55" table:formula="of:=[.H104]/[.D104]" office:value-type="float" office:value="0.0000457782175137062" calcext:value-type="float">
            <text:p>0.00004578</text:p>
          </table:table-cell>
          <table:table-cell table:style-name="ce57" table:formula="of:=1/[.F104]" office:value-type="float" office:value="0.236649395463168" calcext:value-type="float">
            <text:p>0.23665</text:p>
          </table:table-cell>
          <table:table-cell table:style-name="ce59" table:formula="of:=[.J104]/[.H104]" office:value-type="float" office:value="1292.36899291849" calcext:value-type="float">
            <text:p>1,292.3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7362333552089" calcext:value-type="float">
            <text:p>4.0736</text:p>
          </table:table-cell>
          <table:table-cell table:style-name="ce14" table:formula="of:=[.F105]*([.C105]/1024)" office:value-type="float" office:value="14.2576816743231" calcext:value-type="float">
            <text:p>14.2577</text:p>
          </table:table-cell>
          <table:table-cell table:style-name="ce55" table:formula="of:=[.$D$1]*[.G105]" office:value-type="float" office:value="0.00019010337283642" calcext:value-type="float">
            <text:p>0.00019010</text:p>
          </table:table-cell>
          <table:table-cell table:style-name="ce55" table:formula="of:=[.H105]/[.D105]" office:value-type="float" office:value="0.0000950516864182099" calcext:value-type="float">
            <text:p>0.00009505</text:p>
          </table:table-cell>
          <table:table-cell table:style-name="ce57" table:formula="of:=1/[.F105]" office:value-type="float" office:value="0.245481704525863" calcext:value-type="float">
            <text:p>0.24548</text:p>
          </table:table-cell>
          <table:table-cell table:style-name="ce59" table:formula="of:=[.J105]/[.H105]" office:value-type="float" office:value="1291.30641325914" calcext:value-type="float">
            <text:p>1,291.3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23248232803685" calcext:value-type="float">
            <text:p>4.2325</text:p>
          </table:table-cell>
          <table:table-cell table:style-name="ce14" table:formula="of:=[.F106]*([.C106]/1024)" office:value-type="float" office:value="13.7555675661198" calcext:value-type="float">
            <text:p>13.7556</text:p>
          </table:table-cell>
          <table:table-cell table:style-name="ce55" table:formula="of:=[.$D$1]*[.G106]" office:value-type="float" office:value="0.000183408484586101" calcext:value-type="float">
            <text:p>0.00018341</text:p>
          </table:table-cell>
          <table:table-cell table:style-name="ce55" table:formula="of:=[.H106]/[.D106]" office:value-type="float" office:value="0.0000611361615287004" calcext:value-type="float">
            <text:p>0.00006114</text:p>
          </table:table-cell>
          <table:table-cell table:style-name="ce57" table:formula="of:=1/[.F106]" office:value-type="float" office:value="0.236267968179286" calcext:value-type="float">
            <text:p>0.23627</text:p>
          </table:table-cell>
          <table:table-cell table:style-name="ce59" table:formula="of:=[.J106]/[.H106]" office:value-type="float" office:value="1288.20631560461" calcext:value-type="float">
            <text:p>1,288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659421334193" calcext:value-type="float">
            <text:p>2.7866</text:p>
          </table:table-cell>
          <table:table-cell table:style-name="ce14" table:formula="of:=[.F107]*([.C107]/1024)" office:value-type="float" office:value="21.5961051534" calcext:value-type="float">
            <text:p>21.5961</text:p>
          </table:table-cell>
          <table:table-cell table:style-name="ce55" table:formula="of:=[.$D$1]*[.G107]" office:value-type="float" office:value="0.000287949508452343" calcext:value-type="float">
            <text:p>0.00028795</text:p>
          </table:table-cell>
          <table:table-cell table:style-name="ce55" table:formula="of:=[.H107]/[.D107]" office:value-type="float" office:value="0.0000959831694841143" calcext:value-type="float">
            <text:p>0.00009598</text:p>
          </table:table-cell>
          <table:table-cell table:style-name="ce57" table:formula="of:=1/[.F107]" office:value-type="float" office:value="0.358861005026172" calcext:value-type="float">
            <text:p>0.35886</text:p>
          </table:table-cell>
          <table:table-cell table:style-name="ce59" table:formula="of:=[.J107]/[.H107]" office:value-type="float" office:value="1246.26364863396" calcext:value-type="float">
            <text:p>1,246.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6039002499457" calcext:value-type="float">
            <text:p>4.0604</text:p>
          </table:table-cell>
          <table:table-cell table:style-name="ce14" table:formula="of:=[.F108]*([.C108]/1024)" office:value-type="float" office:value="15.2264625937296" calcext:value-type="float">
            <text:p>15.2265</text:p>
          </table:table-cell>
          <table:table-cell table:style-name="ce55" table:formula="of:=[.$D$1]*[.G108]" office:value-type="float" office:value="0.000203020516347235" calcext:value-type="float">
            <text:p>0.00020302</text:p>
          </table:table-cell>
          <table:table-cell table:style-name="ce55" table:formula="of:=[.H108]/[.D108]" office:value-type="float" office:value="0.000101510258173617" calcext:value-type="float">
            <text:p>0.00010151</text:p>
          </table:table-cell>
          <table:table-cell table:style-name="ce57" table:formula="of:=1/[.F108]" office:value-type="float" office:value="0.246281759595579" calcext:value-type="float">
            <text:p>0.24628</text:p>
          </table:table-cell>
          <table:table-cell table:style-name="ce59" table:formula="of:=[.J108]/[.H108]" office:value-type="float" office:value="1213.08803674971" calcext:value-type="float">
            <text:p>1,213.0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36443408620001" calcext:value-type="float">
            <text:p>4.3644</text:p>
          </table:table-cell>
          <table:table-cell table:style-name="ce14" table:formula="of:=[.F109]*([.C109]/1024)" office:value-type="float" office:value="14.18441078015" calcext:value-type="float">
            <text:p>14.1844</text:p>
          </table:table-cell>
          <table:table-cell table:style-name="ce55" table:formula="of:=[.$D$1]*[.G109]" office:value-type="float" office:value="0.000189126422696052" calcext:value-type="float">
            <text:p>0.00018913</text:p>
          </table:table-cell>
          <table:table-cell table:style-name="ce55" table:formula="of:=[.H109]/[.D109]" office:value-type="float" office:value="0.0000945632113480262" calcext:value-type="float">
            <text:p>0.00009456</text:p>
          </table:table-cell>
          <table:table-cell table:style-name="ce57" table:formula="of:=1/[.F109]" office:value-type="float" office:value="0.229124780040079" calcext:value-type="float">
            <text:p>0.22912</text:p>
          </table:table-cell>
          <table:table-cell table:style-name="ce59" table:formula="of:=[.J109]/[.H109]" office:value-type="float" office:value="1211.49005397468" calcext:value-type="float">
            <text:p>1,211.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4475812372624" calcext:value-type="float">
            <text:p>4.5448</text:p>
          </table:table-cell>
          <table:table-cell table:style-name="ce14" table:formula="of:=[.F110]*([.C110]/1024)" office:value-type="float" office:value="13.6342743711787" calcext:value-type="float">
            <text:p>13.6343</text:p>
          </table:table-cell>
          <table:table-cell table:style-name="ce55" table:formula="of:=[.$D$1]*[.G110]" office:value-type="float" office:value="0.000181791233900674" calcext:value-type="float">
            <text:p>0.00018179</text:p>
          </table:table-cell>
          <table:table-cell table:style-name="ce55" table:formula="of:=[.H110]/[.D110]" office:value-type="float" office:value="0.0000302985389834457" calcext:value-type="float">
            <text:p>0.00003030</text:p>
          </table:table-cell>
          <table:table-cell table:style-name="ce57" table:formula="of:=1/[.F110]" office:value-type="float" office:value="0.220033711976756" calcext:value-type="float">
            <text:p>0.22003</text:p>
          </table:table-cell>
          <table:table-cell table:style-name="ce59" table:formula="of:=[.J110]/[.H110]" office:value-type="float" office:value="1210.36480833271" calcext:value-type="float">
            <text:p>1,210.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364754505271" calcext:value-type="float">
            <text:p>2.7836</text:p>
          </table:table-cell>
          <table:table-cell table:style-name="ce14" table:formula="of:=[.F111]*([.C111]/1024)" office:value-type="float" office:value="22.2691803604217" calcext:value-type="float">
            <text:p>22.2692</text:p>
          </table:table-cell>
          <table:table-cell table:style-name="ce55" table:formula="of:=[.$D$1]*[.G111]" office:value-type="float" office:value="0.000296923889417646" calcext:value-type="float">
            <text:p>0.00029692</text:p>
          </table:table-cell>
          <table:table-cell table:style-name="ce55" table:formula="of:=[.H111]/[.D111]" office:value-type="float" office:value="0.0000989746298058821" calcext:value-type="float">
            <text:p>0.00009897</text:p>
          </table:table-cell>
          <table:table-cell table:style-name="ce57" table:formula="of:=1/[.F111]" office:value-type="float" office:value="0.359240882265166" calcext:value-type="float">
            <text:p>0.35924</text:p>
          </table:table-cell>
          <table:table-cell table:style-name="ce59" table:formula="of:=[.J111]/[.H111]" office:value-type="float" office:value="1209.87530834835" calcext:value-type="float">
            <text:p>1,209.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4874451003685" calcext:value-type="float">
            <text:p>4.5487</text:p>
          </table:table-cell>
          <table:table-cell table:style-name="ce14" table:formula="of:=[.F112]*([.C112]/1024)" office:value-type="float" office:value="13.6462335301106" calcext:value-type="float">
            <text:p>13.6462</text:p>
          </table:table-cell>
          <table:table-cell table:style-name="ce55" table:formula="of:=[.$D$1]*[.G112]" office:value-type="float" office:value="0.000181950690150376" calcext:value-type="float">
            <text:p>0.00018195</text:p>
          </table:table-cell>
          <table:table-cell table:style-name="ce55" table:formula="of:=[.H112]/[.D112]" office:value-type="float" office:value="0.0000363901380300752" calcext:value-type="float">
            <text:p>0.00003639</text:p>
          </table:table-cell>
          <table:table-cell table:style-name="ce57" table:formula="of:=1/[.F112]" office:value-type="float" office:value="0.219840880883393" calcext:value-type="float">
            <text:p>0.21984</text:p>
          </table:table-cell>
          <table:table-cell table:style-name="ce59" table:formula="of:=[.J112]/[.H112]" office:value-type="float" office:value="1208.24428146825" calcext:value-type="float">
            <text:p>1,208.2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55841101172117" calcext:value-type="float">
            <text:p>4.5584</text:p>
          </table:table-cell>
          <table:table-cell table:style-name="ce14" table:formula="of:=[.F113]*([.C113]/1024)" office:value-type="float" office:value="13.6752330351635" calcext:value-type="float">
            <text:p>13.6752</text:p>
          </table:table-cell>
          <table:table-cell table:style-name="ce55" table:formula="of:=[.$D$1]*[.G113]" office:value-type="float" office:value="0.000182337352151049" calcext:value-type="float">
            <text:p>0.00018234</text:p>
          </table:table-cell>
          <table:table-cell table:style-name="ce55" table:formula="of:=[.H113]/[.D113]" office:value-type="float" office:value="0.0000607791173836831" calcext:value-type="float">
            <text:p>0.00006078</text:p>
          </table:table-cell>
          <table:table-cell table:style-name="ce57" table:formula="of:=1/[.F113]" office:value-type="float" office:value="0.219374689432057" calcext:value-type="float">
            <text:p>0.21937</text:p>
          </table:table-cell>
          <table:table-cell table:style-name="ce59" table:formula="of:=[.J113]/[.H113]" office:value-type="float" office:value="1203.12534345857" calcext:value-type="float">
            <text:p>1,203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6019941138396" calcext:value-type="float">
            <text:p>4.5602</text:p>
          </table:table-cell>
          <table:table-cell table:style-name="ce14" table:formula="of:=[.F114]*([.C114]/1024)" office:value-type="float" office:value="13.6805982341519" calcext:value-type="float">
            <text:p>13.6806</text:p>
          </table:table-cell>
          <table:table-cell table:style-name="ce55" table:formula="of:=[.$D$1]*[.G114]" office:value-type="float" office:value="0.000182408888495241" calcext:value-type="float">
            <text:p>0.00018241</text:p>
          </table:table-cell>
          <table:table-cell table:style-name="ce55" table:formula="of:=[.H114]/[.D114]" office:value-type="float" office:value="0.0000456022221238102" calcext:value-type="float">
            <text:p>0.00004560</text:p>
          </table:table-cell>
          <table:table-cell table:style-name="ce57" table:formula="of:=1/[.F114]" office:value-type="float" office:value="0.219288655996847" calcext:value-type="float">
            <text:p>0.21929</text:p>
          </table:table-cell>
          <table:table-cell table:style-name="ce59" table:formula="of:=[.J114]/[.H114]" office:value-type="float" office:value="1202.18185531331" calcext:value-type="float">
            <text:p>1,202.1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254813367356" calcext:value-type="float">
            <text:p>2.7825</text:p>
          </table:table-cell>
          <table:table-cell table:style-name="ce14" table:formula="of:=[.F115]*([.C115]/1024)" office:value-type="float" office:value="22.9560221028069" calcext:value-type="float">
            <text:p>22.9560</text:p>
          </table:table-cell>
          <table:table-cell table:style-name="ce55" table:formula="of:=[.$D$1]*[.G115]" office:value-type="float" office:value="0.000306081825105565" calcext:value-type="float">
            <text:p>0.00030608</text:p>
          </table:table-cell>
          <table:table-cell table:style-name="ce55" table:formula="of:=[.H115]/[.D115]" office:value-type="float" office:value="0.000102027275035188" calcext:value-type="float">
            <text:p>0.00010203</text:p>
          </table:table-cell>
          <table:table-cell table:style-name="ce57" table:formula="of:=1/[.F115]" office:value-type="float" office:value="0.359382821773432" calcext:value-type="float">
            <text:p>0.35938</text:p>
          </table:table-cell>
          <table:table-cell table:style-name="ce59" table:formula="of:=[.J115]/[.H115]" office:value-type="float" office:value="1174.13969826364" calcext:value-type="float">
            <text:p>1,174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62275884436343" calcext:value-type="float">
            <text:p>4.6228</text:p>
          </table:table-cell>
          <table:table-cell table:style-name="ce14" table:formula="of:=[.F116]*([.C116]/1024)" office:value-type="float" office:value="13.8682765330903" calcext:value-type="float">
            <text:p>13.8683</text:p>
          </table:table-cell>
          <table:table-cell table:style-name="ce55" table:formula="of:=[.$D$1]*[.G116]" office:value-type="float" office:value="0.000184911278326306" calcext:value-type="float">
            <text:p>0.00018491</text:p>
          </table:table-cell>
          <table:table-cell table:style-name="ce55" table:formula="of:=[.H116]/[.D116]" office:value-type="float" office:value="0.000092455639163153" calcext:value-type="float">
            <text:p>0.00009246</text:p>
          </table:table-cell>
          <table:table-cell table:style-name="ce57" table:formula="of:=1/[.F116]" office:value-type="float" office:value="0.216321039809227" calcext:value-type="float">
            <text:p>0.21632</text:p>
          </table:table-cell>
          <table:table-cell table:style-name="ce59" table:formula="of:=[.J116]/[.H116]" office:value-type="float" office:value="1169.86395728385" calcext:value-type="float">
            <text:p>1,169.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167095058419" calcext:value-type="float">
            <text:p>2.7817</text:p>
          </table:table-cell>
          <table:table-cell table:style-name="ce14" table:formula="of:=[.F117]*([.C117]/1024)" office:value-type="float" office:value="23.6442030799656" calcext:value-type="float">
            <text:p>23.6442</text:p>
          </table:table-cell>
          <table:table-cell table:style-name="ce55" table:formula="of:=[.$D$1]*[.G117]" office:value-type="float" office:value="0.000315257617346414" calcext:value-type="float">
            <text:p>0.00031526</text:p>
          </table:table-cell>
          <table:table-cell table:style-name="ce55" table:formula="of:=[.H117]/[.D117]" office:value-type="float" office:value="0.000105085872448805" calcext:value-type="float">
            <text:p>0.00010509</text:p>
          </table:table-cell>
          <table:table-cell table:style-name="ce57" table:formula="of:=1/[.F117]" office:value-type="float" office:value="0.359496150969972" calcext:value-type="float">
            <text:p>0.35950</text:p>
          </table:table-cell>
          <table:table-cell table:style-name="ce59" table:formula="of:=[.J117]/[.H117]" office:value-type="float" office:value="1140.32502686509" calcext:value-type="float">
            <text:p>1,140.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85100022159" calcext:value-type="float">
            <text:p>4.0585</text:p>
          </table:table-cell>
          <table:table-cell table:style-name="ce14" table:formula="of:=[.F118]*([.C118]/1024)" office:value-type="float" office:value="16.2340400088636" calcext:value-type="float">
            <text:p>16.2340</text:p>
          </table:table-cell>
          <table:table-cell table:style-name="ce55" table:formula="of:=[.$D$1]*[.G118]" office:value-type="float" office:value="0.000216454949054182" calcext:value-type="float">
            <text:p>0.00021645</text:p>
          </table:table-cell>
          <table:table-cell table:style-name="ce55" table:formula="of:=[.H118]/[.D118]" office:value-type="float" office:value="0.000108227474527091" calcext:value-type="float">
            <text:p>0.00010823</text:p>
          </table:table-cell>
          <table:table-cell table:style-name="ce57" table:formula="of:=1/[.F118]" office:value-type="float" office:value="0.246395844645944" calcext:value-type="float">
            <text:p>0.24640</text:p>
          </table:table-cell>
          <table:table-cell table:style-name="ce59" table:formula="of:=[.J118]/[.H118]" office:value-type="float" office:value="1138.32391323271" calcext:value-type="float">
            <text:p>1,138.3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5648145153679" calcext:value-type="float">
            <text:p>4.9565</text:p>
          </table:table-cell>
          <table:table-cell table:style-name="ce14" table:formula="of:=[.F119]*([.C119]/1024)" office:value-type="float" office:value="13.6303239917262" calcext:value-type="float">
            <text:p>13.6303</text:p>
          </table:table-cell>
          <table:table-cell table:style-name="ce55" table:formula="of:=[.$D$1]*[.G119]" office:value-type="float" office:value="0.000181738561911282" calcext:value-type="float">
            <text:p>0.00018174</text:p>
          </table:table-cell>
          <table:table-cell table:style-name="ce55" table:formula="of:=[.H119]/[.D119]" office:value-type="float" office:value="0.000030289760318547" calcext:value-type="float">
            <text:p>0.00003029</text:p>
          </table:table-cell>
          <table:table-cell table:style-name="ce57" table:formula="of:=1/[.F119]" office:value-type="float" office:value="0.201756025877983" calcext:value-type="float">
            <text:p>0.20176</text:p>
          </table:table-cell>
          <table:table-cell table:style-name="ce59" table:formula="of:=[.J119]/[.H119]" office:value-type="float" office:value="1110.14428504432" calcext:value-type="float">
            <text:p>1,110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8155330126839" calcext:value-type="float">
            <text:p>2.7816</text:p>
          </table:table-cell>
          <table:table-cell table:style-name="ce14" table:formula="of:=[.F120]*([.C120]/1024)" office:value-type="float" office:value="24.3385913860984" calcext:value-type="float">
            <text:p>24.3386</text:p>
          </table:table-cell>
          <table:table-cell table:style-name="ce55" table:formula="of:=[.$D$1]*[.G120]" office:value-type="float" office:value="0.000324516174387404" calcext:value-type="float">
            <text:p>0.00032452</text:p>
          </table:table-cell>
          <table:table-cell table:style-name="ce55" table:formula="of:=[.H120]/[.D120]" office:value-type="float" office:value="0.000108172058129135" calcext:value-type="float">
            <text:p>0.00010817</text:p>
          </table:table-cell>
          <table:table-cell table:style-name="ce57" table:formula="of:=1/[.F120]" office:value-type="float" office:value="0.359511356314473" calcext:value-type="float">
            <text:p>0.35951</text:p>
          </table:table-cell>
          <table:table-cell table:style-name="ce59" table:formula="of:=[.J120]/[.H120]" office:value-type="float" office:value="1107.83802068766" calcext:value-type="float">
            <text:p>1,107.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6689614365264" calcext:value-type="float">
            <text:p>4.9669</text:p>
          </table:table-cell>
          <table:table-cell table:style-name="ce14" table:formula="of:=[.F121]*([.C121]/1024)" office:value-type="float" office:value="13.6589643950448" calcext:value-type="float">
            <text:p>13.6590</text:p>
          </table:table-cell>
          <table:table-cell table:style-name="ce55" table:formula="of:=[.$D$1]*[.G121]" office:value-type="float" office:value="0.00018212043586489" calcext:value-type="float">
            <text:p>0.00018212</text:p>
          </table:table-cell>
          <table:table-cell table:style-name="ce55" table:formula="of:=[.H121]/[.D121]" office:value-type="float" office:value="0.0000455301089662224" calcext:value-type="float">
            <text:p>0.00004553</text:p>
          </table:table-cell>
          <table:table-cell table:style-name="ce57" table:formula="of:=1/[.F121]" office:value-type="float" office:value="0.201332979606979" calcext:value-type="float">
            <text:p>0.20133</text:p>
          </table:table-cell>
          <table:table-cell table:style-name="ce59" table:formula="of:=[.J121]/[.H121]" office:value-type="float" office:value="1105.49361827984" calcext:value-type="float">
            <text:p>1,105.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7463247306314" calcext:value-type="float">
            <text:p>4.9746</text:p>
          </table:table-cell>
          <table:table-cell table:style-name="ce14" table:formula="of:=[.F122]*([.C122]/1024)" office:value-type="float" office:value="13.6802393009236" calcext:value-type="float">
            <text:p>13.6802</text:p>
          </table:table-cell>
          <table:table-cell table:style-name="ce55" table:formula="of:=[.$D$1]*[.G122]" office:value-type="float" office:value="0.000182404102694935" calcext:value-type="float">
            <text:p>0.00018240</text:p>
          </table:table-cell>
          <table:table-cell table:style-name="ce55" table:formula="of:=[.H122]/[.D122]" office:value-type="float" office:value="0.000036480820538987" calcext:value-type="float">
            <text:p>0.00003648</text:p>
          </table:table-cell>
          <table:table-cell table:style-name="ce57" table:formula="of:=1/[.F122]" office:value-type="float" office:value="0.201019875420917" calcext:value-type="float">
            <text:p>0.20102</text:p>
          </table:table-cell>
          <table:table-cell table:style-name="ce59" table:formula="of:=[.J122]/[.H122]" office:value-type="float" office:value="1102.05786191726" calcext:value-type="float">
            <text:p>1,102.0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8149845028412" calcext:value-type="float">
            <text:p>4.9815</text:p>
          </table:table-cell>
          <table:table-cell table:style-name="ce14" table:formula="of:=[.F123]*([.C123]/1024)" office:value-type="float" office:value="13.6991207382813" calcext:value-type="float">
            <text:p>13.6991</text:p>
          </table:table-cell>
          <table:table-cell table:style-name="ce55" table:formula="of:=[.$D$1]*[.G123]" office:value-type="float" office:value="0.0001826558564518" calcext:value-type="float">
            <text:p>0.00018266</text:p>
          </table:table-cell>
          <table:table-cell table:style-name="ce55" table:formula="of:=[.H123]/[.D123]" office:value-type="float" office:value="0.0000608852854839334" calcext:value-type="float">
            <text:p>0.00006089</text:p>
          </table:table-cell>
          <table:table-cell table:style-name="ce57" table:formula="of:=1/[.F123]" office:value-type="float" office:value="0.200742810618151" calcext:value-type="float">
            <text:p>0.20074</text:p>
          </table:table-cell>
          <table:table-cell table:style-name="ce59" table:formula="of:=[.J123]/[.H123]" office:value-type="float" office:value="1099.02203256825" calcext:value-type="float">
            <text:p>1,099.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.00057873466315" calcext:value-type="float">
            <text:p>5.0006</text:p>
          </table:table-cell>
          <table:table-cell table:style-name="ce14" table:formula="of:=[.F124]*([.C124]/1024)" office:value-type="float" office:value="13.7515915203237" calcext:value-type="float">
            <text:p>13.7516</text:p>
          </table:table-cell>
          <table:table-cell table:style-name="ce55" table:formula="of:=[.$D$1]*[.G124]" office:value-type="float" office:value="0.000183355470377084" calcext:value-type="float">
            <text:p>0.00018336</text:p>
          </table:table-cell>
          <table:table-cell table:style-name="ce55" table:formula="of:=[.H124]/[.D124]" office:value-type="float" office:value="0.0000916777351885418" calcext:value-type="float">
            <text:p>0.00009168</text:p>
          </table:table-cell>
          <table:table-cell table:style-name="ce57" table:formula="of:=1/[.F124]" office:value-type="float" office:value="0.199976853292634" calcext:value-type="float">
            <text:p>0.19998</text:p>
          </table:table-cell>
          <table:table-cell table:style-name="ce59" table:formula="of:=[.J124]/[.H124]" office:value-type="float" office:value="1090.65114273039" calcext:value-type="float">
            <text:p>1,090.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275971523709" calcext:value-type="float">
            <text:p>2.7728</text:p>
          </table:table-cell>
          <table:table-cell table:style-name="ce14" table:formula="of:=[.F125]*([.C125]/1024)" office:value-type="float" office:value="24.9548374371338" calcext:value-type="float">
            <text:p>24.9548</text:p>
          </table:table-cell>
          <table:table-cell table:style-name="ce55" table:formula="of:=[.$D$1]*[.G125]" office:value-type="float" office:value="0.00033273282948428" calcext:value-type="float">
            <text:p>0.00033273</text:p>
          </table:table-cell>
          <table:table-cell table:style-name="ce55" table:formula="of:=[.H125]/[.D125]" office:value-type="float" office:value="0.000110910943161427" calcext:value-type="float">
            <text:p>0.00011091</text:p>
          </table:table-cell>
          <table:table-cell table:style-name="ce57" table:formula="of:=1/[.F125]" office:value-type="float" office:value="0.360651517873951" calcext:value-type="float">
            <text:p>0.36065</text:p>
          </table:table-cell>
          <table:table-cell table:style-name="ce59" table:formula="of:=[.J125]/[.H125]" office:value-type="float" office:value="1083.90722500375" calcext:value-type="float">
            <text:p>1,083.9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327710133146" calcext:value-type="float">
            <text:p>4.0533</text:p>
          </table:table-cell>
          <table:table-cell table:style-name="ce14" table:formula="of:=[.F126]*([.C126]/1024)" office:value-type="float" office:value="17.2264276806587" calcext:value-type="float">
            <text:p>17.2264</text:p>
          </table:table-cell>
          <table:table-cell table:style-name="ce55" table:formula="of:=[.$D$1]*[.G126]" office:value-type="float" office:value="0.000229686850837295" calcext:value-type="float">
            <text:p>0.00022969</text:p>
          </table:table-cell>
          <table:table-cell table:style-name="ce55" table:formula="of:=[.H126]/[.D126]" office:value-type="float" office:value="0.000114843425418647" calcext:value-type="float">
            <text:p>0.00011484</text:p>
          </table:table-cell>
          <table:table-cell table:style-name="ce57" table:formula="of:=1/[.F126]" office:value-type="float" office:value="0.24671394898501" calcext:value-type="float">
            <text:p>0.24671</text:p>
          </table:table-cell>
          <table:table-cell table:style-name="ce59" table:formula="of:=[.J126]/[.H126]" office:value-type="float" office:value="1074.13179329006" calcext:value-type="float">
            <text:p>1,074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834483212631" calcext:value-type="float">
            <text:p>2.7783</text:p>
          </table:table-cell>
          <table:table-cell table:style-name="ce14" table:formula="of:=[.F127]*([.C127]/1024)" office:value-type="float" office:value="25.6996896971684" calcext:value-type="float">
            <text:p>25.6997</text:p>
          </table:table-cell>
          <table:table-cell table:style-name="ce55" table:formula="of:=[.$D$1]*[.G127]" office:value-type="float" office:value="0.000342664242608225" calcext:value-type="float">
            <text:p>0.00034266</text:p>
          </table:table-cell>
          <table:table-cell table:style-name="ce55" table:formula="of:=[.H127]/[.D127]" office:value-type="float" office:value="0.000114221414202742" calcext:value-type="float">
            <text:p>0.00011422</text:p>
          </table:table-cell>
          <table:table-cell table:style-name="ce57" table:formula="of:=1/[.F127]" office:value-type="float" office:value="0.359926524755635" calcext:value-type="float">
            <text:p>0.35993</text:p>
          </table:table-cell>
          <table:table-cell table:style-name="ce59" table:formula="of:=[.J127]/[.H127]" office:value-type="float" office:value="1050.37666613831" calcext:value-type="float">
            <text:p>1,050.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863015226324" calcext:value-type="float">
            <text:p>2.7786</text:p>
          </table:table-cell>
          <table:table-cell table:style-name="ce14" table:formula="of:=[.F128]*([.C128]/1024)" office:value-type="float" office:value="26.3969864465008" calcext:value-type="float">
            <text:p>26.3970</text:p>
          </table:table-cell>
          <table:table-cell table:style-name="ce55" table:formula="of:=[.$D$1]*[.G128]" office:value-type="float" office:value="0.000351961579085773" calcext:value-type="float">
            <text:p>0.00035196</text:p>
          </table:table-cell>
          <table:table-cell table:style-name="ce55" table:formula="of:=[.H128]/[.D128]" office:value-type="float" office:value="0.000117320526361925" calcext:value-type="float">
            <text:p>0.00011732</text:p>
          </table:table-cell>
          <table:table-cell table:style-name="ce57" table:formula="of:=1/[.F128]" office:value-type="float" office:value="0.359889566153841" calcext:value-type="float">
            <text:p>0.35989</text:p>
          </table:table-cell>
          <table:table-cell table:style-name="ce59" table:formula="of:=[.J128]/[.H128]" office:value-type="float" office:value="1022.52514916162" calcext:value-type="float">
            <text:p>1,022.5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027980219464" calcext:value-type="float">
            <text:p>4.0503</text:p>
          </table:table-cell>
          <table:table-cell table:style-name="ce14" table:formula="of:=[.F129]*([.C129]/1024)" office:value-type="float" office:value="18.2262591098759" calcext:value-type="float">
            <text:p>18.2263</text:p>
          </table:table-cell>
          <table:table-cell table:style-name="ce55" table:formula="of:=[.$D$1]*[.G129]" office:value-type="float" office:value="0.000243018003215619" calcext:value-type="float">
            <text:p>0.00024302</text:p>
          </table:table-cell>
          <table:table-cell table:style-name="ce55" table:formula="of:=[.H129]/[.D129]" office:value-type="float" office:value="0.00012150900160781" calcext:value-type="float">
            <text:p>0.00012151</text:p>
          </table:table-cell>
          <table:table-cell table:style-name="ce57" table:formula="of:=1/[.F129]" office:value-type="float" office:value="0.246896522916306" calcext:value-type="float">
            <text:p>0.24690</text:p>
          </table:table-cell>
          <table:table-cell table:style-name="ce59" table:formula="of:=[.J129]/[.H129]" office:value-type="float" office:value="1015.95980400368" calcext:value-type="float">
            <text:p>1,015.9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3738948941061" calcext:value-type="float">
            <text:p>5.4374</text:p>
          </table:table-cell>
          <table:table-cell table:style-name="ce14" table:formula="of:=[.F130]*([.C130]/1024)" office:value-type="float" office:value="13.5934737235265" calcext:value-type="float">
            <text:p>13.5935</text:p>
          </table:table-cell>
          <table:table-cell table:style-name="ce55" table:formula="of:=[.$D$1]*[.G130]" office:value-type="float" office:value="0.000181247222545269" calcext:value-type="float">
            <text:p>0.00018125</text:p>
          </table:table-cell>
          <table:table-cell table:style-name="ce55" table:formula="of:=[.H130]/[.D130]" office:value-type="float" office:value="0.0000302078704242114" calcext:value-type="float">
            <text:p>0.00003021</text:p>
          </table:table-cell>
          <table:table-cell table:style-name="ce57" table:formula="of:=1/[.F130]" office:value-type="float" office:value="0.183911783760849" calcext:value-type="float">
            <text:p>0.18391</text:p>
          </table:table-cell>
          <table:table-cell table:style-name="ce59" table:formula="of:=[.J130]/[.H130]" office:value-type="float" office:value="1014.70125267666" calcext:value-type="float">
            <text:p>1,014.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491056524369" calcext:value-type="float">
            <text:p>5.4491</text:p>
          </table:table-cell>
          <table:table-cell table:style-name="ce14" table:formula="of:=[.F131]*([.C131]/1024)" office:value-type="float" office:value="13.6227641310923" calcext:value-type="float">
            <text:p>13.6228</text:p>
          </table:table-cell>
          <table:table-cell table:style-name="ce55" table:formula="of:=[.$D$1]*[.G131]" office:value-type="float" office:value="0.000181637763265505" calcext:value-type="float">
            <text:p>0.00018164</text:p>
          </table:table-cell>
          <table:table-cell table:style-name="ce55" table:formula="of:=[.H131]/[.D131]" office:value-type="float" office:value="0.0000454094408163764" calcext:value-type="float">
            <text:p>0.00004541</text:p>
          </table:table-cell>
          <table:table-cell table:style-name="ce57" table:formula="of:=1/[.F131]" office:value-type="float" office:value="0.183516353652051" calcext:value-type="float">
            <text:p>0.18352</text:p>
          </table:table-cell>
          <table:table-cell table:style-name="ce59" table:formula="of:=[.J131]/[.H131]" office:value-type="float" office:value="1010.34251001979" calcext:value-type="float">
            <text:p>1,010.3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565858966211" calcext:value-type="float">
            <text:p>5.4566</text:p>
          </table:table-cell>
          <table:table-cell table:style-name="ce14" table:formula="of:=[.F132]*([.C132]/1024)" office:value-type="float" office:value="13.6414647415528" calcext:value-type="float">
            <text:p>13.6415</text:p>
          </table:table-cell>
          <table:table-cell table:style-name="ce55" table:formula="of:=[.$D$1]*[.G132]" office:value-type="float" office:value="0.000181887105985019" calcext:value-type="float">
            <text:p>0.00018189</text:p>
          </table:table-cell>
          <table:table-cell table:style-name="ce55" table:formula="of:=[.H132]/[.D132]" office:value-type="float" office:value="0.0000363774211970039" calcext:value-type="float">
            <text:p>0.00003638</text:p>
          </table:table-cell>
          <table:table-cell table:style-name="ce57" table:formula="of:=1/[.F132]" office:value-type="float" office:value="0.183264777453468" calcext:value-type="float">
            <text:p>0.18326</text:p>
          </table:table-cell>
          <table:table-cell table:style-name="ce59" table:formula="of:=[.J132]/[.H132]" office:value-type="float" office:value="1007.57432178047" calcext:value-type="float">
            <text:p>1,007.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6938968243682" calcext:value-type="float">
            <text:p>5.4694</text:p>
          </table:table-cell>
          <table:table-cell table:style-name="ce14" table:formula="of:=[.F133]*([.C133]/1024)" office:value-type="float" office:value="13.6734742060921" calcext:value-type="float">
            <text:p>13.6735</text:p>
          </table:table-cell>
          <table:table-cell table:style-name="ce55" table:formula="of:=[.$D$1]*[.G133]" office:value-type="float" office:value="0.000182313900979508" calcext:value-type="float">
            <text:p>0.00018231</text:p>
          </table:table-cell>
          <table:table-cell table:style-name="ce55" table:formula="of:=[.H133]/[.D133]" office:value-type="float" office:value="0.0000607713003265026" calcext:value-type="float">
            <text:p>0.00006077</text:p>
          </table:table-cell>
          <table:table-cell table:style-name="ce57" table:formula="of:=1/[.F133]" office:value-type="float" office:value="0.182835756466791" calcext:value-type="float">
            <text:p>0.18284</text:p>
          </table:table-cell>
          <table:table-cell table:style-name="ce59" table:formula="of:=[.J133]/[.H133]" office:value-type="float" office:value="1002.86240097151" calcext:value-type="float">
            <text:p>1,002.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995489752614" calcext:value-type="float">
            <text:p>2.7800</text:p>
          </table:table-cell>
          <table:table-cell table:style-name="ce14" table:formula="of:=[.F134]*([.C134]/1024)" office:value-type="float" office:value="27.1045602508799" calcext:value-type="float">
            <text:p>27.1046</text:p>
          </table:table-cell>
          <table:table-cell table:style-name="ce55" table:formula="of:=[.$D$1]*[.G134]" office:value-type="float" office:value="0.000361395943649082" calcext:value-type="float">
            <text:p>0.00036140</text:p>
          </table:table-cell>
          <table:table-cell table:style-name="ce55" table:formula="of:=[.H134]/[.D134]" office:value-type="float" office:value="0.000120465314549694" calcext:value-type="float">
            <text:p>0.00012047</text:p>
          </table:table-cell>
          <table:table-cell table:style-name="ce57" table:formula="of:=1/[.F134]" office:value-type="float" office:value="0.359718066249885" calcext:value-type="float">
            <text:p>0.35972</text:p>
          </table:table-cell>
          <table:table-cell table:style-name="ce59" table:formula="of:=[.J134]/[.H134]" office:value-type="float" office:value="995.357232341197" calcext:value-type="float">
            <text:p>995.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.49213765237891" calcext:value-type="float">
            <text:p>5.4921</text:p>
          </table:table-cell>
          <table:table-cell table:style-name="ce14" table:formula="of:=[.F135]*([.C135]/1024)" office:value-type="float" office:value="13.7303441309473" calcext:value-type="float">
            <text:p>13.7303</text:p>
          </table:table-cell>
          <table:table-cell table:style-name="ce55" table:formula="of:=[.$D$1]*[.G135]" office:value-type="float" office:value="0.000183072170435572" calcext:value-type="float">
            <text:p>0.00018307</text:p>
          </table:table-cell>
          <table:table-cell table:style-name="ce55" table:formula="of:=[.H135]/[.D135]" office:value-type="float" office:value="0.0000915360852177862" calcext:value-type="float">
            <text:p>0.00009154</text:p>
          </table:table-cell>
          <table:table-cell table:style-name="ce57" table:formula="of:=1/[.F135]" office:value-type="float" office:value="0.182078466217403" calcext:value-type="float">
            <text:p>0.18208</text:p>
          </table:table-cell>
          <table:table-cell table:style-name="ce59" table:formula="of:=[.J135]/[.H135]" office:value-type="float" office:value="994.572062942144" calcext:value-type="float">
            <text:p>994.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420496054765" calcext:value-type="float">
            <text:p>2.7742</text:p>
          </table:table-cell>
          <table:table-cell table:style-name="ce14" table:formula="of:=[.F136]*([.C136]/1024)" office:value-type="float" office:value="27.7420496054765" calcext:value-type="float">
            <text:p>27.7420</text:p>
          </table:table-cell>
          <table:table-cell table:style-name="ce55" table:formula="of:=[.$D$1]*[.G136]" office:value-type="float" office:value="0.00036989584420966" calcext:value-type="float">
            <text:p>0.00036990</text:p>
          </table:table-cell>
          <table:table-cell table:style-name="ce55" table:formula="of:=[.H136]/[.D136]" office:value-type="float" office:value="0.000123298614736553" calcext:value-type="float">
            <text:p>0.00012330</text:p>
          </table:table-cell>
          <table:table-cell table:style-name="ce57" table:formula="of:=1/[.F136]" office:value-type="float" office:value="0.360463633444946" calcext:value-type="float">
            <text:p>0.36046</text:p>
          </table:table-cell>
          <table:table-cell table:style-name="ce59" table:formula="of:=[.J136]/[.H136]" office:value-type="float" office:value="974.500360270694" calcext:value-type="float">
            <text:p>974.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810034614737" calcext:value-type="float">
            <text:p>4.0581</text:p>
          </table:table-cell>
          <table:table-cell table:style-name="ce14" table:formula="of:=[.F137]*([.C137]/1024)" office:value-type="float" office:value="19.2759766442" calcext:value-type="float">
            <text:p>19.2760</text:p>
          </table:table-cell>
          <table:table-cell table:style-name="ce55" table:formula="of:=[.$D$1]*[.G137]" office:value-type="float" office:value="0.000257014306987776" calcext:value-type="float">
            <text:p>0.00025701</text:p>
          </table:table-cell>
          <table:table-cell table:style-name="ce55" table:formula="of:=[.H137]/[.D137]" office:value-type="float" office:value="0.000128507153493888" calcext:value-type="float">
            <text:p>0.00012851</text:p>
          </table:table-cell>
          <table:table-cell table:style-name="ce57" table:formula="of:=1/[.F137]" office:value-type="float" office:value="0.246420717750207" calcext:value-type="float">
            <text:p>0.24642</text:p>
          </table:table-cell>
          <table:table-cell table:style-name="ce59" table:formula="of:=[.J137]/[.H137]" office:value-type="float" office:value="958.782102982023" calcext:value-type="float">
            <text:p>958.7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4787604351577" calcext:value-type="float">
            <text:p>4.0479</text:p>
          </table:table-cell>
          <table:table-cell table:style-name="ce14" table:formula="of:=[.F138]*([.C138]/1024)" office:value-type="float" office:value="20.2393802175788" calcext:value-type="float">
            <text:p>20.2394</text:p>
          </table:table-cell>
          <table:table-cell table:style-name="ce55" table:formula="of:=[.$D$1]*[.G138]" office:value-type="float" office:value="0.000269859752193066" calcext:value-type="float">
            <text:p>0.00026986</text:p>
          </table:table-cell>
          <table:table-cell table:style-name="ce55" table:formula="of:=[.H138]/[.D138]" office:value-type="float" office:value="0.000134929876096533" calcext:value-type="float">
            <text:p>0.00013493</text:p>
          </table:table-cell>
          <table:table-cell table:style-name="ce57" table:formula="of:=1/[.F138]" office:value-type="float" office:value="0.247043137993784" calcext:value-type="float">
            <text:p>0.24704</text:p>
          </table:table-cell>
          <table:table-cell table:style-name="ce59" table:formula="of:=[.J138]/[.H138]" office:value-type="float" office:value="915.450103196723" calcext:value-type="float">
            <text:p>915.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4376135677888" calcext:value-type="float">
            <text:p>6.0438</text:p>
          </table:table-cell>
          <table:table-cell table:style-name="ce14" table:formula="of:=[.F139]*([.C139]/1024)" office:value-type="float" office:value="13.5984630527525" calcext:value-type="float">
            <text:p>13.5985</text:p>
          </table:table-cell>
          <table:table-cell table:style-name="ce55" table:formula="of:=[.$D$1]*[.G139]" office:value-type="float" office:value="0.00018131374726757" calcext:value-type="float">
            <text:p>0.00018131</text:p>
          </table:table-cell>
          <table:table-cell table:style-name="ce55" table:formula="of:=[.H139]/[.D139]" office:value-type="float" office:value="0.000036262749453514" calcext:value-type="float">
            <text:p>0.00003626</text:p>
          </table:table-cell>
          <table:table-cell table:style-name="ce57" table:formula="of:=1/[.F139]" office:value-type="float" office:value="0.165459875227927" calcext:value-type="float">
            <text:p>0.16546</text:p>
          </table:table-cell>
          <table:table-cell table:style-name="ce59" table:formula="of:=[.J139]/[.H139]" office:value-type="float" office:value="912.561114209134" calcext:value-type="float">
            <text:p>912.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482454304105" calcext:value-type="float">
            <text:p>6.0482</text:p>
          </table:table-cell>
          <table:table-cell table:style-name="ce14" table:formula="of:=[.F140]*([.C140]/1024)" office:value-type="float" office:value="13.6085522184236" calcext:value-type="float">
            <text:p>13.6086</text:p>
          </table:table-cell>
          <table:table-cell table:style-name="ce55" table:formula="of:=[.$D$1]*[.G140]" office:value-type="float" office:value="0.00018144827014913" calcext:value-type="float">
            <text:p>0.00018145</text:p>
          </table:table-cell>
          <table:table-cell table:style-name="ce55" table:formula="of:=[.H140]/[.D140]" office:value-type="float" office:value="0.0000302413783581883" calcext:value-type="float">
            <text:p>0.00003024</text:p>
          </table:table-cell>
          <table:table-cell table:style-name="ce57" table:formula="of:=1/[.F140]" office:value-type="float" office:value="0.165337205889829" calcext:value-type="float">
            <text:p>0.16534</text:p>
          </table:table-cell>
          <table:table-cell table:style-name="ce59" table:formula="of:=[.J140]/[.H140]" office:value-type="float" office:value="911.208499006032" calcext:value-type="float">
            <text:p>911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5979346634737" calcext:value-type="float">
            <text:p>6.0598</text:p>
          </table:table-cell>
          <table:table-cell table:style-name="ce14" table:formula="of:=[.F141]*([.C141]/1024)" office:value-type="float" office:value="13.6345352992816" calcext:value-type="float">
            <text:p>13.6345</text:p>
          </table:table-cell>
          <table:table-cell table:style-name="ce55" table:formula="of:=[.$D$1]*[.G141]" office:value-type="float" office:value="0.000181794712959441" calcext:value-type="float">
            <text:p>0.00018179</text:p>
          </table:table-cell>
          <table:table-cell table:style-name="ce55" table:formula="of:=[.H141]/[.D141]" office:value-type="float" office:value="0.0000454486782398603" calcext:value-type="float">
            <text:p>0.00004545</text:p>
          </table:table-cell>
          <table:table-cell table:style-name="ce57" table:formula="of:=1/[.F141]" office:value-type="float" office:value="0.165022125845283" calcext:value-type="float">
            <text:p>0.16502</text:p>
          </table:table-cell>
          <table:table-cell table:style-name="ce59" table:formula="of:=[.J141]/[.H141]" office:value-type="float" office:value="907.738861922239" calcext:value-type="float">
            <text:p>907.7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6813312319473" calcext:value-type="float">
            <text:p>6.0681</text:p>
          </table:table-cell>
          <table:table-cell table:style-name="ce14" table:formula="of:=[.F142]*([.C142]/1024)" office:value-type="float" office:value="13.6532995271881" calcext:value-type="float">
            <text:p>13.6533</text:p>
          </table:table-cell>
          <table:table-cell table:style-name="ce55" table:formula="of:=[.$D$1]*[.G142]" office:value-type="float" office:value="0.00018204490391581" calcext:value-type="float">
            <text:p>0.00018204</text:p>
          </table:table-cell>
          <table:table-cell table:style-name="ce55" table:formula="of:=[.H142]/[.D142]" office:value-type="float" office:value="0.0000606816346386035" calcext:value-type="float">
            <text:p>0.00006068</text:p>
          </table:table-cell>
          <table:table-cell table:style-name="ce57" table:formula="of:=1/[.F142]" office:value-type="float" office:value="0.164795329914174" calcext:value-type="float">
            <text:p>0.16480</text:p>
          </table:table-cell>
          <table:table-cell table:style-name="ce59" table:formula="of:=[.J142]/[.H142]" office:value-type="float" office:value="905.245499156548" calcext:value-type="float">
            <text:p>905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6.07698998944207" calcext:value-type="float">
            <text:p>6.0770</text:p>
          </table:table-cell>
          <table:table-cell table:style-name="ce14" table:formula="of:=[.F143]*([.C143]/1024)" office:value-type="float" office:value="13.6732274762447" calcext:value-type="float">
            <text:p>13.6732</text:p>
          </table:table-cell>
          <table:table-cell table:style-name="ce55" table:formula="of:=[.$D$1]*[.G143]" office:value-type="float" office:value="0.000182310611231761" calcext:value-type="float">
            <text:p>0.00018231</text:p>
          </table:table-cell>
          <table:table-cell table:style-name="ce55" table:formula="of:=[.H143]/[.D143]" office:value-type="float" office:value="0.0000911553056158802" calcext:value-type="float">
            <text:p>0.00009116</text:p>
          </table:table-cell>
          <table:table-cell table:style-name="ce57" table:formula="of:=1/[.F143]" office:value-type="float" office:value="0.164555150121584" calcext:value-type="float">
            <text:p>0.16456</text:p>
          </table:table-cell>
          <table:table-cell table:style-name="ce59" table:formula="of:=[.J143]/[.H143]" office:value-type="float" office:value="902.608734674223" calcext:value-type="float">
            <text:p>902.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358087053166" calcext:value-type="float">
            <text:p>4.0536</text:p>
          </table:table-cell>
          <table:table-cell table:style-name="ce14" table:formula="of:=[.F144]*([.C144]/1024)" office:value-type="float" office:value="21.2812995702912" calcext:value-type="float">
            <text:p>21.2813</text:p>
          </table:table-cell>
          <table:table-cell table:style-name="ce55" table:formula="of:=[.$D$1]*[.G144]" office:value-type="float" office:value="0.000283752079690521" calcext:value-type="float">
            <text:p>0.00028375</text:p>
          </table:table-cell>
          <table:table-cell table:style-name="ce55" table:formula="of:=[.H144]/[.D144]" office:value-type="float" office:value="0.00014187603984526" calcext:value-type="float">
            <text:p>0.00014188</text:p>
          </table:table-cell>
          <table:table-cell table:style-name="ce57" table:formula="of:=1/[.F144]" office:value-type="float" office:value="0.246695460615996" calcext:value-type="float">
            <text:p>0.24670</text:p>
          </table:table-cell>
          <table:table-cell table:style-name="ce59" table:formula="of:=[.J144]/[.H144]" office:value-type="float" office:value="869.404942811553" calcext:value-type="float">
            <text:p>869.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4813893827908" calcext:value-type="float">
            <text:p>4.0481</text:p>
          </table:table-cell>
          <table:table-cell table:style-name="ce14" table:formula="of:=[.F145]*([.C145]/1024)" office:value-type="float" office:value="22.2647641605349" calcext:value-type="float">
            <text:p>22.2648</text:p>
          </table:table-cell>
          <table:table-cell table:style-name="ce55" table:formula="of:=[.$D$1]*[.G145]" office:value-type="float" office:value="0.000296865006458077" calcext:value-type="float">
            <text:p>0.00029687</text:p>
          </table:table-cell>
          <table:table-cell table:style-name="ce55" table:formula="of:=[.H145]/[.D145]" office:value-type="float" office:value="0.000148432503229038" calcext:value-type="float">
            <text:p>0.00014843</text:p>
          </table:table-cell>
          <table:table-cell table:style-name="ce57" table:formula="of:=1/[.F145]" office:value-type="float" office:value="0.247027094486316" calcext:value-type="float">
            <text:p>0.24703</text:p>
          </table:table-cell>
          <table:table-cell table:style-name="ce59" table:formula="of:=[.J145]/[.H145]" office:value-type="float" office:value="832.119276817495" calcext:value-type="float">
            <text:p>832.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0019197743683" calcext:value-type="float">
            <text:p>6.8002</text:p>
          </table:table-cell>
          <table:table-cell table:style-name="ce14" table:formula="of:=[.F146]*([.C146]/1024)" office:value-type="float" office:value="13.6003839548737" calcext:value-type="float">
            <text:p>13.6004</text:p>
          </table:table-cell>
          <table:table-cell table:style-name="ce55" table:formula="of:=[.$D$1]*[.G146]" office:value-type="float" office:value="0.000181339359423912" calcext:value-type="float">
            <text:p>0.00018134</text:p>
          </table:table-cell>
          <table:table-cell table:style-name="ce55" table:formula="of:=[.H146]/[.D146]" office:value-type="float" office:value="0.0000302232265706521" calcext:value-type="float">
            <text:p>0.00003022</text:p>
          </table:table-cell>
          <table:table-cell table:style-name="ce57" table:formula="of:=1/[.F146]" office:value-type="float" office:value="0.147054671885444" calcext:value-type="float">
            <text:p>0.14705</text:p>
          </table:table-cell>
          <table:table-cell table:style-name="ce59" table:formula="of:=[.J146]/[.H146]" office:value-type="float" office:value="810.936314943507" calcext:value-type="float">
            <text:p>810.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030297411842" calcext:value-type="float">
            <text:p>6.8030</text:p>
          </table:table-cell>
          <table:table-cell table:style-name="ce14" table:formula="of:=[.F147]*([.C147]/1024)" office:value-type="float" office:value="13.6060594823684" calcext:value-type="float">
            <text:p>13.6061</text:p>
          </table:table-cell>
          <table:table-cell table:style-name="ce55" table:formula="of:=[.$D$1]*[.G147]" office:value-type="float" office:value="0.000181415033502211" calcext:value-type="float">
            <text:p>0.00018142</text:p>
          </table:table-cell>
          <table:table-cell table:style-name="ce55" table:formula="of:=[.H147]/[.D147]" office:value-type="float" office:value="0.0000604716778340703" calcext:value-type="float">
            <text:p>0.00006047</text:p>
          </table:table-cell>
          <table:table-cell table:style-name="ce57" table:formula="of:=1/[.F147]" office:value-type="float" office:value="0.146993330625353" calcext:value-type="float">
            <text:p>0.14699</text:p>
          </table:table-cell>
          <table:table-cell table:style-name="ce59" table:formula="of:=[.J147]/[.H147]" office:value-type="float" office:value="810.259920512937" calcext:value-type="float">
            <text:p>810.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1461228214211" calcext:value-type="float">
            <text:p>6.8146</text:p>
          </table:table-cell>
          <table:table-cell table:style-name="ce14" table:formula="of:=[.F148]*([.C148]/1024)" office:value-type="float" office:value="13.6292245642842" calcext:value-type="float">
            <text:p>13.6292</text:p>
          </table:table-cell>
          <table:table-cell table:style-name="ce55" table:formula="of:=[.$D$1]*[.G148]" office:value-type="float" office:value="0.000181723902805427" calcext:value-type="float">
            <text:p>0.00018172</text:p>
          </table:table-cell>
          <table:table-cell table:style-name="ce55" table:formula="of:=[.H148]/[.D148]" office:value-type="float" office:value="0.0000363447805610854" calcext:value-type="float">
            <text:p>0.00003634</text:p>
          </table:table-cell>
          <table:table-cell table:style-name="ce57" table:formula="of:=1/[.F148]" office:value-type="float" office:value="0.146743491573325" calcext:value-type="float">
            <text:p>0.14674</text:p>
          </table:table-cell>
          <table:table-cell table:style-name="ce59" table:formula="of:=[.J148]/[.H148]" office:value-type="float" office:value="807.507924427775" calcext:value-type="float">
            <text:p>807.5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2141948360003" calcext:value-type="float">
            <text:p>6.8214</text:p>
          </table:table-cell>
          <table:table-cell table:style-name="ce14" table:formula="of:=[.F149]*([.C149]/1024)" office:value-type="float" office:value="13.6428389672001" calcext:value-type="float">
            <text:p>13.6428</text:p>
          </table:table-cell>
          <table:table-cell table:style-name="ce55" table:formula="of:=[.$D$1]*[.G149]" office:value-type="float" office:value="0.000181905429085265" calcext:value-type="float">
            <text:p>0.00018191</text:p>
          </table:table-cell>
          <table:table-cell table:style-name="ce55" table:formula="of:=[.H149]/[.D149]" office:value-type="float" office:value="0.0000454763572713163" calcext:value-type="float">
            <text:p>0.00004548</text:p>
          </table:table-cell>
          <table:table-cell table:style-name="ce57" table:formula="of:=1/[.F149]" office:value-type="float" office:value="0.146597053942246" calcext:value-type="float">
            <text:p>0.14660</text:p>
          </table:table-cell>
          <table:table-cell table:style-name="ce59" table:formula="of:=[.J149]/[.H149]" office:value-type="float" office:value="805.89707893507" calcext:value-type="float">
            <text:p>805.9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6.83635534599472" calcext:value-type="float">
            <text:p>6.8364</text:p>
          </table:table-cell>
          <table:table-cell table:style-name="ce14" table:formula="of:=[.F150]*([.C150]/1024)" office:value-type="float" office:value="13.6727106919894" calcext:value-type="float">
            <text:p>13.6727</text:p>
          </table:table-cell>
          <table:table-cell table:style-name="ce55" table:formula="of:=[.$D$1]*[.G150]" office:value-type="float" office:value="0.000182303720740572" calcext:value-type="float">
            <text:p>0.00018230</text:p>
          </table:table-cell>
          <table:table-cell table:style-name="ce55" table:formula="of:=[.H150]/[.D150]" office:value-type="float" office:value="0.000091151860370286" calcext:value-type="float">
            <text:p>0.00009115</text:p>
          </table:table-cell>
          <table:table-cell table:style-name="ce57" table:formula="of:=1/[.F150]" office:value-type="float" office:value="0.146276773132614" calcext:value-type="float">
            <text:p>0.14628</text:p>
          </table:table-cell>
          <table:table-cell table:style-name="ce59" table:formula="of:=[.J150]/[.H150]" office:value-type="float" office:value="802.379526530747" calcext:value-type="float">
            <text:p>802.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3765748616319" calcext:value-type="float">
            <text:p>4.0377</text:p>
          </table:table-cell>
          <table:table-cell table:style-name="ce14" table:formula="of:=[.F151]*([.C151]/1024)" office:value-type="float" office:value="23.2165305454383" calcext:value-type="float">
            <text:p>23.2165</text:p>
          </table:table-cell>
          <table:table-cell table:style-name="ce55" table:formula="of:=[.$D$1]*[.G151]" office:value-type="float" office:value="0.000309555288374548" calcext:value-type="float">
            <text:p>0.00030956</text:p>
          </table:table-cell>
          <table:table-cell table:style-name="ce55" table:formula="of:=[.H151]/[.D151]" office:value-type="float" office:value="0.000154777644187274" calcext:value-type="float">
            <text:p>0.00015478</text:p>
          </table:table-cell>
          <table:table-cell table:style-name="ce57" table:formula="of:=1/[.F151]" office:value-type="float" office:value="0.247668358058339" calcext:value-type="float">
            <text:p>0.24767</text:p>
          </table:table-cell>
          <table:table-cell table:style-name="ce59" table:formula="of:=[.J151]/[.H151]" office:value-type="float" office:value="800.077942001341" calcext:value-type="float">
            <text:p>800.0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693118210516" calcext:value-type="float">
            <text:p>4.0569</text:p>
          </table:table-cell>
          <table:table-cell table:style-name="ce14" table:formula="of:=[.F152]*([.C152]/1024)" office:value-type="float" office:value="24.341587092631" calcext:value-type="float">
            <text:p>24.3416</text:p>
          </table:table-cell>
          <table:table-cell table:style-name="ce55" table:formula="of:=[.$D$1]*[.G152]" office:value-type="float" office:value="0.000324556117340886" calcext:value-type="float">
            <text:p>0.00032456</text:p>
          </table:table-cell>
          <table:table-cell table:style-name="ce55" table:formula="of:=[.H152]/[.D152]" office:value-type="float" office:value="0.000162278058670443" calcext:value-type="float">
            <text:p>0.00016228</text:p>
          </table:table-cell>
          <table:table-cell table:style-name="ce57" table:formula="of:=1/[.F152]" office:value-type="float" office:value="0.246491733557357" calcext:value-type="float">
            <text:p>0.24649</text:p>
          </table:table-cell>
          <table:table-cell table:style-name="ce59" table:formula="of:=[.J152]/[.H152]" office:value-type="float" office:value="759.473386534458" calcext:value-type="float">
            <text:p>759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3917950404193" calcext:value-type="float">
            <text:p>4.0392</text:p>
          </table:table-cell>
          <table:table-cell table:style-name="ce14" table:formula="of:=[.F153]*([.C153]/1024)" office:value-type="float" office:value="25.2448719002621" calcext:value-type="float">
            <text:p>25.2449</text:p>
          </table:table-cell>
          <table:table-cell table:style-name="ce55" table:formula="of:=[.$D$1]*[.G153]" office:value-type="float" office:value="0.000336599974994954" calcext:value-type="float">
            <text:p>0.00033660</text:p>
          </table:table-cell>
          <table:table-cell table:style-name="ce55" table:formula="of:=[.H153]/[.D153]" office:value-type="float" office:value="0.000168299987497477" calcext:value-type="float">
            <text:p>0.00016830</text:p>
          </table:table-cell>
          <table:table-cell table:style-name="ce57" table:formula="of:=1/[.F153]" office:value-type="float" office:value="0.247575033246064" calcext:value-type="float">
            <text:p>0.24758</text:p>
          </table:table-cell>
          <table:table-cell table:style-name="ce59" table:formula="of:=[.J153]/[.H153]" office:value-type="float" office:value="735.517087456037" calcext:value-type="float">
            <text:p>735.5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76702027565265" calcext:value-type="float">
            <text:p>7.7670</text:p>
          </table:table-cell>
          <table:table-cell table:style-name="ce14" table:formula="of:=[.F154]*([.C154]/1024)" office:value-type="float" office:value="13.5922854823921" calcext:value-type="float">
            <text:p>13.5923</text:p>
          </table:table-cell>
          <table:table-cell table:style-name="ce55" table:formula="of:=[.$D$1]*[.G154]" office:value-type="float" office:value="0.000181231379250927" calcext:value-type="float">
            <text:p>0.00018123</text:p>
          </table:table-cell>
          <table:table-cell table:style-name="ce55" table:formula="of:=[.H154]/[.D154]" office:value-type="float" office:value="0.0000302052298751546" calcext:value-type="float">
            <text:p>0.00003021</text:p>
          </table:table-cell>
          <table:table-cell table:style-name="ce57" table:formula="of:=1/[.F154]" office:value-type="float" office:value="0.128749502963795" calcext:value-type="float">
            <text:p>0.12875</text:p>
          </table:table-cell>
          <table:table-cell table:style-name="ce59" table:formula="of:=[.J154]/[.H154]" office:value-type="float" office:value="710.415069928552" calcext:value-type="float">
            <text:p>710.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7826731137527" calcext:value-type="float">
            <text:p>7.7827</text:p>
          </table:table-cell>
          <table:table-cell table:style-name="ce14" table:formula="of:=[.F155]*([.C155]/1024)" office:value-type="float" office:value="13.6196779490672" calcext:value-type="float">
            <text:p>13.6197</text:p>
          </table:table-cell>
          <table:table-cell table:style-name="ce55" table:formula="of:=[.$D$1]*[.G155]" office:value-type="float" office:value="0.000181596613966093" calcext:value-type="float">
            <text:p>0.00018160</text:p>
          </table:table-cell>
          <table:table-cell table:style-name="ce55" table:formula="of:=[.H155]/[.D155]" office:value-type="float" office:value="0.0000453991534915232" calcext:value-type="float">
            <text:p>0.00004540</text:p>
          </table:table-cell>
          <table:table-cell table:style-name="ce57" table:formula="of:=1/[.F155]" office:value-type="float" office:value="0.128490556571483" calcext:value-type="float">
            <text:p>0.12849</text:p>
          </table:table-cell>
          <table:table-cell table:style-name="ce59" table:formula="of:=[.J155]/[.H155]" office:value-type="float" office:value="707.560310543423" calcext:value-type="float">
            <text:p>707.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0348571534208" calcext:value-type="float">
            <text:p>7.8035</text:p>
          </table:table-cell>
          <table:table-cell table:style-name="ce14" table:formula="of:=[.F156]*([.C156]/1024)" office:value-type="float" office:value="13.6561000018486" calcext:value-type="float">
            <text:p>13.6561</text:p>
          </table:table-cell>
          <table:table-cell table:style-name="ce55" table:formula="of:=[.$D$1]*[.G156]" office:value-type="float" office:value="0.000182082243764649" calcext:value-type="float">
            <text:p>0.00018208</text:p>
          </table:table-cell>
          <table:table-cell table:style-name="ce55" table:formula="of:=[.H156]/[.D156]" office:value-type="float" office:value="0.0000364164487529297" calcext:value-type="float">
            <text:p>0.00003642</text:p>
          </table:table-cell>
          <table:table-cell table:style-name="ce57" table:formula="of:=1/[.F156]" office:value-type="float" office:value="0.128147860645653" calcext:value-type="float">
            <text:p>0.12815</text:p>
          </table:table-cell>
          <table:table-cell table:style-name="ce59" table:formula="of:=[.J156]/[.H156]" office:value-type="float" office:value="703.791089104169" calcext:value-type="float">
            <text:p>703.7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0384628526853" calcext:value-type="float">
            <text:p>7.8038</text:p>
          </table:table-cell>
          <table:table-cell table:style-name="ce14" table:formula="of:=[.F157]*([.C157]/1024)" office:value-type="float" office:value="13.6567309992199" calcext:value-type="float">
            <text:p>13.6567</text:p>
          </table:table-cell>
          <table:table-cell table:style-name="ce55" table:formula="of:=[.$D$1]*[.G157]" office:value-type="float" office:value="0.000182090657104999" calcext:value-type="float">
            <text:p>0.00018209</text:p>
          </table:table-cell>
          <table:table-cell table:style-name="ce55" table:formula="of:=[.H157]/[.D157]" office:value-type="float" office:value="0.0000606968857016663" calcext:value-type="float">
            <text:p>0.00006070</text:p>
          </table:table-cell>
          <table:table-cell table:style-name="ce57" table:formula="of:=1/[.F157]" office:value-type="float" office:value="0.12814193968527" calcext:value-type="float">
            <text:p>0.12814</text:p>
          </table:table-cell>
          <table:table-cell table:style-name="ce59" table:formula="of:=[.J157]/[.H157]" office:value-type="float" office:value="703.726054497017" calcext:value-type="float">
            <text:p>703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135767170012" calcext:value-type="float">
            <text:p>4.0514</text:p>
          </table:table-cell>
          <table:table-cell table:style-name="ce14" table:formula="of:=[.F158]*([.C158]/1024)" office:value-type="float" office:value="26.3338248660508" calcext:value-type="float">
            <text:p>26.3338</text:p>
          </table:table-cell>
          <table:table-cell table:style-name="ce55" table:formula="of:=[.$D$1]*[.G158]" office:value-type="float" office:value="0.000351119420469001" calcext:value-type="float">
            <text:p>0.00035112</text:p>
          </table:table-cell>
          <table:table-cell table:style-name="ce55" table:formula="of:=[.H158]/[.D158]" office:value-type="float" office:value="0.000175559710234501" calcext:value-type="float">
            <text:p>0.00017556</text:p>
          </table:table-cell>
          <table:table-cell table:style-name="ce57" table:formula="of:=1/[.F158]" office:value-type="float" office:value="0.24683083574311" calcext:value-type="float">
            <text:p>0.24683</text:p>
          </table:table-cell>
          <table:table-cell table:style-name="ce59" table:formula="of:=[.J158]/[.H158]" office:value-type="float" office:value="702.982579013744" calcext:value-type="float">
            <text:p>702.9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7.81273212156324" calcext:value-type="float">
            <text:p>7.8127</text:p>
          </table:table-cell>
          <table:table-cell table:style-name="ce14" table:formula="of:=[.F159]*([.C159]/1024)" office:value-type="float" office:value="13.6722812127357" calcext:value-type="float">
            <text:p>13.6723</text:p>
          </table:table-cell>
          <table:table-cell table:style-name="ce55" table:formula="of:=[.$D$1]*[.G159]" office:value-type="float" office:value="0.00018229799432189" calcext:value-type="float">
            <text:p>0.00018230</text:p>
          </table:table-cell>
          <table:table-cell table:style-name="ce55" table:formula="of:=[.H159]/[.D159]" office:value-type="float" office:value="0.0000911489971609449" calcext:value-type="float">
            <text:p>0.00009115</text:p>
          </table:table-cell>
          <table:table-cell table:style-name="ce57" table:formula="of:=1/[.F159]" office:value-type="float" office:value="0.1279961970333" calcext:value-type="float">
            <text:p>0.12800</text:p>
          </table:table-cell>
          <table:table-cell table:style-name="ce59" table:formula="of:=[.J159]/[.H159]" office:value-type="float" office:value="702.12619458277" calcext:value-type="float">
            <text:p>702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4586249941582" calcext:value-type="float">
            <text:p>4.0459</text:p>
          </table:table-cell>
          <table:table-cell table:style-name="ce14" table:formula="of:=[.F160]*([.C160]/1024)" office:value-type="float" office:value="27.3095718710568" calcext:value-type="float">
            <text:p>27.3096</text:p>
          </table:table-cell>
          <table:table-cell table:style-name="ce55" table:formula="of:=[.$D$1]*[.G160]" office:value-type="float" office:value="0.000364129445585549" calcext:value-type="float">
            <text:p>0.00036413</text:p>
          </table:table-cell>
          <table:table-cell table:style-name="ce55" table:formula="of:=[.H160]/[.D160]" office:value-type="float" office:value="0.000182064722792774" calcext:value-type="float">
            <text:p>0.00018206</text:p>
          </table:table-cell>
          <table:table-cell table:style-name="ce57" table:formula="of:=1/[.F160]" office:value-type="float" office:value="0.247166086376981" calcext:value-type="float">
            <text:p>0.24717</text:p>
          </table:table-cell>
          <table:table-cell table:style-name="ce59" table:formula="of:=[.J160]/[.H160]" office:value-type="float" office:value="678.786320011882" calcext:value-type="float">
            <text:p>678.7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99845816125257" calcext:value-type="float">
            <text:p>7.9985</text:p>
          </table:table-cell>
          <table:table-cell table:style-name="ce14" table:formula="of:=[.F161]*([.C161]/1024)" office:value-type="float" office:value="13.997301782192" calcext:value-type="float">
            <text:p>13.9973</text:p>
          </table:table-cell>
          <table:table-cell table:style-name="ce55" table:formula="of:=[.$D$1]*[.G161]" office:value-type="float" office:value="0.000186631623582679" calcext:value-type="float">
            <text:p>0.00018663</text:p>
          </table:table-cell>
          <table:table-cell table:style-name="ce55" table:formula="of:=[.H161]/[.D161]" office:value-type="float" office:value="0.000186631623582679" calcext:value-type="float">
            <text:p>0.00018663</text:p>
          </table:table-cell>
          <table:table-cell table:style-name="ce57" table:formula="of:=1/[.F161]" office:value-type="float" office:value="0.125024095874423" calcext:value-type="float">
            <text:p>0.12502</text:p>
          </table:table-cell>
          <table:table-cell table:style-name="ce59" table:formula="of:=[.J161]/[.H161]" office:value-type="float" office:value="669.89770262078" calcext:value-type="float">
            <text:p>669.9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4951445803155" calcext:value-type="float">
            <text:p>4.0495</text:p>
          </table:table-cell>
          <table:table-cell table:style-name="ce14" table:formula="of:=[.F162]*([.C162]/1024)" office:value-type="float" office:value="28.3466012062208" calcext:value-type="float">
            <text:p>28.3466</text:p>
          </table:table-cell>
          <table:table-cell table:style-name="ce55" table:formula="of:=[.$D$1]*[.G162]" office:value-type="float" office:value="0.000377956572523025" calcext:value-type="float">
            <text:p>0.00037796</text:p>
          </table:table-cell>
          <table:table-cell table:style-name="ce55" table:formula="of:=[.H162]/[.D162]" office:value-type="float" office:value="0.000188978286261513" calcext:value-type="float">
            <text:p>0.00018898</text:p>
          </table:table-cell>
          <table:table-cell table:style-name="ce57" table:formula="of:=1/[.F162]" office:value-type="float" office:value="0.246943185501329" calcext:value-type="float">
            <text:p>0.24694</text:p>
          </table:table-cell>
          <table:table-cell table:style-name="ce59" table:formula="of:=[.J162]/[.H162]" office:value-type="float" office:value="653.363913882687" calcext:value-type="float">
            <text:p>653.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581276611567" calcext:value-type="float">
            <text:p>4.0558</text:p>
          </table:table-cell>
          <table:table-cell table:style-name="ce14" table:formula="of:=[.F163]*([.C163]/1024)" office:value-type="float" office:value="29.4046425543386" calcext:value-type="float">
            <text:p>29.4046</text:p>
          </table:table-cell>
          <table:table-cell table:style-name="ce55" table:formula="of:=[.$D$1]*[.G163]" office:value-type="float" office:value="0.000392063861034018" calcext:value-type="float">
            <text:p>0.00039206</text:p>
          </table:table-cell>
          <table:table-cell table:style-name="ce55" table:formula="of:=[.H163]/[.D163]" office:value-type="float" office:value="0.000196031930517009" calcext:value-type="float">
            <text:p>0.00019603</text:p>
          </table:table-cell>
          <table:table-cell table:style-name="ce57" table:formula="of:=1/[.F163]" office:value-type="float" office:value="0.246559705209893" calcext:value-type="float">
            <text:p>0.24656</text:p>
          </table:table-cell>
          <table:table-cell table:style-name="ce59" table:formula="of:=[.J163]/[.H163]" office:value-type="float" office:value="628.876389064841" calcext:value-type="float">
            <text:p>628.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343921398403" calcext:value-type="float">
            <text:p>4.0534</text:p>
          </table:table-cell>
          <table:table-cell table:style-name="ce14" table:formula="of:=[.F164]*([.C164]/1024)" office:value-type="float" office:value="30.4007941048802" calcext:value-type="float">
            <text:p>30.4008</text:p>
          </table:table-cell>
          <table:table-cell table:style-name="ce55" table:formula="of:=[.$D$1]*[.G164]" office:value-type="float" office:value="0.00040534594811801" calcext:value-type="float">
            <text:p>0.00040535</text:p>
          </table:table-cell>
          <table:table-cell table:style-name="ce55" table:formula="of:=[.H164]/[.D164]" office:value-type="float" office:value="0.000202672974059005" calcext:value-type="float">
            <text:p>0.00020267</text:p>
          </table:table-cell>
          <table:table-cell table:style-name="ce57" table:formula="of:=1/[.F164]" office:value-type="float" office:value="0.246704081943571" calcext:value-type="float">
            <text:p>0.24670</text:p>
          </table:table-cell>
          <table:table-cell table:style-name="ce59" table:formula="of:=[.J164]/[.H164]" office:value-type="float" office:value="608.625997346215" calcext:value-type="float">
            <text:p>608.6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09335049754211" calcext:value-type="float">
            <text:p>9.0934</text:p>
          </table:table-cell>
          <table:table-cell table:style-name="ce14" table:formula="of:=[.F165]*([.C165]/1024)" office:value-type="float" office:value="13.6400257463132" calcext:value-type="float">
            <text:p>13.6400</text:p>
          </table:table-cell>
          <table:table-cell table:style-name="ce55" table:formula="of:=[.$D$1]*[.G165]" office:value-type="float" office:value="0.000181867919285892" calcext:value-type="float">
            <text:p>0.00018187</text:p>
          </table:table-cell>
          <table:table-cell table:style-name="ce55" table:formula="of:=[.H165]/[.D165]" office:value-type="float" office:value="0.000060622639761964" calcext:value-type="float">
            <text:p>0.00006062</text:p>
          </table:table-cell>
          <table:table-cell table:style-name="ce57" table:formula="of:=1/[.F165]" office:value-type="float" office:value="0.109970466910991" calcext:value-type="float">
            <text:p>0.10997</text:p>
          </table:table-cell>
          <table:table-cell table:style-name="ce59" table:formula="of:=[.J165]/[.H165]" office:value-type="float" office:value="604.672156270289" calcext:value-type="float">
            <text:p>604.6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0061159094734" calcext:value-type="float">
            <text:p>9.1006</text:p>
          </table:table-cell>
          <table:table-cell table:style-name="ce14" table:formula="of:=[.F166]*([.C166]/1024)" office:value-type="float" office:value="13.650917386421" calcext:value-type="float">
            <text:p>13.6509</text:p>
          </table:table-cell>
          <table:table-cell table:style-name="ce55" table:formula="of:=[.$D$1]*[.G166]" office:value-type="float" office:value="0.000182013141880106" calcext:value-type="float">
            <text:p>0.00018201</text:p>
          </table:table-cell>
          <table:table-cell table:style-name="ce55" table:formula="of:=[.H166]/[.D166]" office:value-type="float" office:value="0.0000364026283760212" calcext:value-type="float">
            <text:p>0.00003640</text:p>
          </table:table-cell>
          <table:table-cell table:style-name="ce57" table:formula="of:=1/[.F166]" office:value-type="float" office:value="0.109882724914305" calcext:value-type="float">
            <text:p>0.10988</text:p>
          </table:table-cell>
          <table:table-cell table:style-name="ce59" table:formula="of:=[.J166]/[.H166]" office:value-type="float" office:value="603.707643191423" calcext:value-type="float">
            <text:p>603.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010861943524" calcext:value-type="float">
            <text:p>9.1011</text:p>
          </table:table-cell>
          <table:table-cell table:style-name="ce14" table:formula="of:=[.F167]*([.C167]/1024)" office:value-type="float" office:value="13.6516292915286" calcext:value-type="float">
            <text:p>13.6516</text:p>
          </table:table-cell>
          <table:table-cell table:style-name="ce55" table:formula="of:=[.$D$1]*[.G167]" office:value-type="float" office:value="0.000182022633995667" calcext:value-type="float">
            <text:p>0.00018202</text:p>
          </table:table-cell>
          <table:table-cell table:style-name="ce55" table:formula="of:=[.H167]/[.D167]" office:value-type="float" office:value="0.0000455056584989169" calcext:value-type="float">
            <text:p>0.00004551</text:p>
          </table:table-cell>
          <table:table-cell table:style-name="ce57" table:formula="of:=1/[.F167]" office:value-type="float" office:value="0.109876994750422" calcext:value-type="float">
            <text:p>0.10988</text:p>
          </table:table-cell>
          <table:table-cell table:style-name="ce59" table:formula="of:=[.J167]/[.H167]" office:value-type="float" office:value="603.644680545814" calcext:value-type="float">
            <text:p>603.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1179043633161" calcext:value-type="float">
            <text:p>9.1118</text:p>
          </table:table-cell>
          <table:table-cell table:style-name="ce14" table:formula="of:=[.F168]*([.C168]/1024)" office:value-type="float" office:value="13.6676856544974" calcext:value-type="float">
            <text:p>13.6677</text:p>
          </table:table-cell>
          <table:table-cell table:style-name="ce55" table:formula="of:=[.$D$1]*[.G168]" office:value-type="float" office:value="0.000182236719905676" calcext:value-type="float">
            <text:p>0.00018224</text:p>
          </table:table-cell>
          <table:table-cell table:style-name="ce55" table:formula="of:=[.H168]/[.D168]" office:value-type="float" office:value="0.000030372786650946" calcext:value-type="float">
            <text:p>0.00003037</text:p>
          </table:table-cell>
          <table:table-cell table:style-name="ce57" table:formula="of:=1/[.F168]" office:value-type="float" office:value="0.109747914747104" calcext:value-type="float">
            <text:p>0.10975</text:p>
          </table:table-cell>
          <table:table-cell table:style-name="ce59" table:formula="of:=[.J168]/[.H168]" office:value-type="float" office:value="602.227228430739" calcext:value-type="float">
            <text:p>602.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9.11327275109478" calcext:value-type="float">
            <text:p>9.1133</text:p>
          </table:table-cell>
          <table:table-cell table:style-name="ce14" table:formula="of:=[.F169]*([.C169]/1024)" office:value-type="float" office:value="13.6699091266422" calcext:value-type="float">
            <text:p>13.6699</text:p>
          </table:table-cell>
          <table:table-cell table:style-name="ce55" table:formula="of:=[.$D$1]*[.G169]" office:value-type="float" office:value="0.000182266366349171" calcext:value-type="float">
            <text:p>0.00018227</text:p>
          </table:table-cell>
          <table:table-cell table:style-name="ce55" table:formula="of:=[.H169]/[.D169]" office:value-type="float" office:value="0.0000911331831745853" calcext:value-type="float">
            <text:p>0.00009113</text:p>
          </table:table-cell>
          <table:table-cell table:style-name="ce57" table:formula="of:=1/[.F169]" office:value-type="float" office:value="0.109730063755622" calcext:value-type="float">
            <text:p>0.10973</text:p>
          </table:table-cell>
          <table:table-cell table:style-name="ce59" table:formula="of:=[.J169]/[.H169]" office:value-type="float" office:value="602.031334433968" calcext:value-type="float">
            <text:p>602.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90064426431576" calcext:value-type="float">
            <text:p>7.9006</text:p>
          </table:table-cell>
          <table:table-cell table:style-name="ce14" table:formula="of:=[.F170]*([.C170]/1024)" office:value-type="float" office:value="15.8012885286315" calcext:value-type="float">
            <text:p>15.8013</text:p>
          </table:table-cell>
          <table:table-cell table:style-name="ce55" table:formula="of:=[.$D$1]*[.G170]" office:value-type="float" office:value="0.000210684900467655" calcext:value-type="float">
            <text:p>0.00021068</text:p>
          </table:table-cell>
          <table:table-cell table:style-name="ce55" table:formula="of:=[.H170]/[.D170]" office:value-type="float" office:value="0.000210684900467655" calcext:value-type="float">
            <text:p>0.00021068</text:p>
          </table:table-cell>
          <table:table-cell table:style-name="ce57" table:formula="of:=1/[.F170]" office:value-type="float" office:value="0.12657195622851" calcext:value-type="float">
            <text:p>0.12657</text:p>
          </table:table-cell>
          <table:table-cell table:style-name="ce59" table:formula="of:=[.J170]/[.H170]" office:value-type="float" office:value="600.764250060441" calcext:value-type="float">
            <text:p>600.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7050062849997" calcext:value-type="float">
            <text:p>9.1705</text:p>
          </table:table-cell>
          <table:table-cell table:style-name="ce14" table:formula="of:=[.F171]*([.C171]/1024)" office:value-type="float" office:value="13.75575094275" calcext:value-type="float">
            <text:p>13.7558</text:p>
          </table:table-cell>
          <table:table-cell table:style-name="ce55" table:formula="of:=[.$D$1]*[.G171]" office:value-type="float" office:value="0.000183410929620062" calcext:value-type="float">
            <text:p>0.00018341</text:p>
          </table:table-cell>
          <table:table-cell table:style-name="ce55" table:formula="of:=[.H171]/[.D171]" office:value-type="float" office:value="0.000183410929620062" calcext:value-type="float">
            <text:p>0.00018341</text:p>
          </table:table-cell>
          <table:table-cell table:style-name="ce57" table:formula="of:=1/[.F171]" office:value-type="float" office:value="0.109045300852193" calcext:value-type="float">
            <text:p>0.10905</text:p>
          </table:table-cell>
          <table:table-cell table:style-name="ce59" table:formula="of:=[.J171]/[.H171]" office:value-type="float" office:value="594.540909192713" calcext:value-type="float">
            <text:p>594.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5528086742" calcext:value-type="float">
            <text:p>4.0555</text:p>
          </table:table-cell>
          <table:table-cell table:style-name="ce14" table:formula="of:=[.F172]*([.C172]/1024)" office:value-type="float" office:value="31.4303426722505" calcext:value-type="float">
            <text:p>31.4303</text:p>
          </table:table-cell>
          <table:table-cell table:style-name="ce55" table:formula="of:=[.$D$1]*[.G172]" office:value-type="float" office:value="0.000419073330986185" calcext:value-type="float">
            <text:p>0.00041907</text:p>
          </table:table-cell>
          <table:table-cell table:style-name="ce55" table:formula="of:=[.H172]/[.D172]" office:value-type="float" office:value="0.000209536665493092" calcext:value-type="float">
            <text:p>0.00020954</text:p>
          </table:table-cell>
          <table:table-cell table:style-name="ce57" table:formula="of:=1/[.F172]" office:value-type="float" office:value="0.246577012564435" calcext:value-type="float">
            <text:p>0.24658</text:p>
          </table:table-cell>
          <table:table-cell table:style-name="ce59" table:formula="of:=[.J172]/[.H172]" office:value-type="float" office:value="588.386314118765" calcext:value-type="float">
            <text:p>588.3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319124348418" calcext:value-type="float">
            <text:p>4.0532</text:p>
          </table:table-cell>
          <table:table-cell table:style-name="ce14" table:formula="of:=[.F173]*([.C173]/1024)" office:value-type="float" office:value="32.4255299478734" calcext:value-type="float">
            <text:p>32.4255</text:p>
          </table:table-cell>
          <table:table-cell table:style-name="ce55" table:formula="of:=[.$D$1]*[.G173]" office:value-type="float" office:value="0.000432342561006976" calcext:value-type="float">
            <text:p>0.00043234</text:p>
          </table:table-cell>
          <table:table-cell table:style-name="ce55" table:formula="of:=[.H173]/[.D173]" office:value-type="float" office:value="0.000216171280503488" calcext:value-type="float">
            <text:p>0.00021617</text:p>
          </table:table-cell>
          <table:table-cell table:style-name="ce57" table:formula="of:=1/[.F173]" office:value-type="float" office:value="0.246719175071637" calcext:value-type="float">
            <text:p>0.24672</text:p>
          </table:table-cell>
          <table:table-cell table:style-name="ce59" table:formula="of:=[.J173]/[.H173]" office:value-type="float" office:value="570.65669060432" calcext:value-type="float">
            <text:p>570.6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4423917978369" calcext:value-type="float">
            <text:p>4.0442</text:p>
          </table:table-cell>
          <table:table-cell table:style-name="ce14" table:formula="of:=[.F174]*([.C174]/1024)" office:value-type="float" office:value="33.3649732332154" calcext:value-type="float">
            <text:p>33.3650</text:p>
          </table:table-cell>
          <table:table-cell table:style-name="ce55" table:formula="of:=[.$D$1]*[.G174]" office:value-type="float" office:value="0.000444868534107755" calcext:value-type="float">
            <text:p>0.00044487</text:p>
          </table:table-cell>
          <table:table-cell table:style-name="ce55" table:formula="of:=[.H174]/[.D174]" office:value-type="float" office:value="0.000222434267053877" calcext:value-type="float">
            <text:p>0.00022243</text:p>
          </table:table-cell>
          <table:table-cell table:style-name="ce57" table:formula="of:=1/[.F174]" office:value-type="float" office:value="0.247265296523211" calcext:value-type="float">
            <text:p>0.24727</text:p>
          </table:table-cell>
          <table:table-cell table:style-name="ce59" table:formula="of:=[.J174]/[.H174]" office:value-type="float" office:value="555.816556050958" calcext:value-type="float">
            <text:p>555.8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3991299795244" calcext:value-type="float">
            <text:p>4.0399</text:p>
          </table:table-cell>
          <table:table-cell table:style-name="ce14" table:formula="of:=[.F175]*([.C175]/1024)" office:value-type="float" office:value="34.3392604825957" calcext:value-type="float">
            <text:p>34.3393</text:p>
          </table:table-cell>
          <table:table-cell table:style-name="ce55" table:formula="of:=[.$D$1]*[.G175]" office:value-type="float" office:value="0.000457859095718642" calcext:value-type="float">
            <text:p>0.00045786</text:p>
          </table:table-cell>
          <table:table-cell table:style-name="ce55" table:formula="of:=[.H175]/[.D175]" office:value-type="float" office:value="0.000228929547859321" calcext:value-type="float">
            <text:p>0.00022893</text:p>
          </table:table-cell>
          <table:table-cell table:style-name="ce57" table:formula="of:=1/[.F175]" office:value-type="float" office:value="0.247530083075262" calcext:value-type="float">
            <text:p>0.24753</text:p>
          </table:table-cell>
          <table:table-cell table:style-name="ce59" table:formula="of:=[.J175]/[.H175]" office:value-type="float" office:value="540.625020644717" calcext:value-type="float">
            <text:p>540.6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98786110021" calcext:value-type="float">
            <text:p>7.8988</text:p>
          </table:table-cell>
          <table:table-cell table:style-name="ce14" table:formula="of:=[.F176]*([.C176]/1024)" office:value-type="float" office:value="17.7722687475473" calcext:value-type="float">
            <text:p>17.7723</text:p>
          </table:table-cell>
          <table:table-cell table:style-name="ce55" table:formula="of:=[.$D$1]*[.G176]" office:value-type="float" office:value="0.000236964768118546" calcext:value-type="float">
            <text:p>0.00023696</text:p>
          </table:table-cell>
          <table:table-cell table:style-name="ce55" table:formula="of:=[.H176]/[.D176]" office:value-type="float" office:value="0.000236964768118546" calcext:value-type="float">
            <text:p>0.00023696</text:p>
          </table:table-cell>
          <table:table-cell table:style-name="ce57" table:formula="of:=1/[.F176]" office:value-type="float" office:value="0.126601731718159" calcext:value-type="float">
            <text:p>0.12660</text:p>
          </table:table-cell>
          <table:table-cell table:style-name="ce59" table:formula="of:=[.J176]/[.H176]" office:value-type="float" office:value="534.263944481502" calcext:value-type="float">
            <text:p>534.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5353075773666" calcext:value-type="float">
            <text:p>4.0535</text:p>
          </table:table-cell>
          <table:table-cell table:style-name="ce14" table:formula="of:=[.F177]*([.C177]/1024)" office:value-type="float" office:value="35.4683941301958" calcext:value-type="float">
            <text:p>35.4684</text:p>
          </table:table-cell>
          <table:table-cell table:style-name="ce55" table:formula="of:=[.$D$1]*[.G177]" office:value-type="float" office:value="0.000472914286295552" calcext:value-type="float">
            <text:p>0.00047291</text:p>
          </table:table-cell>
          <table:table-cell table:style-name="ce55" table:formula="of:=[.H177]/[.D177]" office:value-type="float" office:value="0.000236457143147776" calcext:value-type="float">
            <text:p>0.00023646</text:p>
          </table:table-cell>
          <table:table-cell table:style-name="ce57" table:formula="of:=1/[.F177]" office:value-type="float" office:value="0.246698510450766" calcext:value-type="float">
            <text:p>0.24670</text:p>
          </table:table-cell>
          <table:table-cell table:style-name="ce59" table:formula="of:=[.J177]/[.H177]" office:value-type="float" office:value="521.655863651769" calcext:value-type="float">
            <text:p>521.6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5181486878945" calcext:value-type="float">
            <text:p>4.0518</text:p>
          </table:table-cell>
          <table:table-cell table:style-name="ce14" table:formula="of:=[.F178]*([.C178]/1024)" office:value-type="float" office:value="36.4663338191051" calcext:value-type="float">
            <text:p>36.4663</text:p>
          </table:table-cell>
          <table:table-cell table:style-name="ce55" table:formula="of:=[.$D$1]*[.G178]" office:value-type="float" office:value="0.000486220215343655" calcext:value-type="float">
            <text:p>0.00048622</text:p>
          </table:table-cell>
          <table:table-cell table:style-name="ce55" table:formula="of:=[.H178]/[.D178]" office:value-type="float" office:value="0.000243110107671828" calcext:value-type="float">
            <text:p>0.00024311</text:p>
          </table:table-cell>
          <table:table-cell table:style-name="ce57" table:formula="of:=1/[.F178]" office:value-type="float" office:value="0.246802983942543" calcext:value-type="float">
            <text:p>0.24680</text:p>
          </table:table-cell>
          <table:table-cell table:style-name="ce59" table:formula="of:=[.J178]/[.H178]" office:value-type="float" office:value="507.595069382513" calcext:value-type="float">
            <text:p>507.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158475382421" calcext:value-type="float">
            <text:p>10.9158</text:p>
          </table:table-cell>
          <table:table-cell table:style-name="ce14" table:formula="of:=[.F179]*([.C179]/1024)" office:value-type="float" office:value="13.6448094228026" calcext:value-type="float">
            <text:p>13.6448</text:p>
          </table:table-cell>
          <table:table-cell table:style-name="ce55" table:formula="of:=[.$D$1]*[.G179]" office:value-type="float" office:value="0.000181931701957997" calcext:value-type="float">
            <text:p>0.00018193</text:p>
          </table:table-cell>
          <table:table-cell table:style-name="ce55" table:formula="of:=[.H179]/[.D179]" office:value-type="float" office:value="0.0000363863403915993" calcext:value-type="float">
            <text:p>0.00003639</text:p>
          </table:table-cell>
          <table:table-cell table:style-name="ce57" table:formula="of:=1/[.F179]" office:value-type="float" office:value="0.0916099273553102" calcext:value-type="float">
            <text:p>0.09161</text:p>
          </table:table-cell>
          <table:table-cell table:style-name="ce59" table:formula="of:=[.J179]/[.H179]" office:value-type="float" office:value="503.540209701664" calcext:value-type="float">
            <text:p>503.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16598303563" calcext:value-type="float">
            <text:p>10.9166</text:p>
          </table:table-cell>
          <table:table-cell table:style-name="ce14" table:formula="of:=[.F180]*([.C180]/1024)" office:value-type="float" office:value="13.6457478794538" calcext:value-type="float">
            <text:p>13.6457</text:p>
          </table:table-cell>
          <table:table-cell table:style-name="ce55" table:formula="of:=[.$D$1]*[.G180]" office:value-type="float" office:value="0.000181944214775909" calcext:value-type="float">
            <text:p>0.00018194</text:p>
          </table:table-cell>
          <table:table-cell table:style-name="ce55" table:formula="of:=[.H180]/[.D180]" office:value-type="float" office:value="0.0000606480715919695" calcext:value-type="float">
            <text:p>0.00006065</text:p>
          </table:table-cell>
          <table:table-cell table:style-name="ce57" table:formula="of:=1/[.F180]" office:value-type="float" office:value="0.0916036270816722" calcext:value-type="float">
            <text:p>0.09160</text:p>
          </table:table-cell>
          <table:table-cell table:style-name="ce59" table:formula="of:=[.J180]/[.H180]" office:value-type="float" office:value="503.470952316322" calcext:value-type="float">
            <text:p>503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245871569212" calcext:value-type="float">
            <text:p>10.9246</text:p>
          </table:table-cell>
          <table:table-cell table:style-name="ce14" table:formula="of:=[.F181]*([.C181]/1024)" office:value-type="float" office:value="13.6557339461515" calcext:value-type="float">
            <text:p>13.6557</text:p>
          </table:table-cell>
          <table:table-cell table:style-name="ce55" table:formula="of:=[.$D$1]*[.G181]" office:value-type="float" office:value="0.000182077362997616" calcext:value-type="float">
            <text:p>0.00018208</text:p>
          </table:table-cell>
          <table:table-cell table:style-name="ce55" table:formula="of:=[.H181]/[.D181]" office:value-type="float" office:value="0.0000455193407494041" calcext:value-type="float">
            <text:p>0.00004552</text:p>
          </table:table-cell>
          <table:table-cell table:style-name="ce57" table:formula="of:=1/[.F181]" office:value-type="float" office:value="0.0915366398414842" calcext:value-type="float">
            <text:p>0.09154</text:p>
          </table:table-cell>
          <table:table-cell table:style-name="ce59" table:formula="of:=[.J181]/[.H181]" office:value-type="float" office:value="502.734872333814" calcext:value-type="float">
            <text:p>502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325457330789" calcext:value-type="float">
            <text:p>10.9325</text:p>
          </table:table-cell>
          <table:table-cell table:style-name="ce14" table:formula="of:=[.F182]*([.C182]/1024)" office:value-type="float" office:value="13.6656821663486" calcext:value-type="float">
            <text:p>13.6657</text:p>
          </table:table-cell>
          <table:table-cell table:style-name="ce55" table:formula="of:=[.$D$1]*[.G182]" office:value-type="float" office:value="0.000182210006596793" calcext:value-type="float">
            <text:p>0.00018221</text:p>
          </table:table-cell>
          <table:table-cell table:style-name="ce55" table:formula="of:=[.H182]/[.D182]" office:value-type="float" office:value="0.000182210006596793" calcext:value-type="float">
            <text:p>0.00018221</text:p>
          </table:table-cell>
          <table:table-cell table:style-name="ce57" table:formula="of:=1/[.F182]" office:value-type="float" office:value="0.0914700038230138" calcext:value-type="float">
            <text:p>0.09147</text:p>
          </table:table-cell>
          <table:table-cell table:style-name="ce59" table:formula="of:=[.J182]/[.H182]" office:value-type="float" office:value="502.003185947" calcext:value-type="float">
            <text:p>502.0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35859532995" calcext:value-type="float">
            <text:p>10.9359</text:p>
          </table:table-cell>
          <table:table-cell table:style-name="ce14" table:formula="of:=[.F183]*([.C183]/1024)" office:value-type="float" office:value="13.6698244162438" calcext:value-type="float">
            <text:p>13.6698</text:p>
          </table:table-cell>
          <table:table-cell table:style-name="ce55" table:formula="of:=[.$D$1]*[.G183]" office:value-type="float" office:value="0.000182265236871544" calcext:value-type="float">
            <text:p>0.00018227</text:p>
          </table:table-cell>
          <table:table-cell table:style-name="ce55" table:formula="of:=[.H183]/[.D183]" office:value-type="float" office:value="0.0000303775394785907" calcext:value-type="float">
            <text:p>0.00003038</text:p>
          </table:table-cell>
          <table:table-cell table:style-name="ce57" table:formula="of:=1/[.F183]" office:value-type="float" office:value="0.0914422864506317" calcext:value-type="float">
            <text:p>0.09144</text:p>
          </table:table-cell>
          <table:table-cell table:style-name="ce59" table:formula="of:=[.J183]/[.H183]" office:value-type="float" office:value="501.69899658418" calcext:value-type="float">
            <text:p>501.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0.947830688516" calcext:value-type="float">
            <text:p>10.9478</text:p>
          </table:table-cell>
          <table:table-cell table:style-name="ce14" table:formula="of:=[.F184]*([.C184]/1024)" office:value-type="float" office:value="13.684788360645" calcext:value-type="float">
            <text:p>13.6848</text:p>
          </table:table-cell>
          <table:table-cell table:style-name="ce55" table:formula="of:=[.$D$1]*[.G184]" office:value-type="float" office:value="0.000182464757127824" calcext:value-type="float">
            <text:p>0.00018246</text:p>
          </table:table-cell>
          <table:table-cell table:style-name="ce55" table:formula="of:=[.H184]/[.D184]" office:value-type="float" office:value="0.000091232378563912" calcext:value-type="float">
            <text:p>0.00009123</text:p>
          </table:table-cell>
          <table:table-cell table:style-name="ce57" table:formula="of:=1/[.F184]" office:value-type="float" office:value="0.0913422967939187" calcext:value-type="float">
            <text:p>0.09134</text:p>
          </table:table-cell>
          <table:table-cell table:style-name="ce59" table:formula="of:=[.J184]/[.H184]" office:value-type="float" office:value="500.60240800326" calcext:value-type="float">
            <text:p>500.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41218044368" calcext:value-type="float">
            <text:p>4.0441</text:p>
          </table:table-cell>
          <table:table-cell table:style-name="ce14" table:formula="of:=[.F185]*([.C185]/1024)" office:value-type="float" office:value="37.4081266910404" calcext:value-type="float">
            <text:p>37.4081</text:p>
          </table:table-cell>
          <table:table-cell table:style-name="ce55" table:formula="of:=[.$D$1]*[.G185]" office:value-type="float" office:value="0.000498777516422318" calcext:value-type="float">
            <text:p>0.00049878</text:p>
          </table:table-cell>
          <table:table-cell table:style-name="ce55" table:formula="of:=[.H185]/[.D185]" office:value-type="float" office:value="0.000249388758211159" calcext:value-type="float">
            <text:p>0.00024939</text:p>
          </table:table-cell>
          <table:table-cell table:style-name="ce57" table:formula="of:=1/[.F185]" office:value-type="float" office:value="0.247272473075094" calcext:value-type="float">
            <text:p>0.24727</text:p>
          </table:table-cell>
          <table:table-cell table:style-name="ce59" table:formula="of:=[.J185]/[.H185]" office:value-type="float" office:value="495.757055868828" calcext:value-type="float">
            <text:p>495.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779840388158" calcext:value-type="float">
            <text:p>7.8780</text:p>
          </table:table-cell>
          <table:table-cell table:style-name="ce14" table:formula="of:=[.F186]*([.C186]/1024)" office:value-type="float" office:value="19.6949600970395" calcext:value-type="float">
            <text:p>19.6950</text:p>
          </table:table-cell>
          <table:table-cell table:style-name="ce55" table:formula="of:=[.$D$1]*[.G186]" office:value-type="float" office:value="0.000262600780957866" calcext:value-type="float">
            <text:p>0.00026260</text:p>
          </table:table-cell>
          <table:table-cell table:style-name="ce55" table:formula="of:=[.H186]/[.D186]" office:value-type="float" office:value="0.000262600780957866" calcext:value-type="float">
            <text:p>0.00026260</text:p>
          </table:table-cell>
          <table:table-cell table:style-name="ce57" table:formula="of:=1/[.F186]" office:value-type="float" office:value="0.126936027678258" calcext:value-type="float">
            <text:p>0.12694</text:p>
          </table:table-cell>
          <table:table-cell table:style-name="ce59" table:formula="of:=[.J186]/[.H186]" office:value-type="float" office:value="483.380236780883" calcext:value-type="float">
            <text:p>483.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722539194761" calcext:value-type="float">
            <text:p>4.0472</text:p>
          </table:table-cell>
          <table:table-cell table:style-name="ce14" table:formula="of:=[.F187]*([.C187]/1024)" office:value-type="float" office:value="38.4486412235023" calcext:value-type="float">
            <text:p>38.4486</text:p>
          </table:table-cell>
          <table:table-cell table:style-name="ce55" table:formula="of:=[.$D$1]*[.G187]" office:value-type="float" office:value="0.000512651112889446" calcext:value-type="float">
            <text:p>0.00051265</text:p>
          </table:table-cell>
          <table:table-cell table:style-name="ce55" table:formula="of:=[.H187]/[.D187]" office:value-type="float" office:value="0.000256325556444723" calcext:value-type="float">
            <text:p>0.00025633</text:p>
          </table:table-cell>
          <table:table-cell table:style-name="ce57" table:formula="of:=1/[.F187]" office:value-type="float" office:value="0.247082853845898" calcext:value-type="float">
            <text:p>0.24708</text:p>
          </table:table-cell>
          <table:table-cell table:style-name="ce59" table:formula="of:=[.J187]/[.H187]" office:value-type="float" office:value="481.970774340604" calcext:value-type="float">
            <text:p>481.9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444753874234" calcext:value-type="float">
            <text:p>4.0444</text:p>
          </table:table-cell>
          <table:table-cell table:style-name="ce14" table:formula="of:=[.F188]*([.C188]/1024)" office:value-type="float" office:value="39.4333635027378" calcext:value-type="float">
            <text:p>39.4334</text:p>
          </table:table-cell>
          <table:table-cell table:style-name="ce55" table:formula="of:=[.$D$1]*[.G188]" office:value-type="float" office:value="0.000525780808927404" calcext:value-type="float">
            <text:p>0.00052578</text:p>
          </table:table-cell>
          <table:table-cell table:style-name="ce55" table:formula="of:=[.H188]/[.D188]" office:value-type="float" office:value="0.000262890404463702" calcext:value-type="float">
            <text:p>0.00026289</text:p>
          </table:table-cell>
          <table:table-cell table:style-name="ce57" table:formula="of:=1/[.F188]" office:value-type="float" office:value="0.247252558086329" calcext:value-type="float">
            <text:p>0.24725</text:p>
          </table:table-cell>
          <table:table-cell table:style-name="ce59" table:formula="of:=[.J188]/[.H188]" office:value-type="float" office:value="470.25786009711" calcext:value-type="float">
            <text:p>470.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819641181045" calcext:value-type="float">
            <text:p>4.0482</text:p>
          </table:table-cell>
          <table:table-cell table:style-name="ce14" table:formula="of:=[.F189]*([.C189]/1024)" office:value-type="float" office:value="40.4819641181045" calcext:value-type="float">
            <text:p>40.4820</text:p>
          </table:table-cell>
          <table:table-cell table:style-name="ce55" table:formula="of:=[.$D$1]*[.G189]" office:value-type="float" office:value="0.000539762220372335" calcext:value-type="float">
            <text:p>0.00053976</text:p>
          </table:table-cell>
          <table:table-cell table:style-name="ce55" table:formula="of:=[.H189]/[.D189]" office:value-type="float" office:value="0.000269881110186167" calcext:value-type="float">
            <text:p>0.00026988</text:p>
          </table:table-cell>
          <table:table-cell table:style-name="ce57" table:formula="of:=1/[.F189]" office:value-type="float" office:value="0.247023587364126" calcext:value-type="float">
            <text:p>0.24702</text:p>
          </table:table-cell>
          <table:table-cell table:style-name="ce59" table:formula="of:=[.J189]/[.H189]" office:value-type="float" office:value="457.652607093779" calcext:value-type="float">
            <text:p>457.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7120415610002" calcext:value-type="float">
            <text:p>7.8712</text:p>
          </table:table-cell>
          <table:table-cell table:style-name="ce14" table:formula="of:=[.F190]*([.C190]/1024)" office:value-type="float" office:value="21.6458114292751" calcext:value-type="float">
            <text:p>21.6458</text:p>
          </table:table-cell>
          <table:table-cell table:style-name="ce55" table:formula="of:=[.$D$1]*[.G190]" office:value-type="float" office:value="0.000288612262111096" calcext:value-type="float">
            <text:p>0.00028861</text:p>
          </table:table-cell>
          <table:table-cell table:style-name="ce55" table:formula="of:=[.H190]/[.D190]" office:value-type="float" office:value="0.000288612262111096" calcext:value-type="float">
            <text:p>0.00028861</text:p>
          </table:table-cell>
          <table:table-cell table:style-name="ce57" table:formula="of:=1/[.F190]" office:value-type="float" office:value="0.127045364364615" calcext:value-type="float">
            <text:p>0.12705</text:p>
          </table:table-cell>
          <table:table-cell table:style-name="ce59" table:formula="of:=[.J190]/[.H190]" office:value-type="float" office:value="440.193924663226" calcext:value-type="float">
            <text:p>440.1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105027130004" calcext:value-type="float">
            <text:p>7.8811</text:p>
          </table:table-cell>
          <table:table-cell table:style-name="ce14" table:formula="of:=[.F191]*([.C191]/1024)" office:value-type="float" office:value="23.6431508139001" calcext:value-type="float">
            <text:p>23.6432</text:p>
          </table:table-cell>
          <table:table-cell table:style-name="ce55" table:formula="of:=[.$D$1]*[.G191]" office:value-type="float" office:value="0.000315243587062056" calcext:value-type="float">
            <text:p>0.00031524</text:p>
          </table:table-cell>
          <table:table-cell table:style-name="ce55" table:formula="of:=[.H191]/[.D191]" office:value-type="float" office:value="0.000315243587062056" calcext:value-type="float">
            <text:p>0.00031524</text:p>
          </table:table-cell>
          <table:table-cell table:style-name="ce57" table:formula="of:=1/[.F191]" office:value-type="float" office:value="0.126886641446971" calcext:value-type="float">
            <text:p>0.12689</text:p>
          </table:table-cell>
          <table:table-cell table:style-name="ce59" table:formula="of:=[.J191]/[.H191]" office:value-type="float" office:value="402.503481924894" calcext:value-type="float">
            <text:p>402.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6667410067789" calcext:value-type="float">
            <text:p>13.6667</text:p>
          </table:table-cell>
          <table:table-cell table:style-name="ce14" table:formula="of:=[.F192]*([.C192]/1024)" office:value-type="float" office:value="13.6667410067789" calcext:value-type="float">
            <text:p>13.6667</text:p>
          </table:table-cell>
          <table:table-cell table:style-name="ce55" table:formula="of:=[.$D$1]*[.G192]" office:value-type="float" office:value="0.000182224124539786" calcext:value-type="float">
            <text:p>0.00018222</text:p>
          </table:table-cell>
          <table:table-cell table:style-name="ce55" table:formula="of:=[.H192]/[.D192]" office:value-type="float" office:value="0.0000607413748465953" calcext:value-type="float">
            <text:p>0.00006074</text:p>
          </table:table-cell>
          <table:table-cell table:style-name="ce57" table:formula="of:=1/[.F192]" office:value-type="float" office:value="0.0731703336957937" calcext:value-type="float">
            <text:p>0.07317</text:p>
          </table:table-cell>
          <table:table-cell table:style-name="ce59" table:formula="of:=[.J192]/[.H192]" office:value-type="float" office:value="401.540322284924" calcext:value-type="float">
            <text:p>401.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3.6924919201316" calcext:value-type="float">
            <text:p>13.6925</text:p>
          </table:table-cell>
          <table:table-cell table:style-name="ce14" table:formula="of:=[.F193]*([.C193]/1024)" office:value-type="float" office:value="13.6924919201316" calcext:value-type="float">
            <text:p>13.6925</text:p>
          </table:table-cell>
          <table:table-cell table:style-name="ce55" table:formula="of:=[.$D$1]*[.G193]" office:value-type="float" office:value="0.000182567471767883" calcext:value-type="float">
            <text:p>0.00018257</text:p>
          </table:table-cell>
          <table:table-cell table:style-name="ce55" table:formula="of:=[.H193]/[.D193]" office:value-type="float" office:value="0.0000912837358839413" calcext:value-type="float">
            <text:p>0.00009128</text:p>
          </table:table-cell>
          <table:table-cell table:style-name="ce57" table:formula="of:=1/[.F193]" office:value-type="float" office:value="0.0730327252214576" calcext:value-type="float">
            <text:p>0.07303</text:p>
          </table:table-cell>
          <table:table-cell table:style-name="ce59" table:formula="of:=[.J193]/[.H193]" office:value-type="float" office:value="400.031421338363" calcext:value-type="float">
            <text:p>400.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6958725943948" calcext:value-type="float">
            <text:p>13.6959</text:p>
          </table:table-cell>
          <table:table-cell table:style-name="ce14" table:formula="of:=[.F194]*([.C194]/1024)" office:value-type="float" office:value="13.6958725943948" calcext:value-type="float">
            <text:p>13.6959</text:p>
          </table:table-cell>
          <table:table-cell table:style-name="ce55" table:formula="of:=[.$D$1]*[.G194]" office:value-type="float" office:value="0.000182612547650104" calcext:value-type="float">
            <text:p>0.00018261</text:p>
          </table:table-cell>
          <table:table-cell table:style-name="ce55" table:formula="of:=[.H194]/[.D194]" office:value-type="float" office:value="0.000182612547650104" calcext:value-type="float">
            <text:p>0.00018261</text:p>
          </table:table-cell>
          <table:table-cell table:style-name="ce57" table:formula="of:=1/[.F194]" office:value-type="float" office:value="0.073014697903167" calcext:value-type="float">
            <text:p>0.07301</text:p>
          </table:table-cell>
          <table:table-cell table:style-name="ce59" table:formula="of:=[.J194]/[.H194]" office:value-type="float" office:value="399.83395907201" calcext:value-type="float">
            <text:p>399.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05455090679" calcext:value-type="float">
            <text:p>13.7055</text:p>
          </table:table-cell>
          <table:table-cell table:style-name="ce14" table:formula="of:=[.F195]*([.C195]/1024)" office:value-type="float" office:value="13.705455090679" calcext:value-type="float">
            <text:p>13.7055</text:p>
          </table:table-cell>
          <table:table-cell table:style-name="ce55" table:formula="of:=[.$D$1]*[.G195]" office:value-type="float" office:value="0.000182740314906059" calcext:value-type="float">
            <text:p>0.00018274</text:p>
          </table:table-cell>
          <table:table-cell table:style-name="ce55" table:formula="of:=[.H195]/[.D195]" office:value-type="float" office:value="0.0000365480629812119" calcext:value-type="float">
            <text:p>0.00003655</text:p>
          </table:table-cell>
          <table:table-cell table:style-name="ce57" table:formula="of:=1/[.F195]" office:value-type="float" office:value="0.0729636479331572" calcext:value-type="float">
            <text:p>0.07296</text:p>
          </table:table-cell>
          <table:table-cell table:style-name="ce59" table:formula="of:=[.J195]/[.H195]" office:value-type="float" office:value="399.275047603291" calcext:value-type="float">
            <text:p>399.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058801806105" calcext:value-type="float">
            <text:p>13.7059</text:p>
          </table:table-cell>
          <table:table-cell table:style-name="ce14" table:formula="of:=[.F196]*([.C196]/1024)" office:value-type="float" office:value="13.7058801806105" calcext:value-type="float">
            <text:p>13.7059</text:p>
          </table:table-cell>
          <table:table-cell table:style-name="ce55" table:formula="of:=[.$D$1]*[.G196]" office:value-type="float" office:value="0.000182745982800152" calcext:value-type="float">
            <text:p>0.00018275</text:p>
          </table:table-cell>
          <table:table-cell table:style-name="ce55" table:formula="of:=[.H196]/[.D196]" office:value-type="float" office:value="0.0000304576638000253" calcext:value-type="float">
            <text:p>0.00003046</text:p>
          </table:table-cell>
          <table:table-cell table:style-name="ce57" table:formula="of:=1/[.F196]" office:value-type="float" office:value="0.0729613849546624" calcext:value-type="float">
            <text:p>0.07296</text:p>
          </table:table-cell>
          <table:table-cell table:style-name="ce59" table:formula="of:=[.J196]/[.H196]" office:value-type="float" office:value="399.250280836278" calcext:value-type="float">
            <text:p>399.2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321699285736" calcext:value-type="float">
            <text:p>13.7322</text:p>
          </table:table-cell>
          <table:table-cell table:style-name="ce14" table:formula="of:=[.F197]*([.C197]/1024)" office:value-type="float" office:value="13.7321699285736" calcext:value-type="float">
            <text:p>13.7322</text:p>
          </table:table-cell>
          <table:table-cell table:style-name="ce55" table:formula="of:=[.$D$1]*[.G197]" office:value-type="float" office:value="0.000183096514525643" calcext:value-type="float">
            <text:p>0.00018310</text:p>
          </table:table-cell>
          <table:table-cell table:style-name="ce55" table:formula="of:=[.H197]/[.D197]" office:value-type="float" office:value="0.0000457741286314108" calcext:value-type="float">
            <text:p>0.00004577</text:p>
          </table:table-cell>
          <table:table-cell table:style-name="ce57" table:formula="of:=1/[.F197]" office:value-type="float" office:value="0.0728217029938744" calcext:value-type="float">
            <text:p>0.07282</text:p>
          </table:table-cell>
          <table:table-cell table:style-name="ce59" table:formula="of:=[.J197]/[.H197]" office:value-type="float" office:value="397.723043404387" calcext:value-type="float">
            <text:p>397.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612399724754" calcext:value-type="float">
            <text:p>7.8761</text:p>
          </table:table-cell>
          <table:table-cell table:style-name="ce14" table:formula="of:=[.F198]*([.C198]/1024)" office:value-type="float" office:value="25.5974029910545" calcext:value-type="float">
            <text:p>25.5974</text:p>
          </table:table-cell>
          <table:table-cell table:style-name="ce55" table:formula="of:=[.$D$1]*[.G198]" office:value-type="float" office:value="0.000341300413040926" calcext:value-type="float">
            <text:p>0.00034130</text:p>
          </table:table-cell>
          <table:table-cell table:style-name="ce55" table:formula="of:=[.H198]/[.D198]" office:value-type="float" office:value="0.000341300413040926" calcext:value-type="float">
            <text:p>0.00034130</text:p>
          </table:table-cell>
          <table:table-cell table:style-name="ce57" table:formula="of:=1/[.F198]" office:value-type="float" office:value="0.126966005150436" calcext:value-type="float">
            <text:p>0.12697</text:p>
          </table:table-cell>
          <table:table-cell table:style-name="ce59" table:formula="of:=[.J198]/[.H198]" office:value-type="float" office:value="372.006596825333" calcext:value-type="float">
            <text:p>372.0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419255425264" calcext:value-type="float">
            <text:p>7.8842</text:p>
          </table:table-cell>
          <table:table-cell table:style-name="ce14" table:formula="of:=[.F199]*([.C199]/1024)" office:value-type="float" office:value="27.5946739398842" calcext:value-type="float">
            <text:p>27.5947</text:p>
          </table:table-cell>
          <table:table-cell table:style-name="ce55" table:formula="of:=[.$D$1]*[.G199]" office:value-type="float" office:value="0.000367930825510052" calcext:value-type="float">
            <text:p>0.00036793</text:p>
          </table:table-cell>
          <table:table-cell table:style-name="ce55" table:formula="of:=[.H199]/[.D199]" office:value-type="float" office:value="0.000367930825510052" calcext:value-type="float">
            <text:p>0.00036793</text:p>
          </table:table-cell>
          <table:table-cell table:style-name="ce57" table:formula="of:=1/[.F199]" office:value-type="float" office:value="0.126836070164295" calcext:value-type="float">
            <text:p>0.12684</text:p>
          </table:table-cell>
          <table:table-cell table:style-name="ce59" table:formula="of:=[.J199]/[.H199]" office:value-type="float" office:value="344.728034103872" calcext:value-type="float">
            <text:p>344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837858029994" calcext:value-type="float">
            <text:p>7.8784</text:p>
          </table:table-cell>
          <table:table-cell table:style-name="ce14" table:formula="of:=[.F200]*([.C200]/1024)" office:value-type="float" office:value="29.5439196761248" calcext:value-type="float">
            <text:p>29.5439</text:p>
          </table:table-cell>
          <table:table-cell table:style-name="ce55" table:formula="of:=[.$D$1]*[.G200]" office:value-type="float" office:value="0.000393920898609642" calcext:value-type="float">
            <text:p>0.00039392</text:p>
          </table:table-cell>
          <table:table-cell table:style-name="ce55" table:formula="of:=[.H200]/[.D200]" office:value-type="float" office:value="0.000393920898609642" calcext:value-type="float">
            <text:p>0.00039392</text:p>
          </table:table-cell>
          <table:table-cell table:style-name="ce57" table:formula="of:=1/[.F200]" office:value-type="float" office:value="0.126929670846299" calcext:value-type="float">
            <text:p>0.12693</text:p>
          </table:table-cell>
          <table:table-cell table:style-name="ce59" table:formula="of:=[.J200]/[.H200]" office:value-type="float" office:value="322.221215716915" calcext:value-type="float">
            <text:p>322.2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9246107042093" calcext:value-type="float">
            <text:p>7.8925</text:p>
          </table:table-cell>
          <table:table-cell table:style-name="ce14" table:formula="of:=[.F201]*([.C201]/1024)" office:value-type="float" office:value="31.5698442816837" calcext:value-type="float">
            <text:p>31.5698</text:p>
          </table:table-cell>
          <table:table-cell table:style-name="ce55" table:formula="of:=[.$D$1]*[.G201]" office:value-type="float" office:value="0.000420933361745402" calcext:value-type="float">
            <text:p>0.00042093</text:p>
          </table:table-cell>
          <table:table-cell table:style-name="ce55" table:formula="of:=[.H201]/[.D201]" office:value-type="float" office:value="0.000420933361745402" calcext:value-type="float">
            <text:p>0.00042093</text:p>
          </table:table-cell>
          <table:table-cell table:style-name="ce57" table:formula="of:=1/[.F201]" office:value-type="float" office:value="0.1267031906876" calcext:value-type="float">
            <text:p>0.12670</text:p>
          </table:table-cell>
          <table:table-cell table:style-name="ce59" table:formula="of:=[.J201]/[.H201]" office:value-type="float" office:value="301.00534241863" calcext:value-type="float">
            <text:p>301.0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704364634368" calcext:value-type="float">
            <text:p>18.2704</text:p>
          </table:table-cell>
          <table:table-cell table:style-name="ce14" table:formula="of:=[.F202]*([.C202]/1024)" office:value-type="float" office:value="13.7028273475776" calcext:value-type="float">
            <text:p>13.7028</text:p>
          </table:table-cell>
          <table:table-cell table:style-name="ce55" table:formula="of:=[.$D$1]*[.G202]" office:value-type="float" office:value="0.000182705278156191" calcext:value-type="float">
            <text:p>0.00018271</text:p>
          </table:table-cell>
          <table:table-cell table:style-name="ce55" table:formula="of:=[.H202]/[.D202]" office:value-type="float" office:value="0.0000304508796926985" calcext:value-type="float">
            <text:p>0.00003045</text:p>
          </table:table-cell>
          <table:table-cell table:style-name="ce57" table:formula="of:=1/[.F202]" office:value-type="float" office:value="0.0547332299368558" calcext:value-type="float">
            <text:p>0.05473</text:p>
          </table:table-cell>
          <table:table-cell table:style-name="ce59" table:formula="of:=[.J202]/[.H202]" office:value-type="float" office:value="299.571148076332" calcext:value-type="float">
            <text:p>299.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799305146685" calcext:value-type="float">
            <text:p>18.2799</text:p>
          </table:table-cell>
          <table:table-cell table:style-name="ce14" table:formula="of:=[.F203]*([.C203]/1024)" office:value-type="float" office:value="13.7099478860014" calcext:value-type="float">
            <text:p>13.7099</text:p>
          </table:table-cell>
          <table:table-cell table:style-name="ce55" table:formula="of:=[.$D$1]*[.G203]" office:value-type="float" office:value="0.000182800219143211" calcext:value-type="float">
            <text:p>0.00018280</text:p>
          </table:table-cell>
          <table:table-cell table:style-name="ce55" table:formula="of:=[.H203]/[.D203]" office:value-type="float" office:value="0.0000457000547858027" calcext:value-type="float">
            <text:p>0.00004570</text:p>
          </table:table-cell>
          <table:table-cell table:style-name="ce57" table:formula="of:=1/[.F203]" office:value-type="float" office:value="0.0547048031280843" calcext:value-type="float">
            <text:p>0.05470</text:p>
          </table:table-cell>
          <table:table-cell table:style-name="ce59" table:formula="of:=[.J203]/[.H203]" office:value-type="float" office:value="299.260052227984" calcext:value-type="float">
            <text:p>299.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878396833737" calcext:value-type="float">
            <text:p>18.2878</text:p>
          </table:table-cell>
          <table:table-cell table:style-name="ce14" table:formula="of:=[.F204]*([.C204]/1024)" office:value-type="float" office:value="13.7158797625303" calcext:value-type="float">
            <text:p>13.7159</text:p>
          </table:table-cell>
          <table:table-cell table:style-name="ce55" table:formula="of:=[.$D$1]*[.G204]" office:value-type="float" office:value="0.000182879311225721" calcext:value-type="float">
            <text:p>0.00018288</text:p>
          </table:table-cell>
          <table:table-cell table:style-name="ce55" table:formula="of:=[.H204]/[.D204]" office:value-type="float" office:value="0.0000609597704085737" calcext:value-type="float">
            <text:p>0.00006096</text:p>
          </table:table-cell>
          <table:table-cell table:style-name="ce57" table:formula="of:=1/[.F204]" office:value-type="float" office:value="0.0546811442638107" calcext:value-type="float">
            <text:p>0.05468</text:p>
          </table:table-cell>
          <table:table-cell table:style-name="ce59" table:formula="of:=[.J204]/[.H204]" office:value-type="float" office:value="299.001258793674" calcext:value-type="float">
            <text:p>299.0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888448335316" calcext:value-type="float">
            <text:p>18.2888</text:p>
          </table:table-cell>
          <table:table-cell table:style-name="ce14" table:formula="of:=[.F205]*([.C205]/1024)" office:value-type="float" office:value="13.7166336251487" calcext:value-type="float">
            <text:p>13.7166</text:p>
          </table:table-cell>
          <table:table-cell table:style-name="ce55" table:formula="of:=[.$D$1]*[.G205]" office:value-type="float" office:value="0.000182889362777558" calcext:value-type="float">
            <text:p>0.00018289</text:p>
          </table:table-cell>
          <table:table-cell table:style-name="ce55" table:formula="of:=[.H205]/[.D205]" office:value-type="float" office:value="0.000182889362777558" calcext:value-type="float">
            <text:p>0.00018289</text:p>
          </table:table-cell>
          <table:table-cell table:style-name="ce57" table:formula="of:=1/[.F205]" office:value-type="float" office:value="0.0546781390023363" calcext:value-type="float">
            <text:p>0.05468</text:p>
          </table:table-cell>
          <table:table-cell table:style-name="ce59" table:formula="of:=[.J205]/[.H205]" office:value-type="float" office:value="298.968393633912" calcext:value-type="float">
            <text:p>298.9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984523380999" calcext:value-type="float">
            <text:p>18.2985</text:p>
          </table:table-cell>
          <table:table-cell table:style-name="ce14" table:formula="of:=[.F206]*([.C206]/1024)" office:value-type="float" office:value="13.7238392535749" calcext:value-type="float">
            <text:p>13.7238</text:p>
          </table:table-cell>
          <table:table-cell table:style-name="ce55" table:formula="of:=[.$D$1]*[.G206]" office:value-type="float" office:value="0.000182985438303616" calcext:value-type="float">
            <text:p>0.00018299</text:p>
          </table:table-cell>
          <table:table-cell table:style-name="ce55" table:formula="of:=[.H206]/[.D206]" office:value-type="float" office:value="0.0000365970876607232" calcext:value-type="float">
            <text:p>0.00003660</text:p>
          </table:table-cell>
          <table:table-cell table:style-name="ce57" table:formula="of:=1/[.F206]" office:value-type="float" office:value="0.0546494305377872" calcext:value-type="float">
            <text:p>0.05465</text:p>
          </table:table-cell>
          <table:table-cell table:style-name="ce59" table:formula="of:=[.J206]/[.H206]" office:value-type="float" office:value="298.65453253778" calcext:value-type="float">
            <text:p>298.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8.5220818129054" calcext:value-type="float">
            <text:p>18.5221</text:p>
          </table:table-cell>
          <table:table-cell table:style-name="ce14" table:formula="of:=[.F207]*([.C207]/1024)" office:value-type="float" office:value="13.8915613596791" calcext:value-type="float">
            <text:p>13.8916</text:p>
          </table:table-cell>
          <table:table-cell table:style-name="ce55" table:formula="of:=[.$D$1]*[.G207]" office:value-type="float" office:value="0.000185221744233145" calcext:value-type="float">
            <text:p>0.00018522</text:p>
          </table:table-cell>
          <table:table-cell table:style-name="ce55" table:formula="of:=[.H207]/[.D207]" office:value-type="float" office:value="0.0000926108721165723" calcext:value-type="float">
            <text:p>0.00009261</text:p>
          </table:table-cell>
          <table:table-cell table:style-name="ce57" table:formula="of:=1/[.F207]" office:value-type="float" office:value="0.0539896114325142" calcext:value-type="float">
            <text:p>0.05399</text:p>
          </table:table-cell>
          <table:table-cell table:style-name="ce59" table:formula="of:=[.J207]/[.H207]" office:value-type="float" office:value="291.486356831602" calcext:value-type="float">
            <text:p>291.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330434036337" calcext:value-type="float">
            <text:p>7.8733</text:p>
          </table:table-cell>
          <table:table-cell table:style-name="ce14" table:formula="of:=[.F208]*([.C208]/1024)" office:value-type="float" office:value="33.4615434465443" calcext:value-type="float">
            <text:p>33.4615</text:p>
          </table:table-cell>
          <table:table-cell table:style-name="ce55" table:formula="of:=[.$D$1]*[.G208]" office:value-type="float" office:value="0.000446156143390154" calcext:value-type="float">
            <text:p>0.00044616</text:p>
          </table:table-cell>
          <table:table-cell table:style-name="ce55" table:formula="of:=[.H208]/[.D208]" office:value-type="float" office:value="0.000446156143390154" calcext:value-type="float">
            <text:p>0.00044616</text:p>
          </table:table-cell>
          <table:table-cell table:style-name="ce57" table:formula="of:=1/[.F208]" office:value-type="float" office:value="0.127011475331061" calcext:value-type="float">
            <text:p>0.12701</text:p>
          </table:table-cell>
          <table:table-cell table:style-name="ce59" table:formula="of:=[.J208]/[.H208]" office:value-type="float" office:value="284.679427175325" calcext:value-type="float">
            <text:p>284.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9391895151572" calcext:value-type="float">
            <text:p>7.8939</text:p>
          </table:table-cell>
          <table:table-cell table:style-name="ce14" table:formula="of:=[.F209]*([.C209]/1024)" office:value-type="float" office:value="35.5226352818207" calcext:value-type="float">
            <text:p>35.5226</text:p>
          </table:table-cell>
          <table:table-cell table:style-name="ce55" table:formula="of:=[.$D$1]*[.G209]" office:value-type="float" office:value="0.000473637505266629" calcext:value-type="float">
            <text:p>0.00047364</text:p>
          </table:table-cell>
          <table:table-cell table:style-name="ce55" table:formula="of:=[.H209]/[.D209]" office:value-type="float" office:value="0.000473637505266629" calcext:value-type="float">
            <text:p>0.00047364</text:p>
          </table:table-cell>
          <table:table-cell table:style-name="ce57" table:formula="of:=1/[.F209]" office:value-type="float" office:value="0.126679790626428" calcext:value-type="float">
            <text:p>0.12668</text:p>
          </table:table-cell>
          <table:table-cell table:style-name="ce59" table:formula="of:=[.J209]/[.H209]" office:value-type="float" office:value="267.461485245166" calcext:value-type="float">
            <text:p>267.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954212449486" calcext:value-type="float">
            <text:p>7.8795</text:p>
          </table:table-cell>
          <table:table-cell table:style-name="ce14" table:formula="of:=[.F210]*([.C210]/1024)" office:value-type="float" office:value="37.4278250913506" calcext:value-type="float">
            <text:p>37.4278</text:p>
          </table:table-cell>
          <table:table-cell table:style-name="ce55" table:formula="of:=[.$D$1]*[.G210]" office:value-type="float" office:value="0.000499040163073014" calcext:value-type="float">
            <text:p>0.00049904</text:p>
          </table:table-cell>
          <table:table-cell table:style-name="ce55" table:formula="of:=[.H210]/[.D210]" office:value-type="float" office:value="0.000499040163073014" calcext:value-type="float">
            <text:p>0.00049904</text:p>
          </table:table-cell>
          <table:table-cell table:style-name="ce57" table:formula="of:=1/[.F210]" office:value-type="float" office:value="0.126910927589477" calcext:value-type="float">
            <text:p>0.12691</text:p>
          </table:table-cell>
          <table:table-cell table:style-name="ce59" table:formula="of:=[.J210]/[.H210]" office:value-type="float" office:value="254.310047527996" calcext:value-type="float">
            <text:p>254.3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16507219156" calcext:value-type="float">
            <text:p>7.8817</text:p>
          </table:table-cell>
          <table:table-cell table:style-name="ce14" table:formula="of:=[.F211]*([.C211]/1024)" office:value-type="float" office:value="39.408253609578" calcext:value-type="float">
            <text:p>39.4083</text:p>
          </table:table-cell>
          <table:table-cell table:style-name="ce55" table:formula="of:=[.$D$1]*[.G211]" office:value-type="float" office:value="0.000525446008677947" calcext:value-type="float">
            <text:p>0.00052545</text:p>
          </table:table-cell>
          <table:table-cell table:style-name="ce55" table:formula="of:=[.H211]/[.D211]" office:value-type="float" office:value="0.000525446008677947" calcext:value-type="float">
            <text:p>0.00052545</text:p>
          </table:table-cell>
          <table:table-cell table:style-name="ce57" table:formula="of:=1/[.F211]" office:value-type="float" office:value="0.126876974796589" calcext:value-type="float">
            <text:p>0.12688</text:p>
          </table:table-cell>
          <table:table-cell table:style-name="ce59" table:formula="of:=[.J211]/[.H211]" office:value-type="float" office:value="241.465293676544" calcext:value-type="float">
            <text:p>241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9415463614215" calcext:value-type="float">
            <text:p>7.8942</text:p>
          </table:table-cell>
          <table:table-cell table:style-name="ce14" table:formula="of:=[.F212]*([.C212]/1024)" office:value-type="float" office:value="41.4443118397463" calcext:value-type="float">
            <text:p>41.4443</text:p>
          </table:table-cell>
          <table:table-cell table:style-name="ce55" table:formula="of:=[.$D$1]*[.G212]" office:value-type="float" office:value="0.000552593587484073" calcext:value-type="float">
            <text:p>0.00055259</text:p>
          </table:table-cell>
          <table:table-cell table:style-name="ce55" table:formula="of:=[.H212]/[.D212]" office:value-type="float" office:value="0.000552593587484073" calcext:value-type="float">
            <text:p>0.00055259</text:p>
          </table:table-cell>
          <table:table-cell table:style-name="ce57" table:formula="of:=1/[.F212]" office:value-type="float" office:value="0.126676008526823" calcext:value-type="float">
            <text:p>0.12668</text:p>
          </table:table-cell>
          <table:table-cell table:style-name="ce59" table:formula="of:=[.J212]/[.H212]" office:value-type="float" office:value="229.239012894759" calcext:value-type="float">
            <text:p>229.2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9549166747897" calcext:value-type="float">
            <text:p>7.8955</text:p>
          </table:table-cell>
          <table:table-cell table:style-name="ce14" table:formula="of:=[.F213]*([.C213]/1024)" office:value-type="float" office:value="43.4252041711343" calcext:value-type="float">
            <text:p>43.4252</text:p>
          </table:table-cell>
          <table:table-cell table:style-name="ce55" table:formula="of:=[.$D$1]*[.G213]" office:value-type="float" office:value="0.000579005617295402" calcext:value-type="float">
            <text:p>0.00057901</text:p>
          </table:table-cell>
          <table:table-cell table:style-name="ce55" table:formula="of:=[.H213]/[.D213]" office:value-type="float" office:value="0.000579005617295402" calcext:value-type="float">
            <text:p>0.00057901</text:p>
          </table:table-cell>
          <table:table-cell table:style-name="ce57" table:formula="of:=1/[.F213]" office:value-type="float" office:value="0.126654557070706" calcext:value-type="float">
            <text:p>0.12665</text:p>
          </table:table-cell>
          <table:table-cell table:style-name="ce59" table:formula="of:=[.J213]/[.H213]" office:value-type="float" office:value="218.744953913095" calcext:value-type="float">
            <text:p>218.7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606925270521" calcext:value-type="float">
            <text:p>7.8861</text:p>
          </table:table-cell>
          <table:table-cell table:style-name="ce14" table:formula="of:=[.F214]*([.C214]/1024)" office:value-type="float" office:value="45.344898203055" calcext:value-type="float">
            <text:p>45.3449</text:p>
          </table:table-cell>
          <table:table-cell table:style-name="ce55" table:formula="of:=[.$D$1]*[.G214]" office:value-type="float" office:value="0.000604601665700613" calcext:value-type="float">
            <text:p>0.00060460</text:p>
          </table:table-cell>
          <table:table-cell table:style-name="ce55" table:formula="of:=[.H214]/[.D214]" office:value-type="float" office:value="0.000604601665700613" calcext:value-type="float">
            <text:p>0.00060460</text:p>
          </table:table-cell>
          <table:table-cell table:style-name="ce57" table:formula="of:=1/[.F214]" office:value-type="float" office:value="0.126805886171614" calcext:value-type="float">
            <text:p>0.12681</text:p>
          </table:table-cell>
          <table:table-cell table:style-name="ce59" table:formula="of:=[.J214]/[.H214]" office:value-type="float" office:value="209.734596123997" calcext:value-type="float">
            <text:p>209.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459713599992" calcext:value-type="float">
            <text:p>7.8846</text:p>
          </table:table-cell>
          <table:table-cell table:style-name="ce14" table:formula="of:=[.F215]*([.C215]/1024)" office:value-type="float" office:value="47.3075828159995" calcext:value-type="float">
            <text:p>47.3076</text:p>
          </table:table-cell>
          <table:table-cell table:style-name="ce55" table:formula="of:=[.$D$1]*[.G215]" office:value-type="float" office:value="0.000630770924718848" calcext:value-type="float">
            <text:p>0.00063077</text:p>
          </table:table-cell>
          <table:table-cell table:style-name="ce55" table:formula="of:=[.H215]/[.D215]" office:value-type="float" office:value="0.000630770924718848" calcext:value-type="float">
            <text:p>0.00063077</text:p>
          </table:table-cell>
          <table:table-cell table:style-name="ce57" table:formula="of:=1/[.F215]" office:value-type="float" office:value="0.126829561834446" calcext:value-type="float">
            <text:p>0.12683</text:p>
          </table:table-cell>
          <table:table-cell table:style-name="ce59" table:formula="of:=[.J215]/[.H215]" office:value-type="float" office:value="201.070716585387" calcext:value-type="float">
            <text:p>201.0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3949595819316" calcext:value-type="float">
            <text:p>27.3950</text:p>
          </table:table-cell>
          <table:table-cell table:style-name="ce14" table:formula="of:=[.F216]*([.C216]/1024)" office:value-type="float" office:value="13.6974797909658" calcext:value-type="float">
            <text:p>13.6975</text:p>
          </table:table-cell>
          <table:table-cell table:style-name="ce55" table:formula="of:=[.$D$1]*[.G216]" office:value-type="float" office:value="0.000182633977044863" calcext:value-type="float">
            <text:p>0.00018263</text:p>
          </table:table-cell>
          <table:table-cell table:style-name="ce55" table:formula="of:=[.H216]/[.D216]" office:value-type="float" office:value="0.0000608779923482878" calcext:value-type="float">
            <text:p>0.00006088</text:p>
          </table:table-cell>
          <table:table-cell table:style-name="ce57" table:formula="of:=1/[.F216]" office:value-type="float" office:value="0.0365030653543856" calcext:value-type="float">
            <text:p>0.03650</text:p>
          </table:table-cell>
          <table:table-cell table:style-name="ce59" table:formula="of:=[.J216]/[.H216]" office:value-type="float" office:value="199.870067689643" calcext:value-type="float">
            <text:p>199.8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032387648369" calcext:value-type="float">
            <text:p>27.4032</text:p>
          </table:table-cell>
          <table:table-cell table:style-name="ce14" table:formula="of:=[.F217]*([.C217]/1024)" office:value-type="float" office:value="13.7016193824185" calcext:value-type="float">
            <text:p>13.7016</text:p>
          </table:table-cell>
          <table:table-cell table:style-name="ce55" table:formula="of:=[.$D$1]*[.G217]" office:value-type="float" office:value="0.000182689171873538" calcext:value-type="float">
            <text:p>0.00018269</text:p>
          </table:table-cell>
          <table:table-cell table:style-name="ce55" table:formula="of:=[.H217]/[.D217]" office:value-type="float" office:value="0.0000456722929683845" calcext:value-type="float">
            <text:p>0.00004567</text:p>
          </table:table-cell>
          <table:table-cell table:style-name="ce57" table:formula="of:=1/[.F217]" office:value-type="float" office:value="0.0364920368932147" calcext:value-type="float">
            <text:p>0.03649</text:p>
          </table:table-cell>
          <table:table-cell table:style-name="ce59" table:formula="of:=[.J217]/[.H217]" office:value-type="float" office:value="199.749314745788" calcext:value-type="float">
            <text:p>199.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640763694158" calcext:value-type="float">
            <text:p>27.4641</text:p>
          </table:table-cell>
          <table:table-cell table:style-name="ce14" table:formula="of:=[.F218]*([.C218]/1024)" office:value-type="float" office:value="13.7320381847079" calcext:value-type="float">
            <text:p>13.7320</text:p>
          </table:table-cell>
          <table:table-cell table:style-name="ce55" table:formula="of:=[.$D$1]*[.G218]" office:value-type="float" office:value="0.000183094757931984" calcext:value-type="float">
            <text:p>0.00018309</text:p>
          </table:table-cell>
          <table:table-cell table:style-name="ce55" table:formula="of:=[.H218]/[.D218]" office:value-type="float" office:value="0.000183094757931984" calcext:value-type="float">
            <text:p>0.00018309</text:p>
          </table:table-cell>
          <table:table-cell table:style-name="ce57" table:formula="of:=1/[.F218]" office:value-type="float" office:value="0.0364112008191765" calcext:value-type="float">
            <text:p>0.03641</text:p>
          </table:table-cell>
          <table:table-cell table:style-name="ce59" table:formula="of:=[.J218]/[.H218]" office:value-type="float" office:value="198.865337437473" calcext:value-type="float">
            <text:p>198.8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655391363" calcext:value-type="float">
            <text:p>27.4655</text:p>
          </table:table-cell>
          <table:table-cell table:style-name="ce14" table:formula="of:=[.F219]*([.C219]/1024)" office:value-type="float" office:value="13.73276956815" calcext:value-type="float">
            <text:p>13.7328</text:p>
          </table:table-cell>
          <table:table-cell table:style-name="ce55" table:formula="of:=[.$D$1]*[.G219]" office:value-type="float" office:value="0.000183104509759971" calcext:value-type="float">
            <text:p>0.00018310</text:p>
          </table:table-cell>
          <table:table-cell table:style-name="ce55" table:formula="of:=[.H219]/[.D219]" office:value-type="float" office:value="0.0000305174182933285" calcext:value-type="float">
            <text:p>0.00003052</text:p>
          </table:table-cell>
          <table:table-cell table:style-name="ce57" table:formula="of:=1/[.F219]" office:value-type="float" office:value="0.0364092616218971" calcext:value-type="float">
            <text:p>0.03641</text:p>
          </table:table-cell>
          <table:table-cell table:style-name="ce59" table:formula="of:=[.J219]/[.H219]" office:value-type="float" office:value="198.844155556984" calcext:value-type="float">
            <text:p>198.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7.4917086859737" calcext:value-type="float">
            <text:p>27.4917</text:p>
          </table:table-cell>
          <table:table-cell table:style-name="ce14" table:formula="of:=[.F220]*([.C220]/1024)" office:value-type="float" office:value="13.7458543429869" calcext:value-type="float">
            <text:p>13.7459</text:p>
          </table:table-cell>
          <table:table-cell table:style-name="ce55" table:formula="of:=[.$D$1]*[.G220]" office:value-type="float" office:value="0.000183278974296781" calcext:value-type="float">
            <text:p>0.00018328</text:p>
          </table:table-cell>
          <table:table-cell table:style-name="ce55" table:formula="of:=[.H220]/[.D220]" office:value-type="float" office:value="0.0000916394871483904" calcext:value-type="float">
            <text:p>0.00009164</text:p>
          </table:table-cell>
          <table:table-cell table:style-name="ce57" table:formula="of:=1/[.F220]" office:value-type="float" office:value="0.0363746033912472" calcext:value-type="float">
            <text:p>0.03637</text:p>
          </table:table-cell>
          <table:table-cell table:style-name="ce59" table:formula="of:=[.J220]/[.H220]" office:value-type="float" office:value="198.465773451713" calcext:value-type="float">
            <text:p>198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5316117461264" calcext:value-type="float">
            <text:p>27.5316</text:p>
          </table:table-cell>
          <table:table-cell table:style-name="ce14" table:formula="of:=[.F221]*([.C221]/1024)" office:value-type="float" office:value="13.7658058730632" calcext:value-type="float">
            <text:p>13.7658</text:p>
          </table:table-cell>
          <table:table-cell table:style-name="ce55" table:formula="of:=[.$D$1]*[.G221]" office:value-type="float" office:value="0.000183544996027901" calcext:value-type="float">
            <text:p>0.00018354</text:p>
          </table:table-cell>
          <table:table-cell table:style-name="ce55" table:formula="of:=[.H221]/[.D221]" office:value-type="float" office:value="0.0000367089992055802" calcext:value-type="float">
            <text:p>0.00003671</text:p>
          </table:table-cell>
          <table:table-cell table:style-name="ce57" table:formula="of:=1/[.F221]" office:value-type="float" office:value="0.0363218837030381" calcext:value-type="float">
            <text:p>0.03632</text:p>
          </table:table-cell>
          <table:table-cell table:style-name="ce59" table:formula="of:=[.J221]/[.H221]" office:value-type="float" office:value="197.890895906074" calcext:value-type="float">
            <text:p>197.8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081644123168" calcext:value-type="float">
            <text:p>7.8808</text:p>
          </table:table-cell>
          <table:table-cell table:style-name="ce14" table:formula="of:=[.F222]*([.C222]/1024)" office:value-type="float" office:value="49.255102757698" calcext:value-type="float">
            <text:p>49.2551</text:p>
          </table:table-cell>
          <table:table-cell table:style-name="ce55" table:formula="of:=[.$D$1]*[.G222]" office:value-type="float" office:value="0.00065673798710949" calcext:value-type="float">
            <text:p>0.00065674</text:p>
          </table:table-cell>
          <table:table-cell table:style-name="ce55" table:formula="of:=[.H222]/[.D222]" office:value-type="float" office:value="0.00065673798710949" calcext:value-type="float">
            <text:p>0.00065674</text:p>
          </table:table-cell>
          <table:table-cell table:style-name="ce57" table:formula="of:=1/[.F222]" office:value-type="float" office:value="0.126890406274164" calcext:value-type="float">
            <text:p>0.12689</text:p>
          </table:table-cell>
          <table:table-cell table:style-name="ce59" table:formula="of:=[.J222]/[.H222]" office:value-type="float" office:value="193.213136387387" calcext:value-type="float">
            <text:p>193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7323027594741" calcext:value-type="float">
            <text:p>7.8732</text:p>
          </table:table-cell>
          <table:table-cell table:style-name="ce14" table:formula="of:=[.F223]*([.C223]/1024)" office:value-type="float" office:value="51.1759967936582" calcext:value-type="float">
            <text:p>51.1760</text:p>
          </table:table-cell>
          <table:table-cell table:style-name="ce55" table:formula="of:=[.$D$1]*[.G223]" office:value-type="float" office:value="0.000682350035648562" calcext:value-type="float">
            <text:p>0.00068235</text:p>
          </table:table-cell>
          <table:table-cell table:style-name="ce55" table:formula="of:=[.H223]/[.D223]" office:value-type="float" office:value="0.000682350035648562" calcext:value-type="float">
            <text:p>0.00068235</text:p>
          </table:table-cell>
          <table:table-cell table:style-name="ce57" table:formula="of:=1/[.F223]" office:value-type="float" office:value="0.127012670143154" calcext:value-type="float">
            <text:p>0.12701</text:p>
          </table:table-cell>
          <table:table-cell table:style-name="ce59" table:formula="of:=[.J223]/[.H223]" office:value-type="float" office:value="186.140050571596" calcext:value-type="float">
            <text:p>186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65283878998" calcext:value-type="float">
            <text:p>7.8865</text:p>
          </table:table-cell>
          <table:table-cell table:style-name="ce14" table:formula="of:=[.F224]*([.C224]/1024)" office:value-type="float" office:value="53.2340666183236" calcext:value-type="float">
            <text:p>53.2341</text:p>
          </table:table-cell>
          <table:table-cell table:style-name="ce55" table:formula="of:=[.$D$1]*[.G224]" office:value-type="float" office:value="0.000709791103848757" calcext:value-type="float">
            <text:p>0.00070979</text:p>
          </table:table-cell>
          <table:table-cell table:style-name="ce55" table:formula="of:=[.H224]/[.D224]" office:value-type="float" office:value="0.000709791103848757" calcext:value-type="float">
            <text:p>0.00070979</text:p>
          </table:table-cell>
          <table:table-cell table:style-name="ce57" table:formula="of:=1/[.F224]" office:value-type="float" office:value="0.126798503830188" calcext:value-type="float">
            <text:p>0.12680</text:p>
          </table:table-cell>
          <table:table-cell table:style-name="ce59" table:formula="of:=[.J224]/[.H224]" office:value-type="float" office:value="178.642002051926" calcext:value-type="float">
            <text:p>178.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975736695777" calcext:value-type="float">
            <text:p>7.8898</text:p>
          </table:table-cell>
          <table:table-cell table:style-name="ce14" table:formula="of:=[.F225]*([.C225]/1024)" office:value-type="float" office:value="55.2283015687044" calcext:value-type="float">
            <text:p>55.2283</text:p>
          </table:table-cell>
          <table:table-cell table:style-name="ce55" table:formula="of:=[.$D$1]*[.G225]" office:value-type="float" office:value="0.000736381036136163" calcext:value-type="float">
            <text:p>0.00073638</text:p>
          </table:table-cell>
          <table:table-cell table:style-name="ce55" table:formula="of:=[.H225]/[.D225]" office:value-type="float" office:value="0.000736381036136163" calcext:value-type="float">
            <text:p>0.00073638</text:p>
          </table:table-cell>
          <table:table-cell table:style-name="ce57" table:formula="of:=1/[.F225]" office:value-type="float" office:value="0.126746610001974" calcext:value-type="float">
            <text:p>0.12675</text:p>
          </table:table-cell>
          <table:table-cell table:style-name="ce59" table:formula="of:=[.J225]/[.H225]" office:value-type="float" office:value="172.120958827269" calcext:value-type="float">
            <text:p>172.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9792068440007" calcext:value-type="float">
            <text:p>7.8979</text:p>
          </table:table-cell>
          <table:table-cell table:style-name="ce14" table:formula="of:=[.F226]*([.C226]/1024)" office:value-type="float" office:value="57.2599249619005" calcext:value-type="float">
            <text:p>57.2599</text:p>
          </table:table-cell>
          <table:table-cell table:style-name="ce55" table:formula="of:=[.$D$1]*[.G226]" office:value-type="float" office:value="0.000763469483487004" calcext:value-type="float">
            <text:p>0.00076347</text:p>
          </table:table-cell>
          <table:table-cell table:style-name="ce55" table:formula="of:=[.H226]/[.D226]" office:value-type="float" office:value="0.000763469483487004" calcext:value-type="float">
            <text:p>0.00076347</text:p>
          </table:table-cell>
          <table:table-cell table:style-name="ce57" table:formula="of:=1/[.F226]" office:value-type="float" office:value="0.126615604278629" calcext:value-type="float">
            <text:p>0.12662</text:p>
          </table:table-cell>
          <table:table-cell table:style-name="ce59" table:formula="of:=[.J226]/[.H226]" office:value-type="float" office:value="165.842390582969" calcext:value-type="float">
            <text:p>165.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987180723155" calcext:value-type="float">
            <text:p>7.8899</text:p>
          </table:table-cell>
          <table:table-cell table:style-name="ce14" table:formula="of:=[.F227]*([.C227]/1024)" office:value-type="float" office:value="59.1740385542366" calcext:value-type="float">
            <text:p>59.1740</text:p>
          </table:table-cell>
          <table:table-cell table:style-name="ce55" table:formula="of:=[.$D$1]*[.G227]" office:value-type="float" office:value="0.000788991125659059" calcext:value-type="float">
            <text:p>0.00078899</text:p>
          </table:table-cell>
          <table:table-cell table:style-name="ce55" table:formula="of:=[.H227]/[.D227]" office:value-type="float" office:value="0.000788991125659059" calcext:value-type="float">
            <text:p>0.00078899</text:p>
          </table:table-cell>
          <table:table-cell table:style-name="ce57" table:formula="of:=1/[.F227]" office:value-type="float" office:value="0.126744771579614" calcext:value-type="float">
            <text:p>0.12674</text:p>
          </table:table-cell>
          <table:table-cell table:style-name="ce59" table:formula="of:=[.J227]/[.H227]" office:value-type="float" office:value="160.641568019845" calcext:value-type="float">
            <text:p>160.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428393137339" calcext:value-type="float">
            <text:p>7.8843</text:p>
          </table:table-cell>
          <table:table-cell table:style-name="ce14" table:formula="of:=[.F228]*([.C228]/1024)" office:value-type="float" office:value="61.1032004681438" calcext:value-type="float">
            <text:p>61.1032</text:p>
          </table:table-cell>
          <table:table-cell table:style-name="ce55" table:formula="of:=[.$D$1]*[.G228]" office:value-type="float" office:value="0.000814713413121948" calcext:value-type="float">
            <text:p>0.00081471</text:p>
          </table:table-cell>
          <table:table-cell table:style-name="ce55" table:formula="of:=[.H228]/[.D228]" office:value-type="float" office:value="0.000814713413121948" calcext:value-type="float">
            <text:p>0.00081471</text:p>
          </table:table-cell>
          <table:table-cell table:style-name="ce57" table:formula="of:=1/[.F228]" office:value-type="float" office:value="0.126834600162073" calcext:value-type="float">
            <text:p>0.12683</text:p>
          </table:table-cell>
          <table:table-cell table:style-name="ce59" table:formula="of:=[.J228]/[.H228]" office:value-type="float" office:value="155.680019647704" calcext:value-type="float">
            <text:p>155.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474955475786" calcext:value-type="float">
            <text:p>7.8847</text:p>
          </table:table-cell>
          <table:table-cell table:style-name="ce14" table:formula="of:=[.F229]*([.C229]/1024)" office:value-type="float" office:value="63.0779964380629" calcext:value-type="float">
            <text:p>63.0780</text:p>
          </table:table-cell>
          <table:table-cell table:style-name="ce55" table:formula="of:=[.$D$1]*[.G229]" office:value-type="float" office:value="0.000841044157707268" calcext:value-type="float">
            <text:p>0.00084104</text:p>
          </table:table-cell>
          <table:table-cell table:style-name="ce55" table:formula="of:=[.H229]/[.D229]" office:value-type="float" office:value="0.000841044157707268" calcext:value-type="float">
            <text:p>0.00084104</text:p>
          </table:table-cell>
          <table:table-cell table:style-name="ce57" table:formula="of:=1/[.F229]" office:value-type="float" office:value="0.126827110113672" calcext:value-type="float">
            <text:p>0.12683</text:p>
          </table:table-cell>
          <table:table-cell table:style-name="ce59" table:formula="of:=[.J229]/[.H229]" office:value-type="float" office:value="150.797207199452" calcext:value-type="float">
            <text:p>150.8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9003994634738" calcext:value-type="float">
            <text:p>7.8900</text:p>
          </table:table-cell>
          <table:table-cell table:style-name="ce14" table:formula="of:=[.F230]*([.C230]/1024)" office:value-type="float" office:value="65.0928295573659" calcext:value-type="float">
            <text:p>65.0928</text:p>
          </table:table-cell>
          <table:table-cell table:style-name="ce55" table:formula="of:=[.$D$1]*[.G230]" office:value-type="float" office:value="0.000867908733620182" calcext:value-type="float">
            <text:p>0.00086791</text:p>
          </table:table-cell>
          <table:table-cell table:style-name="ce55" table:formula="of:=[.H230]/[.D230]" office:value-type="float" office:value="0.000867908733620182" calcext:value-type="float">
            <text:p>0.00086791</text:p>
          </table:table-cell>
          <table:table-cell table:style-name="ce57" table:formula="of:=1/[.F230]" office:value-type="float" office:value="0.126742070610547" calcext:value-type="float">
            <text:p>0.12674</text:p>
          </table:table-cell>
          <table:table-cell table:style-name="ce59" table:formula="of:=[.J230]/[.H230]" office:value-type="float" office:value="146.031564957166" calcext:value-type="float">
            <text:p>146.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7894707681591" calcext:value-type="float">
            <text:p>7.8789</text:p>
          </table:table-cell>
          <table:table-cell table:style-name="ce14" table:formula="of:=[.F231]*([.C231]/1024)" office:value-type="float" office:value="66.9710501529352" calcext:value-type="float">
            <text:p>66.9711</text:p>
          </table:table-cell>
          <table:table-cell table:style-name="ce55" table:formula="of:=[.$D$1]*[.G231]" office:value-type="float" office:value="0.000892951800109147" calcext:value-type="float">
            <text:p>0.00089295</text:p>
          </table:table-cell>
          <table:table-cell table:style-name="ce55" table:formula="of:=[.H231]/[.D231]" office:value-type="float" office:value="0.000892951800109147" calcext:value-type="float">
            <text:p>0.00089295</text:p>
          </table:table-cell>
          <table:table-cell table:style-name="ce57" table:formula="of:=1/[.F231]" office:value-type="float" office:value="0.126920512379444" calcext:value-type="float">
            <text:p>0.12692</text:p>
          </table:table-cell>
          <table:table-cell table:style-name="ce59" table:formula="of:=[.J231]/[.H231]" office:value-type="float" office:value="142.13590516748" calcext:value-type="float">
            <text:p>142.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7513710101052" calcext:value-type="float">
            <text:p>7.8751</text:p>
          </table:table-cell>
          <table:table-cell table:style-name="ce14" table:formula="of:=[.F232]*([.C232]/1024)" office:value-type="float" office:value="68.9074496338421" calcext:value-type="float">
            <text:p>68.9074</text:p>
          </table:table-cell>
          <table:table-cell table:style-name="ce55" table:formula="of:=[.$D$1]*[.G232]" office:value-type="float" office:value="0.00091877058894787" calcext:value-type="float">
            <text:p>0.00091877</text:p>
          </table:table-cell>
          <table:table-cell table:style-name="ce55" table:formula="of:=[.H232]/[.D232]" office:value-type="float" office:value="0.00091877058894787" calcext:value-type="float">
            <text:p>0.00091877</text:p>
          </table:table-cell>
          <table:table-cell table:style-name="ce57" table:formula="of:=1/[.F232]" office:value-type="float" office:value="0.126981916273138" calcext:value-type="float">
            <text:p>0.12698</text:p>
          </table:table-cell>
          <table:table-cell table:style-name="ce59" table:formula="of:=[.J232]/[.H232]" office:value-type="float" office:value="138.20851233228" calcext:value-type="float">
            <text:p>138.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817766501027" calcext:value-type="float">
            <text:p>7.8882</text:p>
          </table:table-cell>
          <table:table-cell table:style-name="ce14" table:formula="of:=[.F233]*([.C233]/1024)" office:value-type="float" office:value="70.9935989850924" calcext:value-type="float">
            <text:p>70.9936</text:p>
          </table:table-cell>
          <table:table-cell table:style-name="ce55" table:formula="of:=[.$D$1]*[.G233]" office:value-type="float" office:value="0.000946586052707831" calcext:value-type="float">
            <text:p>0.00094659</text:p>
          </table:table-cell>
          <table:table-cell table:style-name="ce55" table:formula="of:=[.H233]/[.D233]" office:value-type="float" office:value="0.000946586052707831" calcext:value-type="float">
            <text:p>0.00094659</text:p>
          </table:table-cell>
          <table:table-cell table:style-name="ce57" table:formula="of:=1/[.F233]" office:value-type="float" office:value="0.126771992526958" calcext:value-type="float">
            <text:p>0.12677</text:p>
          </table:table-cell>
          <table:table-cell table:style-name="ce59" table:formula="of:=[.J233]/[.H233]" office:value-type="float" office:value="133.925481116387" calcext:value-type="float">
            <text:p>133.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9345980921571" calcext:value-type="float">
            <text:p>7.8935</text:p>
          </table:table-cell>
          <table:table-cell table:style-name="ce14" table:formula="of:=[.F234]*([.C234]/1024)" office:value-type="float" office:value="73.0145032352453" calcext:value-type="float">
            <text:p>73.0145</text:p>
          </table:table-cell>
          <table:table-cell table:style-name="ce55" table:formula="of:=[.$D$1]*[.G234]" office:value-type="float" office:value="0.00097353157743682" calcext:value-type="float">
            <text:p>0.00097353</text:p>
          </table:table-cell>
          <table:table-cell table:style-name="ce55" table:formula="of:=[.H234]/[.D234]" office:value-type="float" office:value="0.00097353157743682" calcext:value-type="float">
            <text:p>0.00097353</text:p>
          </table:table-cell>
          <table:table-cell table:style-name="ce57" table:formula="of:=1/[.F234]" office:value-type="float" office:value="0.126687159264748" calcext:value-type="float">
            <text:p>0.12669</text:p>
          </table:table-cell>
          <table:table-cell table:style-name="ce59" table:formula="of:=[.J234]/[.H234]" office:value-type="float" office:value="130.131535741551" calcext:value-type="float">
            <text:p>130.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7810526958962" calcext:value-type="float">
            <text:p>7.8781</text:p>
          </table:table-cell>
          <table:table-cell table:style-name="ce14" table:formula="of:=[.F235]*([.C235]/1024)" office:value-type="float" office:value="74.8420000611014" calcext:value-type="float">
            <text:p>74.8420</text:p>
          </table:table-cell>
          <table:table-cell table:style-name="ce55" table:formula="of:=[.$D$1]*[.G235]" office:value-type="float" office:value="0.000997898323614689" calcext:value-type="float">
            <text:p>0.00099790</text:p>
          </table:table-cell>
          <table:table-cell table:style-name="ce55" table:formula="of:=[.H235]/[.D235]" office:value-type="float" office:value="0.000997898323614689" calcext:value-type="float">
            <text:p>0.00099790</text:p>
          </table:table-cell>
          <table:table-cell table:style-name="ce57" table:formula="of:=1/[.F235]" office:value-type="float" office:value="0.126934074346545" calcext:value-type="float">
            <text:p>0.12693</text:p>
          </table:table-cell>
          <table:table-cell table:style-name="ce59" table:formula="of:=[.J235]/[.H235]" office:value-type="float" office:value="127.201410547271" calcext:value-type="float">
            <text:p>127.2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256091641576" calcext:value-type="float">
            <text:p>7.8826</text:p>
          </table:table-cell>
          <table:table-cell table:style-name="ce14" table:formula="of:=[.F236]*([.C236]/1024)" office:value-type="float" office:value="76.8549689350537" calcext:value-type="float">
            <text:p>76.8550</text:p>
          </table:table-cell>
          <table:table-cell table:style-name="ce55" table:formula="of:=[.$D$1]*[.G236]" office:value-type="float" office:value="0.00102473804279864" calcext:value-type="float">
            <text:p>0.00102474</text:p>
          </table:table-cell>
          <table:table-cell table:style-name="ce55" table:formula="of:=[.H236]/[.D236]" office:value-type="float" office:value="0.00102473804279864" calcext:value-type="float">
            <text:p>0.00102474</text:p>
          </table:table-cell>
          <table:table-cell table:style-name="ce57" table:formula="of:=1/[.F236]" office:value-type="float" office:value="0.126862324389712" calcext:value-type="float">
            <text:p>0.12686</text:p>
          </table:table-cell>
          <table:table-cell table:style-name="ce59" table:formula="of:=[.J236]/[.H236]" office:value-type="float" office:value="123.7997606132" calcext:value-type="float">
            <text:p>123.8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614229576849" calcext:value-type="float">
            <text:p>7.8861</text:p>
          </table:table-cell>
          <table:table-cell table:style-name="ce14" table:formula="of:=[.F237]*([.C237]/1024)" office:value-type="float" office:value="78.8614229576849" calcext:value-type="float">
            <text:p>78.8614</text:p>
          </table:table-cell>
          <table:table-cell table:style-name="ce55" table:formula="of:=[.$D$1]*[.G237]" office:value-type="float" office:value="0.001051490896864" calcext:value-type="float">
            <text:p>0.00105149</text:p>
          </table:table-cell>
          <table:table-cell table:style-name="ce55" table:formula="of:=[.H237]/[.D237]" office:value-type="float" office:value="0.001051490896864" calcext:value-type="float">
            <text:p>0.00105149</text:p>
          </table:table-cell>
          <table:table-cell table:style-name="ce57" table:formula="of:=1/[.F237]" office:value-type="float" office:value="0.126804711669554" calcext:value-type="float">
            <text:p>0.12680</text:p>
          </table:table-cell>
          <table:table-cell table:style-name="ce59" table:formula="of:=[.J237]/[.H237]" office:value-type="float" office:value="120.595158786197" calcext:value-type="float">
            <text:p>120.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4.9669463328421" calcext:value-type="float">
            <text:p>54.9669</text:p>
          </table:table-cell>
          <table:table-cell table:style-name="ce14" table:formula="of:=[.F238]*([.C238]/1024)" office:value-type="float" office:value="13.7417365832105" calcext:value-type="float">
            <text:p>13.7417</text:p>
          </table:table-cell>
          <table:table-cell table:style-name="ce55" table:formula="of:=[.$D$1]*[.G238]" office:value-type="float" office:value="0.000183224070558579" calcext:value-type="float">
            <text:p>0.00018322</text:p>
          </table:table-cell>
          <table:table-cell table:style-name="ce55" table:formula="of:=[.H238]/[.D238]" office:value-type="float" office:value="0.0000916120352792896" calcext:value-type="float">
            <text:p>0.00009161</text:p>
          </table:table-cell>
          <table:table-cell table:style-name="ce57" table:formula="of:=1/[.F238]" office:value-type="float" office:value="0.0181927515846466" calcext:value-type="float">
            <text:p>0.01819</text:p>
          </table:table-cell>
          <table:table-cell table:style-name="ce59" table:formula="of:=[.J238]/[.H238]" office:value-type="float" office:value="99.2923666043658" calcext:value-type="float">
            <text:p>99.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0197380736473" calcext:value-type="float">
            <text:p>55.0197</text:p>
          </table:table-cell>
          <table:table-cell table:style-name="ce14" table:formula="of:=[.F239]*([.C239]/1024)" office:value-type="float" office:value="13.7549345184118" calcext:value-type="float">
            <text:p>13.7549</text:p>
          </table:table-cell>
          <table:table-cell table:style-name="ce55" table:formula="of:=[.$D$1]*[.G239]" office:value-type="float" office:value="0.000183400043907792" calcext:value-type="float">
            <text:p>0.00018340</text:p>
          </table:table-cell>
          <table:table-cell table:style-name="ce55" table:formula="of:=[.H239]/[.D239]" office:value-type="float" office:value="0.000183400043907792" calcext:value-type="float">
            <text:p>0.00018340</text:p>
          </table:table-cell>
          <table:table-cell table:style-name="ce57" table:formula="of:=1/[.F239]" office:value-type="float" office:value="0.0181752955396014" calcext:value-type="float">
            <text:p>0.01818</text:p>
          </table:table-cell>
          <table:table-cell table:style-name="ce59" table:formula="of:=[.J239]/[.H239]" office:value-type="float" office:value="99.1019148759822" calcext:value-type="float">
            <text:p>99.1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0646209885579" calcext:value-type="float">
            <text:p>55.0646</text:p>
          </table:table-cell>
          <table:table-cell table:style-name="ce14" table:formula="of:=[.F240]*([.C240]/1024)" office:value-type="float" office:value="13.7661552471395" calcext:value-type="float">
            <text:p>13.7662</text:p>
          </table:table-cell>
          <table:table-cell table:style-name="ce55" table:formula="of:=[.$D$1]*[.G240]" office:value-type="float" office:value="0.000183549654372209" calcext:value-type="float">
            <text:p>0.00018355</text:p>
          </table:table-cell>
          <table:table-cell table:style-name="ce55" table:formula="of:=[.H240]/[.D240]" office:value-type="float" office:value="0.0000611832181240698" calcext:value-type="float">
            <text:p>0.00006118</text:p>
          </table:table-cell>
          <table:table-cell table:style-name="ce57" table:formula="of:=1/[.F240]" office:value-type="float" office:value="0.0181604809412525" calcext:value-type="float">
            <text:p>0.01816</text:p>
          </table:table-cell>
          <table:table-cell table:style-name="ce59" table:formula="of:=[.J240]/[.H240]" office:value-type="float" office:value="98.9404257031504" calcext:value-type="float">
            <text:p>98.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1795210674" calcext:value-type="float">
            <text:p>55.1795</text:p>
          </table:table-cell>
          <table:table-cell table:style-name="ce14" table:formula="of:=[.F241]*([.C241]/1024)" office:value-type="float" office:value="13.79488026685" calcext:value-type="float">
            <text:p>13.7949</text:p>
          </table:table-cell>
          <table:table-cell table:style-name="ce55" table:formula="of:=[.$D$1]*[.G241]" office:value-type="float" office:value="0.000183932656550018" calcext:value-type="float">
            <text:p>0.00018393</text:p>
          </table:table-cell>
          <table:table-cell table:style-name="ce55" table:formula="of:=[.H241]/[.D241]" office:value-type="float" office:value="0.0000367865313100036" calcext:value-type="float">
            <text:p>0.00003679</text:p>
          </table:table-cell>
          <table:table-cell table:style-name="ce57" table:formula="of:=1/[.F241]" office:value-type="float" office:value="0.0181226654500776" calcext:value-type="float">
            <text:p>0.01812</text:p>
          </table:table-cell>
          <table:table-cell table:style-name="ce59" table:formula="of:=[.J241]/[.H241]" office:value-type="float" office:value="98.5288082605898" calcext:value-type="float">
            <text:p>98.5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2433146919631" calcext:value-type="float">
            <text:p>55.2433</text:p>
          </table:table-cell>
          <table:table-cell table:style-name="ce14" table:formula="of:=[.F242]*([.C242]/1024)" office:value-type="float" office:value="13.8108286729908" calcext:value-type="float">
            <text:p>13.8108</text:p>
          </table:table-cell>
          <table:table-cell table:style-name="ce55" table:formula="of:=[.$D$1]*[.G242]" office:value-type="float" office:value="0.000184145303028455" calcext:value-type="float">
            <text:p>0.00018415</text:p>
          </table:table-cell>
          <table:table-cell table:style-name="ce55" table:formula="of:=[.H242]/[.D242]" office:value-type="float" office:value="0.0000460363257571138" calcext:value-type="float">
            <text:p>0.00004604</text:p>
          </table:table-cell>
          <table:table-cell table:style-name="ce57" table:formula="of:=1/[.F242]" office:value-type="float" office:value="0.0181017378406057" calcext:value-type="float">
            <text:p>0.01810</text:p>
          </table:table-cell>
          <table:table-cell table:style-name="ce59" table:formula="of:=[.J242]/[.H242]" office:value-type="float" office:value="98.3013823480937" calcext:value-type="float">
            <text:p>98.3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2742472388368" calcext:value-type="float">
            <text:p>55.2742</text:p>
          </table:table-cell>
          <table:table-cell table:style-name="ce14" table:formula="of:=[.F243]*([.C243]/1024)" office:value-type="float" office:value="13.8185618097092" calcext:value-type="float">
            <text:p>13.8186</text:p>
          </table:table-cell>
          <table:table-cell table:style-name="ce55" table:formula="of:=[.$D$1]*[.G243]" office:value-type="float" office:value="0.000184248412033577" calcext:value-type="float">
            <text:p>0.00018425</text:p>
          </table:table-cell>
          <table:table-cell table:style-name="ce55" table:formula="of:=[.H243]/[.D243]" office:value-type="float" office:value="0.0000307080686722628" calcext:value-type="float">
            <text:p>0.00003071</text:p>
          </table:table-cell>
          <table:table-cell table:style-name="ce57" table:formula="of:=1/[.F243]" office:value-type="float" office:value="0.0180916077550375" calcext:value-type="float">
            <text:p>0.01809</text:p>
          </table:table-cell>
          <table:table-cell table:style-name="ce59" table:formula="of:=[.J243]/[.H243]" office:value-type="float" office:value="98.191390391688" calcext:value-type="float">
            <text:p>98.1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125324774926" calcext:value-type="float">
            <text:p>110.1253</text:p>
          </table:table-cell>
          <table:table-cell table:style-name="ce14" table:formula="of:=[.F244]*([.C244]/1024)" office:value-type="float" office:value="13.7656655968658" calcext:value-type="float">
            <text:p>13.7657</text:p>
          </table:table-cell>
          <table:table-cell table:style-name="ce55" table:formula="of:=[.$D$1]*[.G244]" office:value-type="float" office:value="0.00018354312566925" calcext:value-type="float">
            <text:p>0.00018354</text:p>
          </table:table-cell>
          <table:table-cell table:style-name="ce55" table:formula="of:=[.H244]/[.D244]" office:value-type="float" office:value="0.00018354312566925" calcext:value-type="float">
            <text:p>0.00018354</text:p>
          </table:table-cell>
          <table:table-cell table:style-name="ce57" table:formula="of:=1/[.F244]" office:value-type="float" office:value="0.00908056345843973" calcext:value-type="float">
            <text:p>0.00908</text:p>
          </table:table-cell>
          <table:table-cell table:style-name="ce59" table:formula="of:=[.J244]/[.H244]" office:value-type="float" office:value="49.4737322649892" calcext:value-type="float">
            <text:p>49.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215699035263" calcext:value-type="float">
            <text:p>110.2157</text:p>
          </table:table-cell>
          <table:table-cell table:style-name="ce14" table:formula="of:=[.F245]*([.C245]/1024)" office:value-type="float" office:value="13.7769623794079" calcext:value-type="float">
            <text:p>13.7770</text:p>
          </table:table-cell>
          <table:table-cell table:style-name="ce55" table:formula="of:=[.$D$1]*[.G245]" office:value-type="float" office:value="0.000183693750189597" calcext:value-type="float">
            <text:p>0.00018369</text:p>
          </table:table-cell>
          <table:table-cell table:style-name="ce55" table:formula="of:=[.H245]/[.D245]" office:value-type="float" office:value="0.000061231250063199" calcext:value-type="float">
            <text:p>0.00006123</text:p>
          </table:table-cell>
          <table:table-cell table:style-name="ce57" table:formula="of:=1/[.F245]" office:value-type="float" office:value="0.00907311761167576" calcext:value-type="float">
            <text:p>0.00907</text:p>
          </table:table-cell>
          <table:table-cell table:style-name="ce59" table:formula="of:=[.J245]/[.H245]" office:value-type="float" office:value="49.3926309540258" calcext:value-type="float">
            <text:p>49.3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10.314522914284" calcext:value-type="float">
            <text:p>110.3145</text:p>
          </table:table-cell>
          <table:table-cell table:style-name="ce14" table:formula="of:=[.F246]*([.C246]/1024)" office:value-type="float" office:value="13.7893153642855" calcext:value-type="float">
            <text:p>13.7893</text:p>
          </table:table-cell>
          <table:table-cell table:style-name="ce55" table:formula="of:=[.$D$1]*[.G246]" office:value-type="float" office:value="0.000183858457478164" calcext:value-type="float">
            <text:p>0.00018386</text:p>
          </table:table-cell>
          <table:table-cell table:style-name="ce55" table:formula="of:=[.H246]/[.D246]" office:value-type="float" office:value="0.0000919292287390821" calcext:value-type="float">
            <text:p>0.00009193</text:p>
          </table:table-cell>
          <table:table-cell table:style-name="ce57" table:formula="of:=1/[.F246]" office:value-type="float" office:value="0.00906498957328597" calcext:value-type="float">
            <text:p>0.00906</text:p>
          </table:table-cell>
          <table:table-cell table:style-name="ce59" table:formula="of:=[.J246]/[.H246]" office:value-type="float" office:value="49.3041750573947" calcext:value-type="float">
            <text:p>49.3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483048234926" calcext:value-type="float">
            <text:p>110.4830</text:p>
          </table:table-cell>
          <table:table-cell table:style-name="ce14" table:formula="of:=[.F247]*([.C247]/1024)" office:value-type="float" office:value="13.8103810293658" calcext:value-type="float">
            <text:p>13.8104</text:p>
          </table:table-cell>
          <table:table-cell table:style-name="ce55" table:formula="of:=[.$D$1]*[.G247]" office:value-type="float" office:value="0.000184139334416945" calcext:value-type="float">
            <text:p>0.00018414</text:p>
          </table:table-cell>
          <table:table-cell table:style-name="ce55" table:formula="of:=[.H247]/[.D247]" office:value-type="float" office:value="0.0000460348336042363" calcext:value-type="float">
            <text:p>0.00004603</text:p>
          </table:table-cell>
          <table:table-cell table:style-name="ce57" table:formula="of:=1/[.F247]" office:value-type="float" office:value="0.00905116229119282" calcext:value-type="float">
            <text:p>0.00905</text:p>
          </table:table-cell>
          <table:table-cell table:style-name="ce59" table:formula="of:=[.J247]/[.H247]" office:value-type="float" office:value="49.1538775235189" calcext:value-type="float">
            <text:p>49.1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575853222721" calcext:value-type="float">
            <text:p>110.5759</text:p>
          </table:table-cell>
          <table:table-cell table:style-name="ce14" table:formula="of:=[.F248]*([.C248]/1024)" office:value-type="float" office:value="13.8219816528401" calcext:value-type="float">
            <text:p>13.8220</text:p>
          </table:table-cell>
          <table:table-cell table:style-name="ce55" table:formula="of:=[.$D$1]*[.G248]" office:value-type="float" office:value="0.000184294010169979" calcext:value-type="float">
            <text:p>0.00018429</text:p>
          </table:table-cell>
          <table:table-cell table:style-name="ce55" table:formula="of:=[.H248]/[.D248]" office:value-type="float" office:value="0.0000368588020339957" calcext:value-type="float">
            <text:p>0.00003686</text:p>
          </table:table-cell>
          <table:table-cell table:style-name="ce57" table:formula="of:=1/[.F248]" office:value-type="float" office:value="0.00904356575920611" calcext:value-type="float">
            <text:p>0.00904</text:p>
          </table:table-cell>
          <table:table-cell table:style-name="ce59" table:formula="of:=[.J248]/[.H248]" office:value-type="float" office:value="49.071403627633" calcext:value-type="float">
            <text:p>49.0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613456957358" calcext:value-type="float">
            <text:p>110.6135</text:p>
          </table:table-cell>
          <table:table-cell table:style-name="ce14" table:formula="of:=[.F249]*([.C249]/1024)" office:value-type="float" office:value="13.8266821196697" calcext:value-type="float">
            <text:p>13.8267</text:p>
          </table:table-cell>
          <table:table-cell table:style-name="ce55" table:formula="of:=[.$D$1]*[.G249]" office:value-type="float" office:value="0.000184356683374405" calcext:value-type="float">
            <text:p>0.00018436</text:p>
          </table:table-cell>
          <table:table-cell table:style-name="ce55" table:formula="of:=[.H249]/[.D249]" office:value-type="float" office:value="0.0000307261138957341" calcext:value-type="float">
            <text:p>0.00003073</text:p>
          </table:table-cell>
          <table:table-cell table:style-name="ce57" table:formula="of:=1/[.F249]" office:value-type="float" office:value="0.0090404913426176" calcext:value-type="float">
            <text:p>0.00904</text:p>
          </table:table-cell>
          <table:table-cell table:style-name="ce59" table:formula="of:=[.J249]/[.H249]" office:value-type="float" office:value="49.0380450393411" calcext:value-type="float">
            <text:p>49.04</text:p>
          </table:table-cell>
          <table:table-cell table:number-columns-repeated="1012"/>
        </table:table-row>
        <table:table-row table:style-name="ro1" table:number-rows-repeated="10483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x86_with_cost" table:style-name="ta1">
        <table:table-column table:style-name="co6" table:default-cell-style-name="Default"/>
        <table:table-column table:style-name="co6" table:number-columns-repeated="4" table:default-cell-style-name="ce13"/>
        <table:table-column table:style-name="co13" table:default-cell-style-name="ce13"/>
        <table:table-column table:style-name="co14" table:default-cell-style-name="ce13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table:style-name="ce38"/>
          <table:table-cell table:style-name="ce51" office:value-type="string" calcext:value-type="string">
            <text:p>GB-sec reference cost:</text:p>
          </table:table-cell>
          <table:table-cell table:style-name="ce52" office:value-type="currency" office:currency="USD" office:value="0.0000166667" calcext:value-type="currency" table:number-columns-spanned="2" table:number-rows-spanned="1">
            <text:p>0.0000166667 $</text:p>
          </table:table-cell>
          <table:covered-table-cell table:style-name="ce38"/>
          <table:table-cell table:style-name="ce10" table:number-columns-repeated="2"/>
          <table:table-cell table:number-columns-repeated="4"/>
        </table:table-row>
        <table:table-row table:style-name="ro1">
          <table:table-cell/>
          <table:table-cell table:style-name="ce10" table:number-columns-repeated="6"/>
          <table:table-cell table:number-columns-repeated="4"/>
        </table:table-row>
        <table:table-row table:style-name="ro4">
          <table:table-cell/>
          <table:table-cell table:style-name="ce18" office:value-type="string" calcext:value-type="string">
            <text:p>Architecture</text:p>
          </table:table-cell>
          <table:table-cell table:style-name="ce18" office:value-type="string" calcext:value-type="string">
            <text:p>Memory</text:p>
          </table:table-cell>
          <table:table-cell table:style-name="ce18" office:value-type="string" calcext:value-type="string">
            <text:p>Workers</text:p>
          </table:table-cell>
          <table:table-cell table:style-name="ce18" office:value-type="string" calcext:value-type="string">
            <text:p>cores</text:p>
          </table:table-cell>
          <table:table-cell table:style-name="ce18" office:value-type="string" calcext:value-type="string">
            <text:p>avg_proc_time</text:p>
          </table:table-cell>
          <table:table-cell table:style-name="ce18" office:value-type="string" calcext:value-type="string">
            <text:p>gb-sec</text:p>
          </table:table-cell>
          <table:table-cell table:style-name="ce18" office:value-type="string" calcext:value-type="string">
            <text:p>$ total</text:p>
          </table:table-cell>
          <table:table-cell table:style-name="ce18" office:value-type="string" calcext:value-type="string">
            <text:p>$ per thread</text:p>
          </table:table-cell>
          <table:table-cell table:style-name="ce18" office:value-type="string" calcext:value-type="string">
            <text:p>throughput</text:p>
          </table:table-cell>
          <table:table-cell table:style-name="ce18" office:value-type="string" calcext:value-type="string">
            <text:p>throughput / $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7258882441049" calcext:value-type="float">
            <text:p>2.8726</text:p>
          </table:table-cell>
          <table:table-cell table:style-name="ce14" table:formula="of:=[.F4]*([.C4]/1024)" office:value-type="float" office:value="25.1351522135918" calcext:value-type="float">
            <text:p>25.1352</text:p>
          </table:table-cell>
          <table:table-cell table:style-name="ce55" table:formula="of:=[.$D$1]*[.G4]" office:value-type="float" office:value="0.00041892004139827" calcext:value-type="float">
            <text:p>0.00041892</text:p>
          </table:table-cell>
          <table:table-cell table:style-name="ce55" table:formula="of:=[.H4]/[.D4]" office:value-type="float" office:value="0.0000837840082796541" calcext:value-type="float">
            <text:p>0.00008378</text:p>
          </table:table-cell>
          <table:table-cell table:style-name="ce57" table:formula="of:=1/[.F4]" office:value-type="float" office:value="0.348118043035699" calcext:value-type="float">
            <text:p>0.34812</text:p>
          </table:table-cell>
          <table:table-cell table:style-name="ce42" table:formula="of:=[.J4]/[.H4]" office:value-type="float" office:value="830.989230961001" calcext:value-type="float">
            <text:p>830.9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89557782781573" calcext:value-type="float">
            <text:p>2.8956</text:p>
          </table:table-cell>
          <table:table-cell table:style-name="ce14" table:formula="of:=[.F5]*([.C5]/1024)" office:value-type="float" office:value="25.3363059933876" calcext:value-type="float">
            <text:p>25.3363</text:p>
          </table:table-cell>
          <table:table-cell table:style-name="ce55" table:formula="of:=[.$D$1]*[.G5]" office:value-type="float" office:value="0.000422272611099994" calcext:value-type="float">
            <text:p>0.00042227</text:p>
          </table:table-cell>
          <table:table-cell table:style-name="ce55" table:formula="of:=[.H5]/[.D5]" office:value-type="float" office:value="0.0000703787685166656" calcext:value-type="float">
            <text:p>0.00007038</text:p>
          </table:table-cell>
          <table:table-cell table:style-name="ce57" table:formula="of:=1/[.F5]" office:value-type="float" office:value="0.34535421234191" calcext:value-type="float">
            <text:p>0.34535</text:p>
          </table:table-cell>
          <table:table-cell table:style-name="ce42" table:formula="of:=[.J5]/[.H5]" office:value-type="float" office:value="817.84658361404" calcext:value-type="float">
            <text:p>817.8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10152126488938" calcext:value-type="float">
            <text:p>3.1015</text:p>
          </table:table-cell>
          <table:table-cell table:style-name="ce14" table:formula="of:=[.F6]*([.C6]/1024)" office:value-type="float" office:value="24.0367898028927" calcext:value-type="float">
            <text:p>24.0368</text:p>
          </table:table-cell>
          <table:table-cell table:style-name="ce55" table:formula="of:=[.$D$1]*[.G6]" office:value-type="float" office:value="0.000400613964607872" calcext:value-type="float">
            <text:p>0.00040061</text:p>
          </table:table-cell>
          <table:table-cell table:style-name="ce55" table:formula="of:=[.H6]/[.D6]" office:value-type="float" office:value="0.0000801227929215743" calcext:value-type="float">
            <text:p>0.00008012</text:p>
          </table:table-cell>
          <table:table-cell table:style-name="ce57" table:formula="of:=1/[.F6]" office:value-type="float" office:value="0.322422422609334" calcext:value-type="float">
            <text:p>0.32242</text:p>
          </table:table-cell>
          <table:table-cell table:style-name="ce42" table:formula="of:=[.J6]/[.H6]" office:value-type="float" office:value="804.820727916779" calcext:value-type="float">
            <text:p>804.8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2.96720920518959" calcext:value-type="float">
            <text:p>2.9672</text:p>
          </table:table-cell>
          <table:table-cell table:style-name="ce14" table:formula="of:=[.F7]*([.C7]/1024)" office:value-type="float" office:value="25.2212782441115" calcext:value-type="float">
            <text:p>25.2213</text:p>
          </table:table-cell>
          <table:table-cell table:style-name="ce55" table:formula="of:=[.$D$1]*[.G7]" office:value-type="float" office:value="0.000420355478111133" calcext:value-type="float">
            <text:p>0.00042036</text:p>
          </table:table-cell>
          <table:table-cell table:style-name="ce55" table:formula="of:=[.H7]/[.D7]" office:value-type="float" office:value="0.0000840710956222267" calcext:value-type="float">
            <text:p>0.00008407</text:p>
          </table:table-cell>
          <table:table-cell table:style-name="ce57" table:formula="of:=1/[.F7]" office:value-type="float" office:value="0.337017018635228" calcext:value-type="float">
            <text:p>0.33702</text:p>
          </table:table-cell>
          <table:table-cell table:style-name="ce42" table:formula="of:=[.J7]/[.H7]" office:value-type="float" office:value="801.742896630284" calcext:value-type="float">
            <text:p>801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8777684546318" calcext:value-type="float">
            <text:p>2.8878</text:p>
          </table:table-cell>
          <table:table-cell table:style-name="ce14" table:formula="of:=[.F8]*([.C8]/1024)" office:value-type="float" office:value="25.9899916091686" calcext:value-type="float">
            <text:p>25.9900</text:p>
          </table:table-cell>
          <table:table-cell table:style-name="ce55" table:formula="of:=[.$D$1]*[.G8]" office:value-type="float" office:value="0.000433167393152531" calcext:value-type="float">
            <text:p>0.00043317</text:p>
          </table:table-cell>
          <table:table-cell table:style-name="ce55" table:formula="of:=[.H8]/[.D8]" office:value-type="float" office:value="0.0000866334786305061" calcext:value-type="float">
            <text:p>0.00008663</text:p>
          </table:table-cell>
          <table:table-cell table:style-name="ce57" table:formula="of:=1/[.F8]" office:value-type="float" office:value="0.346287145272683" calcext:value-type="float">
            <text:p>0.34629</text:p>
          </table:table-cell>
          <table:table-cell table:style-name="ce42" table:formula="of:=[.J8]/[.H8]" office:value-type="float" office:value="799.430314346736" calcext:value-type="float">
            <text:p>799.4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04018585720544" calcext:value-type="float">
            <text:p>3.0402</text:p>
          </table:table-cell>
          <table:table-cell table:style-name="ce14" table:formula="of:=[.F9]*([.C9]/1024)" office:value-type="float" office:value="25.0815333219449" calcext:value-type="float">
            <text:p>25.0815</text:p>
          </table:table-cell>
          <table:table-cell table:style-name="ce55" table:formula="of:=[.$D$1]*[.G9]" office:value-type="float" office:value="0.000418026391416859" calcext:value-type="float">
            <text:p>0.00041803</text:p>
          </table:table-cell>
          <table:table-cell table:style-name="ce55" table:formula="of:=[.H9]/[.D9]" office:value-type="float" office:value="0.0000836052782833717" calcext:value-type="float">
            <text:p>0.00008361</text:p>
          </table:table-cell>
          <table:table-cell table:style-name="ce57" table:formula="of:=1/[.F9]" office:value-type="float" office:value="0.328927258716744" calcext:value-type="float">
            <text:p>0.32893</text:p>
          </table:table-cell>
          <table:table-cell table:style-name="ce42" table:formula="of:=[.J9]/[.H9]" office:value-type="float" office:value="786.857637389539" calcext:value-type="float">
            <text:p>786.8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9944325844211" calcext:value-type="float">
            <text:p>2.8994</text:p>
          </table:table-cell>
          <table:table-cell table:style-name="ce14" table:formula="of:=[.F10]*([.C10]/1024)" office:value-type="float" office:value="26.8198501405895" calcext:value-type="float">
            <text:p>26.8199</text:p>
          </table:table-cell>
          <table:table-cell table:style-name="ce55" table:formula="of:=[.$D$1]*[.G10]" office:value-type="float" office:value="0.000446998396338163" calcext:value-type="float">
            <text:p>0.00044700</text:p>
          </table:table-cell>
          <table:table-cell table:style-name="ce55" table:formula="of:=[.H10]/[.D10]" office:value-type="float" office:value="0.0000893996792676327" calcext:value-type="float">
            <text:p>0.00008940</text:p>
          </table:table-cell>
          <table:table-cell table:style-name="ce57" table:formula="of:=1/[.F10]" office:value-type="float" office:value="0.344893798865823" calcext:value-type="float">
            <text:p>0.34489</text:p>
          </table:table-cell>
          <table:table-cell table:style-name="ce42" table:formula="of:=[.J10]/[.H10]" office:value-type="float" office:value="771.577262225576" calcext:value-type="float">
            <text:p>771.5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94527556564206" calcext:value-type="float">
            <text:p>2.9453</text:p>
          </table:table-cell>
          <table:table-cell table:style-name="ce14" table:formula="of:=[.F11]*([.C11]/1024)" office:value-type="float" office:value="26.5074800907785" calcext:value-type="float">
            <text:p>26.5075</text:p>
          </table:table-cell>
          <table:table-cell table:style-name="ce55" table:formula="of:=[.$D$1]*[.G11]" office:value-type="float" office:value="0.000441792218428979" calcext:value-type="float">
            <text:p>0.00044179</text:p>
          </table:table-cell>
          <table:table-cell table:style-name="ce55" table:formula="of:=[.H11]/[.D11]" office:value-type="float" office:value="0.0000736320364048298" calcext:value-type="float">
            <text:p>0.00007363</text:p>
          </table:table-cell>
          <table:table-cell table:style-name="ce57" table:formula="of:=1/[.F11]" office:value-type="float" office:value="0.339526804101267" calcext:value-type="float">
            <text:p>0.33953</text:p>
          </table:table-cell>
          <table:table-cell table:style-name="ce42" table:formula="of:=[.J11]/[.H11]" office:value-type="float" office:value="768.521467645199" calcext:value-type="float">
            <text:p>768.5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927124964368" calcext:value-type="float">
            <text:p>3.3927</text:p>
          </table:table-cell>
          <table:table-cell table:style-name="ce14" table:formula="of:=[.F12]*([.C12]/1024)" office:value-type="float" office:value="23.7489874750576" calcext:value-type="float">
            <text:p>23.7490</text:p>
          </table:table-cell>
          <table:table-cell table:style-name="ce55" table:formula="of:=[.$D$1]*[.G12]" office:value-type="float" office:value="0.000395817249550542" calcext:value-type="float">
            <text:p>0.00039582</text:p>
          </table:table-cell>
          <table:table-cell table:style-name="ce55" table:formula="of:=[.H12]/[.D12]" office:value-type="float" office:value="0.0000791634499101085" calcext:value-type="float">
            <text:p>0.00007916</text:p>
          </table:table-cell>
          <table:table-cell table:style-name="ce57" table:formula="of:=1/[.F12]" office:value-type="float" office:value="0.29474940804747" calcext:value-type="float">
            <text:p>0.29475</text:p>
          </table:table-cell>
          <table:table-cell table:style-name="ce42" table:formula="of:=[.J12]/[.H12]" office:value-type="float" office:value="744.660341059322" calcext:value-type="float">
            <text:p>744.6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17782999748425" calcext:value-type="float">
            <text:p>3.1778</text:p>
          </table:table-cell>
          <table:table-cell table:style-name="ce14" table:formula="of:=[.F13]*([.C13]/1024)" office:value-type="float" office:value="25.422639979874" calcext:value-type="float">
            <text:p>25.4226</text:p>
          </table:table-cell>
          <table:table-cell table:style-name="ce55" table:formula="of:=[.$D$1]*[.G13]" office:value-type="float" office:value="0.000423711513752566" calcext:value-type="float">
            <text:p>0.00042371</text:p>
          </table:table-cell>
          <table:table-cell table:style-name="ce55" table:formula="of:=[.H13]/[.D13]" office:value-type="float" office:value="0.0000847423027505132" calcext:value-type="float">
            <text:p>0.00008474</text:p>
          </table:table-cell>
          <table:table-cell table:style-name="ce57" table:formula="of:=1/[.F13]" office:value-type="float" office:value="0.314680143617392" calcext:value-type="float">
            <text:p>0.31468</text:p>
          </table:table-cell>
          <table:table-cell table:style-name="ce42" table:formula="of:=[.J13]/[.H13]" office:value-type="float" office:value="742.675460552047" calcext:value-type="float">
            <text:p>742.6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92276352784737" calcext:value-type="float">
            <text:p>2.9228</text:p>
          </table:table-cell>
          <table:table-cell table:style-name="ce14" table:formula="of:=[.F14]*([.C14]/1024)" office:value-type="float" office:value="27.76625351455" calcext:value-type="float">
            <text:p>27.7663</text:p>
          </table:table-cell>
          <table:table-cell table:style-name="ce55" table:formula="of:=[.$D$1]*[.G14]" office:value-type="float" office:value="0.000462771817450951" calcext:value-type="float">
            <text:p>0.00046277</text:p>
          </table:table-cell>
          <table:table-cell table:style-name="ce55" table:formula="of:=[.H14]/[.D14]" office:value-type="float" office:value="0.0000925543634901902" calcext:value-type="float">
            <text:p>0.00009255</text:p>
          </table:table-cell>
          <table:table-cell table:style-name="ce57" table:formula="of:=1/[.F14]" office:value-type="float" office:value="0.342141945618332" calcext:value-type="float">
            <text:p>0.34214</text:p>
          </table:table-cell>
          <table:table-cell table:style-name="ce42" table:formula="of:=[.J14]/[.H14]" office:value-type="float" office:value="739.331853661542" calcext:value-type="float">
            <text:p>739.3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85002384442104" calcext:value-type="float">
            <text:p>2.8500</text:p>
          </table:table-cell>
          <table:table-cell table:style-name="ce14" table:formula="of:=[.F15]*([.C15]/1024)" office:value-type="float" office:value="28.5002384442104" calcext:value-type="float">
            <text:p>28.5002</text:p>
          </table:table-cell>
          <table:table-cell table:style-name="ce55" table:formula="of:=[.$D$1]*[.G15]" office:value-type="float" office:value="0.000475004924078121" calcext:value-type="float">
            <text:p>0.00047500</text:p>
          </table:table-cell>
          <table:table-cell table:style-name="ce55" table:formula="of:=[.H15]/[.D15]" office:value-type="float" office:value="0.0000791674873463536" calcext:value-type="float">
            <text:p>0.00007917</text:p>
          </table:table-cell>
          <table:table-cell table:style-name="ce57" table:formula="of:=1/[.F15]" office:value-type="float" office:value="0.35087425740578" calcext:value-type="float">
            <text:p>0.35087</text:p>
          </table:table-cell>
          <table:table-cell table:style-name="ce42" table:formula="of:=[.J15]/[.H15]" office:value-type="float" office:value="738.674989710368" calcext:value-type="float">
            <text:p>738.6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632179272262" calcext:value-type="float">
            <text:p>3.3632</text:p>
          </table:table-cell>
          <table:table-cell table:style-name="ce14" table:formula="of:=[.F16]*([.C16]/1024)" office:value-type="float" office:value="24.3833299723899" calcext:value-type="float">
            <text:p>24.3833</text:p>
          </table:table-cell>
          <table:table-cell table:style-name="ce55" table:formula="of:=[.$D$1]*[.G16]" office:value-type="float" office:value="0.000406389645650832" calcext:value-type="float">
            <text:p>0.00040639</text:p>
          </table:table-cell>
          <table:table-cell table:style-name="ce55" table:formula="of:=[.H16]/[.D16]" office:value-type="float" office:value="0.0000812779291301663" calcext:value-type="float">
            <text:p>0.00008128</text:p>
          </table:table-cell>
          <table:table-cell table:style-name="ce57" table:formula="of:=1/[.F16]" office:value-type="float" office:value="0.29733428568655" calcext:value-type="float">
            <text:p>0.29733</text:p>
          </table:table-cell>
          <table:table-cell table:style-name="ce42" table:formula="of:=[.J16]/[.H16]" office:value-type="float" office:value="731.648281073623" calcext:value-type="float">
            <text:p>731.6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94110118738426" calcext:value-type="float">
            <text:p>2.9411</text:p>
          </table:table-cell>
          <table:table-cell table:style-name="ce14" table:formula="of:=[.F17]*([.C17]/1024)" office:value-type="float" office:value="27.9404612801505" calcext:value-type="float">
            <text:p>27.9405</text:p>
          </table:table-cell>
          <table:table-cell table:style-name="ce55" table:formula="of:=[.$D$1]*[.G17]" office:value-type="float" office:value="0.000465675286017884" calcext:value-type="float">
            <text:p>0.00046568</text:p>
          </table:table-cell>
          <table:table-cell table:style-name="ce55" table:formula="of:=[.H17]/[.D17]" office:value-type="float" office:value="0.0000776125476696473" calcext:value-type="float">
            <text:p>0.00007761</text:p>
          </table:table-cell>
          <table:table-cell table:style-name="ce57" table:formula="of:=1/[.F17]" office:value-type="float" office:value="0.340008702961143" calcext:value-type="float">
            <text:p>0.34001</text:p>
          </table:table-cell>
          <table:table-cell table:style-name="ce42" table:formula="of:=[.J17]/[.H17]" office:value-type="float" office:value="730.141180281758" calcext:value-type="float">
            <text:p>730.1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90402123657898" calcext:value-type="float">
            <text:p>2.9040</text:p>
          </table:table-cell>
          <table:table-cell table:style-name="ce14" table:formula="of:=[.F18]*([.C18]/1024)" office:value-type="float" office:value="28.3142070566451" calcext:value-type="float">
            <text:p>28.3142</text:p>
          </table:table-cell>
          <table:table-cell table:style-name="ce55" table:formula="of:=[.$D$1]*[.G18]" office:value-type="float" office:value="0.000471904394750986" calcext:value-type="float">
            <text:p>0.00047190</text:p>
          </table:table-cell>
          <table:table-cell table:style-name="ce55" table:formula="of:=[.H18]/[.D18]" office:value-type="float" office:value="0.0000943808789501972" calcext:value-type="float">
            <text:p>0.00009438</text:p>
          </table:table-cell>
          <table:table-cell table:style-name="ce57" table:formula="of:=1/[.F18]" office:value-type="float" office:value="0.344350098891848" calcext:value-type="float">
            <text:p>0.34435</text:p>
          </table:table-cell>
          <table:table-cell table:style-name="ce42" table:formula="of:=[.J18]/[.H18]" office:value-type="float" office:value="729.70309817427" calcext:value-type="float">
            <text:p>729.7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779292369422" calcext:value-type="float">
            <text:p>2.8779</text:p>
          </table:table-cell>
          <table:table-cell table:style-name="ce14" table:formula="of:=[.F19]*([.C19]/1024)" office:value-type="float" office:value="28.779292369422" calcext:value-type="float">
            <text:p>28.7793</text:p>
          </table:table-cell>
          <table:table-cell table:style-name="ce55" table:formula="of:=[.$D$1]*[.G19]" office:value-type="float" office:value="0.000479655832133446" calcext:value-type="float">
            <text:p>0.00047966</text:p>
          </table:table-cell>
          <table:table-cell table:style-name="ce55" table:formula="of:=[.H19]/[.D19]" office:value-type="float" office:value="0.0000959311664266891" calcext:value-type="float">
            <text:p>0.00009593</text:p>
          </table:table-cell>
          <table:table-cell table:style-name="ce57" table:formula="of:=1/[.F19]" office:value-type="float" office:value="0.347472059828163" calcext:value-type="float">
            <text:p>0.34747</text:p>
          </table:table-cell>
          <table:table-cell table:style-name="ce42" table:formula="of:=[.J19]/[.H19]" office:value-type="float" office:value="724.419545328269" calcext:value-type="float">
            <text:p>724.4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5234178305777" calcext:value-type="float">
            <text:p>3.4523</text:p>
          </table:table-cell>
          <table:table-cell table:style-name="ce14" table:formula="of:=[.F20]*([.C20]/1024)" office:value-type="float" office:value="24.1663924814044" calcext:value-type="float">
            <text:p>24.1664</text:p>
          </table:table-cell>
          <table:table-cell table:style-name="ce55" table:formula="of:=[.$D$1]*[.G20]" office:value-type="float" office:value="0.000402774013569823" calcext:value-type="float">
            <text:p>0.00040277</text:p>
          </table:table-cell>
          <table:table-cell table:style-name="ce55" table:formula="of:=[.H20]/[.D20]" office:value-type="float" office:value="0.000100693503392456" calcext:value-type="float">
            <text:p>0.00010069</text:p>
          </table:table-cell>
          <table:table-cell table:style-name="ce57" table:formula="of:=1/[.F20]" office:value-type="float" office:value="0.289658458761951" calcext:value-type="float">
            <text:p>0.28966</text:p>
          </table:table-cell>
          <table:table-cell table:style-name="ce42" table:formula="of:=[.J20]/[.H20]" office:value-type="float" office:value="719.158756531192" calcext:value-type="float">
            <text:p>719.1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393429738001" calcext:value-type="float">
            <text:p>3.3393</text:p>
          </table:table-cell>
          <table:table-cell table:style-name="ce14" table:formula="of:=[.F21]*([.C21]/1024)" office:value-type="float" office:value="25.0450723035007" calcext:value-type="float">
            <text:p>25.0451</text:p>
          </table:table-cell>
          <table:table-cell table:style-name="ce55" table:formula="of:=[.$D$1]*[.G21]" office:value-type="float" office:value="0.000417418706560756" calcext:value-type="float">
            <text:p>0.00041742</text:p>
          </table:table-cell>
          <table:table-cell table:style-name="ce55" table:formula="of:=[.H21]/[.D21]" office:value-type="float" office:value="0.0000834837413121512" calcext:value-type="float">
            <text:p>0.00008348</text:p>
          </table:table-cell>
          <table:table-cell table:style-name="ce57" table:formula="of:=1/[.F21]" office:value-type="float" office:value="0.299460105729128" calcext:value-type="float">
            <text:p>0.29946</text:p>
          </table:table-cell>
          <table:table-cell table:style-name="ce42" table:formula="of:=[.J21]/[.H21]" office:value-type="float" office:value="717.409404567597" calcext:value-type="float">
            <text:p>717.4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0037811866841" calcext:value-type="float">
            <text:p>3.4004</text:p>
          </table:table-cell>
          <table:table-cell table:style-name="ce14" table:formula="of:=[.F22]*([.C22]/1024)" office:value-type="float" office:value="24.652741360346" calcext:value-type="float">
            <text:p>24.6527</text:p>
          </table:table-cell>
          <table:table-cell table:style-name="ce55" table:formula="of:=[.$D$1]*[.G22]" office:value-type="float" office:value="0.000410879844430478" calcext:value-type="float">
            <text:p>0.00041088</text:p>
          </table:table-cell>
          <table:table-cell table:style-name="ce55" table:formula="of:=[.H22]/[.D22]" office:value-type="float" office:value="0.00010271996110762" calcext:value-type="float">
            <text:p>0.00010272</text:p>
          </table:table-cell>
          <table:table-cell table:style-name="ce57" table:formula="of:=1/[.F22]" office:value-type="float" office:value="0.294084941468686" calcext:value-type="float">
            <text:p>0.29408</text:p>
          </table:table-cell>
          <table:table-cell table:style-name="ce42" table:formula="of:=[.J22]/[.H22]" office:value-type="float" office:value="715.744384775841" calcext:value-type="float">
            <text:p>715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59408427594221" calcext:value-type="float">
            <text:p>3.5941</text:p>
          </table:table-cell>
          <table:table-cell table:style-name="ce14" table:formula="of:=[.F23]*([.C23]/1024)" office:value-type="float" office:value="24.2600688626099" calcext:value-type="float">
            <text:p>24.2601</text:p>
          </table:table-cell>
          <table:table-cell table:style-name="ce55" table:formula="of:=[.$D$1]*[.G23]" office:value-type="float" office:value="0.000404335289712461" calcext:value-type="float">
            <text:p>0.00040434</text:p>
          </table:table-cell>
          <table:table-cell table:style-name="ce55" table:formula="of:=[.H23]/[.D23]" office:value-type="float" office:value="0.0000673892149520768" calcext:value-type="float">
            <text:p>0.00006739</text:p>
          </table:table-cell>
          <table:table-cell table:style-name="ce57" table:formula="of:=1/[.F23]" office:value-type="float" office:value="0.278234989283284" calcext:value-type="float">
            <text:p>0.27823</text:p>
          </table:table-cell>
          <table:table-cell table:style-name="ce42" table:formula="of:=[.J23]/[.H23]" office:value-type="float" office:value="688.129372732091" calcext:value-type="float">
            <text:p>688.1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2500539808423" calcext:value-type="float">
            <text:p>3.4250</text:p>
          </table:table-cell>
          <table:table-cell table:style-name="ce14" table:formula="of:=[.F24]*([.C24]/1024)" office:value-type="float" office:value="25.6875404856317" calcext:value-type="float">
            <text:p>25.6875</text:p>
          </table:table-cell>
          <table:table-cell table:style-name="ce55" table:formula="of:=[.$D$1]*[.G24]" office:value-type="float" office:value="0.000428126531011878" calcext:value-type="float">
            <text:p>0.00042813</text:p>
          </table:table-cell>
          <table:table-cell table:style-name="ce55" table:formula="of:=[.H24]/[.D24]" office:value-type="float" office:value="0.00010703163275297" calcext:value-type="float">
            <text:p>0.00010703</text:p>
          </table:table-cell>
          <table:table-cell table:style-name="ce57" table:formula="of:=1/[.F24]" office:value-type="float" office:value="0.291970342750218" calcext:value-type="float">
            <text:p>0.29197</text:p>
          </table:table-cell>
          <table:table-cell table:style-name="ce42" table:formula="of:=[.J24]/[.H24]" office:value-type="float" office:value="681.97208442127" calcext:value-type="float">
            <text:p>681.9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72186462727365" calcext:value-type="float">
            <text:p>3.7219</text:p>
          </table:table-cell>
          <table:table-cell table:style-name="ce14" table:formula="of:=[.F25]*([.C25]/1024)" office:value-type="float" office:value="24.1921200772787" calcext:value-type="float">
            <text:p>24.1921</text:p>
          </table:table-cell>
          <table:table-cell table:style-name="ce55" table:formula="of:=[.$D$1]*[.G25]" office:value-type="float" office:value="0.000403202807691981" calcext:value-type="float">
            <text:p>0.00040320</text:p>
          </table:table-cell>
          <table:table-cell table:style-name="ce55" table:formula="of:=[.H25]/[.D25]" office:value-type="float" office:value="0.0000672004679486635" calcext:value-type="float">
            <text:p>0.00006720</text:p>
          </table:table-cell>
          <table:table-cell table:style-name="ce57" table:formula="of:=1/[.F25]" office:value-type="float" office:value="0.268682528824946" calcext:value-type="float">
            <text:p>0.26868</text:p>
          </table:table-cell>
          <table:table-cell table:style-name="ce42" table:formula="of:=[.J25]/[.H25]" office:value-type="float" office:value="666.370679219577" calcext:value-type="float">
            <text:p>666.3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8785914640054" calcext:value-type="float">
            <text:p>3.8786</text:p>
          </table:table-cell>
          <table:table-cell table:style-name="ce14" table:formula="of:=[.F26]*([.C26]/1024)" office:value-type="float" office:value="23.2715487840324" calcext:value-type="float">
            <text:p>23.2715</text:p>
          </table:table-cell>
          <table:table-cell table:style-name="ce55" table:formula="of:=[.$D$1]*[.G26]" office:value-type="float" office:value="0.000387859922118833" calcext:value-type="float">
            <text:p>0.00038786</text:p>
          </table:table-cell>
          <table:table-cell table:style-name="ce55" table:formula="of:=[.H26]/[.D26]" office:value-type="float" office:value="0.0000969649805297082" calcext:value-type="float">
            <text:p>0.00009696</text:p>
          </table:table-cell>
          <table:table-cell table:style-name="ce57" table:formula="of:=1/[.F26]" office:value-type="float" office:value="0.257825555818479" calcext:value-type="float">
            <text:p>0.25783</text:p>
          </table:table-cell>
          <table:table-cell table:style-name="ce42" table:formula="of:=[.J26]/[.H26]" office:value-type="float" office:value="664.73884285339" calcext:value-type="float">
            <text:p>664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1681803275774" calcext:value-type="float">
            <text:p>3.4168</text:p>
          </table:table-cell>
          <table:table-cell table:style-name="ce14" table:formula="of:=[.F27]*([.C27]/1024)" office:value-type="float" office:value="26.4803397538725" calcext:value-type="float">
            <text:p>26.4803</text:p>
          </table:table-cell>
          <table:table-cell table:style-name="ce55" table:formula="of:=[.$D$1]*[.G27]" office:value-type="float" office:value="0.000441339878575867" calcext:value-type="float">
            <text:p>0.00044134</text:p>
          </table:table-cell>
          <table:table-cell table:style-name="ce55" table:formula="of:=[.H27]/[.D27]" office:value-type="float" office:value="0.000110334969643967" calcext:value-type="float">
            <text:p>0.00011033</text:p>
          </table:table-cell>
          <table:table-cell table:style-name="ce57" table:formula="of:=1/[.F27]" office:value-type="float" office:value="0.292669960885477" calcext:value-type="float">
            <text:p>0.29267</text:p>
          </table:table-cell>
          <table:table-cell table:style-name="ce42" table:formula="of:=[.J27]/[.H27]" office:value-type="float" office:value="663.139623434611" calcext:value-type="float">
            <text:p>663.1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82473569319484" calcext:value-type="float">
            <text:p>3.8247</text:p>
          </table:table-cell>
          <table:table-cell table:style-name="ce14" table:formula="of:=[.F28]*([.C28]/1024)" office:value-type="float" office:value="23.9045980824678" calcext:value-type="float">
            <text:p>23.9046</text:p>
          </table:table-cell>
          <table:table-cell table:style-name="ce55" table:formula="of:=[.$D$1]*[.G28]" office:value-type="float" office:value="0.000398410764861065" calcext:value-type="float">
            <text:p>0.00039841</text:p>
          </table:table-cell>
          <table:table-cell table:style-name="ce55" table:formula="of:=[.H28]/[.D28]" office:value-type="float" office:value="0.0000664017941435109" calcext:value-type="float">
            <text:p>0.00006640</text:p>
          </table:table-cell>
          <table:table-cell table:style-name="ce57" table:formula="of:=1/[.F28]" office:value-type="float" office:value="0.261455975057113" calcext:value-type="float">
            <text:p>0.26146</text:p>
          </table:table-cell>
          <table:table-cell table:style-name="ce42" table:formula="of:=[.J28]/[.H28]" office:value-type="float" office:value="656.247265678899" calcext:value-type="float">
            <text:p>656.2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8998168682647" calcext:value-type="float">
            <text:p>4.0900</text:p>
          </table:table-cell>
          <table:table-cell table:style-name="ce14" table:formula="of:=[.F29]*([.C29]/1024)" office:value-type="float" office:value="22.4948992775456" calcext:value-type="float">
            <text:p>22.4949</text:p>
          </table:table-cell>
          <table:table-cell table:style-name="ce55" table:formula="of:=[.$D$1]*[.G29]" office:value-type="float" office:value="0.000374915737789069" calcext:value-type="float">
            <text:p>0.00037492</text:p>
          </table:table-cell>
          <table:table-cell table:style-name="ce55" table:formula="of:=[.H29]/[.D29]" office:value-type="float" office:value="0.0000937289344472672" calcext:value-type="float">
            <text:p>0.00009373</text:p>
          </table:table-cell>
          <table:table-cell table:style-name="ce57" table:formula="of:=1/[.F29]" office:value-type="float" office:value="0.244499872266159" calcext:value-type="float">
            <text:p>0.24450</text:p>
          </table:table-cell>
          <table:table-cell table:style-name="ce42" table:formula="of:=[.J29]/[.H29]" office:value-type="float" office:value="652.146196123985" calcext:value-type="float">
            <text:p>652.1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0564417018416" calcext:value-type="float">
            <text:p>3.4056</text:p>
          </table:table-cell>
          <table:table-cell table:style-name="ce14" table:formula="of:=[.F30]*([.C30]/1024)" office:value-type="float" office:value="27.2451533614733" calcext:value-type="float">
            <text:p>27.2452</text:p>
          </table:table-cell>
          <table:table-cell table:style-name="ce55" table:formula="of:=[.$D$1]*[.G30]" office:value-type="float" office:value="0.000454086797529667" calcext:value-type="float">
            <text:p>0.00045409</text:p>
          </table:table-cell>
          <table:table-cell table:style-name="ce55" table:formula="of:=[.H30]/[.D30]" office:value-type="float" office:value="0.000113521699382417" calcext:value-type="float">
            <text:p>0.00011352</text:p>
          </table:table-cell>
          <table:table-cell table:style-name="ce57" table:formula="of:=1/[.F30]" office:value-type="float" office:value="0.293630206219085" calcext:value-type="float">
            <text:p>0.29363</text:p>
          </table:table-cell>
          <table:table-cell table:style-name="ce42" table:formula="of:=[.J30]/[.H30]" office:value-type="float" office:value="646.638941754085" calcext:value-type="float">
            <text:p>646.6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3.09330531063674" calcext:value-type="float">
            <text:p>3.0933</text:p>
          </table:table-cell>
          <table:table-cell table:style-name="ce14" table:formula="of:=[.F31]*([.C31]/1024)" office:value-type="float" office:value="30.1597267787082" calcext:value-type="float">
            <text:p>30.1597</text:p>
          </table:table-cell>
          <table:table-cell table:style-name="ce55" table:formula="of:=[.$D$1]*[.G31]" office:value-type="float" office:value="0.000502663118302696" calcext:value-type="float">
            <text:p>0.00050266</text:p>
          </table:table-cell>
          <table:table-cell table:style-name="ce55" table:formula="of:=[.H31]/[.D31]" office:value-type="float" office:value="0.0000837771863837827" calcext:value-type="float">
            <text:p>0.00008378</text:p>
          </table:table-cell>
          <table:table-cell table:style-name="ce57" table:formula="of:=1/[.F31]" office:value-type="float" office:value="0.323278790671379" calcext:value-type="float">
            <text:p>0.32328</text:p>
          </table:table-cell>
          <table:table-cell table:style-name="ce42" table:formula="of:=[.J31]/[.H31]" office:value-type="float" office:value="643.132107569319" calcext:value-type="float">
            <text:p>643.1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79747595044742" calcext:value-type="float">
            <text:p>3.7975</text:p>
          </table:table-cell>
          <table:table-cell table:style-name="ce14" table:formula="of:=[.F32]*([.C32]/1024)" office:value-type="float" office:value="24.6835936779082" calcext:value-type="float">
            <text:p>24.6836</text:p>
          </table:table-cell>
          <table:table-cell table:style-name="ce55" table:formula="of:=[.$D$1]*[.G32]" office:value-type="float" office:value="0.000411394050751593" calcext:value-type="float">
            <text:p>0.00041139</text:p>
          </table:table-cell>
          <table:table-cell table:style-name="ce55" table:formula="of:=[.H32]/[.D32]" office:value-type="float" office:value="0.000102848512687898" calcext:value-type="float">
            <text:p>0.00010285</text:p>
          </table:table-cell>
          <table:table-cell table:style-name="ce57" table:formula="of:=1/[.F32]" office:value-type="float" office:value="0.263332806592805" calcext:value-type="float">
            <text:p>0.26333</text:p>
          </table:table-cell>
          <table:table-cell table:style-name="ce42" table:formula="of:=[.J32]/[.H32]" office:value-type="float" office:value="640.098723138343" calcext:value-type="float">
            <text:p>640.1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73080240663157" calcext:value-type="float">
            <text:p>3.7308</text:p>
          </table:table-cell>
          <table:table-cell table:style-name="ce14" table:formula="of:=[.F33]*([.C33]/1024)" office:value-type="float" office:value="25.1829162447631" calcext:value-type="float">
            <text:p>25.1829</text:p>
          </table:table-cell>
          <table:table-cell table:style-name="ce55" table:formula="of:=[.$D$1]*[.G33]" office:value-type="float" office:value="0.000419716110176593" calcext:value-type="float">
            <text:p>0.00041972</text:p>
          </table:table-cell>
          <table:table-cell table:style-name="ce55" table:formula="of:=[.H33]/[.D33]" office:value-type="float" office:value="0.000104929027544148" calcext:value-type="float">
            <text:p>0.00010493</text:p>
          </table:table-cell>
          <table:table-cell table:style-name="ce57" table:formula="of:=1/[.F33]" office:value-type="float" office:value="0.268038853578115" calcext:value-type="float">
            <text:p>0.26804</text:p>
          </table:table-cell>
          <table:table-cell table:style-name="ce42" table:formula="of:=[.J33]/[.H33]" office:value-type="float" office:value="638.619407449811" calcext:value-type="float">
            <text:p>638.6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8353887014737" calcext:value-type="float">
            <text:p>4.0835</text:p>
          </table:table-cell>
          <table:table-cell table:style-name="ce14" table:formula="of:=[.F34]*([.C34]/1024)" office:value-type="float" office:value="23.4803485033474" calcext:value-type="float">
            <text:p>23.4803</text:p>
          </table:table-cell>
          <table:table-cell table:style-name="ce55" table:formula="of:=[.$D$1]*[.G34]" office:value-type="float" office:value="0.00039133992440074" calcext:value-type="float">
            <text:p>0.00039134</text:p>
          </table:table-cell>
          <table:table-cell table:style-name="ce55" table:formula="of:=[.H34]/[.D34]" office:value-type="float" office:value="0.0000978349811001849" calcext:value-type="float">
            <text:p>0.00009783</text:p>
          </table:table-cell>
          <table:table-cell table:style-name="ce57" table:formula="of:=1/[.F34]" office:value-type="float" office:value="0.24488563273157" calcext:value-type="float">
            <text:p>0.24489</text:p>
          </table:table-cell>
          <table:table-cell table:style-name="ce42" table:formula="of:=[.J34]/[.H34]" office:value-type="float" office:value="625.761946232714" calcext:value-type="float">
            <text:p>625.7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19057624739984" calcext:value-type="float">
            <text:p>4.1906</text:p>
          </table:table-cell>
          <table:table-cell table:style-name="ce14" table:formula="of:=[.F35]*([.C35]/1024)" office:value-type="float" office:value="23.0481693606991" calcext:value-type="float">
            <text:p>23.0482</text:p>
          </table:table-cell>
          <table:table-cell table:style-name="ce55" table:formula="of:=[.$D$1]*[.G35]" office:value-type="float" office:value="0.000384136924283964" calcext:value-type="float">
            <text:p>0.00038414</text:p>
          </table:table-cell>
          <table:table-cell table:style-name="ce55" table:formula="of:=[.H35]/[.D35]" office:value-type="float" office:value="0.000064022820713994" calcext:value-type="float">
            <text:p>0.00006402</text:p>
          </table:table-cell>
          <table:table-cell table:style-name="ce57" table:formula="of:=1/[.F35]" office:value-type="float" office:value="0.238630665799358" calcext:value-type="float">
            <text:p>0.23863</text:p>
          </table:table-cell>
          <table:table-cell table:style-name="ce42" table:formula="of:=[.J35]/[.H35]" office:value-type="float" office:value="621.212517500547" calcext:value-type="float">
            <text:p>621.2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7207406940514" calcext:value-type="float">
            <text:p>4.0721</text:p>
          </table:table-cell>
          <table:table-cell table:style-name="ce14" table:formula="of:=[.F36]*([.C36]/1024)" office:value-type="float" office:value="24.4324444164308" calcext:value-type="float">
            <text:p>24.4324</text:p>
          </table:table-cell>
          <table:table-cell table:style-name="ce55" table:formula="of:=[.$D$1]*[.G36]" office:value-type="float" office:value="0.000407208221355328" calcext:value-type="float">
            <text:p>0.00040721</text:p>
          </table:table-cell>
          <table:table-cell table:style-name="ce55" table:formula="of:=[.H36]/[.D36]" office:value-type="float" office:value="0.0000678680368925547" calcext:value-type="float">
            <text:p>0.00006787</text:p>
          </table:table-cell>
          <table:table-cell table:style-name="ce57" table:formula="of:=1/[.F36]" office:value-type="float" office:value="0.245575100785454" calcext:value-type="float">
            <text:p>0.24558</text:p>
          </table:table-cell>
          <table:table-cell table:style-name="ce42" table:formula="of:=[.J36]/[.H36]" office:value-type="float" office:value="603.070095117667" calcext:value-type="float">
            <text:p>603.0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35851336670523" calcext:value-type="float">
            <text:p>4.3585</text:p>
          </table:table-cell>
          <table:table-cell table:style-name="ce14" table:formula="of:=[.F37]*([.C37]/1024)" office:value-type="float" office:value="22.8821951752025" calcext:value-type="float">
            <text:p>22.8822</text:p>
          </table:table-cell>
          <table:table-cell table:style-name="ce55" table:formula="of:=[.$D$1]*[.G37]" office:value-type="float" office:value="0.000381370682326547" calcext:value-type="float">
            <text:p>0.00038137</text:p>
          </table:table-cell>
          <table:table-cell table:style-name="ce55" table:formula="of:=[.H37]/[.D37]" office:value-type="float" office:value="0.0000635617803877578" calcext:value-type="float">
            <text:p>0.00006356</text:p>
          </table:table-cell>
          <table:table-cell table:style-name="ce57" table:formula="of:=1/[.F37]" office:value-type="float" office:value="0.229436029183487" calcext:value-type="float">
            <text:p>0.22944</text:p>
          </table:table-cell>
          <table:table-cell table:style-name="ce42" table:formula="of:=[.J37]/[.H37]" office:value-type="float" office:value="601.608985210441" calcext:value-type="float">
            <text:p>601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855942683631" calcext:value-type="float">
            <text:p>3.4856</text:p>
          </table:table-cell>
          <table:table-cell table:style-name="ce14" table:formula="of:=[.F38]*([.C38]/1024)" office:value-type="float" office:value="28.7561527139956" calcext:value-type="float">
            <text:p>28.7562</text:p>
          </table:table-cell>
          <table:table-cell table:style-name="ce55" table:formula="of:=[.$D$1]*[.G38]" office:value-type="float" office:value="0.00047927017043835" calcext:value-type="float">
            <text:p>0.00047927</text:p>
          </table:table-cell>
          <table:table-cell table:style-name="ce55" table:formula="of:=[.H38]/[.D38]" office:value-type="float" office:value="0.000119817542609588" calcext:value-type="float">
            <text:p>0.00011982</text:p>
          </table:table-cell>
          <table:table-cell table:style-name="ce57" table:formula="of:=1/[.F38]" office:value-type="float" office:value="0.286895124047131" calcext:value-type="float">
            <text:p>0.28690</text:p>
          </table:table-cell>
          <table:table-cell table:style-name="ce42" table:formula="of:=[.J38]/[.H38]" office:value-type="float" office:value="598.608346070716" calcext:value-type="float">
            <text:p>598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37993266136326" calcext:value-type="float">
            <text:p>4.3799</text:p>
          </table:table-cell>
          <table:table-cell table:style-name="ce14" table:formula="of:=[.F39]*([.C39]/1024)" office:value-type="float" office:value="22.9946464721571" calcext:value-type="float">
            <text:p>22.9946</text:p>
          </table:table-cell>
          <table:table-cell table:style-name="ce55" table:formula="of:=[.$D$1]*[.G39]" office:value-type="float" office:value="0.000383244874357501" calcext:value-type="float">
            <text:p>0.00038324</text:p>
          </table:table-cell>
          <table:table-cell table:style-name="ce55" table:formula="of:=[.H39]/[.D39]" office:value-type="float" office:value="0.0000958112185893753" calcext:value-type="float">
            <text:p>0.00009581</text:p>
          </table:table-cell>
          <table:table-cell table:style-name="ce57" table:formula="of:=1/[.F39]" office:value-type="float" office:value="0.228314012409668" calcext:value-type="float">
            <text:p>0.22831</text:p>
          </table:table-cell>
          <table:table-cell table:style-name="ce42" table:formula="of:=[.J39]/[.H39]" office:value-type="float" office:value="595.739245808387" calcext:value-type="float">
            <text:p>595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9540985034731" calcext:value-type="float">
            <text:p>3.7954</text:p>
          </table:table-cell>
          <table:table-cell table:style-name="ce14" table:formula="of:=[.F40]*([.C40]/1024)" office:value-type="float" office:value="26.5678689524312" calcext:value-type="float">
            <text:p>26.5679</text:p>
          </table:table-cell>
          <table:table-cell table:style-name="ce55" table:formula="of:=[.$D$1]*[.G40]" office:value-type="float" office:value="0.000442798701469485" calcext:value-type="float">
            <text:p>0.00044280</text:p>
          </table:table-cell>
          <table:table-cell table:style-name="ce55" table:formula="of:=[.H40]/[.D40]" office:value-type="float" office:value="0.0000737997835782474" calcext:value-type="float">
            <text:p>0.00007380</text:p>
          </table:table-cell>
          <table:table-cell table:style-name="ce57" table:formula="of:=1/[.F40]" office:value-type="float" office:value="0.263476156575947" calcext:value-type="float">
            <text:p>0.26348</text:p>
          </table:table-cell>
          <table:table-cell table:style-name="ce42" table:formula="of:=[.J40]/[.H40]" office:value-type="float" office:value="595.02468209949" calcext:value-type="float">
            <text:p>595.0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2597294194207" calcext:value-type="float">
            <text:p>4.0260</text:p>
          </table:table-cell>
          <table:table-cell table:style-name="ce14" table:formula="of:=[.F41]*([.C41]/1024)" office:value-type="float" office:value="25.1623308871379" calcext:value-type="float">
            <text:p>25.1623</text:p>
          </table:table-cell>
          <table:table-cell table:style-name="ce55" table:formula="of:=[.$D$1]*[.G41]" office:value-type="float" office:value="0.000419373020196662" calcext:value-type="float">
            <text:p>0.00041937</text:p>
          </table:table-cell>
          <table:table-cell table:style-name="ce55" table:formula="of:=[.H41]/[.D41]" office:value-type="float" office:value="0.000104843255049165" calcext:value-type="float">
            <text:p>0.00010484</text:p>
          </table:table-cell>
          <table:table-cell table:style-name="ce57" table:formula="of:=1/[.F41]" office:value-type="float" office:value="0.24838716365481" calcext:value-type="float">
            <text:p>0.24839</text:p>
          </table:table-cell>
          <table:table-cell table:style-name="ce42" table:formula="of:=[.J41]/[.H41]" office:value-type="float" office:value="592.282172893073" calcext:value-type="float">
            <text:p>592.2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3.31362836879994" calcext:value-type="float">
            <text:p>3.3136</text:p>
          </table:table-cell>
          <table:table-cell table:style-name="ce14" table:formula="of:=[.F42]*([.C42]/1024)" office:value-type="float" office:value="30.6510624113994" calcext:value-type="float">
            <text:p>30.6511</text:p>
          </table:table-cell>
          <table:table-cell table:style-name="ce55" table:formula="of:=[.$D$1]*[.G42]" office:value-type="float" office:value="0.000510852061892071" calcext:value-type="float">
            <text:p>0.00051085</text:p>
          </table:table-cell>
          <table:table-cell table:style-name="ce55" table:formula="of:=[.H42]/[.D42]" office:value-type="float" office:value="0.0000851420103153452" calcext:value-type="float">
            <text:p>0.00008514</text:p>
          </table:table-cell>
          <table:table-cell table:style-name="ce57" table:formula="of:=1/[.F42]" office:value-type="float" office:value="0.301783992862832" calcext:value-type="float">
            <text:p>0.30178</text:p>
          </table:table-cell>
          <table:table-cell table:style-name="ce42" table:formula="of:=[.J42]/[.H42]" office:value-type="float" office:value="590.746353739081" calcext:value-type="float">
            <text:p>590.7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4326337902642" calcext:value-type="float">
            <text:p>3.7433</text:p>
          </table:table-cell>
          <table:table-cell table:style-name="ce14" table:formula="of:=[.F43]*([.C43]/1024)" office:value-type="float" office:value="27.1386594979415" calcext:value-type="float">
            <text:p>27.1387</text:p>
          </table:table-cell>
          <table:table-cell table:style-name="ce55" table:formula="of:=[.$D$1]*[.G43]" office:value-type="float" office:value="0.000452311896254342" calcext:value-type="float">
            <text:p>0.00045231</text:p>
          </table:table-cell>
          <table:table-cell table:style-name="ce55" table:formula="of:=[.H43]/[.D43]" office:value-type="float" office:value="0.0000753853160423904" calcext:value-type="float">
            <text:p>0.00007539</text:p>
          </table:table-cell>
          <table:table-cell table:style-name="ce57" table:formula="of:=1/[.F43]" office:value-type="float" office:value="0.267146577396349" calcext:value-type="float">
            <text:p>0.26715</text:p>
          </table:table-cell>
          <table:table-cell table:style-name="ce42" table:formula="of:=[.J43]/[.H43]" office:value-type="float" office:value="590.624698595431" calcext:value-type="float">
            <text:p>590.6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2441251407892" calcext:value-type="float">
            <text:p>3.6244</text:p>
          </table:table-cell>
          <table:table-cell table:style-name="ce14" table:formula="of:=[.F44]*([.C44]/1024)" office:value-type="float" office:value="28.0891969841116" calcext:value-type="float">
            <text:p>28.0892</text:p>
          </table:table-cell>
          <table:table-cell table:style-name="ce55" table:formula="of:=[.$D$1]*[.G44]" office:value-type="float" office:value="0.000468154219375093" calcext:value-type="float">
            <text:p>0.00046815</text:p>
          </table:table-cell>
          <table:table-cell table:style-name="ce55" table:formula="of:=[.H44]/[.D44]" office:value-type="float" office:value="0.0000780257032291822" calcext:value-type="float">
            <text:p>0.00007803</text:p>
          </table:table-cell>
          <table:table-cell table:style-name="ce57" table:formula="of:=1/[.F44]" office:value-type="float" office:value="0.275906783820972" calcext:value-type="float">
            <text:p>0.27591</text:p>
          </table:table-cell>
          <table:table-cell table:style-name="ce42" table:formula="of:=[.J44]/[.H44]" office:value-type="float" office:value="589.350202139076" calcext:value-type="float">
            <text:p>589.3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9503373206312" calcext:value-type="float">
            <text:p>3.6950</text:p>
          </table:table-cell>
          <table:table-cell table:style-name="ce14" table:formula="of:=[.F45]*([.C45]/1024)" office:value-type="float" office:value="27.7127529904734" calcext:value-type="float">
            <text:p>27.7128</text:p>
          </table:table-cell>
          <table:table-cell table:style-name="ce55" table:formula="of:=[.$D$1]*[.G45]" office:value-type="float" office:value="0.000461880140266323" calcext:value-type="float">
            <text:p>0.00046188</text:p>
          </table:table-cell>
          <table:table-cell table:style-name="ce55" table:formula="of:=[.H45]/[.D45]" office:value-type="float" office:value="0.0000769800233777205" calcext:value-type="float">
            <text:p>0.00007698</text:p>
          </table:table-cell>
          <table:table-cell table:style-name="ce57" table:formula="of:=1/[.F45]" office:value-type="float" office:value="0.270633523943948" calcext:value-type="float">
            <text:p>0.27063</text:p>
          </table:table-cell>
          <table:table-cell table:style-name="ce42" table:formula="of:=[.J45]/[.H45]" office:value-type="float" office:value="585.938862380831" calcext:value-type="float">
            <text:p>585.9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54945016875797" calcext:value-type="float">
            <text:p>3.5495</text:p>
          </table:table-cell>
          <table:table-cell table:style-name="ce14" table:formula="of:=[.F46]*([.C46]/1024)" office:value-type="float" office:value="29.2829638922533" calcext:value-type="float">
            <text:p>29.2830</text:p>
          </table:table-cell>
          <table:table-cell table:style-name="ce55" table:formula="of:=[.$D$1]*[.G46]" office:value-type="float" office:value="0.000488050374303017" calcext:value-type="float">
            <text:p>0.00048805</text:p>
          </table:table-cell>
          <table:table-cell table:style-name="ce55" table:formula="of:=[.H46]/[.D46]" office:value-type="float" office:value="0.0000813417290505029" calcext:value-type="float">
            <text:p>0.00008134</text:p>
          </table:table-cell>
          <table:table-cell table:style-name="ce57" table:formula="of:=1/[.F46]" office:value-type="float" office:value="0.28173377634709" calcext:value-type="float">
            <text:p>0.28173</text:p>
          </table:table-cell>
          <table:table-cell table:style-name="ce42" table:formula="of:=[.J46]/[.H46]" office:value-type="float" office:value="577.26372354377" calcext:value-type="float">
            <text:p>577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9289696144198" calcext:value-type="float">
            <text:p>4.2929</text:p>
          </table:table-cell>
          <table:table-cell table:style-name="ce14" table:formula="of:=[.F47]*([.C47]/1024)" office:value-type="float" office:value="24.6841575282914" calcext:value-type="float">
            <text:p>24.6842</text:p>
          </table:table-cell>
          <table:table-cell table:style-name="ce55" table:formula="of:=[.$D$1]*[.G47]" office:value-type="float" office:value="0.000411403448276774" calcext:value-type="float">
            <text:p>0.00041140</text:p>
          </table:table-cell>
          <table:table-cell table:style-name="ce55" table:formula="of:=[.H47]/[.D47]" office:value-type="float" office:value="0.0000685672413794623" calcext:value-type="float">
            <text:p>0.00006857</text:p>
          </table:table-cell>
          <table:table-cell table:style-name="ce57" table:formula="of:=1/[.F47]" office:value-type="float" office:value="0.232942930841764" calcext:value-type="float">
            <text:p>0.23294</text:p>
          </table:table-cell>
          <table:table-cell table:style-name="ce42" table:formula="of:=[.J47]/[.H47]" office:value-type="float" office:value="566.215309612696" calcext:value-type="float">
            <text:p>566.2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0105842080527" calcext:value-type="float">
            <text:p>3.5011</text:p>
          </table:table-cell>
          <table:table-cell table:style-name="ce14" table:formula="of:=[.F48]*([.C48]/1024)" office:value-type="float" office:value="30.6342611820461" calcext:value-type="float">
            <text:p>30.6343</text:p>
          </table:table-cell>
          <table:table-cell table:style-name="ce55" table:formula="of:=[.$D$1]*[.G48]" office:value-type="float" office:value="0.000510572040842808" calcext:value-type="float">
            <text:p>0.00051057</text:p>
          </table:table-cell>
          <table:table-cell table:style-name="ce55" table:formula="of:=[.H48]/[.D48]" office:value-type="float" office:value="0.000127643010210702" calcext:value-type="float">
            <text:p>0.00012764</text:p>
          </table:table-cell>
          <table:table-cell table:style-name="ce57" table:formula="of:=1/[.F48]" office:value-type="float" office:value="0.285627910136384" calcext:value-type="float">
            <text:p>0.28563</text:p>
          </table:table-cell>
          <table:table-cell table:style-name="ce42" table:formula="of:=[.J48]/[.H48]" office:value-type="float" office:value="559.427244909249" calcext:value-type="float">
            <text:p>559.4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7403406378437" calcext:value-type="float">
            <text:p>4.2740</text:p>
          </table:table-cell>
          <table:table-cell table:style-name="ce14" table:formula="of:=[.F49]*([.C49]/1024)" office:value-type="float" office:value="25.6442043827062" calcext:value-type="float">
            <text:p>25.6442</text:p>
          </table:table-cell>
          <table:table-cell table:style-name="ce55" table:formula="of:=[.$D$1]*[.G49]" office:value-type="float" office:value="0.00042740426118525" calcext:value-type="float">
            <text:p>0.00042740</text:p>
          </table:table-cell>
          <table:table-cell table:style-name="ce55" table:formula="of:=[.H49]/[.D49]" office:value-type="float" office:value="0.00008548085223705" calcext:value-type="float">
            <text:p>0.00008548</text:p>
          </table:table-cell>
          <table:table-cell table:style-name="ce57" table:formula="of:=1/[.F49]" office:value-type="float" office:value="0.233970994399274" calcext:value-type="float">
            <text:p>0.23397</text:p>
          </table:table-cell>
          <table:table-cell table:style-name="ce42" table:formula="of:=[.J49]/[.H49]" office:value-type="float" office:value="547.423167355517" calcext:value-type="float">
            <text:p>547.4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82830522103682" calcext:value-type="float">
            <text:p>4.8283</text:p>
          </table:table-cell>
          <table:table-cell table:style-name="ce14" table:formula="of:=[.F50]*([.C50]/1024)" office:value-type="float" office:value="22.9344497999249" calcext:value-type="float">
            <text:p>22.9344</text:p>
          </table:table-cell>
          <table:table-cell table:style-name="ce55" table:formula="of:=[.$D$1]*[.G50]" office:value-type="float" office:value="0.000382241594480408" calcext:value-type="float">
            <text:p>0.00038224</text:p>
          </table:table-cell>
          <table:table-cell table:style-name="ce55" table:formula="of:=[.H50]/[.D50]" office:value-type="float" office:value="0.000127413864826803" calcext:value-type="float">
            <text:p>0.00012741</text:p>
          </table:table-cell>
          <table:table-cell table:style-name="ce57" table:formula="of:=1/[.F50]" office:value-type="float" office:value="0.207112010161044" calcext:value-type="float">
            <text:p>0.20711</text:p>
          </table:table-cell>
          <table:table-cell table:style-name="ce42" table:formula="of:=[.J50]/[.H50]" office:value-type="float" office:value="541.835355313901" calcext:value-type="float">
            <text:p>541.8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4157340956846" calcext:value-type="float">
            <text:p>4.2416</text:p>
          </table:table-cell>
          <table:table-cell table:style-name="ce14" table:formula="of:=[.F51]*([.C51]/1024)" office:value-type="float" office:value="26.5098338098029" calcext:value-type="float">
            <text:p>26.5098</text:p>
          </table:table-cell>
          <table:table-cell table:style-name="ce55" table:formula="of:=[.$D$1]*[.G51]" office:value-type="float" office:value="0.000441831447157842" calcext:value-type="float">
            <text:p>0.00044183</text:p>
          </table:table-cell>
          <table:table-cell table:style-name="ce55" table:formula="of:=[.H51]/[.D51]" office:value-type="float" office:value="0.0000883662894315683" calcext:value-type="float">
            <text:p>0.00008837</text:p>
          </table:table-cell>
          <table:table-cell table:style-name="ce57" table:formula="of:=1/[.F51]" office:value-type="float" office:value="0.235761568512318" calcext:value-type="float">
            <text:p>0.23576</text:p>
          </table:table-cell>
          <table:table-cell table:style-name="ce42" table:formula="of:=[.J51]/[.H51]" office:value-type="float" office:value="533.600697797533" calcext:value-type="float">
            <text:p>533.6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00000277349472" calcext:value-type="float">
            <text:p>5.0000</text:p>
          </table:table-cell>
          <table:table-cell table:style-name="ce14" table:formula="of:=[.F52]*([.C52]/1024)" office:value-type="float" office:value="22.5000124807262" calcext:value-type="float">
            <text:p>22.5000</text:p>
          </table:table-cell>
          <table:table-cell table:style-name="ce55" table:formula="of:=[.$D$1]*[.G52]" office:value-type="float" office:value="0.00037500095801252" calcext:value-type="float">
            <text:p>0.00037500</text:p>
          </table:table-cell>
          <table:table-cell table:style-name="ce55" table:formula="of:=[.H52]/[.D52]" office:value-type="float" office:value="0.0000625001596687533" calcext:value-type="float">
            <text:p>0.00006250</text:p>
          </table:table-cell>
          <table:table-cell table:style-name="ce57" table:formula="of:=1/[.F52]" office:value-type="float" office:value="0.199999889060273" calcext:value-type="float">
            <text:p>0.20000</text:p>
          </table:table-cell>
          <table:table-cell table:style-name="ce42" table:formula="of:=[.J52]/[.H52]" office:value-type="float" office:value="533.331674991602" calcext:value-type="float">
            <text:p>533.3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2632287790008" calcext:value-type="float">
            <text:p>4.5263</text:p>
          </table:table-cell>
          <table:table-cell table:style-name="ce14" table:formula="of:=[.F53]*([.C53]/1024)" office:value-type="float" office:value="24.8947758284504" calcext:value-type="float">
            <text:p>24.8948</text:p>
          </table:table-cell>
          <table:table-cell table:style-name="ce55" table:formula="of:=[.$D$1]*[.G53]" office:value-type="float" office:value="0.000414913760300035" calcext:value-type="float">
            <text:p>0.00041491</text:p>
          </table:table-cell>
          <table:table-cell table:style-name="ce55" table:formula="of:=[.H53]/[.D53]" office:value-type="float" office:value="0.000138304586766678" calcext:value-type="float">
            <text:p>0.00013830</text:p>
          </table:table-cell>
          <table:table-cell table:style-name="ce57" table:formula="of:=1/[.F53]" office:value-type="float" office:value="0.220929886571401" calcext:value-type="float">
            <text:p>0.22093</text:p>
          </table:table-cell>
          <table:table-cell table:style-name="ce42" table:formula="of:=[.J53]/[.H53]" office:value-type="float" office:value="532.471823570374" calcext:value-type="float">
            <text:p>532.4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87260686865793" calcext:value-type="float">
            <text:p>4.8726</text:p>
          </table:table-cell>
          <table:table-cell table:style-name="ce14" table:formula="of:=[.F54]*([.C54]/1024)" office:value-type="float" office:value="23.1448826261252" calcext:value-type="float">
            <text:p>23.1449</text:p>
          </table:table-cell>
          <table:table-cell table:style-name="ce55" table:formula="of:=[.$D$1]*[.G54]" office:value-type="float" office:value="0.00038574881526484" calcext:value-type="float">
            <text:p>0.00038575</text:p>
          </table:table-cell>
          <table:table-cell table:style-name="ce55" table:formula="of:=[.H54]/[.D54]" office:value-type="float" office:value="0.0000642914692108067" calcext:value-type="float">
            <text:p>0.00006429</text:p>
          </table:table-cell>
          <table:table-cell table:style-name="ce57" table:formula="of:=1/[.F54]" office:value-type="float" office:value="0.205228951761387" calcext:value-type="float">
            <text:p>0.20523</text:p>
          </table:table-cell>
          <table:table-cell table:style-name="ce42" table:formula="of:=[.J54]/[.H54]" office:value-type="float" office:value="532.02743246401" calcext:value-type="float">
            <text:p>532.0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76512441814738" calcext:value-type="float">
            <text:p>4.7651</text:p>
          </table:table-cell>
          <table:table-cell table:style-name="ce14" table:formula="of:=[.F55]*([.C55]/1024)" office:value-type="float" office:value="23.8256220907369" calcext:value-type="float">
            <text:p>23.8256</text:p>
          </table:table-cell>
          <table:table-cell table:style-name="ce55" table:formula="of:=[.$D$1]*[.G55]" office:value-type="float" office:value="0.000397094495699685" calcext:value-type="float">
            <text:p>0.00039709</text:p>
          </table:table-cell>
          <table:table-cell table:style-name="ce55" table:formula="of:=[.H55]/[.D55]" office:value-type="float" office:value="0.0000661824159499475" calcext:value-type="float">
            <text:p>0.00006618</text:p>
          </table:table-cell>
          <table:table-cell table:style-name="ce57" table:formula="of:=1/[.F55]" office:value-type="float" office:value="0.209858109096087" calcext:value-type="float">
            <text:p>0.20986</text:p>
          </table:table-cell>
          <table:table-cell table:style-name="ce42" table:formula="of:=[.J55]/[.H55]" office:value-type="float" office:value="528.484054472512" calcext:value-type="float">
            <text:p>528.4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10382003248422" calcext:value-type="float">
            <text:p>4.1038</text:p>
          </table:table-cell>
          <table:table-cell table:style-name="ce14" table:formula="of:=[.F56]*([.C56]/1024)" office:value-type="float" office:value="27.7007852192685" calcext:value-type="float">
            <text:p>27.7008</text:p>
          </table:table-cell>
          <table:table-cell table:style-name="ce55" table:formula="of:=[.$D$1]*[.G56]" office:value-type="float" office:value="0.000461680677013982" calcext:value-type="float">
            <text:p>0.00046168</text:p>
          </table:table-cell>
          <table:table-cell table:style-name="ce55" table:formula="of:=[.H56]/[.D56]" office:value-type="float" office:value="0.0000923361354027964" calcext:value-type="float">
            <text:p>0.00009234</text:p>
          </table:table-cell>
          <table:table-cell table:style-name="ce57" table:formula="of:=1/[.F56]" office:value-type="float" office:value="0.243675402937847" calcext:value-type="float">
            <text:p>0.24368</text:p>
          </table:table-cell>
          <table:table-cell table:style-name="ce42" table:formula="of:=[.J56]/[.H56]" office:value-type="float" office:value="527.800739926716" calcext:value-type="float">
            <text:p>527.8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4709518690535" calcext:value-type="float">
            <text:p>4.5471</text:p>
          </table:table-cell>
          <table:table-cell table:style-name="ce14" table:formula="of:=[.F57]*([.C57]/1024)" office:value-type="float" office:value="25.0090235279794" calcext:value-type="float">
            <text:p>25.0090</text:p>
          </table:table-cell>
          <table:table-cell table:style-name="ce55" table:formula="of:=[.$D$1]*[.G57]" office:value-type="float" office:value="0.000416817892433775" calcext:value-type="float">
            <text:p>0.00041682</text:p>
          </table:table-cell>
          <table:table-cell table:style-name="ce55" table:formula="of:=[.H57]/[.D57]" office:value-type="float" office:value="0.0000833635784867549" calcext:value-type="float">
            <text:p>0.00008336</text:p>
          </table:table-cell>
          <table:table-cell table:style-name="ce57" table:formula="of:=1/[.F57]" office:value-type="float" office:value="0.219920621604708" calcext:value-type="float">
            <text:p>0.21992</text:p>
          </table:table-cell>
          <table:table-cell table:style-name="ce42" table:formula="of:=[.J57]/[.H57]" office:value-type="float" office:value="527.617997204018" calcext:value-type="float">
            <text:p>527.6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5204508929485" calcext:value-type="float">
            <text:p>4.4520</text:p>
          </table:table-cell>
          <table:table-cell table:style-name="ce14" table:formula="of:=[.F58]*([.C58]/1024)" office:value-type="float" office:value="25.5992592634454" calcext:value-type="float">
            <text:p>25.5993</text:p>
          </table:table-cell>
          <table:table-cell table:style-name="ce55" table:formula="of:=[.$D$1]*[.G58]" office:value-type="float" office:value="0.000426655174366065" calcext:value-type="float">
            <text:p>0.00042666</text:p>
          </table:table-cell>
          <table:table-cell table:style-name="ce55" table:formula="of:=[.H58]/[.D58]" office:value-type="float" office:value="0.000085331034873213" calcext:value-type="float">
            <text:p>0.00008533</text:p>
          </table:table-cell>
          <table:table-cell table:style-name="ce57" table:formula="of:=1/[.F58]" office:value-type="float" office:value="0.224615874265188" calcext:value-type="float">
            <text:p>0.22462</text:p>
          </table:table-cell>
          <table:table-cell table:style-name="ce42" table:formula="of:=[.J58]/[.H58]" office:value-type="float" office:value="526.457635487318" calcext:value-type="float">
            <text:p>526.4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77720288538421" calcext:value-type="float">
            <text:p>4.7772</text:p>
          </table:table-cell>
          <table:table-cell table:style-name="ce14" table:formula="of:=[.F59]*([.C59]/1024)" office:value-type="float" office:value="23.8860144269211" calcext:value-type="float">
            <text:p>23.8860</text:p>
          </table:table-cell>
          <table:table-cell table:style-name="ce55" table:formula="of:=[.$D$1]*[.G59]" office:value-type="float" office:value="0.000398101036649165" calcext:value-type="float">
            <text:p>0.00039810</text:p>
          </table:table-cell>
          <table:table-cell table:style-name="ce55" table:formula="of:=[.H59]/[.D59]" office:value-type="float" office:value="0.000132700345549722" calcext:value-type="float">
            <text:p>0.00013270</text:p>
          </table:table-cell>
          <table:table-cell table:style-name="ce57" table:formula="of:=1/[.F59]" office:value-type="float" office:value="0.209327513189671" calcext:value-type="float">
            <text:p>0.20933</text:p>
          </table:table-cell>
          <table:table-cell table:style-name="ce42" table:formula="of:=[.J59]/[.H59]" office:value-type="float" office:value="525.815041707982" calcext:value-type="float">
            <text:p>525.8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66406953437892" calcext:value-type="float">
            <text:p>4.6641</text:p>
          </table:table-cell>
          <table:table-cell table:style-name="ce14" table:formula="of:=[.F60]*([.C60]/1024)" office:value-type="float" office:value="24.4863650554893" calcext:value-type="float">
            <text:p>24.4864</text:p>
          </table:table-cell>
          <table:table-cell table:style-name="ce55" table:formula="of:=[.$D$1]*[.G60]" office:value-type="float" office:value="0.000408106900470324" calcext:value-type="float">
            <text:p>0.00040811</text:p>
          </table:table-cell>
          <table:table-cell table:style-name="ce55" table:formula="of:=[.H60]/[.D60]" office:value-type="float" office:value="0.000136035633490108" calcext:value-type="float">
            <text:p>0.00013604</text:p>
          </table:table-cell>
          <table:table-cell table:style-name="ce57" table:formula="of:=1/[.F60]" office:value-type="float" office:value="0.214405036766495" calcext:value-type="float">
            <text:p>0.21441</text:p>
          </table:table-cell>
          <table:table-cell table:style-name="ce42" table:formula="of:=[.J60]/[.H60]" office:value-type="float" office:value="525.364889736985" calcext:value-type="float">
            <text:p>525.3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78882252705264" calcext:value-type="float">
            <text:p>4.7888</text:p>
          </table:table-cell>
          <table:table-cell table:style-name="ce14" table:formula="of:=[.F61]*([.C61]/1024)" office:value-type="float" office:value="23.9441126352632" calcext:value-type="float">
            <text:p>23.9441</text:p>
          </table:table-cell>
          <table:table-cell table:style-name="ce55" table:formula="of:=[.$D$1]*[.G61]" office:value-type="float" office:value="0.000399069342058141" calcext:value-type="float">
            <text:p>0.00039907</text:p>
          </table:table-cell>
          <table:table-cell table:style-name="ce55" table:formula="of:=[.H61]/[.D61]" office:value-type="float" office:value="0.0000798138684116283" calcext:value-type="float">
            <text:p>0.00007981</text:p>
          </table:table-cell>
          <table:table-cell table:style-name="ce57" table:formula="of:=1/[.F61]" office:value-type="float" office:value="0.208819599045669" calcext:value-type="float">
            <text:p>0.20882</text:p>
          </table:table-cell>
          <table:table-cell table:style-name="ce42" table:formula="of:=[.J61]/[.H61]" office:value-type="float" office:value="523.266452814222" calcext:value-type="float">
            <text:p>523.2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9591083036866" calcext:value-type="float">
            <text:p>3.6959</text:p>
          </table:table-cell>
          <table:table-cell table:style-name="ce14" table:formula="of:=[.F62]*([.C62]/1024)" office:value-type="float" office:value="31.4152420581336" calcext:value-type="float">
            <text:p>31.4152</text:p>
          </table:table-cell>
          <table:table-cell table:style-name="ce55" table:formula="of:=[.$D$1]*[.G62]" office:value-type="float" office:value="0.000523588414810295" calcext:value-type="float">
            <text:p>0.00052359</text:p>
          </table:table-cell>
          <table:table-cell table:style-name="ce55" table:formula="of:=[.H62]/[.D62]" office:value-type="float" office:value="0.0000872647358017159" calcext:value-type="float">
            <text:p>0.00008726</text:p>
          </table:table-cell>
          <table:table-cell table:style-name="ce57" table:formula="of:=1/[.F62]" office:value-type="float" office:value="0.270569298312928" calcext:value-type="float">
            <text:p>0.27057</text:p>
          </table:table-cell>
          <table:table-cell table:style-name="ce42" table:formula="of:=[.J62]/[.H62]" office:value-type="float" office:value="516.759520760137" calcext:value-type="float">
            <text:p>516.7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9640980757901" calcext:value-type="float">
            <text:p>3.5964</text:p>
          </table:table-cell>
          <table:table-cell table:style-name="ce14" table:formula="of:=[.F63]*([.C63]/1024)" office:value-type="float" office:value="32.3676882682111" calcext:value-type="float">
            <text:p>32.3677</text:p>
          </table:table-cell>
          <table:table-cell table:style-name="ce55" table:formula="of:=[.$D$1]*[.G63]" office:value-type="float" office:value="0.000539462550059794" calcext:value-type="float">
            <text:p>0.00053946</text:p>
          </table:table-cell>
          <table:table-cell table:style-name="ce55" table:formula="of:=[.H63]/[.D63]" office:value-type="float" office:value="0.000134865637514948" calcext:value-type="float">
            <text:p>0.00013487</text:p>
          </table:table-cell>
          <table:table-cell table:style-name="ce57" table:formula="of:=1/[.F63]" office:value-type="float" office:value="0.278055075340029" calcext:value-type="float">
            <text:p>0.27806</text:p>
          </table:table-cell>
          <table:table-cell table:style-name="ce42" table:formula="of:=[.J63]/[.H63]" office:value-type="float" office:value="515.429801956057" calcext:value-type="float">
            <text:p>515.4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3407932238961" calcext:value-type="float">
            <text:p>4.2341</text:p>
          </table:table-cell>
          <table:table-cell table:style-name="ce14" table:formula="of:=[.F64]*([.C64]/1024)" office:value-type="float" office:value="27.5215155955325" calcext:value-type="float">
            <text:p>27.5215</text:p>
          </table:table-cell>
          <table:table-cell table:style-name="ce55" table:formula="of:=[.$D$1]*[.G64]" office:value-type="float" office:value="0.000458692843976061" calcext:value-type="float">
            <text:p>0.00045869</text:p>
          </table:table-cell>
          <table:table-cell table:style-name="ce55" table:formula="of:=[.H64]/[.D64]" office:value-type="float" office:value="0.0000917385687952122" calcext:value-type="float">
            <text:p>0.00009174</text:p>
          </table:table-cell>
          <table:table-cell table:style-name="ce57" table:formula="of:=1/[.F64]" office:value-type="float" office:value="0.236178853502354" calcext:value-type="float">
            <text:p>0.23618</text:p>
          </table:table-cell>
          <table:table-cell table:style-name="ce42" table:formula="of:=[.J64]/[.H64]" office:value-type="float" office:value="514.895439516993" calcext:value-type="float">
            <text:p>514.9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5333244872634" calcext:value-type="float">
            <text:p>3.5533</text:p>
          </table:table-cell>
          <table:table-cell table:style-name="ce14" table:formula="of:=[.F65]*([.C65]/1024)" office:value-type="float" office:value="32.8683251507186" calcext:value-type="float">
            <text:p>32.8683</text:p>
          </table:table-cell>
          <table:table-cell table:style-name="ce55" table:formula="of:=[.$D$1]*[.G65]" office:value-type="float" office:value="0.000547806514789482" calcext:value-type="float">
            <text:p>0.00054781</text:p>
          </table:table-cell>
          <table:table-cell table:style-name="ce55" table:formula="of:=[.H65]/[.D65]" office:value-type="float" office:value="0.000136951628697371" calcext:value-type="float">
            <text:p>0.00013695</text:p>
          </table:table-cell>
          <table:table-cell table:style-name="ce57" table:formula="of:=1/[.F65]" office:value-type="float" office:value="0.281425961243351" calcext:value-type="float">
            <text:p>0.28143</text:p>
          </table:table-cell>
          <table:table-cell table:style-name="ce42" table:formula="of:=[.J65]/[.H65]" office:value-type="float" office:value="513.732410341087" calcext:value-type="float">
            <text:p>513.7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85751458849472" calcext:value-type="float">
            <text:p>3.8575</text:p>
          </table:table-cell>
          <table:table-cell table:style-name="ce14" table:formula="of:=[.F66]*([.C66]/1024)" office:value-type="float" office:value="30.8601167079578" calcext:value-type="float">
            <text:p>30.8601</text:p>
          </table:table-cell>
          <table:table-cell table:style-name="ce55" table:formula="of:=[.$D$1]*[.G66]" office:value-type="float" office:value="0.00051433630713652" calcext:value-type="float">
            <text:p>0.00051434</text:p>
          </table:table-cell>
          <table:table-cell table:style-name="ce55" table:formula="of:=[.H66]/[.D66]" office:value-type="float" office:value="0.0000857227178560866" calcext:value-type="float">
            <text:p>0.00008572</text:p>
          </table:table-cell>
          <table:table-cell table:style-name="ce57" table:formula="of:=1/[.F66]" office:value-type="float" office:value="0.259234275609109" calcext:value-type="float">
            <text:p>0.25923</text:p>
          </table:table-cell>
          <table:table-cell table:style-name="ce42" table:formula="of:=[.J66]/[.H66]" office:value-type="float" office:value="504.017064345219" calcext:value-type="float">
            <text:p>504.0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76477707464741" calcext:value-type="float">
            <text:p>4.7648</text:p>
          </table:table-cell>
          <table:table-cell table:style-name="ce14" table:formula="of:=[.F67]*([.C67]/1024)" office:value-type="float" office:value="25.0150796418989" calcext:value-type="float">
            <text:p>25.0151</text:p>
          </table:table-cell>
          <table:table-cell table:style-name="ce55" table:formula="of:=[.$D$1]*[.G67]" office:value-type="float" office:value="0.000416918827867636" calcext:value-type="float">
            <text:p>0.00041692</text:p>
          </table:table-cell>
          <table:table-cell table:style-name="ce55" table:formula="of:=[.H67]/[.D67]" office:value-type="float" office:value="0.0000833837655735273" calcext:value-type="float">
            <text:p>0.00008338</text:p>
          </table:table-cell>
          <table:table-cell table:style-name="ce57" table:formula="of:=1/[.F67]" office:value-type="float" office:value="0.209873407366912" calcext:value-type="float">
            <text:p>0.20987</text:p>
          </table:table-cell>
          <table:table-cell table:style-name="ce42" table:formula="of:=[.J67]/[.H67]" office:value-type="float" office:value="503.391531728912" calcext:value-type="float">
            <text:p>503.3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02767359274734" calcext:value-type="float">
            <text:p>5.0277</text:p>
          </table:table-cell>
          <table:table-cell table:style-name="ce14" table:formula="of:=[.F68]*([.C68]/1024)" office:value-type="float" office:value="23.8814495655499" calcext:value-type="float">
            <text:p>23.8814</text:p>
          </table:table-cell>
          <table:table-cell table:style-name="ce55" table:formula="of:=[.$D$1]*[.G68]" office:value-type="float" office:value="0.00039802495547415" calcext:value-type="float">
            <text:p>0.00039802</text:p>
          </table:table-cell>
          <table:table-cell table:style-name="ce55" table:formula="of:=[.H68]/[.D68]" office:value-type="float" office:value="0.00007960499109483" calcext:value-type="float">
            <text:p>0.00007960</text:p>
          </table:table-cell>
          <table:table-cell table:style-name="ce57" table:formula="of:=1/[.F68]" office:value-type="float" office:value="0.198899149189507" calcext:value-type="float">
            <text:p>0.19890</text:p>
          </table:table-cell>
          <table:table-cell table:style-name="ce42" table:formula="of:=[.J68]/[.H68]" office:value-type="float" office:value="499.715272758633" calcext:value-type="float">
            <text:p>499.7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1968662746319" calcext:value-type="float">
            <text:p>5.3197</text:p>
          </table:table-cell>
          <table:table-cell table:style-name="ce14" table:formula="of:=[.F69]*([.C69]/1024)" office:value-type="float" office:value="22.6086681667186" calcext:value-type="float">
            <text:p>22.6087</text:p>
          </table:table-cell>
          <table:table-cell table:style-name="ce55" table:formula="of:=[.$D$1]*[.G69]" office:value-type="float" office:value="0.000376811889734248" calcext:value-type="float">
            <text:p>0.00037681</text:p>
          </table:table-cell>
          <table:table-cell table:style-name="ce55" table:formula="of:=[.H69]/[.D69]" office:value-type="float" office:value="0.0000628019816223747" calcext:value-type="float">
            <text:p>0.00006280</text:p>
          </table:table-cell>
          <table:table-cell table:style-name="ce57" table:formula="of:=1/[.F69]" office:value-type="float" office:value="0.187980997759801" calcext:value-type="float">
            <text:p>0.18798</text:p>
          </table:table-cell>
          <table:table-cell table:style-name="ce42" table:formula="of:=[.J69]/[.H69]" office:value-type="float" office:value="498.872256638125" calcext:value-type="float">
            <text:p>498.8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9404802068412" calcext:value-type="float">
            <text:p>3.7940</text:p>
          </table:table-cell>
          <table:table-cell table:style-name="ce14" table:formula="of:=[.F70]*([.C70]/1024)" office:value-type="float" office:value="32.249408175815" calcext:value-type="float">
            <text:p>32.2494</text:p>
          </table:table-cell>
          <table:table-cell table:style-name="ce55" table:formula="of:=[.$D$1]*[.G70]" office:value-type="float" office:value="0.000537491211243856" calcext:value-type="float">
            <text:p>0.00053749</text:p>
          </table:table-cell>
          <table:table-cell table:style-name="ce55" table:formula="of:=[.H70]/[.D70]" office:value-type="float" office:value="0.000134372802810964" calcext:value-type="float">
            <text:p>0.00013437</text:p>
          </table:table-cell>
          <table:table-cell table:style-name="ce57" table:formula="of:=1/[.F70]" office:value-type="float" office:value="0.263570728295549" calcext:value-type="float">
            <text:p>0.26357</text:p>
          </table:table-cell>
          <table:table-cell table:style-name="ce42" table:formula="of:=[.J70]/[.H70]" office:value-type="float" office:value="490.372163826822" calcext:value-type="float">
            <text:p>490.3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1940820886334" calcext:value-type="float">
            <text:p>4.5194</text:p>
          </table:table-cell>
          <table:table-cell table:style-name="ce14" table:formula="of:=[.F71]*([.C71]/1024)" office:value-type="float" office:value="27.11644925318" calcext:value-type="float">
            <text:p>27.1164</text:p>
          </table:table-cell>
          <table:table-cell table:style-name="ce55" table:formula="of:=[.$D$1]*[.G71]" office:value-type="float" office:value="0.000451941724767976" calcext:value-type="float">
            <text:p>0.00045194</text:p>
          </table:table-cell>
          <table:table-cell table:style-name="ce55" table:formula="of:=[.H71]/[.D71]" office:value-type="float" office:value="0.000150647241589325" calcext:value-type="float">
            <text:p>0.00015065</text:p>
          </table:table-cell>
          <table:table-cell table:style-name="ce57" table:formula="of:=1/[.F71]" office:value-type="float" office:value="0.221267908050179" calcext:value-type="float">
            <text:p>0.22127</text:p>
          </table:table-cell>
          <table:table-cell table:style-name="ce42" table:formula="of:=[.J71]/[.H71]" office:value-type="float" office:value="489.593892141243" calcext:value-type="float">
            <text:p>489.5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8115339993684" calcext:value-type="float">
            <text:p>5.3812</text:p>
          </table:table-cell>
          <table:table-cell table:style-name="ce14" table:formula="of:=[.F72]*([.C72]/1024)" office:value-type="float" office:value="22.8699019497316" calcext:value-type="float">
            <text:p>22.8699</text:p>
          </table:table-cell>
          <table:table-cell table:style-name="ce55" table:formula="of:=[.$D$1]*[.G72]" office:value-type="float" office:value="0.000381165794825591" calcext:value-type="float">
            <text:p>0.00038117</text:p>
          </table:table-cell>
          <table:table-cell table:style-name="ce55" table:formula="of:=[.H72]/[.D72]" office:value-type="float" office:value="0.0000762331589651182" calcext:value-type="float">
            <text:p>0.00007623</text:p>
          </table:table-cell>
          <table:table-cell table:style-name="ce57" table:formula="of:=1/[.F72]" office:value-type="float" office:value="0.18583376567777" calcext:value-type="float">
            <text:p>0.18583</text:p>
          </table:table-cell>
          <table:table-cell table:style-name="ce42" table:formula="of:=[.J72]/[.H72]" office:value-type="float" office:value="487.540509144588" calcext:value-type="float">
            <text:p>487.5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23881324163686" calcext:value-type="float">
            <text:p>5.2388</text:p>
          </table:table-cell>
          <table:table-cell table:style-name="ce14" table:formula="of:=[.F73]*([.C73]/1024)" office:value-type="float" office:value="23.5746595873659" calcext:value-type="float">
            <text:p>23.5747</text:p>
          </table:table-cell>
          <table:table-cell table:style-name="ce55" table:formula="of:=[.$D$1]*[.G73]" office:value-type="float" office:value="0.000392911778944751" calcext:value-type="float">
            <text:p>0.00039291</text:p>
          </table:table-cell>
          <table:table-cell table:style-name="ce55" table:formula="of:=[.H73]/[.D73]" office:value-type="float" office:value="0.000130970592981584" calcext:value-type="float">
            <text:p>0.00013097</text:p>
          </table:table-cell>
          <table:table-cell table:style-name="ce57" table:formula="of:=1/[.F73]" office:value-type="float" office:value="0.190882925936782" calcext:value-type="float">
            <text:p>0.19088</text:p>
          </table:table-cell>
          <table:table-cell table:style-name="ce42" table:formula="of:=[.J73]/[.H73]" office:value-type="float" office:value="485.816247223331" calcext:value-type="float">
            <text:p>485.8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66686391096836" calcext:value-type="float">
            <text:p>4.6669</text:p>
          </table:table-cell>
          <table:table-cell table:style-name="ce14" table:formula="of:=[.F74]*([.C74]/1024)" office:value-type="float" office:value="26.8344674880681" calcext:value-type="float">
            <text:p>26.8345</text:p>
          </table:table-cell>
          <table:table-cell table:style-name="ce55" table:formula="of:=[.$D$1]*[.G74]" office:value-type="float" office:value="0.000447242019283384" calcext:value-type="float">
            <text:p>0.00044724</text:p>
          </table:table-cell>
          <table:table-cell table:style-name="ce55" table:formula="of:=[.H74]/[.D74]" office:value-type="float" office:value="0.000149080673094461" calcext:value-type="float">
            <text:p>0.00014908</text:p>
          </table:table-cell>
          <table:table-cell table:style-name="ce57" table:formula="of:=1/[.F74]" office:value-type="float" office:value="0.214276657532211" calcext:value-type="float">
            <text:p>0.21428</text:p>
          </table:table-cell>
          <table:table-cell table:style-name="ce42" table:formula="of:=[.J74]/[.H74]" office:value-type="float" office:value="479.106721402309" calcext:value-type="float">
            <text:p>479.1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43395444116316" calcext:value-type="float">
            <text:p>5.4340</text:p>
          </table:table-cell>
          <table:table-cell table:style-name="ce14" table:formula="of:=[.F75]*([.C75]/1024)" office:value-type="float" office:value="23.0943063749434" calcext:value-type="float">
            <text:p>23.0943</text:p>
          </table:table-cell>
          <table:table-cell table:style-name="ce55" table:formula="of:=[.$D$1]*[.G75]" office:value-type="float" office:value="0.00038490587605927" calcext:value-type="float">
            <text:p>0.00038491</text:p>
          </table:table-cell>
          <table:table-cell table:style-name="ce55" table:formula="of:=[.H75]/[.D75]" office:value-type="float" office:value="0.000128301958686423" calcext:value-type="float">
            <text:p>0.00012830</text:p>
          </table:table-cell>
          <table:table-cell table:style-name="ce57" table:formula="of:=1/[.F75]" office:value-type="float" office:value="0.184028042713208" calcext:value-type="float">
            <text:p>0.18403</text:p>
          </table:table-cell>
          <table:table-cell table:style-name="ce42" table:formula="of:=[.J75]/[.H75]" office:value-type="float" office:value="478.111803844923" calcext:value-type="float">
            <text:p>478.1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29524572058421" calcext:value-type="float">
            <text:p>5.2952</text:p>
          </table:table-cell>
          <table:table-cell table:style-name="ce14" table:formula="of:=[.F76]*([.C76]/1024)" office:value-type="float" office:value="23.8286057426289" calcext:value-type="float">
            <text:p>23.8286</text:p>
          </table:table-cell>
          <table:table-cell table:style-name="ce55" table:formula="of:=[.$D$1]*[.G76]" office:value-type="float" office:value="0.000397144223330674" calcext:value-type="float">
            <text:p>0.00039714</text:p>
          </table:table-cell>
          <table:table-cell table:style-name="ce55" table:formula="of:=[.H76]/[.D76]" office:value-type="float" office:value="0.0000794288446661348" calcext:value-type="float">
            <text:p>0.00007943</text:p>
          </table:table-cell>
          <table:table-cell table:style-name="ce57" table:formula="of:=1/[.F76]" office:value-type="float" office:value="0.188848648914006" calcext:value-type="float">
            <text:p>0.18885</text:p>
          </table:table-cell>
          <table:table-cell table:style-name="ce42" table:formula="of:=[.J76]/[.H76]" office:value-type="float" office:value="475.516544922183" calcext:value-type="float">
            <text:p>475.5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1775511560534" calcext:value-type="float">
            <text:p>4.4178</text:p>
          </table:table-cell>
          <table:table-cell table:style-name="ce14" table:formula="of:=[.F77]*([.C77]/1024)" office:value-type="float" office:value="28.7154082514347" calcext:value-type="float">
            <text:p>28.7154</text:p>
          </table:table-cell>
          <table:table-cell table:style-name="ce55" table:formula="of:=[.$D$1]*[.G77]" office:value-type="float" office:value="0.000478591094704187" calcext:value-type="float">
            <text:p>0.00047859</text:p>
          </table:table-cell>
          <table:table-cell table:style-name="ce55" table:formula="of:=[.H77]/[.D77]" office:value-type="float" office:value="0.000159530364901396" calcext:value-type="float">
            <text:p>0.00015953</text:p>
          </table:table-cell>
          <table:table-cell table:style-name="ce57" table:formula="of:=1/[.F77]" office:value-type="float" office:value="0.22635931006397" calcext:value-type="float">
            <text:p>0.22636</text:p>
          </table:table-cell>
          <table:table-cell table:style-name="ce42" table:formula="of:=[.J77]/[.H77]" office:value-type="float" office:value="472.970167160927" calcext:value-type="float">
            <text:p>472.9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67454741344742" calcext:value-type="float">
            <text:p>5.6745</text:p>
          </table:table-cell>
          <table:table-cell table:style-name="ce14" table:formula="of:=[.F78]*([.C78]/1024)" office:value-type="float" office:value="22.6981896537897" calcext:value-type="float">
            <text:p>22.6982</text:p>
          </table:table-cell>
          <table:table-cell table:style-name="ce55" table:formula="of:=[.$D$1]*[.G78]" office:value-type="float" office:value="0.000378303917502816" calcext:value-type="float">
            <text:p>0.00037830</text:p>
          </table:table-cell>
          <table:table-cell table:style-name="ce55" table:formula="of:=[.H78]/[.D78]" office:value-type="float" office:value="0.000126101305834272" calcext:value-type="float">
            <text:p>0.00012610</text:p>
          </table:table-cell>
          <table:table-cell table:style-name="ce57" table:formula="of:=1/[.F78]" office:value-type="float" office:value="0.176225507893409" calcext:value-type="float">
            <text:p>0.17623</text:p>
          </table:table-cell>
          <table:table-cell table:style-name="ce42" table:formula="of:=[.J78]/[.H78]" office:value-type="float" office:value="465.830512823322" calcext:value-type="float">
            <text:p>465.8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68119860138952" calcext:value-type="float">
            <text:p>5.6812</text:p>
          </table:table-cell>
          <table:table-cell table:style-name="ce14" table:formula="of:=[.F79]*([.C79]/1024)" office:value-type="float" office:value="22.7247944055581" calcext:value-type="float">
            <text:p>22.7248</text:p>
          </table:table-cell>
          <table:table-cell table:style-name="ce55" table:formula="of:=[.$D$1]*[.G79]" office:value-type="float" office:value="0.000378747330919115" calcext:value-type="float">
            <text:p>0.00037875</text:p>
          </table:table-cell>
          <table:table-cell table:style-name="ce55" table:formula="of:=[.H79]/[.D79]" office:value-type="float" office:value="0.000075749466183823" calcext:value-type="float">
            <text:p>0.00007575</text:p>
          </table:table-cell>
          <table:table-cell table:style-name="ce57" table:formula="of:=1/[.F79]" office:value-type="float" office:value="0.176019194216414" calcext:value-type="float">
            <text:p>0.17602</text:p>
          </table:table-cell>
          <table:table-cell table:style-name="ce42" table:formula="of:=[.J79]/[.H79]" office:value-type="float" office:value="464.740421508091" calcext:value-type="float">
            <text:p>464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87485901751574" calcext:value-type="float">
            <text:p>5.8749</text:p>
          </table:table-cell>
          <table:table-cell table:style-name="ce14" table:formula="of:=[.F80]*([.C80]/1024)" office:value-type="float" office:value="22.030721315684" calcext:value-type="float">
            <text:p>22.0307</text:p>
          </table:table-cell>
          <table:table-cell table:style-name="ce55" table:formula="of:=[.$D$1]*[.G80]" office:value-type="float" office:value="0.000367179422952111" calcext:value-type="float">
            <text:p>0.00036718</text:p>
          </table:table-cell>
          <table:table-cell table:style-name="ce55" table:formula="of:=[.H80]/[.D80]" office:value-type="float" office:value="0.0000734358845904222" calcext:value-type="float">
            <text:p>0.00007344</text:p>
          </table:table-cell>
          <table:table-cell table:style-name="ce57" table:formula="of:=1/[.F80]" office:value-type="float" office:value="0.170216850654378" calcext:value-type="float">
            <text:p>0.17022</text:p>
          </table:table-cell>
          <table:table-cell table:style-name="ce42" table:formula="of:=[.J80]/[.H80]" office:value-type="float" office:value="463.579492788129" calcext:value-type="float">
            <text:p>463.5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7409515944734" calcext:value-type="float">
            <text:p>5.3741</text:p>
          </table:table-cell>
          <table:table-cell table:style-name="ce14" table:formula="of:=[.F81]*([.C81]/1024)" office:value-type="float" office:value="24.183428217513" calcext:value-type="float">
            <text:p>24.1834</text:p>
          </table:table-cell>
          <table:table-cell table:style-name="ce55" table:formula="of:=[.$D$1]*[.G81]" office:value-type="float" office:value="0.000403057943072824" calcext:value-type="float">
            <text:p>0.00040306</text:p>
          </table:table-cell>
          <table:table-cell table:style-name="ce55" table:formula="of:=[.H81]/[.D81]" office:value-type="float" office:value="0.000100764485768206" calcext:value-type="float">
            <text:p>0.00010076</text:p>
          </table:table-cell>
          <table:table-cell table:style-name="ce57" table:formula="of:=1/[.F81]" office:value-type="float" office:value="0.186077836422762" calcext:value-type="float">
            <text:p>0.18608</text:p>
          </table:table-cell>
          <table:table-cell table:style-name="ce42" table:formula="of:=[.J81]/[.H81]" office:value-type="float" office:value="461.665226106564" calcext:value-type="float">
            <text:p>461.6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13403579952631" calcext:value-type="float">
            <text:p>5.1340</text:p>
          </table:table-cell>
          <table:table-cell table:style-name="ce14" table:formula="of:=[.F82]*([.C82]/1024)" office:value-type="float" office:value="25.6701789976315" calcext:value-type="float">
            <text:p>25.6702</text:p>
          </table:table-cell>
          <table:table-cell table:style-name="ce55" table:formula="of:=[.$D$1]*[.G82]" office:value-type="float" office:value="0.000427837172299826" calcext:value-type="float">
            <text:p>0.00042784</text:p>
          </table:table-cell>
          <table:table-cell table:style-name="ce55" table:formula="of:=[.H82]/[.D82]" office:value-type="float" office:value="0.000106959293074956" calcext:value-type="float">
            <text:p>0.00010696</text:p>
          </table:table-cell>
          <table:table-cell table:style-name="ce57" table:formula="of:=1/[.F82]" office:value-type="float" office:value="0.194778540518215" calcext:value-type="float">
            <text:p>0.19478</text:p>
          </table:table-cell>
          <table:table-cell table:style-name="ce42" table:formula="of:=[.J82]/[.H82]" office:value-type="float" office:value="455.263247630374" calcext:value-type="float">
            <text:p>455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92904600938942" calcext:value-type="float">
            <text:p>5.9290</text:p>
          </table:table-cell>
          <table:table-cell table:style-name="ce14" table:formula="of:=[.F83]*([.C83]/1024)" office:value-type="float" office:value="22.2339225352103" calcext:value-type="float">
            <text:p>22.2339</text:p>
          </table:table-cell>
          <table:table-cell table:style-name="ce55" table:formula="of:=[.$D$1]*[.G83]" office:value-type="float" office:value="0.00037056611671759" calcext:value-type="float">
            <text:p>0.00037057</text:p>
          </table:table-cell>
          <table:table-cell table:style-name="ce55" table:formula="of:=[.H83]/[.D83]" office:value-type="float" office:value="0.0000617610194529317" calcext:value-type="float">
            <text:p>0.00006176</text:p>
          </table:table-cell>
          <table:table-cell table:style-name="ce57" table:formula="of:=1/[.F83]" office:value-type="float" office:value="0.168661197504011" calcext:value-type="float">
            <text:p>0.16866</text:p>
          </table:table-cell>
          <table:table-cell table:style-name="ce42" table:formula="of:=[.J83]/[.H83]" office:value-type="float" office:value="455.14468240643" calcext:value-type="float">
            <text:p>455.1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57671463080523" calcext:value-type="float">
            <text:p>5.5767</text:p>
          </table:table-cell>
          <table:table-cell table:style-name="ce14" table:formula="of:=[.F84]*([.C84]/1024)" office:value-type="float" office:value="23.7010371809222" calcext:value-type="float">
            <text:p>23.7010</text:p>
          </table:table-cell>
          <table:table-cell table:style-name="ce55" table:formula="of:=[.$D$1]*[.G84]" office:value-type="float" office:value="0.000395018076383276" calcext:value-type="float">
            <text:p>0.00039502</text:p>
          </table:table-cell>
          <table:table-cell table:style-name="ce55" table:formula="of:=[.H84]/[.D84]" office:value-type="float" office:value="0.0000987545190958191" calcext:value-type="float">
            <text:p>0.00009875</text:p>
          </table:table-cell>
          <table:table-cell table:style-name="ce57" table:formula="of:=1/[.F84]" office:value-type="float" office:value="0.179317047079314" calcext:value-type="float">
            <text:p>0.17932</text:p>
          </table:table-cell>
          <table:table-cell table:style-name="ce42" table:formula="of:=[.J84]/[.H84]" office:value-type="float" office:value="453.94643384706" calcext:value-type="float">
            <text:p>453.9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28365765136837" calcext:value-type="float">
            <text:p>5.2837</text:p>
          </table:table-cell>
          <table:table-cell table:style-name="ce14" table:formula="of:=[.F85]*([.C85]/1024)" office:value-type="float" office:value="25.0973738439998" calcext:value-type="float">
            <text:p>25.0974</text:p>
          </table:table-cell>
          <table:table-cell table:style-name="ce55" table:formula="of:=[.$D$1]*[.G85]" office:value-type="float" office:value="0.000418290400645791" calcext:value-type="float">
            <text:p>0.00041829</text:p>
          </table:table-cell>
          <table:table-cell table:style-name="ce55" table:formula="of:=[.H85]/[.D85]" office:value-type="float" office:value="0.000104572600161448" calcext:value-type="float">
            <text:p>0.00010457</text:p>
          </table:table-cell>
          <table:table-cell table:style-name="ce57" table:formula="of:=1/[.F85]" office:value-type="float" office:value="0.189262830028554" calcext:value-type="float">
            <text:p>0.18926</text:p>
          </table:table-cell>
          <table:table-cell table:style-name="ce42" table:formula="of:=[.J85]/[.H85]" office:value-type="float" office:value="452.467543449131" calcext:value-type="float">
            <text:p>452.4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5304163965792" calcext:value-type="float">
            <text:p>4.4530</text:p>
          </table:table-cell>
          <table:table-cell table:style-name="ce14" table:formula="of:=[.F86]*([.C86]/1024)" office:value-type="float" office:value="30.058031067691" calcext:value-type="float">
            <text:p>30.0580</text:p>
          </table:table-cell>
          <table:table-cell table:style-name="ce55" table:formula="of:=[.$D$1]*[.G86]" office:value-type="float" office:value="0.000500968186395885" calcext:value-type="float">
            <text:p>0.00050097</text:p>
          </table:table-cell>
          <table:table-cell table:style-name="ce55" table:formula="of:=[.H86]/[.D86]" office:value-type="float" office:value="0.000166989395465295" calcext:value-type="float">
            <text:p>0.00016699</text:p>
          </table:table-cell>
          <table:table-cell table:style-name="ce57" table:formula="of:=1/[.F86]" office:value-type="float" office:value="0.224565607268119" calcext:value-type="float">
            <text:p>0.22457</text:p>
          </table:table-cell>
          <table:table-cell table:style-name="ce42" table:formula="of:=[.J86]/[.H86]" office:value-type="float" office:value="448.263209853126" calcext:value-type="float">
            <text:p>448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02883209684209" calcext:value-type="float">
            <text:p>6.0288</text:p>
          </table:table-cell>
          <table:table-cell table:style-name="ce14" table:formula="of:=[.F87]*([.C87]/1024)" office:value-type="float" office:value="22.6081203631578" calcext:value-type="float">
            <text:p>22.6081</text:p>
          </table:table-cell>
          <table:table-cell table:style-name="ce55" table:formula="of:=[.$D$1]*[.G87]" office:value-type="float" office:value="0.000376802759656643" calcext:value-type="float">
            <text:p>0.00037680</text:p>
          </table:table-cell>
          <table:table-cell table:style-name="ce55" table:formula="of:=[.H87]/[.D87]" office:value-type="float" office:value="0.000125600919885548" calcext:value-type="float">
            <text:p>0.00012560</text:p>
          </table:table-cell>
          <table:table-cell table:style-name="ce57" table:formula="of:=1/[.F87]" office:value-type="float" office:value="0.165869605246396" calcext:value-type="float">
            <text:p>0.16587</text:p>
          </table:table-cell>
          <table:table-cell table:style-name="ce42" table:formula="of:=[.J87]/[.H87]" office:value-type="float" office:value="440.202734708055" calcext:value-type="float">
            <text:p>440.2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8464066016737" calcext:value-type="float">
            <text:p>5.8464</text:p>
          </table:table-cell>
          <table:table-cell table:style-name="ce14" table:formula="of:=[.F88]*([.C88]/1024)" office:value-type="float" office:value="23.3856264066948" calcext:value-type="float">
            <text:p>23.3856</text:p>
          </table:table-cell>
          <table:table-cell table:style-name="ce55" table:formula="of:=[.$D$1]*[.G88]" office:value-type="float" office:value="0.00038976121963246" calcext:value-type="float">
            <text:p>0.00038976</text:p>
          </table:table-cell>
          <table:table-cell table:style-name="ce55" table:formula="of:=[.H88]/[.D88]" office:value-type="float" office:value="0.0000974403049081151" calcext:value-type="float">
            <text:p>0.00009744</text:p>
          </table:table-cell>
          <table:table-cell table:style-name="ce57" table:formula="of:=1/[.F88]" office:value-type="float" office:value="0.171045236524213" calcext:value-type="float">
            <text:p>0.17105</text:p>
          </table:table-cell>
          <table:table-cell table:style-name="ce42" table:formula="of:=[.J88]/[.H88]" office:value-type="float" office:value="438.846216371928" calcext:value-type="float">
            <text:p>438.8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71934951276305" calcext:value-type="float">
            <text:p>4.7193</text:p>
          </table:table-cell>
          <table:table-cell table:style-name="ce14" table:formula="of:=[.F89]*([.C89]/1024)" office:value-type="float" office:value="29.4959344547691" calcext:value-type="float">
            <text:p>29.4959</text:p>
          </table:table-cell>
          <table:table-cell table:style-name="ce55" table:formula="of:=[.$D$1]*[.G89]" office:value-type="float" office:value="0.0004915998907773" calcext:value-type="float">
            <text:p>0.00049160</text:p>
          </table:table-cell>
          <table:table-cell table:style-name="ce55" table:formula="of:=[.H89]/[.D89]" office:value-type="float" office:value="0.0001638666302591" calcext:value-type="float">
            <text:p>0.00016387</text:p>
          </table:table-cell>
          <table:table-cell table:style-name="ce57" table:formula="of:=1/[.F89]" office:value-type="float" office:value="0.21189360891699" calcext:value-type="float">
            <text:p>0.21189</text:p>
          </table:table-cell>
          <table:table-cell table:style-name="ce42" table:formula="of:=[.J89]/[.H89]" office:value-type="float" office:value="431.028592341531" calcext:value-type="float">
            <text:p>431.0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8371912906579" calcext:value-type="float">
            <text:p>3.8372</text:p>
          </table:table-cell>
          <table:table-cell table:style-name="ce14" table:formula="of:=[.F90]*([.C90]/1024)" office:value-type="float" office:value="36.45331726125" calcext:value-type="float">
            <text:p>36.4533</text:p>
          </table:table-cell>
          <table:table-cell table:style-name="ce55" table:formula="of:=[.$D$1]*[.G90]" office:value-type="float" office:value="0.000607556502798076" calcext:value-type="float">
            <text:p>0.00060756</text:p>
          </table:table-cell>
          <table:table-cell table:style-name="ce55" table:formula="of:=[.H90]/[.D90]" office:value-type="float" office:value="0.000151889125699519" calcext:value-type="float">
            <text:p>0.00015189</text:p>
          </table:table-cell>
          <table:table-cell table:style-name="ce57" table:formula="of:=1/[.F90]" office:value-type="float" office:value="0.260607283883558" calcext:value-type="float">
            <text:p>0.26061</text:p>
          </table:table-cell>
          <table:table-cell table:style-name="ce42" table:formula="of:=[.J90]/[.H90]" office:value-type="float" office:value="428.943287880785" calcext:value-type="float">
            <text:p>428.9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33878005771054" calcext:value-type="float">
            <text:p>6.3388</text:p>
          </table:table-cell>
          <table:table-cell table:style-name="ce14" table:formula="of:=[.F91]*([.C91]/1024)" office:value-type="float" office:value="22.1857302019869" calcext:value-type="float">
            <text:p>22.1857</text:p>
          </table:table-cell>
          <table:table-cell table:style-name="ce55" table:formula="of:=[.$D$1]*[.G91]" office:value-type="float" office:value="0.000369762909557455" calcext:value-type="float">
            <text:p>0.00036976</text:p>
          </table:table-cell>
          <table:table-cell table:style-name="ce55" table:formula="of:=[.H91]/[.D91]" office:value-type="float" office:value="0.000073952581911491" calcext:value-type="float">
            <text:p>0.00007395</text:p>
          </table:table-cell>
          <table:table-cell table:style-name="ce57" table:formula="of:=1/[.F91]" office:value-type="float" office:value="0.157759062610729" calcext:value-type="float">
            <text:p>0.15776</text:p>
          </table:table-cell>
          <table:table-cell table:style-name="ce42" table:formula="of:=[.J91]/[.H91]" office:value-type="float" office:value="426.649235315519" calcext:value-type="float">
            <text:p>426.6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16099220691573" calcext:value-type="float">
            <text:p>6.1610</text:p>
          </table:table-cell>
          <table:table-cell table:style-name="ce14" table:formula="of:=[.F92]*([.C92]/1024)" office:value-type="float" office:value="23.103720775934" calcext:value-type="float">
            <text:p>23.1037</text:p>
          </table:table-cell>
          <table:table-cell table:style-name="ce55" table:formula="of:=[.$D$1]*[.G92]" office:value-type="float" office:value="0.000385062783056259" calcext:value-type="float">
            <text:p>0.00038506</text:p>
          </table:table-cell>
          <table:table-cell table:style-name="ce55" table:formula="of:=[.H92]/[.D92]" office:value-type="float" office:value="0.0000962656957640647" calcext:value-type="float">
            <text:p>0.00009627</text:p>
          </table:table-cell>
          <table:table-cell table:style-name="ce57" table:formula="of:=1/[.F92]" office:value-type="float" office:value="0.162311518407294" calcext:value-type="float">
            <text:p>0.16231</text:p>
          </table:table-cell>
          <table:table-cell table:style-name="ce42" table:formula="of:=[.J92]/[.H92]" office:value-type="float" office:value="421.519621083661" calcext:value-type="float">
            <text:p>421.5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96962901636315" calcext:value-type="float">
            <text:p>5.9696</text:p>
          </table:table-cell>
          <table:table-cell table:style-name="ce14" table:formula="of:=[.F93]*([.C93]/1024)" office:value-type="float" office:value="23.8785160654526" calcext:value-type="float">
            <text:p>23.8785</text:p>
          </table:table-cell>
          <table:table-cell table:style-name="ce55" table:formula="of:=[.$D$1]*[.G93]" office:value-type="float" office:value="0.000397976063708079" calcext:value-type="float">
            <text:p>0.00039798</text:p>
          </table:table-cell>
          <table:table-cell table:style-name="ce55" table:formula="of:=[.H93]/[.D93]" office:value-type="float" office:value="0.0000663293439513465" calcext:value-type="float">
            <text:p>0.00006633</text:p>
          </table:table-cell>
          <table:table-cell table:style-name="ce57" table:formula="of:=1/[.F93]" office:value-type="float" office:value="0.167514597181656" calcext:value-type="float">
            <text:p>0.16751</text:p>
          </table:table-cell>
          <table:table-cell table:style-name="ce42" table:formula="of:=[.J93]/[.H93]" office:value-type="float" office:value="420.916262201464" calcext:value-type="float">
            <text:p>420.9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014780977105" calcext:value-type="float">
            <text:p>6.4015</text:p>
          </table:table-cell>
          <table:table-cell table:style-name="ce14" table:formula="of:=[.F94]*([.C94]/1024)" office:value-type="float" office:value="22.4051733419867" calcext:value-type="float">
            <text:p>22.4052</text:p>
          </table:table-cell>
          <table:table-cell table:style-name="ce55" table:formula="of:=[.$D$1]*[.G94]" office:value-type="float" office:value="0.000373420302538891" calcext:value-type="float">
            <text:p>0.00037342</text:p>
          </table:table-cell>
          <table:table-cell table:style-name="ce55" table:formula="of:=[.H94]/[.D94]" office:value-type="float" office:value="0.0000933550756347226" calcext:value-type="float">
            <text:p>0.00009336</text:p>
          </table:table-cell>
          <table:table-cell table:style-name="ce57" table:formula="of:=1/[.F94]" office:value-type="float" office:value="0.156213921962437" calcext:value-type="float">
            <text:p>0.15621</text:p>
          </table:table-cell>
          <table:table-cell table:style-name="ce42" table:formula="of:=[.J94]/[.H94]" office:value-type="float" office:value="418.332696161233" calcext:value-type="float">
            <text:p>418.3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1738072037899" calcext:value-type="float">
            <text:p>6.4174</text:p>
          </table:table-cell>
          <table:table-cell table:style-name="ce14" table:formula="of:=[.F95]*([.C95]/1024)" office:value-type="float" office:value="22.4608325213265" calcext:value-type="float">
            <text:p>22.4608</text:p>
          </table:table-cell>
          <table:table-cell table:style-name="ce55" table:formula="of:=[.$D$1]*[.G95]" office:value-type="float" office:value="0.000374347957383192" calcext:value-type="float">
            <text:p>0.00037435</text:p>
          </table:table-cell>
          <table:table-cell table:style-name="ce55" table:formula="of:=[.H95]/[.D95]" office:value-type="float" office:value="0.000062391326230532" calcext:value-type="float">
            <text:p>0.00006239</text:p>
          </table:table-cell>
          <table:table-cell table:style-name="ce57" table:formula="of:=1/[.F95]" office:value-type="float" office:value="0.155826815265052" calcext:value-type="float">
            <text:p>0.15583</text:p>
          </table:table-cell>
          <table:table-cell table:style-name="ce42" table:formula="of:=[.J95]/[.H95]" office:value-type="float" office:value="416.261962144336" calcext:value-type="float">
            <text:p>416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43736503987898" calcext:value-type="float">
            <text:p>6.4374</text:p>
          </table:table-cell>
          <table:table-cell table:style-name="ce14" table:formula="of:=[.F96]*([.C96]/1024)" office:value-type="float" office:value="22.5307776395764" calcext:value-type="float">
            <text:p>22.5308</text:p>
          </table:table-cell>
          <table:table-cell table:style-name="ce55" table:formula="of:=[.$D$1]*[.G96]" office:value-type="float" office:value="0.000375513711685528" calcext:value-type="float">
            <text:p>0.00037551</text:p>
          </table:table-cell>
          <table:table-cell table:style-name="ce55" table:formula="of:=[.H96]/[.D96]" office:value-type="float" office:value="0.00012517123722851" calcext:value-type="float">
            <text:p>0.00012517</text:p>
          </table:table-cell>
          <table:table-cell table:style-name="ce57" table:formula="of:=1/[.F96]" office:value-type="float" office:value="0.155343062542683" calcext:value-type="float">
            <text:p>0.15534</text:p>
          </table:table-cell>
          <table:table-cell table:style-name="ce42" table:formula="of:=[.J96]/[.H96]" office:value-type="float" office:value="413.681465439467" calcext:value-type="float">
            <text:p>413.6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521222584839" calcext:value-type="float">
            <text:p>4.5521</text:p>
          </table:table-cell>
          <table:table-cell table:style-name="ce14" table:formula="of:=[.F97]*([.C97]/1024)" office:value-type="float" office:value="31.8648558093873" calcext:value-type="float">
            <text:p>31.8649</text:p>
          </table:table-cell>
          <table:table-cell table:style-name="ce55" table:formula="of:=[.$D$1]*[.G97]" office:value-type="float" office:value="0.000531081992318315" calcext:value-type="float">
            <text:p>0.00053108</text:p>
          </table:table-cell>
          <table:table-cell table:style-name="ce55" table:formula="of:=[.H97]/[.D97]" office:value-type="float" office:value="0.000177027330772772" calcext:value-type="float">
            <text:p>0.00017703</text:p>
          </table:table-cell>
          <table:table-cell table:style-name="ce57" table:formula="of:=1/[.F97]" office:value-type="float" office:value="0.219677755388989" calcext:value-type="float">
            <text:p>0.21968</text:p>
          </table:table-cell>
          <table:table-cell table:style-name="ce42" table:formula="of:=[.J97]/[.H97]" office:value-type="float" office:value="413.641883111188" calcext:value-type="float">
            <text:p>413.6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88563810207354" calcext:value-type="float">
            <text:p>3.8856</text:p>
          </table:table-cell>
          <table:table-cell table:style-name="ce14" table:formula="of:=[.F98]*([.C98]/1024)" office:value-type="float" office:value="37.884971495217" calcext:value-type="float">
            <text:p>37.8850</text:p>
          </table:table-cell>
          <table:table-cell table:style-name="ce55" table:formula="of:=[.$D$1]*[.G98]" office:value-type="float" office:value="0.000631417454419333" calcext:value-type="float">
            <text:p>0.00063142</text:p>
          </table:table-cell>
          <table:table-cell table:style-name="ce55" table:formula="of:=[.H98]/[.D98]" office:value-type="float" office:value="0.000157854363604833" calcext:value-type="float">
            <text:p>0.00015785</text:p>
          </table:table-cell>
          <table:table-cell table:style-name="ce57" table:formula="of:=1/[.F98]" office:value-type="float" office:value="0.257357986958785" calcext:value-type="float">
            <text:p>0.25736</text:p>
          </table:table-cell>
          <table:table-cell table:style-name="ce42" table:formula="of:=[.J98]/[.H98]" office:value-type="float" office:value="407.587698372161" calcext:value-type="float">
            <text:p>407.5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4469920344736" calcext:value-type="float">
            <text:p>4.4470</text:p>
          </table:table-cell>
          <table:table-cell table:style-name="ce14" table:formula="of:=[.F99]*([.C99]/1024)" office:value-type="float" office:value="33.352440258552" calcext:value-type="float">
            <text:p>33.3524</text:p>
          </table:table-cell>
          <table:table-cell table:style-name="ce55" table:formula="of:=[.$D$1]*[.G99]" office:value-type="float" office:value="0.000555875116057209" calcext:value-type="float">
            <text:p>0.00055588</text:p>
          </table:table-cell>
          <table:table-cell table:style-name="ce55" table:formula="of:=[.H99]/[.D99]" office:value-type="float" office:value="0.000185291705352403" calcext:value-type="float">
            <text:p>0.00018529</text:p>
          </table:table-cell>
          <table:table-cell table:style-name="ce57" table:formula="of:=1/[.F99]" office:value-type="float" office:value="0.224871102140027" calcext:value-type="float">
            <text:p>0.22487</text:p>
          </table:table-cell>
          <table:table-cell table:style-name="ce42" table:formula="of:=[.J99]/[.H99]" office:value-type="float" office:value="404.535291550781" calcext:value-type="float">
            <text:p>404.5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1015623856317" calcext:value-type="float">
            <text:p>6.8102</text:p>
          </table:table-cell>
          <table:table-cell table:style-name="ce14" table:formula="of:=[.F100]*([.C100]/1024)" office:value-type="float" office:value="22.1330077753303" calcext:value-type="float">
            <text:p>22.1330</text:p>
          </table:table-cell>
          <table:table-cell table:style-name="ce55" table:formula="of:=[.$D$1]*[.G100]" office:value-type="float" office:value="0.000368884200689097" calcext:value-type="float">
            <text:p>0.00036888</text:p>
          </table:table-cell>
          <table:table-cell table:style-name="ce55" table:formula="of:=[.H100]/[.D100]" office:value-type="float" office:value="0.0000614807001148496" calcext:value-type="float">
            <text:p>0.00006148</text:p>
          </table:table-cell>
          <table:table-cell table:style-name="ce57" table:formula="of:=1/[.F100]" office:value-type="float" office:value="0.146839509251991" calcext:value-type="float">
            <text:p>0.14684</text:p>
          </table:table-cell>
          <table:table-cell table:style-name="ce42" table:formula="of:=[.J100]/[.H100]" office:value-type="float" office:value="398.06396960804" calcext:value-type="float">
            <text:p>398.0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1449985107369" calcext:value-type="float">
            <text:p>6.8145</text:p>
          </table:table-cell>
          <table:table-cell table:style-name="ce14" table:formula="of:=[.F101]*([.C101]/1024)" office:value-type="float" office:value="22.1471245159895" calcext:value-type="float">
            <text:p>22.1471</text:p>
          </table:table-cell>
          <table:table-cell table:style-name="ce55" table:formula="of:=[.$D$1]*[.G101]" office:value-type="float" office:value="0.000369119480170642" calcext:value-type="float">
            <text:p>0.00036912</text:p>
          </table:table-cell>
          <table:table-cell table:style-name="ce55" table:formula="of:=[.H101]/[.D101]" office:value-type="float" office:value="0.0000922798700426605" calcext:value-type="float">
            <text:p>0.00009228</text:p>
          </table:table-cell>
          <table:table-cell table:style-name="ce57" table:formula="of:=1/[.F101]" office:value-type="float" office:value="0.146745912664807" calcext:value-type="float">
            <text:p>0.14675</text:p>
          </table:table-cell>
          <table:table-cell table:style-name="ce42" table:formula="of:=[.J101]/[.H101]" office:value-type="float" office:value="397.556673511154" calcext:value-type="float">
            <text:p>397.5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7708814560512" calcext:value-type="float">
            <text:p>4.5771</text:p>
          </table:table-cell>
          <table:table-cell table:style-name="ce14" table:formula="of:=[.F102]*([.C102]/1024)" office:value-type="float" office:value="33.1838890556371" calcext:value-type="float">
            <text:p>33.1839</text:p>
          </table:table-cell>
          <table:table-cell table:style-name="ce55" table:formula="of:=[.$D$1]*[.G102]" office:value-type="float" office:value="0.000553065923723587" calcext:value-type="float">
            <text:p>0.00055307</text:p>
          </table:table-cell>
          <table:table-cell table:style-name="ce55" table:formula="of:=[.H102]/[.D102]" office:value-type="float" office:value="0.000184355307907862" calcext:value-type="float">
            <text:p>0.00018436</text:p>
          </table:table-cell>
          <table:table-cell table:style-name="ce57" table:formula="of:=1/[.F102]" office:value-type="float" office:value="0.218479515401116" calcext:value-type="float">
            <text:p>0.21848</text:p>
          </table:table-cell>
          <table:table-cell table:style-name="ce42" table:formula="of:=[.J102]/[.H102]" office:value-type="float" office:value="395.033405656553" calcext:value-type="float">
            <text:p>395.0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4851517449473" calcext:value-type="float">
            <text:p>6.8485</text:p>
          </table:table-cell>
          <table:table-cell table:style-name="ce14" table:formula="of:=[.F103]*([.C103]/1024)" office:value-type="float" office:value="22.2576743171079" calcext:value-type="float">
            <text:p>22.2577</text:p>
          </table:table-cell>
          <table:table-cell table:style-name="ce55" table:formula="of:=[.$D$1]*[.G103]" office:value-type="float" office:value="0.000370961980540942" calcext:value-type="float">
            <text:p>0.00037096</text:p>
          </table:table-cell>
          <table:table-cell table:style-name="ce55" table:formula="of:=[.H103]/[.D103]" office:value-type="float" office:value="0.0000741923961081883" calcext:value-type="float">
            <text:p>0.00007419</text:p>
          </table:table-cell>
          <table:table-cell table:style-name="ce57" table:formula="of:=1/[.F103]" office:value-type="float" office:value="0.146017052531942" calcext:value-type="float">
            <text:p>0.14602</text:p>
          </table:table-cell>
          <table:table-cell table:style-name="ce42" table:formula="of:=[.J103]/[.H103]" office:value-type="float" office:value="393.617298244467" calcext:value-type="float">
            <text:p>393.6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63536123691589" calcext:value-type="float">
            <text:p>6.6354</text:p>
          </table:table-cell>
          <table:table-cell table:style-name="ce14" table:formula="of:=[.F104]*([.C104]/1024)" office:value-type="float" office:value="23.2237643292056" calcext:value-type="float">
            <text:p>23.2238</text:p>
          </table:table-cell>
          <table:table-cell table:style-name="ce55" table:formula="of:=[.$D$1]*[.G104]" office:value-type="float" office:value="0.000387063512945571" calcext:value-type="float">
            <text:p>0.00038706</text:p>
          </table:table-cell>
          <table:table-cell table:style-name="ce55" table:formula="of:=[.H104]/[.D104]" office:value-type="float" office:value="0.000193531756472786" calcext:value-type="float">
            <text:p>0.00019353</text:p>
          </table:table-cell>
          <table:table-cell table:style-name="ce57" table:formula="of:=1/[.F104]" office:value-type="float" office:value="0.150707695375572" calcext:value-type="float">
            <text:p>0.15071</text:p>
          </table:table-cell>
          <table:table-cell table:style-name="ce42" table:formula="of:=[.J104]/[.H104]" office:value-type="float" office:value="389.36166891237" calcext:value-type="float">
            <text:p>389.3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4160177048211" calcext:value-type="float">
            <text:p>4.4160</text:p>
          </table:table-cell>
          <table:table-cell table:style-name="ce14" table:formula="of:=[.F105]*([.C105]/1024)" office:value-type="float" office:value="35.3281416385688" calcext:value-type="float">
            <text:p>35.3281</text:p>
          </table:table-cell>
          <table:table-cell table:style-name="ce55" table:formula="of:=[.$D$1]*[.G105]" office:value-type="float" office:value="0.000588803538247535" calcext:value-type="float">
            <text:p>0.00058880</text:p>
          </table:table-cell>
          <table:table-cell table:style-name="ce55" table:formula="of:=[.H105]/[.D105]" office:value-type="float" office:value="0.000196267846082512" calcext:value-type="float">
            <text:p>0.00019627</text:p>
          </table:table-cell>
          <table:table-cell table:style-name="ce57" table:formula="of:=1/[.F105]" office:value-type="float" office:value="0.226448367475581" calcext:value-type="float">
            <text:p>0.22645</text:p>
          </table:table-cell>
          <table:table-cell table:style-name="ce42" table:formula="of:=[.J105]/[.H105]" office:value-type="float" office:value="384.590704311259" calcext:value-type="float">
            <text:p>384.5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93424948576845" calcext:value-type="float">
            <text:p>6.9342</text:p>
          </table:table-cell>
          <table:table-cell table:style-name="ce14" table:formula="of:=[.F106]*([.C106]/1024)" office:value-type="float" office:value="22.5363108287475" calcext:value-type="float">
            <text:p>22.5363</text:p>
          </table:table-cell>
          <table:table-cell table:style-name="ce55" table:formula="of:=[.$D$1]*[.G106]" office:value-type="float" office:value="0.000375605931689485" calcext:value-type="float">
            <text:p>0.00037561</text:p>
          </table:table-cell>
          <table:table-cell table:style-name="ce55" table:formula="of:=[.H106]/[.D106]" office:value-type="float" office:value="0.000125201977229828" calcext:value-type="float">
            <text:p>0.00012520</text:p>
          </table:table-cell>
          <table:table-cell table:style-name="ce57" table:formula="of:=1/[.F106]" office:value-type="float" office:value="0.144211713474163" calcext:value-type="float">
            <text:p>0.14421</text:p>
          </table:table-cell>
          <table:table-cell table:style-name="ce42" table:formula="of:=[.J106]/[.H106]" office:value-type="float" office:value="383.944185400626" calcext:value-type="float">
            <text:p>383.9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96026148053688" calcext:value-type="float">
            <text:p>3.9603</text:p>
          </table:table-cell>
          <table:table-cell table:style-name="ce14" table:formula="of:=[.F107]*([.C107]/1024)" office:value-type="float" office:value="39.6026148053688" calcext:value-type="float">
            <text:p>39.6026</text:p>
          </table:table-cell>
          <table:table-cell table:style-name="ce55" table:formula="of:=[.$D$1]*[.G107]" office:value-type="float" office:value="0.00066004490017664" calcext:value-type="float">
            <text:p>0.00066004</text:p>
          </table:table-cell>
          <table:table-cell table:style-name="ce55" table:formula="of:=[.H107]/[.D107]" office:value-type="float" office:value="0.00016501122504416" calcext:value-type="float">
            <text:p>0.00016501</text:p>
          </table:table-cell>
          <table:table-cell table:style-name="ce57" table:formula="of:=1/[.F107]" office:value-type="float" office:value="0.252508579273011" calcext:value-type="float">
            <text:p>0.25251</text:p>
          </table:table-cell>
          <table:table-cell table:style-name="ce42" table:formula="of:=[.J107]/[.H107]" office:value-type="float" office:value="382.562730513387" calcext:value-type="float">
            <text:p>382.5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7.32465805184737" calcext:value-type="float">
            <text:p>7.3247</text:p>
          </table:table-cell>
          <table:table-cell table:style-name="ce14" table:formula="of:=[.F108]*([.C108]/1024)" office:value-type="float" office:value="21.9739741555421" calcext:value-type="float">
            <text:p>21.9740</text:p>
          </table:table-cell>
          <table:table-cell table:style-name="ce55" table:formula="of:=[.$D$1]*[.G108]" office:value-type="float" office:value="0.000366233635058174" calcext:value-type="float">
            <text:p>0.00036623</text:p>
          </table:table-cell>
          <table:table-cell table:style-name="ce55" table:formula="of:=[.H108]/[.D108]" office:value-type="float" office:value="0.000122077878352725" calcext:value-type="float">
            <text:p>0.00012208</text:p>
          </table:table-cell>
          <table:table-cell table:style-name="ce57" table:formula="of:=1/[.F108]" office:value-type="float" office:value="0.136525144644505" calcext:value-type="float">
            <text:p>0.13653</text:p>
          </table:table-cell>
          <table:table-cell table:style-name="ce42" table:formula="of:=[.J108]/[.H108]" office:value-type="float" office:value="372.781556840946" calcext:value-type="float">
            <text:p>372.7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5748997305786" calcext:value-type="float">
            <text:p>4.5575</text:p>
          </table:table-cell>
          <table:table-cell table:style-name="ce14" table:formula="of:=[.F109]*([.C109]/1024)" office:value-type="float" office:value="35.3205472911984" calcext:value-type="float">
            <text:p>35.3205</text:p>
          </table:table-cell>
          <table:table-cell table:style-name="ce55" table:formula="of:=[.$D$1]*[.G109]" office:value-type="float" office:value="0.000588676965538217" calcext:value-type="float">
            <text:p>0.00058868</text:p>
          </table:table-cell>
          <table:table-cell table:style-name="ce55" table:formula="of:=[.H109]/[.D109]" office:value-type="float" office:value="0.000196225655179406" calcext:value-type="float">
            <text:p>0.00019623</text:p>
          </table:table-cell>
          <table:table-cell table:style-name="ce57" table:formula="of:=1/[.F109]" office:value-type="float" office:value="0.219419023609842" calcext:value-type="float">
            <text:p>0.21942</text:p>
          </table:table-cell>
          <table:table-cell table:style-name="ce42" table:formula="of:=[.J109]/[.H109]" office:value-type="float" office:value="372.732477156178" calcext:value-type="float">
            <text:p>372.7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39774426967361" calcext:value-type="float">
            <text:p>7.3977</text:p>
          </table:table-cell>
          <table:table-cell table:style-name="ce14" table:formula="of:=[.F110]*([.C110]/1024)" office:value-type="float" office:value="22.1932328090208" calcext:value-type="float">
            <text:p>22.1932</text:p>
          </table:table-cell>
          <table:table-cell table:style-name="ce55" table:formula="of:=[.$D$1]*[.G110]" office:value-type="float" office:value="0.000369887953258107" calcext:value-type="float">
            <text:p>0.00036989</text:p>
          </table:table-cell>
          <table:table-cell table:style-name="ce55" table:formula="of:=[.H110]/[.D110]" office:value-type="float" office:value="0.0000739775906516215" calcext:value-type="float">
            <text:p>0.00007398</text:p>
          </table:table-cell>
          <table:table-cell table:style-name="ce57" table:formula="of:=1/[.F110]" office:value-type="float" office:value="0.135176340725836" calcext:value-type="float">
            <text:p>0.13518</text:p>
          </table:table-cell>
          <table:table-cell table:style-name="ce42" table:formula="of:=[.J110]/[.H110]" office:value-type="float" office:value="365.452130936284" calcext:value-type="float">
            <text:p>365.4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12697305750002" calcext:value-type="float">
            <text:p>7.1270</text:p>
          </table:table-cell>
          <table:table-cell table:style-name="ce14" table:formula="of:=[.F111]*([.C111]/1024)" office:value-type="float" office:value="23.1626624368751" calcext:value-type="float">
            <text:p>23.1627</text:p>
          </table:table-cell>
          <table:table-cell table:style-name="ce55" table:formula="of:=[.$D$1]*[.G111]" office:value-type="float" office:value="0.000386045146036666" calcext:value-type="float">
            <text:p>0.00038605</text:p>
          </table:table-cell>
          <table:table-cell table:style-name="ce55" table:formula="of:=[.H111]/[.D111]" office:value-type="float" office:value="0.000193022573018333" calcext:value-type="float">
            <text:p>0.00019302</text:p>
          </table:table-cell>
          <table:table-cell table:style-name="ce57" table:formula="of:=1/[.F111]" office:value-type="float" office:value="0.140312021938635" calcext:value-type="float">
            <text:p>0.14031</text:p>
          </table:table-cell>
          <table:table-cell table:style-name="ce42" table:formula="of:=[.J111]/[.H111]" office:value-type="float" office:value="363.460137704485" calcext:value-type="float">
            <text:p>363.4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42343137313685" calcext:value-type="float">
            <text:p>7.4234</text:p>
          </table:table-cell>
          <table:table-cell table:style-name="ce14" table:formula="of:=[.F112]*([.C112]/1024)" office:value-type="float" office:value="22.2702941194105" calcext:value-type="float">
            <text:p>22.2703</text:p>
          </table:table-cell>
          <table:table-cell table:style-name="ce55" table:formula="of:=[.$D$1]*[.G112]" office:value-type="float" office:value="0.00037117231099998" calcext:value-type="float">
            <text:p>0.00037117</text:p>
          </table:table-cell>
          <table:table-cell table:style-name="ce55" table:formula="of:=[.H112]/[.D112]" office:value-type="float" office:value="0.000092793077749995" calcext:value-type="float">
            <text:p>0.00009279</text:p>
          </table:table-cell>
          <table:table-cell table:style-name="ce57" table:formula="of:=1/[.F112]" office:value-type="float" office:value="0.134708593605202" calcext:value-type="float">
            <text:p>0.13471</text:p>
          </table:table-cell>
          <table:table-cell table:style-name="ce42" table:formula="of:=[.J112]/[.H112]" office:value-type="float" office:value="362.927377967074" calcext:value-type="float">
            <text:p>362.9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69210824744211" calcext:value-type="float">
            <text:p>6.6921</text:p>
          </table:table-cell>
          <table:table-cell table:style-name="ce14" table:formula="of:=[.F113]*([.C113]/1024)" office:value-type="float" office:value="25.0954059279079" calcext:value-type="float">
            <text:p>25.0954</text:p>
          </table:table-cell>
          <table:table-cell table:style-name="ce55" table:formula="of:=[.$D$1]*[.G113]" office:value-type="float" office:value="0.000418257601978663" calcext:value-type="float">
            <text:p>0.00041826</text:p>
          </table:table-cell>
          <table:table-cell table:style-name="ce55" table:formula="of:=[.H113]/[.D113]" office:value-type="float" office:value="0.000209128800989331" calcext:value-type="float">
            <text:p>0.00020913</text:p>
          </table:table-cell>
          <table:table-cell table:style-name="ce57" table:formula="of:=1/[.F113]" office:value-type="float" office:value="0.149429740677346" calcext:value-type="float">
            <text:p>0.14943</text:p>
          </table:table-cell>
          <table:table-cell table:style-name="ce42" table:formula="of:=[.J113]/[.H113]" office:value-type="float" office:value="357.267243847892" calcext:value-type="float">
            <text:p>357.2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2725233010004" calcext:value-type="float">
            <text:p>4.5273</text:p>
          </table:table-cell>
          <table:table-cell table:style-name="ce14" table:formula="of:=[.F114]*([.C114]/1024)" office:value-type="float" office:value="37.3498317233253" calcext:value-type="float">
            <text:p>37.3498</text:p>
          </table:table-cell>
          <table:table-cell table:style-name="ce55" table:formula="of:=[.$D$1]*[.G114]" office:value-type="float" office:value="0.000622498440383146" calcext:value-type="float">
            <text:p>0.00062250</text:p>
          </table:table-cell>
          <table:table-cell table:style-name="ce55" table:formula="of:=[.H114]/[.D114]" office:value-type="float" office:value="0.000207499480127715" calcext:value-type="float">
            <text:p>0.00020750</text:p>
          </table:table-cell>
          <table:table-cell table:style-name="ce57" table:formula="of:=1/[.F114]" office:value-type="float" office:value="0.220884529309614" calcext:value-type="float">
            <text:p>0.22088</text:p>
          </table:table-cell>
          <table:table-cell table:style-name="ce42" table:formula="of:=[.J114]/[.H114]" office:value-type="float" office:value="354.835474244176" calcext:value-type="float">
            <text:p>354.8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53916048626842" calcext:value-type="float">
            <text:p>7.5392</text:p>
          </table:table-cell>
          <table:table-cell table:style-name="ce14" table:formula="of:=[.F115]*([.C115]/1024)" office:value-type="float" office:value="22.6174814588053" calcext:value-type="float">
            <text:p>22.6175</text:p>
          </table:table-cell>
          <table:table-cell table:style-name="ce55" table:formula="of:=[.$D$1]*[.G115]" office:value-type="float" office:value="0.00037695877822947" calcext:value-type="float">
            <text:p>0.00037696</text:p>
          </table:table-cell>
          <table:table-cell table:style-name="ce55" table:formula="of:=[.H115]/[.D115]" office:value-type="float" office:value="0.0000628264630382449" calcext:value-type="float">
            <text:p>0.00006283</text:p>
          </table:table-cell>
          <table:table-cell table:style-name="ce57" table:formula="of:=1/[.F115]" office:value-type="float" office:value="0.132640763095754" calcext:value-type="float">
            <text:p>0.13264</text:p>
          </table:table-cell>
          <table:table-cell table:style-name="ce42" table:formula="of:=[.J115]/[.H115]" office:value-type="float" office:value="351.870736951005" calcext:value-type="float">
            <text:p>351.8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56560874852626" calcext:value-type="float">
            <text:p>7.5656</text:p>
          </table:table-cell>
          <table:table-cell table:style-name="ce14" table:formula="of:=[.F116]*([.C116]/1024)" office:value-type="float" office:value="22.6968262455788" calcext:value-type="float">
            <text:p>22.6968</text:p>
          </table:table-cell>
          <table:table-cell table:style-name="ce55" table:formula="of:=[.$D$1]*[.G116]" office:value-type="float" office:value="0.000378281193987188" calcext:value-type="float">
            <text:p>0.00037828</text:p>
          </table:table-cell>
          <table:table-cell table:style-name="ce55" table:formula="of:=[.H116]/[.D116]" office:value-type="float" office:value="0.000189140596993594" calcext:value-type="float">
            <text:p>0.00018914</text:p>
          </table:table-cell>
          <table:table-cell table:style-name="ce57" table:formula="of:=1/[.F116]" office:value-type="float" office:value="0.132177070377158" calcext:value-type="float">
            <text:p>0.13218</text:p>
          </table:table-cell>
          <table:table-cell table:style-name="ce42" table:formula="of:=[.J116]/[.H116]" office:value-type="float" office:value="349.414859840045" calcext:value-type="float">
            <text:p>349.4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2419238263156" calcext:value-type="float">
            <text:p>4.5242</text:p>
          </table:table-cell>
          <table:table-cell table:style-name="ce14" table:formula="of:=[.F117]*([.C117]/1024)" office:value-type="float" office:value="38.4556352523683" calcext:value-type="float">
            <text:p>38.4556</text:p>
          </table:table-cell>
          <table:table-cell table:style-name="ce55" table:formula="of:=[.$D$1]*[.G117]" office:value-type="float" office:value="0.000640928536060646" calcext:value-type="float">
            <text:p>0.00064093</text:p>
          </table:table-cell>
          <table:table-cell table:style-name="ce55" table:formula="of:=[.H117]/[.D117]" office:value-type="float" office:value="0.000213642845353549" calcext:value-type="float">
            <text:p>0.00021364</text:p>
          </table:table-cell>
          <table:table-cell table:style-name="ce57" table:formula="of:=1/[.F117]" office:value-type="float" office:value="0.221033925046825" calcext:value-type="float">
            <text:p>0.22103</text:p>
          </table:table-cell>
          <table:table-cell table:style-name="ce42" table:formula="of:=[.J117]/[.H117]" office:value-type="float" office:value="344.865164539826" calcext:value-type="float">
            <text:p>344.8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01458590728949" calcext:value-type="float">
            <text:p>8.0146</text:p>
          </table:table-cell>
          <table:table-cell table:style-name="ce14" table:formula="of:=[.F118]*([.C118]/1024)" office:value-type="float" office:value="22.0401112450461" calcext:value-type="float">
            <text:p>22.0401</text:p>
          </table:table-cell>
          <table:table-cell table:style-name="ce55" table:formula="of:=[.$D$1]*[.G118]" office:value-type="float" office:value="0.00036733592208781" calcext:value-type="float">
            <text:p>0.00036734</text:p>
          </table:table-cell>
          <table:table-cell table:style-name="ce55" table:formula="of:=[.H118]/[.D118]" office:value-type="float" office:value="0.000073467184417562" calcext:value-type="float">
            <text:p>0.00007347</text:p>
          </table:table-cell>
          <table:table-cell table:style-name="ce57" table:formula="of:=1/[.F118]" office:value-type="float" office:value="0.124772509967168" calcext:value-type="float">
            <text:p>0.12477</text:p>
          </table:table-cell>
          <table:table-cell table:style-name="ce42" table:formula="of:=[.J118]/[.H118]" office:value-type="float" office:value="339.668685975507" calcext:value-type="float">
            <text:p>339.6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5582247585789" calcext:value-type="float">
            <text:p>6.4558</text:p>
          </table:table-cell>
          <table:table-cell table:style-name="ce14" table:formula="of:=[.F119]*([.C119]/1024)" office:value-type="float" office:value="27.437245522396" calcext:value-type="float">
            <text:p>27.4372</text:p>
          </table:table-cell>
          <table:table-cell table:style-name="ce55" table:formula="of:=[.$D$1]*[.G119]" office:value-type="float" office:value="0.000457288339948118" calcext:value-type="float">
            <text:p>0.00045729</text:p>
          </table:table-cell>
          <table:table-cell table:style-name="ce55" table:formula="of:=[.H119]/[.D119]" office:value-type="float" office:value="0.000228644169974059" calcext:value-type="float">
            <text:p>0.00022864</text:p>
          </table:table-cell>
          <table:table-cell table:style-name="ce57" table:formula="of:=1/[.F119]" office:value-type="float" office:value="0.154898930963419" calcext:value-type="float">
            <text:p>0.15490</text:p>
          </table:table-cell>
          <table:table-cell table:style-name="ce42" table:formula="of:=[.J119]/[.H119]" office:value-type="float" office:value="338.733611666095" calcext:value-type="float">
            <text:p>338.7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08096189435788" calcext:value-type="float">
            <text:p>8.0810</text:p>
          </table:table-cell>
          <table:table-cell table:style-name="ce14" table:formula="of:=[.F120]*([.C120]/1024)" office:value-type="float" office:value="22.2226452094842" calcext:value-type="float">
            <text:p>22.2226</text:p>
          </table:table-cell>
          <table:table-cell table:style-name="ce55" table:formula="of:=[.$D$1]*[.G120]" office:value-type="float" office:value="0.00037037816091291" calcext:value-type="float">
            <text:p>0.00037038</text:p>
          </table:table-cell>
          <table:table-cell table:style-name="ce55" table:formula="of:=[.H120]/[.D120]" office:value-type="float" office:value="0.000061729693485485" calcext:value-type="float">
            <text:p>0.00006173</text:p>
          </table:table-cell>
          <table:table-cell table:style-name="ce57" table:formula="of:=1/[.F120]" office:value-type="float" office:value="0.12374764453452" calcext:value-type="float">
            <text:p>0.12375</text:p>
          </table:table-cell>
          <table:table-cell table:style-name="ce42" table:formula="of:=[.J120]/[.H120]" office:value-type="float" office:value="334.111612384235" calcext:value-type="float">
            <text:p>334.1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46948911252113" calcext:value-type="float">
            <text:p>4.4695</text:p>
          </table:table-cell>
          <table:table-cell table:style-name="ce14" table:formula="of:=[.F121]*([.C121]/1024)" office:value-type="float" office:value="40.2254020126902" calcext:value-type="float">
            <text:p>40.2254</text:p>
          </table:table-cell>
          <table:table-cell table:style-name="ce55" table:formula="of:=[.$D$1]*[.G121]" office:value-type="float" office:value="0.000670424707724903" calcext:value-type="float">
            <text:p>0.00067042</text:p>
          </table:table-cell>
          <table:table-cell table:style-name="ce55" table:formula="of:=[.H121]/[.D121]" office:value-type="float" office:value="0.000223474902574968" calcext:value-type="float">
            <text:p>0.00022347</text:p>
          </table:table-cell>
          <table:table-cell table:style-name="ce57" table:formula="of:=1/[.F121]" office:value-type="float" office:value="0.223739218247234" calcext:value-type="float">
            <text:p>0.22374</text:p>
          </table:table-cell>
          <table:table-cell table:style-name="ce42" table:formula="of:=[.J121]/[.H121]" office:value-type="float" office:value="333.727584424053" calcext:value-type="float">
            <text:p>333.7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.12824097853683" calcext:value-type="float">
            <text:p>8.1282</text:p>
          </table:table-cell>
          <table:table-cell table:style-name="ce14" table:formula="of:=[.F122]*([.C122]/1024)" office:value-type="float" office:value="22.3526626909763" calcext:value-type="float">
            <text:p>22.3527</text:p>
          </table:table-cell>
          <table:table-cell table:style-name="ce55" table:formula="of:=[.$D$1]*[.G122]" office:value-type="float" office:value="0.000372545123271694" calcext:value-type="float">
            <text:p>0.00037255</text:p>
          </table:table-cell>
          <table:table-cell table:style-name="ce55" table:formula="of:=[.H122]/[.D122]" office:value-type="float" office:value="0.000186272561635847" calcext:value-type="float">
            <text:p>0.00018627</text:p>
          </table:table-cell>
          <table:table-cell table:style-name="ce57" table:formula="of:=1/[.F122]" office:value-type="float" office:value="0.123027848539502" calcext:value-type="float">
            <text:p>0.12303</text:p>
          </table:table-cell>
          <table:table-cell table:style-name="ce42" table:formula="of:=[.J122]/[.H122]" office:value-type="float" office:value="330.236099882533" calcext:value-type="float">
            <text:p>330.2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14319315394735" calcext:value-type="float">
            <text:p>8.1432</text:p>
          </table:table-cell>
          <table:table-cell table:style-name="ce14" table:formula="of:=[.F123]*([.C123]/1024)" office:value-type="float" office:value="22.3937811733552" calcext:value-type="float">
            <text:p>22.3938</text:p>
          </table:table-cell>
          <table:table-cell table:style-name="ce55" table:formula="of:=[.$D$1]*[.G123]" office:value-type="float" office:value="0.000373230432681959" calcext:value-type="float">
            <text:p>0.00037323</text:p>
          </table:table-cell>
          <table:table-cell table:style-name="ce55" table:formula="of:=[.H123]/[.D123]" office:value-type="float" office:value="0.00012441014422732" calcext:value-type="float">
            <text:p>0.00012441</text:p>
          </table:table-cell>
          <table:table-cell table:style-name="ce57" table:formula="of:=1/[.F123]" office:value-type="float" office:value="0.122801950180349" calcext:value-type="float">
            <text:p>0.12280</text:p>
          </table:table-cell>
          <table:table-cell table:style-name="ce42" table:formula="of:=[.J123]/[.H123]" office:value-type="float" office:value="329.024483073147" calcext:value-type="float">
            <text:p>329.0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79301249613161" calcext:value-type="float">
            <text:p>6.7930</text:p>
          </table:table-cell>
          <table:table-cell table:style-name="ce14" table:formula="of:=[.F124]*([.C124]/1024)" office:value-type="float" office:value="27.1720499845264" calcext:value-type="float">
            <text:p>27.1720</text:p>
          </table:table-cell>
          <table:table-cell table:style-name="ce55" table:formula="of:=[.$D$1]*[.G124]" office:value-type="float" office:value="0.000452868405477107" calcext:value-type="float">
            <text:p>0.00045287</text:p>
          </table:table-cell>
          <table:table-cell table:style-name="ce55" table:formula="of:=[.H124]/[.D124]" office:value-type="float" office:value="0.000226434202738553" calcext:value-type="float">
            <text:p>0.00022643</text:p>
          </table:table-cell>
          <table:table-cell table:style-name="ce57" table:formula="of:=1/[.F124]" office:value-type="float" office:value="0.147210092807788" calcext:value-type="float">
            <text:p>0.14721</text:p>
          </table:table-cell>
          <table:table-cell table:style-name="ce42" table:formula="of:=[.J124]/[.H124]" office:value-type="float" office:value="325.061521244122" calcext:value-type="float">
            <text:p>325.0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22827616356839" calcext:value-type="float">
            <text:p>8.2283</text:p>
          </table:table-cell>
          <table:table-cell table:style-name="ce14" table:formula="of:=[.F125]*([.C125]/1024)" office:value-type="float" office:value="22.6277594498131" calcext:value-type="float">
            <text:p>22.6278</text:p>
          </table:table-cell>
          <table:table-cell table:style-name="ce55" table:formula="of:=[.$D$1]*[.G125]" office:value-type="float" office:value="0.0003771300784222" calcext:value-type="float">
            <text:p>0.00037713</text:p>
          </table:table-cell>
          <table:table-cell table:style-name="ce55" table:formula="of:=[.H125]/[.D125]" office:value-type="float" office:value="0.0000942825196055499" calcext:value-type="float">
            <text:p>0.00009428</text:p>
          </table:table-cell>
          <table:table-cell table:style-name="ce57" table:formula="of:=1/[.F125]" office:value-type="float" office:value="0.121532138703318" calcext:value-type="float">
            <text:p>0.12153</text:p>
          </table:table-cell>
          <table:table-cell table:style-name="ce42" table:formula="of:=[.J125]/[.H125]" office:value-type="float" office:value="322.255226132513" calcext:value-type="float">
            <text:p>322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6711036022421" calcext:value-type="float">
            <text:p>8.6711</text:p>
          </table:table-cell>
          <table:table-cell table:style-name="ce14" table:formula="of:=[.F126]*([.C126]/1024)" office:value-type="float" office:value="21.6777590056052" calcext:value-type="float">
            <text:p>21.6778</text:p>
          </table:table-cell>
          <table:table-cell table:style-name="ce55" table:formula="of:=[.$D$1]*[.G126]" office:value-type="float" office:value="0.000361296706018721" calcext:value-type="float">
            <text:p>0.00036130</text:p>
          </table:table-cell>
          <table:table-cell table:style-name="ce55" table:formula="of:=[.H126]/[.D126]" office:value-type="float" office:value="0.0000722593412037442" calcext:value-type="float">
            <text:p>0.00007226</text:p>
          </table:table-cell>
          <table:table-cell table:style-name="ce57" table:formula="of:=1/[.F126]" office:value-type="float" office:value="0.115325573983619" calcext:value-type="float">
            <text:p>0.11533</text:p>
          </table:table-cell>
          <table:table-cell table:style-name="ce42" table:formula="of:=[.J126]/[.H126]" office:value-type="float" office:value="319.199073953483" calcext:value-type="float">
            <text:p>319.2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4541958009475" calcext:value-type="float">
            <text:p>6.5454</text:p>
          </table:table-cell>
          <table:table-cell table:style-name="ce14" table:formula="of:=[.F127]*([.C127]/1024)" office:value-type="float" office:value="29.4543881104264" calcext:value-type="float">
            <text:p>29.4544</text:p>
          </table:table-cell>
          <table:table-cell table:style-name="ce55" table:formula="of:=[.$D$1]*[.G127]" office:value-type="float" office:value="0.000490907450320043" calcext:value-type="float">
            <text:p>0.00049091</text:p>
          </table:table-cell>
          <table:table-cell table:style-name="ce55" table:formula="of:=[.H127]/[.D127]" office:value-type="float" office:value="0.000245453725160022" calcext:value-type="float">
            <text:p>0.00024545</text:p>
          </table:table-cell>
          <table:table-cell table:style-name="ce57" table:formula="of:=1/[.F127]" office:value-type="float" office:value="0.152778593910327" calcext:value-type="float">
            <text:p>0.15278</text:p>
          </table:table-cell>
          <table:table-cell table:style-name="ce42" table:formula="of:=[.J127]/[.H127]" office:value-type="float" office:value="311.2166943295" calcext:value-type="float">
            <text:p>311.2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0158963893684" calcext:value-type="float">
            <text:p>8.9016</text:p>
          </table:table-cell>
          <table:table-cell table:style-name="ce14" table:formula="of:=[.F128]*([.C128]/1024)" office:value-type="float" office:value="22.2539740973421" calcext:value-type="float">
            <text:p>22.2540</text:p>
          </table:table-cell>
          <table:table-cell table:style-name="ce55" table:formula="of:=[.$D$1]*[.G128]" office:value-type="float" office:value="0.000370900310088172" calcext:value-type="float">
            <text:p>0.00037090</text:p>
          </table:table-cell>
          <table:table-cell table:style-name="ce55" table:formula="of:=[.H128]/[.D128]" office:value-type="float" office:value="0.0000927250775220429" calcext:value-type="float">
            <text:p>0.00009273</text:p>
          </table:table-cell>
          <table:table-cell table:style-name="ce57" table:formula="of:=1/[.F128]" office:value-type="float" office:value="0.112339485480869" calcext:value-type="float">
            <text:p>0.11234</text:p>
          </table:table-cell>
          <table:table-cell table:style-name="ce42" table:formula="of:=[.J128]/[.H128]" office:value-type="float" office:value="302.883234188085" calcext:value-type="float">
            <text:p>302.8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.91022480349996" calcext:value-type="float">
            <text:p>8.9102</text:p>
          </table:table-cell>
          <table:table-cell table:style-name="ce14" table:formula="of:=[.F129]*([.C129]/1024)" office:value-type="float" office:value="22.2755620087499" calcext:value-type="float">
            <text:p>22.2756</text:p>
          </table:table-cell>
          <table:table-cell table:style-name="ce55" table:formula="of:=[.$D$1]*[.G129]" office:value-type="float" office:value="0.000371260109331232" calcext:value-type="float">
            <text:p>0.00037126</text:p>
          </table:table-cell>
          <table:table-cell table:style-name="ce55" table:formula="of:=[.H129]/[.D129]" office:value-type="float" office:value="0.000185630054665616" calcext:value-type="float">
            <text:p>0.00018563</text:p>
          </table:table-cell>
          <table:table-cell table:style-name="ce57" table:formula="of:=1/[.F129]" office:value-type="float" office:value="0.112230613935487" calcext:value-type="float">
            <text:p>0.11223</text:p>
          </table:table-cell>
          <table:table-cell table:style-name="ce42" table:formula="of:=[.J129]/[.H129]" office:value-type="float" office:value="302.296452311165" calcext:value-type="float">
            <text:p>302.3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3754801421052" calcext:value-type="float">
            <text:p>8.9375</text:p>
          </table:table-cell>
          <table:table-cell table:style-name="ce14" table:formula="of:=[.F130]*([.C130]/1024)" office:value-type="float" office:value="22.3438700355263" calcext:value-type="float">
            <text:p>22.3439</text:p>
          </table:table-cell>
          <table:table-cell table:style-name="ce55" table:formula="of:=[.$D$1]*[.G130]" office:value-type="float" office:value="0.000372398578721106" calcext:value-type="float">
            <text:p>0.00037240</text:p>
          </table:table-cell>
          <table:table-cell table:style-name="ce55" table:formula="of:=[.H130]/[.D130]" office:value-type="float" office:value="0.000062066429786851" calcext:value-type="float">
            <text:p>0.00006207</text:p>
          </table:table-cell>
          <table:table-cell table:style-name="ce57" table:formula="of:=1/[.F130]" office:value-type="float" office:value="0.11188751080386" calcext:value-type="float">
            <text:p>0.11189</text:p>
          </table:table-cell>
          <table:table-cell table:style-name="ce42" table:formula="of:=[.J130]/[.H130]" office:value-type="float" office:value="300.450960871293" calcext:value-type="float">
            <text:p>300.4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64723756855264" calcext:value-type="float">
            <text:p>4.6472</text:p>
          </table:table-cell>
          <table:table-cell table:style-name="ce14" table:formula="of:=[.F131]*([.C131]/1024)" office:value-type="float" office:value="42.9869475091119" calcext:value-type="float">
            <text:p>42.9869</text:p>
          </table:table-cell>
          <table:table-cell table:style-name="ce55" table:formula="of:=[.$D$1]*[.G131]" office:value-type="float" office:value="0.000716450558050116" calcext:value-type="float">
            <text:p>0.00071645</text:p>
          </table:table-cell>
          <table:table-cell table:style-name="ce55" table:formula="of:=[.H131]/[.D131]" office:value-type="float" office:value="0.000238816852683372" calcext:value-type="float">
            <text:p>0.00023882</text:p>
          </table:table-cell>
          <table:table-cell table:style-name="ce57" table:formula="of:=1/[.F131]" office:value-type="float" office:value="0.215181596647198" calcext:value-type="float">
            <text:p>0.21518</text:p>
          </table:table-cell>
          <table:table-cell table:style-name="ce42" table:formula="of:=[.J131]/[.H131]" office:value-type="float" office:value="300.343958462164" calcext:value-type="float">
            <text:p>300.3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0684902976849" calcext:value-type="float">
            <text:p>6.5068</text:p>
          </table:table-cell>
          <table:table-cell table:style-name="ce14" table:formula="of:=[.F132]*([.C132]/1024)" office:value-type="float" office:value="30.9075328914003" calcext:value-type="float">
            <text:p>30.9075</text:p>
          </table:table-cell>
          <table:table-cell table:style-name="ce55" table:formula="of:=[.$D$1]*[.G132]" office:value-type="float" office:value="0.000515126578441102" calcext:value-type="float">
            <text:p>0.00051513</text:p>
          </table:table-cell>
          <table:table-cell table:style-name="ce55" table:formula="of:=[.H132]/[.D132]" office:value-type="float" office:value="0.000257563289220551" calcext:value-type="float">
            <text:p>0.00025756</text:p>
          </table:table-cell>
          <table:table-cell table:style-name="ce57" table:formula="of:=1/[.F132]" office:value-type="float" office:value="0.15368421726477" calcext:value-type="float">
            <text:p>0.15368</text:p>
          </table:table-cell>
          <table:table-cell table:style-name="ce42" table:formula="of:=[.J132]/[.H132]" office:value-type="float" office:value="298.342628194134" calcext:value-type="float">
            <text:p>298.3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8459750562633" calcext:value-type="float">
            <text:p>8.9846</text:p>
          </table:table-cell>
          <table:table-cell table:style-name="ce14" table:formula="of:=[.F133]*([.C133]/1024)" office:value-type="float" office:value="22.4614937640658" calcext:value-type="float">
            <text:p>22.4615</text:p>
          </table:table-cell>
          <table:table-cell table:style-name="ce55" table:formula="of:=[.$D$1]*[.G133]" office:value-type="float" office:value="0.000374358978117556" calcext:value-type="float">
            <text:p>0.00037436</text:p>
          </table:table-cell>
          <table:table-cell table:style-name="ce55" table:formula="of:=[.H133]/[.D133]" office:value-type="float" office:value="0.000124786326039185" calcext:value-type="float">
            <text:p>0.00012479</text:p>
          </table:table-cell>
          <table:table-cell table:style-name="ce57" table:formula="of:=1/[.F133]" office:value-type="float" office:value="0.11130159134828" calcext:value-type="float">
            <text:p>0.11130</text:p>
          </table:table-cell>
          <table:table-cell table:style-name="ce42" table:formula="of:=[.J133]/[.H133]" office:value-type="float" office:value="297.312467054896" calcext:value-type="float">
            <text:p>297.3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57543591148953" calcext:value-type="float">
            <text:p>4.5754</text:p>
          </table:table-cell>
          <table:table-cell table:style-name="ce14" table:formula="of:=[.F134]*([.C134]/1024)" office:value-type="float" office:value="44.6105001370229" calcext:value-type="float">
            <text:p>44.6105</text:p>
          </table:table-cell>
          <table:table-cell table:style-name="ce55" table:formula="of:=[.$D$1]*[.G134]" office:value-type="float" office:value="0.00074350982263372" calcext:value-type="float">
            <text:p>0.00074351</text:p>
          </table:table-cell>
          <table:table-cell table:style-name="ce55" table:formula="of:=[.H134]/[.D134]" office:value-type="float" office:value="0.000247836607544573" calcext:value-type="float">
            <text:p>0.00024784</text:p>
          </table:table-cell>
          <table:table-cell table:style-name="ce57" table:formula="of:=1/[.F134]" office:value-type="float" office:value="0.218558410465081" calcext:value-type="float">
            <text:p>0.21856</text:p>
          </table:table-cell>
          <table:table-cell table:style-name="ce42" table:formula="of:=[.J134]/[.H134]" office:value-type="float" office:value="293.954973844039" calcext:value-type="float">
            <text:p>293.9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55565457741059" calcext:value-type="float">
            <text:p>4.5557</text:p>
          </table:table-cell>
          <table:table-cell table:style-name="ce14" table:formula="of:=[.F135]*([.C135]/1024)" office:value-type="float" office:value="45.5565457741059" calcext:value-type="float">
            <text:p>45.5565</text:p>
          </table:table-cell>
          <table:table-cell table:style-name="ce55" table:formula="of:=[.$D$1]*[.G135]" office:value-type="float" office:value="0.000759277281453291" calcext:value-type="float">
            <text:p>0.00075928</text:p>
          </table:table-cell>
          <table:table-cell table:style-name="ce55" table:formula="of:=[.H135]/[.D135]" office:value-type="float" office:value="0.000253092427151097" calcext:value-type="float">
            <text:p>0.00025309</text:p>
          </table:table-cell>
          <table:table-cell table:style-name="ce57" table:formula="of:=1/[.F135]" office:value-type="float" office:value="0.219507423797788" calcext:value-type="float">
            <text:p>0.21951</text:p>
          </table:table-cell>
          <table:table-cell table:style-name="ce42" table:formula="of:=[.J135]/[.H135]" office:value-type="float" office:value="289.100476413098" calcext:value-type="float">
            <text:p>289.1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74157412567364" calcext:value-type="float">
            <text:p>4.7416</text:p>
          </table:table-cell>
          <table:table-cell table:style-name="ce14" table:formula="of:=[.F136]*([.C136]/1024)" office:value-type="float" office:value="45.0449541938996" calcext:value-type="float">
            <text:p>45.0450</text:p>
          </table:table-cell>
          <table:table-cell table:style-name="ce55" table:formula="of:=[.$D$1]*[.G136]" office:value-type="float" office:value="0.000750750738063466" calcext:value-type="float">
            <text:p>0.00075075</text:p>
          </table:table-cell>
          <table:table-cell table:style-name="ce55" table:formula="of:=[.H136]/[.D136]" office:value-type="float" office:value="0.000250250246021155" calcext:value-type="float">
            <text:p>0.00025025</text:p>
          </table:table-cell>
          <table:table-cell table:style-name="ce57" table:formula="of:=1/[.F136]" office:value-type="float" office:value="0.210900425364104" calcext:value-type="float">
            <text:p>0.21090</text:p>
          </table:table-cell>
          <table:table-cell table:style-name="ce42" table:formula="of:=[.J136]/[.H136]" office:value-type="float" office:value="280.919371332373" calcext:value-type="float">
            <text:p>280.9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94329490278429" calcext:value-type="float">
            <text:p>4.9433</text:p>
          </table:table-cell>
          <table:table-cell table:style-name="ce14" table:formula="of:=[.F137]*([.C137]/1024)" office:value-type="float" office:value="43.2538303993625" calcext:value-type="float">
            <text:p>43.2538</text:p>
          </table:table-cell>
          <table:table-cell table:style-name="ce55" table:formula="of:=[.$D$1]*[.G137]" office:value-type="float" office:value="0.000720898615117056" calcext:value-type="float">
            <text:p>0.00072090</text:p>
          </table:table-cell>
          <table:table-cell table:style-name="ce55" table:formula="of:=[.H137]/[.D137]" office:value-type="float" office:value="0.000240299538372352" calcext:value-type="float">
            <text:p>0.00024030</text:p>
          </table:table-cell>
          <table:table-cell table:style-name="ce57" table:formula="of:=1/[.F137]" office:value-type="float" office:value="0.202294222713024" calcext:value-type="float">
            <text:p>0.20229</text:p>
          </table:table-cell>
          <table:table-cell table:style-name="ce42" table:formula="of:=[.J137]/[.H137]" office:value-type="float" office:value="280.613970495943" calcext:value-type="float">
            <text:p>280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5342376302106" calcext:value-type="float">
            <text:p>6.5534</text:p>
          </table:table-cell>
          <table:table-cell table:style-name="ce14" table:formula="of:=[.F138]*([.C138]/1024)" office:value-type="float" office:value="32.7671188151053" calcext:value-type="float">
            <text:p>32.7671</text:p>
          </table:table-cell>
          <table:table-cell table:style-name="ce55" table:formula="of:=[.$D$1]*[.G138]" office:value-type="float" office:value="0.000546119739155716" calcext:value-type="float">
            <text:p>0.00054612</text:p>
          </table:table-cell>
          <table:table-cell table:style-name="ce55" table:formula="of:=[.H138]/[.D138]" office:value-type="float" office:value="0.000273059869577858" calcext:value-type="float">
            <text:p>0.00027306</text:p>
          </table:table-cell>
          <table:table-cell table:style-name="ce57" table:formula="of:=1/[.F138]" office:value-type="float" office:value="0.152591994072273" calcext:value-type="float">
            <text:p>0.15259</text:p>
          </table:table-cell>
          <table:table-cell table:style-name="ce42" table:formula="of:=[.J138]/[.H138]" office:value-type="float" office:value="279.411241036948" calcext:value-type="float">
            <text:p>279.4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9.85441972472105" calcext:value-type="float">
            <text:p>9.8544</text:p>
          </table:table-cell>
          <table:table-cell table:style-name="ce14" table:formula="of:=[.F139]*([.C139]/1024)" office:value-type="float" office:value="22.1724443806224" calcext:value-type="float">
            <text:p>22.1724</text:p>
          </table:table-cell>
          <table:table-cell table:style-name="ce55" table:formula="of:=[.$D$1]*[.G139]" office:value-type="float" office:value="0.000369541478758519" calcext:value-type="float">
            <text:p>0.00036954</text:p>
          </table:table-cell>
          <table:table-cell table:style-name="ce55" table:formula="of:=[.H139]/[.D139]" office:value-type="float" office:value="0.000184770739379259" calcext:value-type="float">
            <text:p>0.00018477</text:p>
          </table:table-cell>
          <table:table-cell table:style-name="ce57" table:formula="of:=1/[.F139]" office:value-type="float" office:value="0.101477309464643" calcext:value-type="float">
            <text:p>0.10148</text:p>
          </table:table-cell>
          <table:table-cell table:style-name="ce42" table:formula="of:=[.J139]/[.H139]" office:value-type="float" office:value="274.603299758278" calcext:value-type="float">
            <text:p>274.6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758257608421" calcext:value-type="float">
            <text:p>9.8758</text:p>
          </table:table-cell>
          <table:table-cell table:style-name="ce14" table:formula="of:=[.F140]*([.C140]/1024)" office:value-type="float" office:value="22.2206079618947" calcext:value-type="float">
            <text:p>22.2206</text:p>
          </table:table-cell>
          <table:table-cell table:style-name="ce55" table:formula="of:=[.$D$1]*[.G140]" office:value-type="float" office:value="0.000370344206718511" calcext:value-type="float">
            <text:p>0.00037034</text:p>
          </table:table-cell>
          <table:table-cell table:style-name="ce55" table:formula="of:=[.H140]/[.D140]" office:value-type="float" office:value="0.0000617240344530851" calcext:value-type="float">
            <text:p>0.00006172</text:p>
          </table:table-cell>
          <table:table-cell table:style-name="ce57" table:formula="of:=1/[.F140]" office:value-type="float" office:value="0.101257355507934" calcext:value-type="float">
            <text:p>0.10126</text:p>
          </table:table-cell>
          <table:table-cell table:style-name="ce42" table:formula="of:=[.J140]/[.H140]" office:value-type="float" office:value="273.414174357254" calcext:value-type="float">
            <text:p>273.4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9607116596845" calcext:value-type="float">
            <text:p>9.8961</text:p>
          </table:table-cell>
          <table:table-cell table:style-name="ce14" table:formula="of:=[.F141]*([.C141]/1024)" office:value-type="float" office:value="22.266160123429" calcext:value-type="float">
            <text:p>22.2662</text:p>
          </table:table-cell>
          <table:table-cell table:style-name="ce55" table:formula="of:=[.$D$1]*[.G141]" office:value-type="float" office:value="0.000371103410929154" calcext:value-type="float">
            <text:p>0.00037110</text:p>
          </table:table-cell>
          <table:table-cell table:style-name="ce55" table:formula="of:=[.H141]/[.D141]" office:value-type="float" office:value="0.0000742206821858309" calcext:value-type="float">
            <text:p>0.00007422</text:p>
          </table:table-cell>
          <table:table-cell table:style-name="ce57" table:formula="of:=1/[.F141]" office:value-type="float" office:value="0.101050202977409" calcext:value-type="float">
            <text:p>0.10105</text:p>
          </table:table-cell>
          <table:table-cell table:style-name="ce42" table:formula="of:=[.J141]/[.H141]" office:value-type="float" office:value="272.296615987451" calcext:value-type="float">
            <text:p>272.3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93468120785789" calcext:value-type="float">
            <text:p>9.9347</text:p>
          </table:table-cell>
          <table:table-cell table:style-name="ce14" table:formula="of:=[.F142]*([.C142]/1024)" office:value-type="float" office:value="22.3530327176803" calcext:value-type="float">
            <text:p>22.3530</text:p>
          </table:table-cell>
          <table:table-cell table:style-name="ce55" table:formula="of:=[.$D$1]*[.G142]" office:value-type="float" office:value="0.000372551290395762" calcext:value-type="float">
            <text:p>0.00037255</text:p>
          </table:table-cell>
          <table:table-cell table:style-name="ce55" table:formula="of:=[.H142]/[.D142]" office:value-type="float" office:value="0.0000931378225989404" calcext:value-type="float">
            <text:p>0.00009314</text:p>
          </table:table-cell>
          <table:table-cell table:style-name="ce57" table:formula="of:=1/[.F142]" office:value-type="float" office:value="0.100657482517813" calcext:value-type="float">
            <text:p>0.10066</text:p>
          </table:table-cell>
          <table:table-cell table:style-name="ce42" table:formula="of:=[.J142]/[.H142]" office:value-type="float" office:value="270.18422728018" calcext:value-type="float">
            <text:p>270.1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4416274329985" calcext:value-type="float">
            <text:p>6.5442</text:p>
          </table:table-cell>
          <table:table-cell table:style-name="ce14" table:formula="of:=[.F143]*([.C143]/1024)" office:value-type="float" office:value="34.3568544023242" calcext:value-type="float">
            <text:p>34.3569</text:p>
          </table:table-cell>
          <table:table-cell table:style-name="ce55" table:formula="of:=[.$D$1]*[.G143]" office:value-type="float" office:value="0.000572615385267217" calcext:value-type="float">
            <text:p>0.00057262</text:p>
          </table:table-cell>
          <table:table-cell table:style-name="ce55" table:formula="of:=[.H143]/[.D143]" office:value-type="float" office:value="0.000286307692633609" calcext:value-type="float">
            <text:p>0.00028631</text:p>
          </table:table-cell>
          <table:table-cell table:style-name="ce57" table:formula="of:=1/[.F143]" office:value-type="float" office:value="0.1528079357476" calcext:value-type="float">
            <text:p>0.15281</text:p>
          </table:table-cell>
          <table:table-cell table:style-name="ce42" table:formula="of:=[.J143]/[.H143]" office:value-type="float" office:value="266.859640308635" calcext:value-type="float">
            <text:p>266.8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0312062055264" calcext:value-type="float">
            <text:p>10.0312</text:p>
          </table:table-cell>
          <table:table-cell table:style-name="ce14" table:formula="of:=[.F144]*([.C144]/1024)" office:value-type="float" office:value="22.5702139624344" calcext:value-type="float">
            <text:p>22.5702</text:p>
          </table:table-cell>
          <table:table-cell table:style-name="ce55" table:formula="of:=[.$D$1]*[.G144]" office:value-type="float" office:value="0.000376170985047705" calcext:value-type="float">
            <text:p>0.00037617</text:p>
          </table:table-cell>
          <table:table-cell table:style-name="ce55" table:formula="of:=[.H144]/[.D144]" office:value-type="float" office:value="0.000125390328349235" calcext:value-type="float">
            <text:p>0.00012539</text:p>
          </table:table-cell>
          <table:table-cell table:style-name="ce57" table:formula="of:=1/[.F144]" office:value-type="float" office:value="0.0996889087425079" calcext:value-type="float">
            <text:p>0.09969</text:p>
          </table:table-cell>
          <table:table-cell table:style-name="ce42" table:formula="of:=[.J144]/[.H144]" office:value-type="float" office:value="265.009564014794" calcext:value-type="float">
            <text:p>265.0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40266757033696" calcext:value-type="float">
            <text:p>6.4027</text:p>
          </table:table-cell>
          <table:table-cell table:style-name="ce14" table:formula="of:=[.F145]*([.C145]/1024)" office:value-type="float" office:value="36.8153385294375" calcext:value-type="float">
            <text:p>36.8153</text:p>
          </table:table-cell>
          <table:table-cell table:style-name="ce55" table:formula="of:=[.$D$1]*[.G145]" office:value-type="float" office:value="0.000613590202668576" calcext:value-type="float">
            <text:p>0.00061359</text:p>
          </table:table-cell>
          <table:table-cell table:style-name="ce55" table:formula="of:=[.H145]/[.D145]" office:value-type="float" office:value="0.000306795101334288" calcext:value-type="float">
            <text:p>0.00030680</text:p>
          </table:table-cell>
          <table:table-cell table:style-name="ce57" table:formula="of:=1/[.F145]" office:value-type="float" office:value="0.156184900904885" calcext:value-type="float">
            <text:p>0.15618</text:p>
          </table:table-cell>
          <table:table-cell table:style-name="ce42" table:formula="of:=[.J145]/[.H145]" office:value-type="float" office:value="254.542690260729" calcext:value-type="float">
            <text:p>254.5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8330299026862" calcext:value-type="float">
            <text:p>6.5833</text:p>
          </table:table-cell>
          <table:table-cell table:style-name="ce14" table:formula="of:=[.F146]*([.C146]/1024)" office:value-type="float" office:value="36.2081664464774" calcext:value-type="float">
            <text:p>36.2082</text:p>
          </table:table-cell>
          <table:table-cell table:style-name="ce55" table:formula="of:=[.$D$1]*[.G146]" office:value-type="float" office:value="0.000603470647713505" calcext:value-type="float">
            <text:p>0.00060347</text:p>
          </table:table-cell>
          <table:table-cell table:style-name="ce55" table:formula="of:=[.H146]/[.D146]" office:value-type="float" office:value="0.000301735323856753" calcext:value-type="float">
            <text:p>0.00030174</text:p>
          </table:table-cell>
          <table:table-cell table:style-name="ce57" table:formula="of:=1/[.F146]" office:value-type="float" office:value="0.151899434292815" calcext:value-type="float">
            <text:p>0.15190</text:p>
          </table:table-cell>
          <table:table-cell table:style-name="ce42" table:formula="of:=[.J146]/[.H146]" office:value-type="float" office:value="251.709730818471" calcext:value-type="float">
            <text:p>251.7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1.0254623392579" calcext:value-type="float">
            <text:p>11.0255</text:p>
          </table:table-cell>
          <table:table-cell table:style-name="ce14" table:formula="of:=[.F147]*([.C147]/1024)" office:value-type="float" office:value="22.0509246785158" calcext:value-type="float">
            <text:p>22.0509</text:p>
          </table:table-cell>
          <table:table-cell table:style-name="ce55" table:formula="of:=[.$D$1]*[.G147]" office:value-type="float" office:value="0.000367516146339419" calcext:value-type="float">
            <text:p>0.00036752</text:p>
          </table:table-cell>
          <table:table-cell table:style-name="ce55" table:formula="of:=[.H147]/[.D147]" office:value-type="float" office:value="0.00018375807316971" calcext:value-type="float">
            <text:p>0.00018376</text:p>
          </table:table-cell>
          <table:table-cell table:style-name="ce57" table:formula="of:=1/[.F147]" office:value-type="float" office:value="0.0906991443287908" calcext:value-type="float">
            <text:p>0.09070</text:p>
          </table:table-cell>
          <table:table-cell table:style-name="ce42" table:formula="of:=[.J147]/[.H147]" office:value-type="float" office:value="246.789549880145" calcext:value-type="float">
            <text:p>246.7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0400278182683" calcext:value-type="float">
            <text:p>11.0400</text:p>
          </table:table-cell>
          <table:table-cell table:style-name="ce14" table:formula="of:=[.F148]*([.C148]/1024)" office:value-type="float" office:value="22.0800556365366" calcext:value-type="float">
            <text:p>22.0801</text:p>
          </table:table-cell>
          <table:table-cell table:style-name="ce55" table:formula="of:=[.$D$1]*[.G148]" office:value-type="float" office:value="0.000368001663277465" calcext:value-type="float">
            <text:p>0.00036800</text:p>
          </table:table-cell>
          <table:table-cell table:style-name="ce55" table:formula="of:=[.H148]/[.D148]" office:value-type="float" office:value="0.0000613336105462441" calcext:value-type="float">
            <text:p>0.00006133</text:p>
          </table:table-cell>
          <table:table-cell table:style-name="ce57" table:formula="of:=1/[.F148]" office:value-type="float" office:value="0.0905794819054049" calcext:value-type="float">
            <text:p>0.09058</text:p>
          </table:table-cell>
          <table:table-cell table:style-name="ce42" table:formula="of:=[.J148]/[.H148]" office:value-type="float" office:value="246.138783989979" calcext:value-type="float">
            <text:p>246.1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027172082474" calcext:value-type="float">
            <text:p>11.1027</text:p>
          </table:table-cell>
          <table:table-cell table:style-name="ce14" table:formula="of:=[.F149]*([.C149]/1024)" office:value-type="float" office:value="22.2054344164948" calcext:value-type="float">
            <text:p>22.2054</text:p>
          </table:table-cell>
          <table:table-cell table:style-name="ce55" table:formula="of:=[.$D$1]*[.G149]" office:value-type="float" office:value="0.000370091313789394" calcext:value-type="float">
            <text:p>0.00037009</text:p>
          </table:table-cell>
          <table:table-cell table:style-name="ce55" table:formula="of:=[.H149]/[.D149]" office:value-type="float" office:value="0.0000740182627578788" calcext:value-type="float">
            <text:p>0.00007402</text:p>
          </table:table-cell>
          <table:table-cell table:style-name="ce57" table:formula="of:=1/[.F149]" office:value-type="float" office:value="0.0900680420156223" calcext:value-type="float">
            <text:p>0.09007</text:p>
          </table:table-cell>
          <table:table-cell table:style-name="ce42" table:formula="of:=[.J149]/[.H149]" office:value-type="float" office:value="243.367079041679" calcext:value-type="float">
            <text:p>243.3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261164899105" calcext:value-type="float">
            <text:p>11.1261</text:p>
          </table:table-cell>
          <table:table-cell table:style-name="ce14" table:formula="of:=[.F150]*([.C150]/1024)" office:value-type="float" office:value="22.252232979821" calcext:value-type="float">
            <text:p>22.2522</text:p>
          </table:table-cell>
          <table:table-cell table:style-name="ce55" table:formula="of:=[.$D$1]*[.G150]" office:value-type="float" office:value="0.000370871291404783" calcext:value-type="float">
            <text:p>0.00037087</text:p>
          </table:table-cell>
          <table:table-cell table:style-name="ce55" table:formula="of:=[.H150]/[.D150]" office:value-type="float" office:value="0.0000927178228511957" calcext:value-type="float">
            <text:p>0.00009272</text:p>
          </table:table-cell>
          <table:table-cell table:style-name="ce57" table:formula="of:=1/[.F150]" office:value-type="float" office:value="0.0898786203530073" calcext:value-type="float">
            <text:p>0.08988</text:p>
          </table:table-cell>
          <table:table-cell table:style-name="ce42" table:formula="of:=[.J150]/[.H150]" office:value-type="float" office:value="242.344507207786" calcext:value-type="float">
            <text:p>242.3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793191108105" calcext:value-type="float">
            <text:p>11.1793</text:p>
          </table:table-cell>
          <table:table-cell table:style-name="ce14" table:formula="of:=[.F151]*([.C151]/1024)" office:value-type="float" office:value="22.358638221621" calcext:value-type="float">
            <text:p>22.3586</text:p>
          </table:table-cell>
          <table:table-cell table:style-name="ce55" table:formula="of:=[.$D$1]*[.G151]" office:value-type="float" office:value="0.000372644715648291" calcext:value-type="float">
            <text:p>0.00037264</text:p>
          </table:table-cell>
          <table:table-cell table:style-name="ce55" table:formula="of:=[.H151]/[.D151]" office:value-type="float" office:value="0.000124214905216097" calcext:value-type="float">
            <text:p>0.00012421</text:p>
          </table:table-cell>
          <table:table-cell table:style-name="ce57" table:formula="of:=1/[.F151]" office:value-type="float" office:value="0.0894508860591511" calcext:value-type="float">
            <text:p>0.08945</text:p>
          </table:table-cell>
          <table:table-cell table:style-name="ce42" table:formula="of:=[.J151]/[.H151]" office:value-type="float" office:value="240.043350416316" calcext:value-type="float">
            <text:p>240.0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6507584890473" calcext:value-type="float">
            <text:p>6.6508</text:p>
          </table:table-cell>
          <table:table-cell table:style-name="ce14" table:formula="of:=[.F152]*([.C152]/1024)" office:value-type="float" office:value="39.9045509342838" calcext:value-type="float">
            <text:p>39.9046</text:p>
          </table:table-cell>
          <table:table-cell table:style-name="ce55" table:formula="of:=[.$D$1]*[.G152]" office:value-type="float" office:value="0.000665077179056428" calcext:value-type="float">
            <text:p>0.00066508</text:p>
          </table:table-cell>
          <table:table-cell table:style-name="ce55" table:formula="of:=[.H152]/[.D152]" office:value-type="float" office:value="0.000332538589528214" calcext:value-type="float">
            <text:p>0.00033254</text:p>
          </table:table-cell>
          <table:table-cell table:style-name="ce57" table:formula="of:=1/[.F152]" office:value-type="float" office:value="0.150358790151053" calcext:value-type="float">
            <text:p>0.15036</text:p>
          </table:table-cell>
          <table:table-cell table:style-name="ce42" table:formula="of:=[.J152]/[.H152]" office:value-type="float" office:value="226.077205602474" calcext:value-type="float">
            <text:p>226.0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5263690088939" calcext:value-type="float">
            <text:p>6.5526</text:p>
          </table:table-cell>
          <table:table-cell table:style-name="ce14" table:formula="of:=[.F153]*([.C153]/1024)" office:value-type="float" office:value="40.9539806305587" calcext:value-type="float">
            <text:p>40.9540</text:p>
          </table:table-cell>
          <table:table-cell table:style-name="ce55" table:formula="of:=[.$D$1]*[.G153]" office:value-type="float" office:value="0.000682567708975333" calcext:value-type="float">
            <text:p>0.00068257</text:p>
          </table:table-cell>
          <table:table-cell table:style-name="ce55" table:formula="of:=[.H153]/[.D153]" office:value-type="float" office:value="0.000341283854487666" calcext:value-type="float">
            <text:p>0.00034128</text:p>
          </table:table-cell>
          <table:table-cell table:style-name="ce57" table:formula="of:=1/[.F153]" office:value-type="float" office:value="0.152610317819422" calcext:value-type="float">
            <text:p>0.15261</text:p>
          </table:table-cell>
          <table:table-cell table:style-name="ce42" table:formula="of:=[.J153]/[.H153]" office:value-type="float" office:value="223.58268024211" calcext:value-type="float">
            <text:p>223.5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6039469727579" calcext:value-type="float">
            <text:p>12.6039</text:p>
          </table:table-cell>
          <table:table-cell table:style-name="ce14" table:formula="of:=[.F154]*([.C154]/1024)" office:value-type="float" office:value="22.0569072023263" calcext:value-type="float">
            <text:p>22.0569</text:p>
          </table:table-cell>
          <table:table-cell table:style-name="ce55" table:formula="of:=[.$D$1]*[.G154]" office:value-type="float" office:value="0.000367615855269012" calcext:value-type="float">
            <text:p>0.00036762</text:p>
          </table:table-cell>
          <table:table-cell table:style-name="ce55" table:formula="of:=[.H154]/[.D154]" office:value-type="float" office:value="0.0000735231710538024" calcext:value-type="float">
            <text:p>0.00007352</text:p>
          </table:table-cell>
          <table:table-cell table:style-name="ce57" table:formula="of:=1/[.F154]" office:value-type="float" office:value="0.0793402258960145" calcext:value-type="float">
            <text:p>0.07934</text:p>
          </table:table-cell>
          <table:table-cell table:style-name="ce42" table:formula="of:=[.J154]/[.H154]" office:value-type="float" office:value="215.823732189014" calcext:value-type="float">
            <text:p>215.8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5835859850003" calcext:value-type="float">
            <text:p>6.5584</text:p>
          </table:table-cell>
          <table:table-cell table:style-name="ce14" table:formula="of:=[.F155]*([.C155]/1024)" office:value-type="float" office:value="42.6293308902502" calcext:value-type="float">
            <text:p>42.6293</text:p>
          </table:table-cell>
          <table:table-cell table:style-name="ce55" table:formula="of:=[.$D$1]*[.G155]" office:value-type="float" office:value="0.000710490269148533" calcext:value-type="float">
            <text:p>0.00071049</text:p>
          </table:table-cell>
          <table:table-cell table:style-name="ce55" table:formula="of:=[.H155]/[.D155]" office:value-type="float" office:value="0.000355245134574266" calcext:value-type="float">
            <text:p>0.00035525</text:p>
          </table:table-cell>
          <table:table-cell table:style-name="ce57" table:formula="of:=1/[.F155]" office:value-type="float" office:value="0.152477176260034" calcext:value-type="float">
            <text:p>0.15248</text:p>
          </table:table-cell>
          <table:table-cell table:style-name="ce42" table:formula="of:=[.J155]/[.H155]" office:value-type="float" office:value="214.608394908443" calcext:value-type="float">
            <text:p>214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019178224105" calcext:value-type="float">
            <text:p>12.7019</text:p>
          </table:table-cell>
          <table:table-cell table:style-name="ce14" table:formula="of:=[.F156]*([.C156]/1024)" office:value-type="float" office:value="22.2283561892184" calcext:value-type="float">
            <text:p>22.2284</text:p>
          </table:table-cell>
          <table:table-cell table:style-name="ce55" table:formula="of:=[.$D$1]*[.G156]" office:value-type="float" office:value="0.000370473344098846" calcext:value-type="float">
            <text:p>0.00037047</text:p>
          </table:table-cell>
          <table:table-cell table:style-name="ce55" table:formula="of:=[.H156]/[.D156]" office:value-type="float" office:value="0.000123491114699615" calcext:value-type="float">
            <text:p>0.00012349</text:p>
          </table:table-cell>
          <table:table-cell table:style-name="ce57" table:formula="of:=1/[.F156]" office:value-type="float" office:value="0.0787282687529013" calcext:value-type="float">
            <text:p>0.07873</text:p>
          </table:table-cell>
          <table:table-cell table:style-name="ce42" table:formula="of:=[.J156]/[.H156]" office:value-type="float" office:value="212.507242442511" calcext:value-type="float">
            <text:p>212.5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2.7163030202894" calcext:value-type="float">
            <text:p>12.7163</text:p>
          </table:table-cell>
          <table:table-cell table:style-name="ce14" table:formula="of:=[.F157]*([.C157]/1024)" office:value-type="float" office:value="22.2535302855064" calcext:value-type="float">
            <text:p>22.2535</text:p>
          </table:table-cell>
          <table:table-cell table:style-name="ce55" table:formula="of:=[.$D$1]*[.G157]" office:value-type="float" office:value="0.00037089291320945" calcext:value-type="float">
            <text:p>0.00037089</text:p>
          </table:table-cell>
          <table:table-cell table:style-name="ce55" table:formula="of:=[.H157]/[.D157]" office:value-type="float" office:value="0.000185446456604725" calcext:value-type="float">
            <text:p>0.00018545</text:p>
          </table:table-cell>
          <table:table-cell table:style-name="ce57" table:formula="of:=1/[.F157]" office:value-type="float" office:value="0.0786392081412701" calcext:value-type="float">
            <text:p>0.07864</text:p>
          </table:table-cell>
          <table:table-cell table:style-name="ce42" table:formula="of:=[.J157]/[.H157]" office:value-type="float" office:value="212.026720760936" calcext:value-type="float">
            <text:p>212.0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683380543842" calcext:value-type="float">
            <text:p>12.7683</text:p>
          </table:table-cell>
          <table:table-cell table:style-name="ce14" table:formula="of:=[.F158]*([.C158]/1024)" office:value-type="float" office:value="22.3445915951724" calcext:value-type="float">
            <text:p>22.3446</text:p>
          </table:table-cell>
          <table:table-cell table:style-name="ce55" table:formula="of:=[.$D$1]*[.G158]" office:value-type="float" office:value="0.000372410604739259" calcext:value-type="float">
            <text:p>0.00037241</text:p>
          </table:table-cell>
          <table:table-cell table:style-name="ce55" table:formula="of:=[.H158]/[.D158]" office:value-type="float" office:value="0.0000620684341232098" calcext:value-type="float">
            <text:p>0.00006207</text:p>
          </table:table-cell>
          <table:table-cell table:style-name="ce57" table:formula="of:=1/[.F158]" office:value-type="float" office:value="0.0783187283842814" calcext:value-type="float">
            <text:p>0.07832</text:p>
          </table:table-cell>
          <table:table-cell table:style-name="ce42" table:formula="of:=[.J158]/[.H158]" office:value-type="float" office:value="210.30208964945" calcext:value-type="float">
            <text:p>210.3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960118605684" calcext:value-type="float">
            <text:p>12.8960</text:p>
          </table:table-cell>
          <table:table-cell table:style-name="ce14" table:formula="of:=[.F159]*([.C159]/1024)" office:value-type="float" office:value="22.5680207559947" calcext:value-type="float">
            <text:p>22.5680</text:p>
          </table:table-cell>
          <table:table-cell table:style-name="ce55" table:formula="of:=[.$D$1]*[.G159]" office:value-type="float" office:value="0.000376134431533937" calcext:value-type="float">
            <text:p>0.00037613</text:p>
          </table:table-cell>
          <table:table-cell table:style-name="ce55" table:formula="of:=[.H159]/[.D159]" office:value-type="float" office:value="0.0000940336078834842" calcext:value-type="float">
            <text:p>0.00009403</text:p>
          </table:table-cell>
          <table:table-cell table:style-name="ce57" table:formula="of:=1/[.F159]" office:value-type="float" office:value="0.0775433530002914" calcext:value-type="float">
            <text:p>0.07754</text:p>
          </table:table-cell>
          <table:table-cell table:style-name="ce42" table:formula="of:=[.J159]/[.H159]" office:value-type="float" office:value="206.158613780868" calcext:value-type="float">
            <text:p>206.1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60177010721047" calcext:value-type="float">
            <text:p>6.6018</text:p>
          </table:table-cell>
          <table:table-cell table:style-name="ce14" table:formula="of:=[.F160]*([.C160]/1024)" office:value-type="float" office:value="44.5619482236707" calcext:value-type="float">
            <text:p>44.5619</text:p>
          </table:table-cell>
          <table:table-cell table:style-name="ce55" table:formula="of:=[.$D$1]*[.G160]" office:value-type="float" office:value="0.000742700622459452" calcext:value-type="float">
            <text:p>0.00074270</text:p>
          </table:table-cell>
          <table:table-cell table:style-name="ce55" table:formula="of:=[.H160]/[.D160]" office:value-type="float" office:value="0.000371350311229726" calcext:value-type="float">
            <text:p>0.00037135</text:p>
          </table:table-cell>
          <table:table-cell table:style-name="ce57" table:formula="of:=1/[.F160]" office:value-type="float" office:value="0.151474526340715" calcext:value-type="float">
            <text:p>0.15147</text:p>
          </table:table-cell>
          <table:table-cell table:style-name="ce42" table:formula="of:=[.J160]/[.H160]" office:value-type="float" office:value="203.950988810414" calcext:value-type="float">
            <text:p>203.9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1312780733842" calcext:value-type="float">
            <text:p>13.1313</text:p>
          </table:table-cell>
          <table:table-cell table:style-name="ce14" table:formula="of:=[.F161]*([.C161]/1024)" office:value-type="float" office:value="22.9797366284224" calcext:value-type="float">
            <text:p>22.9797</text:p>
          </table:table-cell>
          <table:table-cell table:style-name="ce55" table:formula="of:=[.$D$1]*[.G161]" office:value-type="float" office:value="0.000382996376464927" calcext:value-type="float">
            <text:p>0.00038300</text:p>
          </table:table-cell>
          <table:table-cell table:style-name="ce55" table:formula="of:=[.H161]/[.D161]" office:value-type="float" office:value="0.000382996376464927" calcext:value-type="float">
            <text:p>0.00038300</text:p>
          </table:table-cell>
          <table:table-cell table:style-name="ce57" table:formula="of:=1/[.F161]" office:value-type="float" office:value="0.0761540494696324" calcext:value-type="float">
            <text:p>0.07615</text:p>
          </table:table-cell>
          <table:table-cell table:style-name="ce42" table:formula="of:=[.J161]/[.H161]" office:value-type="float" office:value="198.837519489186" calcext:value-type="float">
            <text:p>198.8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7884482662097" calcext:value-type="float">
            <text:p>6.5788</text:p>
          </table:table-cell>
          <table:table-cell table:style-name="ce14" table:formula="of:=[.F162]*([.C162]/1024)" office:value-type="float" office:value="46.0519137863468" calcext:value-type="float">
            <text:p>46.0519</text:p>
          </table:table-cell>
          <table:table-cell table:style-name="ce55" table:formula="of:=[.$D$1]*[.G162]" office:value-type="float" office:value="0.000767533431502906" calcext:value-type="float">
            <text:p>0.00076753</text:p>
          </table:table-cell>
          <table:table-cell table:style-name="ce55" table:formula="of:=[.H162]/[.D162]" office:value-type="float" office:value="0.000383766715751453" calcext:value-type="float">
            <text:p>0.00038377</text:p>
          </table:table-cell>
          <table:table-cell table:style-name="ce57" table:formula="of:=1/[.F162]" office:value-type="float" office:value="0.152002369162676" calcext:value-type="float">
            <text:p>0.15200</text:p>
          </table:table-cell>
          <table:table-cell table:style-name="ce42" table:formula="of:=[.J162]/[.H162]" office:value-type="float" office:value="198.0400630433" calcext:value-type="float">
            <text:p>198.0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4100691480517" calcext:value-type="float">
            <text:p>6.5410</text:p>
          </table:table-cell>
          <table:table-cell table:style-name="ce14" table:formula="of:=[.F163]*([.C163]/1024)" office:value-type="float" office:value="47.4223001323375" calcext:value-type="float">
            <text:p>47.4223</text:p>
          </table:table-cell>
          <table:table-cell table:style-name="ce55" table:formula="of:=[.$D$1]*[.G163]" office:value-type="float" office:value="0.000790373249615629" calcext:value-type="float">
            <text:p>0.00079037</text:p>
          </table:table-cell>
          <table:table-cell table:style-name="ce55" table:formula="of:=[.H163]/[.D163]" office:value-type="float" office:value="0.000395186624807815" calcext:value-type="float">
            <text:p>0.00039519</text:p>
          </table:table-cell>
          <table:table-cell table:style-name="ce57" table:formula="of:=1/[.F163]" office:value-type="float" office:value="0.152881660732778" calcext:value-type="float">
            <text:p>0.15288</text:p>
          </table:table-cell>
          <table:table-cell table:style-name="ce42" table:formula="of:=[.J163]/[.H163]" office:value-type="float" office:value="193.429700217115" calcext:value-type="float">
            <text:p>193.4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7085263418422" calcext:value-type="float">
            <text:p>14.7085</text:p>
          </table:table-cell>
          <table:table-cell table:style-name="ce14" table:formula="of:=[.F164]*([.C164]/1024)" office:value-type="float" office:value="22.0627895127633" calcext:value-type="float">
            <text:p>22.0628</text:p>
          </table:table-cell>
          <table:table-cell table:style-name="ce55" table:formula="of:=[.$D$1]*[.G164]" office:value-type="float" office:value="0.000367713893972372" calcext:value-type="float">
            <text:p>0.00036771</text:p>
          </table:table-cell>
          <table:table-cell table:style-name="ce55" table:formula="of:=[.H164]/[.D164]" office:value-type="float" office:value="0.000091928473493093" calcext:value-type="float">
            <text:p>0.00009193</text:p>
          </table:table-cell>
          <table:table-cell table:style-name="ce57" table:formula="of:=1/[.F164]" office:value-type="float" office:value="0.0679877763930192" calcext:value-type="float">
            <text:p>0.06799</text:p>
          </table:table-cell>
          <table:table-cell table:style-name="ce42" table:formula="of:=[.J164]/[.H164]" office:value-type="float" office:value="184.893139768408" calcext:value-type="float">
            <text:p>184.8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4.7532647047947" calcext:value-type="float">
            <text:p>14.7533</text:p>
          </table:table-cell>
          <table:table-cell table:style-name="ce14" table:formula="of:=[.F165]*([.C165]/1024)" office:value-type="float" office:value="22.1298970571921" calcext:value-type="float">
            <text:p>22.1299</text:p>
          </table:table-cell>
          <table:table-cell table:style-name="ce55" table:formula="of:=[.$D$1]*[.G165]" office:value-type="float" office:value="0.000368832355283103" calcext:value-type="float">
            <text:p>0.00036883</text:p>
          </table:table-cell>
          <table:table-cell table:style-name="ce55" table:formula="of:=[.H165]/[.D165]" office:value-type="float" office:value="0.000184416177641551" calcext:value-type="float">
            <text:p>0.00018442</text:p>
          </table:table-cell>
          <table:table-cell table:style-name="ce57" table:formula="of:=1/[.F165]" office:value-type="float" office:value="0.0677816076651162" calcext:value-type="float">
            <text:p>0.06778</text:p>
          </table:table-cell>
          <table:table-cell table:style-name="ce42" table:formula="of:=[.J165]/[.H165]" office:value-type="float" office:value="183.773485959737" calcext:value-type="float">
            <text:p>183.7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7861492234526" calcext:value-type="float">
            <text:p>14.7861</text:p>
          </table:table-cell>
          <table:table-cell table:style-name="ce14" table:formula="of:=[.F166]*([.C166]/1024)" office:value-type="float" office:value="22.1792238351789" calcext:value-type="float">
            <text:p>22.1792</text:p>
          </table:table-cell>
          <table:table-cell table:style-name="ce55" table:formula="of:=[.$D$1]*[.G166]" office:value-type="float" office:value="0.000369654469893776" calcext:value-type="float">
            <text:p>0.00036965</text:p>
          </table:table-cell>
          <table:table-cell table:style-name="ce55" table:formula="of:=[.H166]/[.D166]" office:value-type="float" office:value="0.0000616090783156294" calcext:value-type="float">
            <text:p>0.00006161</text:p>
          </table:table-cell>
          <table:table-cell table:style-name="ce57" table:formula="of:=1/[.F166]" office:value-type="float" office:value="0.067630860806807" calcext:value-type="float">
            <text:p>0.06763</text:p>
          </table:table-cell>
          <table:table-cell table:style-name="ce42" table:formula="of:=[.J166]/[.H166]" office:value-type="float" office:value="182.956967424853" calcext:value-type="float">
            <text:p>182.9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2142705280421" calcext:value-type="float">
            <text:p>6.2143</text:p>
          </table:table-cell>
          <table:table-cell table:style-name="ce14" table:formula="of:=[.F167]*([.C167]/1024)" office:value-type="float" office:value="52.8212994883579" calcext:value-type="float">
            <text:p>52.8213</text:p>
          </table:table-cell>
          <table:table-cell table:style-name="ce55" table:formula="of:=[.$D$1]*[.G167]" office:value-type="float" office:value="0.000880356752182614" calcext:value-type="float">
            <text:p>0.00088036</text:p>
          </table:table-cell>
          <table:table-cell table:style-name="ce55" table:formula="of:=[.H167]/[.D167]" office:value-type="float" office:value="0.000440178376091307" calcext:value-type="float">
            <text:p>0.00044018</text:p>
          </table:table-cell>
          <table:table-cell table:style-name="ce57" table:formula="of:=1/[.F167]" office:value-type="float" office:value="0.160919933480119" calcext:value-type="float">
            <text:p>0.16092</text:p>
          </table:table-cell>
          <table:table-cell table:style-name="ce42" table:formula="of:=[.J167]/[.H167]" office:value-type="float" office:value="182.789457888703" calcext:value-type="float">
            <text:p>182.7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191522081473" calcext:value-type="float">
            <text:p>6.5192</text:p>
          </table:table-cell>
          <table:table-cell table:style-name="ce14" table:formula="of:=[.F168]*([.C168]/1024)" office:value-type="float" office:value="50.5234296131416" calcext:value-type="float">
            <text:p>50.5234</text:p>
          </table:table-cell>
          <table:table-cell table:style-name="ce55" table:formula="of:=[.$D$1]*[.G168]" office:value-type="float" office:value="0.000842058844333347" calcext:value-type="float">
            <text:p>0.00084206</text:p>
          </table:table-cell>
          <table:table-cell table:style-name="ce55" table:formula="of:=[.H168]/[.D168]" office:value-type="float" office:value="0.000421029422166673" calcext:value-type="float">
            <text:p>0.00042103</text:p>
          </table:table-cell>
          <table:table-cell table:style-name="ce57" table:formula="of:=1/[.F168]" office:value-type="float" office:value="0.153394178885753" calcext:value-type="float">
            <text:p>0.15339</text:p>
          </table:table-cell>
          <table:table-cell table:style-name="ce42" table:formula="of:=[.J168]/[.H168]" office:value-type="float" office:value="182.165628825138" calcext:value-type="float">
            <text:p>182.1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848746346279" calcext:value-type="float">
            <text:p>14.8487</text:p>
          </table:table-cell>
          <table:table-cell table:style-name="ce14" table:formula="of:=[.F169]*([.C169]/1024)" office:value-type="float" office:value="22.2731195194185" calcext:value-type="float">
            <text:p>22.2731</text:p>
          </table:table-cell>
          <table:table-cell table:style-name="ce55" table:formula="of:=[.$D$1]*[.G169]" office:value-type="float" office:value="0.000371219401094292" calcext:value-type="float">
            <text:p>0.00037122</text:p>
          </table:table-cell>
          <table:table-cell table:style-name="ce55" table:formula="of:=[.H169]/[.D169]" office:value-type="float" office:value="0.0000742438802188585" calcext:value-type="float">
            <text:p>0.00007424</text:p>
          </table:table-cell>
          <table:table-cell table:style-name="ce57" table:formula="of:=1/[.F169]" office:value-type="float" office:value="0.0673457527443449" calcext:value-type="float">
            <text:p>0.06735</text:p>
          </table:table-cell>
          <table:table-cell table:style-name="ce42" table:formula="of:=[.J169]/[.H169]" office:value-type="float" office:value="181.41765367279" calcext:value-type="float">
            <text:p>181.4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755946194053" calcext:value-type="float">
            <text:p>12.8756</text:p>
          </table:table-cell>
          <table:table-cell table:style-name="ce14" table:formula="of:=[.F170]*([.C170]/1024)" office:value-type="float" office:value="25.7511892388106" calcext:value-type="float">
            <text:p>25.7512</text:p>
          </table:table-cell>
          <table:table-cell table:style-name="ce55" table:formula="of:=[.$D$1]*[.G170]" office:value-type="float" office:value="0.000429187345686485" calcext:value-type="float">
            <text:p>0.00042919</text:p>
          </table:table-cell>
          <table:table-cell table:style-name="ce55" table:formula="of:=[.H170]/[.D170]" office:value-type="float" office:value="0.000429187345686485" calcext:value-type="float">
            <text:p>0.00042919</text:p>
          </table:table-cell>
          <table:table-cell table:style-name="ce57" table:formula="of:=1/[.F170]" office:value-type="float" office:value="0.0776663159690397" calcext:value-type="float">
            <text:p>0.07767</text:p>
          </table:table-cell>
          <table:table-cell table:style-name="ce42" table:formula="of:=[.J170]/[.H170]" office:value-type="float" office:value="180.961337163407" calcext:value-type="float">
            <text:p>180.9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66379399876845" calcext:value-type="float">
            <text:p>6.6638</text:p>
          </table:table-cell>
          <table:table-cell table:style-name="ce14" table:formula="of:=[.F171]*([.C171]/1024)" office:value-type="float" office:value="49.9784549907634" calcext:value-type="float">
            <text:p>49.9785</text:p>
          </table:table-cell>
          <table:table-cell table:style-name="ce55" table:formula="of:=[.$D$1]*[.G171]" office:value-type="float" office:value="0.000832975915794556" calcext:value-type="float">
            <text:p>0.00083298</text:p>
          </table:table-cell>
          <table:table-cell table:style-name="ce55" table:formula="of:=[.H171]/[.D171]" office:value-type="float" office:value="0.000416487957897278" calcext:value-type="float">
            <text:p>0.00041649</text:p>
          </table:table-cell>
          <table:table-cell table:style-name="ce57" table:formula="of:=1/[.F171]" office:value-type="float" office:value="0.150064662890962" calcext:value-type="float">
            <text:p>0.15006</text:p>
          </table:table-cell>
          <table:table-cell table:style-name="ce42" table:formula="of:=[.J171]/[.H171]" office:value-type="float" office:value="180.154864078895" calcext:value-type="float">
            <text:p>180.1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9581079397579" calcext:value-type="float">
            <text:p>14.9581</text:p>
          </table:table-cell>
          <table:table-cell table:style-name="ce14" table:formula="of:=[.F172]*([.C172]/1024)" office:value-type="float" office:value="22.4371619096368" calcext:value-type="float">
            <text:p>22.4372</text:p>
          </table:table-cell>
          <table:table-cell table:style-name="ce55" table:formula="of:=[.$D$1]*[.G172]" office:value-type="float" office:value="0.000373953446399344" calcext:value-type="float">
            <text:p>0.00037395</text:p>
          </table:table-cell>
          <table:table-cell table:style-name="ce55" table:formula="of:=[.H172]/[.D172]" office:value-type="float" office:value="0.000373953446399344" calcext:value-type="float">
            <text:p>0.00037395</text:p>
          </table:table-cell>
          <table:table-cell table:style-name="ce57" table:formula="of:=1/[.F172]" office:value-type="float" office:value="0.0668533750409736" calcext:value-type="float">
            <text:p>0.06685</text:p>
          </table:table-cell>
          <table:table-cell table:style-name="ce42" table:formula="of:=[.J172]/[.H172]" office:value-type="float" office:value="178.774592625578" calcext:value-type="float">
            <text:p>178.7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5.0669834078474" calcext:value-type="float">
            <text:p>15.0670</text:p>
          </table:table-cell>
          <table:table-cell table:style-name="ce14" table:formula="of:=[.F173]*([.C173]/1024)" office:value-type="float" office:value="22.6004751117711" calcext:value-type="float">
            <text:p>22.6005</text:p>
          </table:table-cell>
          <table:table-cell table:style-name="ce55" table:formula="of:=[.$D$1]*[.G173]" office:value-type="float" office:value="0.000376675338545355" calcext:value-type="float">
            <text:p>0.00037668</text:p>
          </table:table-cell>
          <table:table-cell table:style-name="ce55" table:formula="of:=[.H173]/[.D173]" office:value-type="float" office:value="0.000125558446181785" calcext:value-type="float">
            <text:p>0.00012556</text:p>
          </table:table-cell>
          <table:table-cell table:style-name="ce57" table:formula="of:=1/[.F173]" office:value-type="float" office:value="0.0663702861369825" calcext:value-type="float">
            <text:p>0.06637</text:p>
          </table:table-cell>
          <table:table-cell table:style-name="ce42" table:formula="of:=[.J173]/[.H173]" office:value-type="float" office:value="176.200242875712" calcext:value-type="float">
            <text:p>176.2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4118746670519" calcext:value-type="float">
            <text:p>6.5412</text:p>
          </table:table-cell>
          <table:table-cell table:style-name="ce14" table:formula="of:=[.F174]*([.C174]/1024)" office:value-type="float" office:value="52.3294997336415" calcext:value-type="float">
            <text:p>52.3295</text:p>
          </table:table-cell>
          <table:table-cell table:style-name="ce55" table:formula="of:=[.$D$1]*[.G174]" office:value-type="float" office:value="0.000872160073210683" calcext:value-type="float">
            <text:p>0.00087216</text:p>
          </table:table-cell>
          <table:table-cell table:style-name="ce55" table:formula="of:=[.H174]/[.D174]" office:value-type="float" office:value="0.000436080036605342" calcext:value-type="float">
            <text:p>0.00043608</text:p>
          </table:table-cell>
          <table:table-cell table:style-name="ce57" table:formula="of:=1/[.F174]" office:value-type="float" office:value="0.152877440845416" calcext:value-type="float">
            <text:p>0.15288</text:p>
          </table:table-cell>
          <table:table-cell table:style-name="ce42" table:formula="of:=[.J174]/[.H174]" office:value-type="float" office:value="175.28598882385" calcext:value-type="float">
            <text:p>175.2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60686668976322" calcext:value-type="float">
            <text:p>6.6069</text:p>
          </table:table-cell>
          <table:table-cell table:style-name="ce14" table:formula="of:=[.F175]*([.C175]/1024)" office:value-type="float" office:value="54.5066501905466" calcext:value-type="float">
            <text:p>54.5067</text:p>
          </table:table-cell>
          <table:table-cell table:style-name="ce55" table:formula="of:=[.$D$1]*[.G175]" office:value-type="float" office:value="0.000908445986730782" calcext:value-type="float">
            <text:p>0.00090845</text:p>
          </table:table-cell>
          <table:table-cell table:style-name="ce55" table:formula="of:=[.H175]/[.D175]" office:value-type="float" office:value="0.000454222993365391" calcext:value-type="float">
            <text:p>0.00045422</text:p>
          </table:table-cell>
          <table:table-cell table:style-name="ce57" table:formula="of:=1/[.F175]" office:value-type="float" office:value="0.151357677845902" calcext:value-type="float">
            <text:p>0.15136</text:p>
          </table:table-cell>
          <table:table-cell table:style-name="ce42" table:formula="of:=[.J175]/[.H175]" office:value-type="float" office:value="166.61164236147" calcext:value-type="float">
            <text:p>166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906043334527" calcext:value-type="float">
            <text:p>12.7906</text:p>
          </table:table-cell>
          <table:table-cell table:style-name="ce14" table:formula="of:=[.F176]*([.C176]/1024)" office:value-type="float" office:value="28.7788597502686" calcext:value-type="float">
            <text:p>28.7789</text:p>
          </table:table-cell>
          <table:table-cell table:style-name="ce55" table:formula="of:=[.$D$1]*[.G176]" office:value-type="float" office:value="0.000479648621799801" calcext:value-type="float">
            <text:p>0.00047965</text:p>
          </table:table-cell>
          <table:table-cell table:style-name="ce55" table:formula="of:=[.H176]/[.D176]" office:value-type="float" office:value="0.000479648621799801" calcext:value-type="float">
            <text:p>0.00047965</text:p>
          </table:table-cell>
          <table:table-cell table:style-name="ce57" table:formula="of:=1/[.F176]" office:value-type="float" office:value="0.0781823887229932" calcext:value-type="float">
            <text:p>0.07818</text:p>
          </table:table-cell>
          <table:table-cell table:style-name="ce42" table:formula="of:=[.J176]/[.H176]" office:value-type="float" office:value="162.999298172956" calcext:value-type="float">
            <text:p>163.0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5223249934422" calcext:value-type="float">
            <text:p>17.5223</text:p>
          </table:table-cell>
          <table:table-cell table:style-name="ce14" table:formula="of:=[.F177]*([.C177]/1024)" office:value-type="float" office:value="21.9029062418027" calcext:value-type="float">
            <text:p>21.9029</text:p>
          </table:table-cell>
          <table:table-cell table:style-name="ce55" table:formula="of:=[.$D$1]*[.G177]" office:value-type="float" office:value="0.000365049167460254" calcext:value-type="float">
            <text:p>0.00036505</text:p>
          </table:table-cell>
          <table:table-cell table:style-name="ce55" table:formula="of:=[.H177]/[.D177]" office:value-type="float" office:value="0.000121683055820085" calcext:value-type="float">
            <text:p>0.00012168</text:p>
          </table:table-cell>
          <table:table-cell table:style-name="ce57" table:formula="of:=1/[.F177]" office:value-type="float" office:value="0.0570700520835137" calcext:value-type="float">
            <text:p>0.05707</text:p>
          </table:table-cell>
          <table:table-cell table:style-name="ce42" table:formula="of:=[.J177]/[.H177]" office:value-type="float" office:value="156.335247880623" calcext:value-type="float">
            <text:p>156.3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7.6325633332316" calcext:value-type="float">
            <text:p>17.6326</text:p>
          </table:table-cell>
          <table:table-cell table:style-name="ce14" table:formula="of:=[.F178]*([.C178]/1024)" office:value-type="float" office:value="22.0407041665395" calcext:value-type="float">
            <text:p>22.0407</text:p>
          </table:table-cell>
          <table:table-cell table:style-name="ce55" table:formula="of:=[.$D$1]*[.G178]" office:value-type="float" office:value="0.000367345804132464" calcext:value-type="float">
            <text:p>0.00036735</text:p>
          </table:table-cell>
          <table:table-cell table:style-name="ce55" table:formula="of:=[.H178]/[.D178]" office:value-type="float" office:value="0.000183672902066232" calcext:value-type="float">
            <text:p>0.00018367</text:p>
          </table:table-cell>
          <table:table-cell table:style-name="ce57" table:formula="of:=1/[.F178]" office:value-type="float" office:value="0.0567132515619738" calcext:value-type="float">
            <text:p>0.05671</text:p>
          </table:table-cell>
          <table:table-cell table:style-name="ce42" table:formula="of:=[.J178]/[.H178]" office:value-type="float" office:value="154.386550558022" calcext:value-type="float">
            <text:p>154.3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011482897" calcext:value-type="float">
            <text:p>17.7011</text:p>
          </table:table-cell>
          <table:table-cell table:style-name="ce14" table:formula="of:=[.F179]*([.C179]/1024)" office:value-type="float" office:value="22.126435362125" calcext:value-type="float">
            <text:p>22.1264</text:p>
          </table:table-cell>
          <table:table-cell table:style-name="ce55" table:formula="of:=[.$D$1]*[.G179]" office:value-type="float" office:value="0.000368774660249929" calcext:value-type="float">
            <text:p>0.00036877</text:p>
          </table:table-cell>
          <table:table-cell table:style-name="ce55" table:formula="of:=[.H179]/[.D179]" office:value-type="float" office:value="0.000368774660249929" calcext:value-type="float">
            <text:p>0.00036877</text:p>
          </table:table-cell>
          <table:table-cell table:style-name="ce57" table:formula="of:=1/[.F179]" office:value-type="float" office:value="0.0564935101177523" calcext:value-type="float">
            <text:p>0.05649</text:p>
          </table:table-cell>
          <table:table-cell table:style-name="ce42" table:formula="of:=[.J179]/[.H179]" office:value-type="float" office:value="153.192494515391" calcext:value-type="float">
            <text:p>153.1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753708877474" calcext:value-type="float">
            <text:p>17.7754</text:p>
          </table:table-cell>
          <table:table-cell table:style-name="ce14" table:formula="of:=[.F180]*([.C180]/1024)" office:value-type="float" office:value="22.2192136096842" calcext:value-type="float">
            <text:p>22.2192</text:p>
          </table:table-cell>
          <table:table-cell table:style-name="ce55" table:formula="of:=[.$D$1]*[.G180]" office:value-type="float" office:value="0.000370320967468524" calcext:value-type="float">
            <text:p>0.00037032</text:p>
          </table:table-cell>
          <table:table-cell table:style-name="ce55" table:formula="of:=[.H180]/[.D180]" office:value-type="float" office:value="0.0000740641934937049" calcext:value-type="float">
            <text:p>0.00007406</text:p>
          </table:table-cell>
          <table:table-cell table:style-name="ce57" table:formula="of:=1/[.F180]" office:value-type="float" office:value="0.0562576165816772" calcext:value-type="float">
            <text:p>0.05626</text:p>
          </table:table-cell>
          <table:table-cell table:style-name="ce42" table:formula="of:=[.J180]/[.H180]" office:value-type="float" office:value="151.915828493991" calcext:value-type="float">
            <text:p>151.9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85716969621" calcext:value-type="float">
            <text:p>17.7857</text:p>
          </table:table-cell>
          <table:table-cell table:style-name="ce14" table:formula="of:=[.F181]*([.C181]/1024)" office:value-type="float" office:value="22.2321462120262" calcext:value-type="float">
            <text:p>22.2321</text:p>
          </table:table-cell>
          <table:table-cell table:style-name="ce55" table:formula="of:=[.$D$1]*[.G181]" office:value-type="float" office:value="0.000370536511271978" calcext:value-type="float">
            <text:p>0.00037054</text:p>
          </table:table-cell>
          <table:table-cell table:style-name="ce55" table:formula="of:=[.H181]/[.D181]" office:value-type="float" office:value="0.0000617560852119963" calcext:value-type="float">
            <text:p>0.00006176</text:p>
          </table:table-cell>
          <table:table-cell table:style-name="ce57" table:formula="of:=1/[.F181]" office:value-type="float" office:value="0.0562248911139234" calcext:value-type="float">
            <text:p>0.05622</text:p>
          </table:table-cell>
          <table:table-cell table:style-name="ce42" table:formula="of:=[.J181]/[.H181]" office:value-type="float" office:value="151.739138798804" calcext:value-type="float">
            <text:p>151.7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883206447421" calcext:value-type="float">
            <text:p>17.7883</text:p>
          </table:table-cell>
          <table:table-cell table:style-name="ce14" table:formula="of:=[.F182]*([.C182]/1024)" office:value-type="float" office:value="22.2354008059276" calcext:value-type="float">
            <text:p>22.2354</text:p>
          </table:table-cell>
          <table:table-cell table:style-name="ce55" table:formula="of:=[.$D$1]*[.G182]" office:value-type="float" office:value="0.000370590754612154" calcext:value-type="float">
            <text:p>0.00037059</text:p>
          </table:table-cell>
          <table:table-cell table:style-name="ce55" table:formula="of:=[.H182]/[.D182]" office:value-type="float" office:value="0.0000926476886530385" calcext:value-type="float">
            <text:p>0.00009265</text:p>
          </table:table-cell>
          <table:table-cell table:style-name="ce57" table:formula="of:=1/[.F182]" office:value-type="float" office:value="0.0562166614809466" calcext:value-type="float">
            <text:p>0.05622</text:p>
          </table:table-cell>
          <table:table-cell table:style-name="ce42" table:formula="of:=[.J182]/[.H182]" office:value-type="float" office:value="151.694721957597" calcext:value-type="float">
            <text:p>151.6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75216867364204" calcext:value-type="float">
            <text:p>6.7522</text:p>
          </table:table-cell>
          <table:table-cell table:style-name="ce14" table:formula="of:=[.F183]*([.C183]/1024)" office:value-type="float" office:value="59.0814758943679" calcext:value-type="float">
            <text:p>59.0815</text:p>
          </table:table-cell>
          <table:table-cell table:style-name="ce55" table:formula="of:=[.$D$1]*[.G183]" office:value-type="float" office:value="0.000984693234288661" calcext:value-type="float">
            <text:p>0.00098469</text:p>
          </table:table-cell>
          <table:table-cell table:style-name="ce55" table:formula="of:=[.H183]/[.D183]" office:value-type="float" office:value="0.00049234661714433" calcext:value-type="float">
            <text:p>0.00049235</text:p>
          </table:table-cell>
          <table:table-cell table:style-name="ce57" table:formula="of:=1/[.F183]" office:value-type="float" office:value="0.148100565660279" calcext:value-type="float">
            <text:p>0.14810</text:p>
          </table:table-cell>
          <table:table-cell table:style-name="ce42" table:formula="of:=[.J183]/[.H183]" office:value-type="float" office:value="150.402745244072" calcext:value-type="float">
            <text:p>150.4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66074923177898" calcext:value-type="float">
            <text:p>6.6607</text:p>
          </table:table-cell>
          <table:table-cell table:style-name="ce14" table:formula="of:=[.F184]*([.C184]/1024)" office:value-type="float" office:value="61.6119303939556" calcext:value-type="float">
            <text:p>61.6119</text:p>
          </table:table-cell>
          <table:table-cell table:style-name="ce55" table:formula="of:=[.$D$1]*[.G184]" office:value-type="float" office:value="0.00102686756029694" calcext:value-type="float">
            <text:p>0.00102687</text:p>
          </table:table-cell>
          <table:table-cell table:style-name="ce55" table:formula="of:=[.H184]/[.D184]" office:value-type="float" office:value="0.00051343378014847" calcext:value-type="float">
            <text:p>0.00051343</text:p>
          </table:table-cell>
          <table:table-cell table:style-name="ce57" table:formula="of:=1/[.F184]" office:value-type="float" office:value="0.150133260569084" calcext:value-type="float">
            <text:p>0.15013</text:p>
          </table:table-cell>
          <table:table-cell table:style-name="ce42" table:formula="of:=[.J184]/[.H184]" office:value-type="float" office:value="146.205086589423" calcext:value-type="float">
            <text:p>146.2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9828947665795" calcext:value-type="float">
            <text:p>6.5983</text:p>
          </table:table-cell>
          <table:table-cell table:style-name="ce14" table:formula="of:=[.F185]*([.C185]/1024)" office:value-type="float" office:value="62.6837500282505" calcext:value-type="float">
            <text:p>62.6838</text:p>
          </table:table-cell>
          <table:table-cell table:style-name="ce55" table:formula="of:=[.$D$1]*[.G185]" office:value-type="float" office:value="0.00104473125659584" calcext:value-type="float">
            <text:p>0.00104473</text:p>
          </table:table-cell>
          <table:table-cell table:style-name="ce55" table:formula="of:=[.H185]/[.D185]" office:value-type="float" office:value="0.000522365628297922" calcext:value-type="float">
            <text:p>0.00052237</text:p>
          </table:table-cell>
          <table:table-cell table:style-name="ce57" table:formula="of:=1/[.F185]" office:value-type="float" office:value="0.151554429907568" calcext:value-type="float">
            <text:p>0.15155</text:p>
          </table:table-cell>
          <table:table-cell table:style-name="ce42" table:formula="of:=[.J185]/[.H185]" office:value-type="float" office:value="145.065469182375" calcext:value-type="float">
            <text:p>145.0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645161948737" calcext:value-type="float">
            <text:p>12.8645</text:p>
          </table:table-cell>
          <table:table-cell table:style-name="ce14" table:formula="of:=[.F186]*([.C186]/1024)" office:value-type="float" office:value="32.1612904871842" calcext:value-type="float">
            <text:p>32.1613</text:p>
          </table:table-cell>
          <table:table-cell table:style-name="ce55" table:formula="of:=[.$D$1]*[.G186]" office:value-type="float" office:value="0.000536022580162754" calcext:value-type="float">
            <text:p>0.00053602</text:p>
          </table:table-cell>
          <table:table-cell table:style-name="ce55" table:formula="of:=[.H186]/[.D186]" office:value-type="float" office:value="0.000536022580162754" calcext:value-type="float">
            <text:p>0.00053602</text:p>
          </table:table-cell>
          <table:table-cell table:style-name="ce57" table:formula="of:=1/[.F186]" office:value-type="float" office:value="0.0777331992009528" calcext:value-type="float">
            <text:p>0.07773</text:p>
          </table:table-cell>
          <table:table-cell table:style-name="ce42" table:formula="of:=[.J186]/[.H186]" office:value-type="float" office:value="145.018516155328" calcext:value-type="float">
            <text:p>145.0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78711366124728" calcext:value-type="float">
            <text:p>6.7871</text:p>
          </table:table-cell>
          <table:table-cell table:style-name="ce14" table:formula="of:=[.F187]*([.C187]/1024)" office:value-type="float" office:value="61.0840229512255" calcext:value-type="float">
            <text:p>61.0840</text:p>
          </table:table-cell>
          <table:table-cell table:style-name="ce55" table:formula="of:=[.$D$1]*[.G187]" office:value-type="float" office:value="0.00101806908532119" calcext:value-type="float">
            <text:p>0.00101807</text:p>
          </table:table-cell>
          <table:table-cell table:style-name="ce55" table:formula="of:=[.H187]/[.D187]" office:value-type="float" office:value="0.000509034542660595" calcext:value-type="float">
            <text:p>0.00050903</text:p>
          </table:table-cell>
          <table:table-cell table:style-name="ce57" table:formula="of:=1/[.F187]" office:value-type="float" office:value="0.147338036448358" calcext:value-type="float">
            <text:p>0.14734</text:p>
          </table:table-cell>
          <table:table-cell table:style-name="ce42" table:formula="of:=[.J187]/[.H187]" office:value-type="float" office:value="144.72302378367" calcext:value-type="float">
            <text:p>144.7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4510142993157" calcext:value-type="float">
            <text:p>6.5451</text:p>
          </table:table-cell>
          <table:table-cell table:style-name="ce14" table:formula="of:=[.F188]*([.C188]/1024)" office:value-type="float" office:value="63.8147389418328" calcext:value-type="float">
            <text:p>63.8147</text:p>
          </table:table-cell>
          <table:table-cell table:style-name="ce55" table:formula="of:=[.$D$1]*[.G188]" office:value-type="float" office:value="0.00106358110952185" calcext:value-type="float">
            <text:p>0.00106358</text:p>
          </table:table-cell>
          <table:table-cell table:style-name="ce55" table:formula="of:=[.H188]/[.D188]" office:value-type="float" office:value="0.000531790554760923" calcext:value-type="float">
            <text:p>0.00053179</text:p>
          </table:table-cell>
          <table:table-cell table:style-name="ce57" table:formula="of:=1/[.F188]" office:value-type="float" office:value="0.152786020309307" calcext:value-type="float">
            <text:p>0.15279</text:p>
          </table:table-cell>
          <table:table-cell table:style-name="ce42" table:formula="of:=[.J188]/[.H188]" office:value-type="float" office:value="143.652438861005" calcext:value-type="float">
            <text:p>143.6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7231929925778" calcext:value-type="float">
            <text:p>6.5723</text:p>
          </table:table-cell>
          <table:table-cell table:style-name="ce14" table:formula="of:=[.F189]*([.C189]/1024)" office:value-type="float" office:value="65.7231929925778" calcext:value-type="float">
            <text:p>65.7232</text:p>
          </table:table-cell>
          <table:table-cell table:style-name="ce55" table:formula="of:=[.$D$1]*[.G189]" office:value-type="float" office:value="0.0010953887406494" calcext:value-type="float">
            <text:p>0.00109539</text:p>
          </table:table-cell>
          <table:table-cell table:style-name="ce55" table:formula="of:=[.H189]/[.D189]" office:value-type="float" office:value="0.000547694370324698" calcext:value-type="float">
            <text:p>0.00054769</text:p>
          </table:table-cell>
          <table:table-cell table:style-name="ce57" table:formula="of:=1/[.F189]" office:value-type="float" office:value="0.152153289343829" calcext:value-type="float">
            <text:p>0.15215</text:p>
          </table:table-cell>
          <table:table-cell table:style-name="ce42" table:formula="of:=[.J189]/[.H189]" office:value-type="float" office:value="138.903462941956" calcext:value-type="float">
            <text:p>138.9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111611847684" calcext:value-type="float">
            <text:p>12.8112</text:p>
          </table:table-cell>
          <table:table-cell table:style-name="ce14" table:formula="of:=[.F190]*([.C190]/1024)" office:value-type="float" office:value="35.2306932581131" calcext:value-type="float">
            <text:p>35.2307</text:p>
          </table:table-cell>
          <table:table-cell table:style-name="ce55" table:formula="of:=[.$D$1]*[.G190]" office:value-type="float" office:value="0.000587179395324994" calcext:value-type="float">
            <text:p>0.00058718</text:p>
          </table:table-cell>
          <table:table-cell table:style-name="ce55" table:formula="of:=[.H190]/[.D190]" office:value-type="float" office:value="0.000587179395324994" calcext:value-type="float">
            <text:p>0.00058718</text:p>
          </table:table-cell>
          <table:table-cell table:style-name="ce57" table:formula="of:=1/[.F190]" office:value-type="float" office:value="0.0780569368832024" calcext:value-type="float">
            <text:p>0.07806</text:p>
          </table:table-cell>
          <table:table-cell table:style-name="ce42" table:formula="of:=[.J190]/[.H190]" office:value-type="float" office:value="132.935415487458" calcext:value-type="float">
            <text:p>132.9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1.9027991570789" calcext:value-type="float">
            <text:p>21.9028</text:p>
          </table:table-cell>
          <table:table-cell table:style-name="ce14" table:formula="of:=[.F191]*([.C191]/1024)" office:value-type="float" office:value="21.9027991570789" calcext:value-type="float">
            <text:p>21.9028</text:p>
          </table:table-cell>
          <table:table-cell table:style-name="ce55" table:formula="of:=[.$D$1]*[.G191]" office:value-type="float" office:value="0.000365047382711287" calcext:value-type="float">
            <text:p>0.00036505</text:p>
          </table:table-cell>
          <table:table-cell table:style-name="ce55" table:formula="of:=[.H191]/[.D191]" office:value-type="float" office:value="0.0000912618456778217" calcext:value-type="float">
            <text:p>0.00009126</text:p>
          </table:table-cell>
          <table:table-cell table:style-name="ce57" table:formula="of:=1/[.F191]" office:value-type="float" office:value="0.04565626488324" calcext:value-type="float">
            <text:p>0.04566</text:p>
          </table:table-cell>
          <table:table-cell table:style-name="ce42" table:formula="of:=[.J191]/[.H191]" office:value-type="float" office:value="125.069421246472" calcext:value-type="float">
            <text:p>125.0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1.973958483558" calcext:value-type="float">
            <text:p>21.9740</text:p>
          </table:table-cell>
          <table:table-cell table:style-name="ce14" table:formula="of:=[.F192]*([.C192]/1024)" office:value-type="float" office:value="21.973958483558" calcext:value-type="float">
            <text:p>21.9740</text:p>
          </table:table-cell>
          <table:table-cell table:style-name="ce55" table:formula="of:=[.$D$1]*[.G192]" office:value-type="float" office:value="0.000366233373857916" calcext:value-type="float">
            <text:p>0.00036623</text:p>
          </table:table-cell>
          <table:table-cell table:style-name="ce55" table:formula="of:=[.H192]/[.D192]" office:value-type="float" office:value="0.000122077791285972" calcext:value-type="float">
            <text:p>0.00012208</text:p>
          </table:table-cell>
          <table:table-cell table:style-name="ce57" table:formula="of:=1/[.F192]" office:value-type="float" office:value="0.045508414005071" calcext:value-type="float">
            <text:p>0.04551</text:p>
          </table:table-cell>
          <table:table-cell table:style-name="ce42" table:formula="of:=[.J192]/[.H192]" office:value-type="float" office:value="124.260696194024" calcext:value-type="float">
            <text:p>124.2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964870346421" calcext:value-type="float">
            <text:p>12.6965</text:p>
          </table:table-cell>
          <table:table-cell table:style-name="ce14" table:formula="of:=[.F193]*([.C193]/1024)" office:value-type="float" office:value="38.0894611039263" calcext:value-type="float">
            <text:p>38.0895</text:p>
          </table:table-cell>
          <table:table-cell table:style-name="ce55" table:formula="of:=[.$D$1]*[.G193]" office:value-type="float" office:value="0.000634825621380808" calcext:value-type="float">
            <text:p>0.00063483</text:p>
          </table:table-cell>
          <table:table-cell table:style-name="ce55" table:formula="of:=[.H193]/[.D193]" office:value-type="float" office:value="0.000634825621380808" calcext:value-type="float">
            <text:p>0.00063483</text:p>
          </table:table-cell>
          <table:table-cell table:style-name="ce57" table:formula="of:=1/[.F193]" office:value-type="float" office:value="0.0787619439354777" calcext:value-type="float">
            <text:p>0.07876</text:p>
          </table:table-cell>
          <table:table-cell table:style-name="ce42" table:formula="of:=[.J193]/[.H193]" office:value-type="float" office:value="124.06862811265" calcext:value-type="float">
            <text:p>124.0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0042052247369" calcext:value-type="float">
            <text:p>22.0042</text:p>
          </table:table-cell>
          <table:table-cell table:style-name="ce14" table:formula="of:=[.F194]*([.C194]/1024)" office:value-type="float" office:value="22.0042052247369" calcext:value-type="float">
            <text:p>22.0042</text:p>
          </table:table-cell>
          <table:table-cell table:style-name="ce55" table:formula="of:=[.$D$1]*[.G194]" office:value-type="float" office:value="0.000366737487219123" calcext:value-type="float">
            <text:p>0.00036674</text:p>
          </table:table-cell>
          <table:table-cell table:style-name="ce55" table:formula="of:=[.H194]/[.D194]" office:value-type="float" office:value="0.0000611229145365204" calcext:value-type="float">
            <text:p>0.00006112</text:p>
          </table:table-cell>
          <table:table-cell table:style-name="ce57" table:formula="of:=1/[.F194]" office:value-type="float" office:value="0.0454458586341401" calcext:value-type="float">
            <text:p>0.04545</text:p>
          </table:table-cell>
          <table:table-cell table:style-name="ce42" table:formula="of:=[.J194]/[.H194]" office:value-type="float" office:value="123.919316181022" calcext:value-type="float">
            <text:p>123.9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1375580128737" calcext:value-type="float">
            <text:p>22.1376</text:p>
          </table:table-cell>
          <table:table-cell table:style-name="ce14" table:formula="of:=[.F195]*([.C195]/1024)" office:value-type="float" office:value="22.1375580128737" calcext:value-type="float">
            <text:p>22.1376</text:p>
          </table:table-cell>
          <table:table-cell table:style-name="ce55" table:formula="of:=[.$D$1]*[.G195]" office:value-type="float" office:value="0.000368960038133162" calcext:value-type="float">
            <text:p>0.00036896</text:p>
          </table:table-cell>
          <table:table-cell table:style-name="ce55" table:formula="of:=[.H195]/[.D195]" office:value-type="float" office:value="0.000368960038133162" calcext:value-type="float">
            <text:p>0.00036896</text:p>
          </table:table-cell>
          <table:table-cell table:style-name="ce57" table:formula="of:=1/[.F195]" office:value-type="float" office:value="0.0451721007085997" calcext:value-type="float">
            <text:p>0.04517</text:p>
          </table:table-cell>
          <table:table-cell table:style-name="ce42" table:formula="of:=[.J195]/[.H195]" office:value-type="float" office:value="122.43087608392" calcext:value-type="float">
            <text:p>122.4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1623205214158" calcext:value-type="float">
            <text:p>22.1623</text:p>
          </table:table-cell>
          <table:table-cell table:style-name="ce14" table:formula="of:=[.F196]*([.C196]/1024)" office:value-type="float" office:value="22.1623205214158" calcext:value-type="float">
            <text:p>22.1623</text:p>
          </table:table-cell>
          <table:table-cell table:style-name="ce55" table:formula="of:=[.$D$1]*[.G196]" office:value-type="float" office:value="0.000369372747434281" calcext:value-type="float">
            <text:p>0.00036937</text:p>
          </table:table-cell>
          <table:table-cell table:style-name="ce55" table:formula="of:=[.H196]/[.D196]" office:value-type="float" office:value="0.0000738745494868561" calcext:value-type="float">
            <text:p>0.00007387</text:p>
          </table:table-cell>
          <table:table-cell table:style-name="ce57" table:formula="of:=1/[.F196]" office:value-type="float" office:value="0.0451216288038829" calcext:value-type="float">
            <text:p>0.04512</text:p>
          </table:table-cell>
          <table:table-cell table:style-name="ce42" table:formula="of:=[.J196]/[.H196]" office:value-type="float" office:value="122.157438840046" calcext:value-type="float">
            <text:p>122.1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2.2058903979526" calcext:value-type="float">
            <text:p>22.2059</text:p>
          </table:table-cell>
          <table:table-cell table:style-name="ce14" table:formula="of:=[.F197]*([.C197]/1024)" office:value-type="float" office:value="22.2058903979526" calcext:value-type="float">
            <text:p>22.2059</text:p>
          </table:table-cell>
          <table:table-cell table:style-name="ce55" table:formula="of:=[.$D$1]*[.G197]" office:value-type="float" office:value="0.000370098913495557" calcext:value-type="float">
            <text:p>0.00037010</text:p>
          </table:table-cell>
          <table:table-cell table:style-name="ce55" table:formula="of:=[.H197]/[.D197]" office:value-type="float" office:value="0.000185049456747778" calcext:value-type="float">
            <text:p>0.00018505</text:p>
          </table:table-cell>
          <table:table-cell table:style-name="ce57" table:formula="of:=1/[.F197]" office:value-type="float" office:value="0.0450330962676552" calcext:value-type="float">
            <text:p>0.04503</text:p>
          </table:table-cell>
          <table:table-cell table:style-name="ce42" table:formula="of:=[.J197]/[.H197]" office:value-type="float" office:value="121.67854221003" calcext:value-type="float">
            <text:p>121.6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86538357379" calcext:value-type="float">
            <text:p>12.7865</text:p>
          </table:table-cell>
          <table:table-cell table:style-name="ce14" table:formula="of:=[.F198]*([.C198]/1024)" office:value-type="float" office:value="41.5562496614818" calcext:value-type="float">
            <text:p>41.5562</text:p>
          </table:table-cell>
          <table:table-cell table:style-name="ce55" table:formula="of:=[.$D$1]*[.G198]" office:value-type="float" office:value="0.000692605546233018" calcext:value-type="float">
            <text:p>0.00069261</text:p>
          </table:table-cell>
          <table:table-cell table:style-name="ce55" table:formula="of:=[.H198]/[.D198]" office:value-type="float" office:value="0.000692605546233018" calcext:value-type="float">
            <text:p>0.00069261</text:p>
          </table:table-cell>
          <table:table-cell table:style-name="ce57" table:formula="of:=1/[.F198]" office:value-type="float" office:value="0.0782072498474858" calcext:value-type="float">
            <text:p>0.07821</text:p>
          </table:table-cell>
          <table:table-cell table:style-name="ce42" table:formula="of:=[.J198]/[.H198]" office:value-type="float" office:value="112.917446695083" calcext:value-type="float">
            <text:p>112.9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529310878158" calcext:value-type="float">
            <text:p>12.6529</text:p>
          </table:table-cell>
          <table:table-cell table:style-name="ce14" table:formula="of:=[.F199]*([.C199]/1024)" office:value-type="float" office:value="44.2852588073553" calcext:value-type="float">
            <text:p>44.2853</text:p>
          </table:table-cell>
          <table:table-cell table:style-name="ce55" table:formula="of:=[.$D$1]*[.G199]" office:value-type="float" office:value="0.000738089122964549" calcext:value-type="float">
            <text:p>0.00073809</text:p>
          </table:table-cell>
          <table:table-cell table:style-name="ce55" table:formula="of:=[.H199]/[.D199]" office:value-type="float" office:value="0.000738089122964549" calcext:value-type="float">
            <text:p>0.00073809</text:p>
          </table:table-cell>
          <table:table-cell table:style-name="ce57" table:formula="of:=1/[.F199]" office:value-type="float" office:value="0.0790330709192714" calcext:value-type="float">
            <text:p>0.07903</text:p>
          </table:table-cell>
          <table:table-cell table:style-name="ce42" table:formula="of:=[.J199]/[.H199]" office:value-type="float" office:value="107.077950968622" calcext:value-type="float">
            <text:p>107.0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948472090526" calcext:value-type="float">
            <text:p>12.7948</text:p>
          </table:table-cell>
          <table:table-cell table:style-name="ce14" table:formula="of:=[.F200]*([.C200]/1024)" office:value-type="float" office:value="47.9806770339473" calcext:value-type="float">
            <text:p>47.9807</text:p>
          </table:table-cell>
          <table:table-cell table:style-name="ce55" table:formula="of:=[.$D$1]*[.G200]" office:value-type="float" office:value="0.000799679549921689" calcext:value-type="float">
            <text:p>0.00079968</text:p>
          </table:table-cell>
          <table:table-cell table:style-name="ce55" table:formula="of:=[.H200]/[.D200]" office:value-type="float" office:value="0.000799679549921689" calcext:value-type="float">
            <text:p>0.00079968</text:p>
          </table:table-cell>
          <table:table-cell table:style-name="ce57" table:formula="of:=1/[.F200]" office:value-type="float" office:value="0.0781564628057833" calcext:value-type="float">
            <text:p>0.07816</text:p>
          </table:table-cell>
          <table:table-cell table:style-name="ce42" table:formula="of:=[.J200]/[.H200]" office:value-type="float" office:value="97.7347273835339" calcext:value-type="float">
            <text:p>97.7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8.9996266909947" calcext:value-type="float">
            <text:p>28.9996</text:p>
          </table:table-cell>
          <table:table-cell table:style-name="ce14" table:formula="of:=[.F201]*([.C201]/1024)" office:value-type="float" office:value="21.749720018246" calcext:value-type="float">
            <text:p>21.7497</text:p>
          </table:table-cell>
          <table:table-cell table:style-name="ce55" table:formula="of:=[.$D$1]*[.G201]" office:value-type="float" office:value="0.000362496058628101" calcext:value-type="float">
            <text:p>0.00036250</text:p>
          </table:table-cell>
          <table:table-cell table:style-name="ce55" table:formula="of:=[.H201]/[.D201]" office:value-type="float" office:value="0.000362496058628101" calcext:value-type="float">
            <text:p>0.00036250</text:p>
          </table:table-cell>
          <table:table-cell table:style-name="ce57" table:formula="of:=1/[.F201]" office:value-type="float" office:value="0.0344832025134493" calcext:value-type="float">
            <text:p>0.03448</text:p>
          </table:table-cell>
          <table:table-cell table:style-name="ce42" table:formula="of:=[.J201]/[.H201]" office:value-type="float" office:value="95.1271101924641" calcext:value-type="float">
            <text:p>95.1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303834712895" calcext:value-type="float">
            <text:p>12.6304</text:p>
          </table:table-cell>
          <table:table-cell table:style-name="ce14" table:formula="of:=[.F202]*([.C202]/1024)" office:value-type="float" office:value="50.521533885158" calcext:value-type="float">
            <text:p>50.5215</text:p>
          </table:table-cell>
          <table:table-cell table:style-name="ce55" table:formula="of:=[.$D$1]*[.G202]" office:value-type="float" office:value="0.000842027248803763" calcext:value-type="float">
            <text:p>0.00084203</text:p>
          </table:table-cell>
          <table:table-cell table:style-name="ce55" table:formula="of:=[.H202]/[.D202]" office:value-type="float" office:value="0.000842027248803763" calcext:value-type="float">
            <text:p>0.00084203</text:p>
          </table:table-cell>
          <table:table-cell table:style-name="ce57" table:formula="of:=1/[.F202]" office:value-type="float" office:value="0.0791741598561223" calcext:value-type="float">
            <text:p>0.07917</text:p>
          </table:table-cell>
          <table:table-cell table:style-name="ce42" table:formula="of:=[.J202]/[.H202]" office:value-type="float" office:value="94.0280257777906" calcext:value-type="float">
            <text:p>94.0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4046059201316" calcext:value-type="float">
            <text:p>29.4046</text:p>
          </table:table-cell>
          <table:table-cell table:style-name="ce14" table:formula="of:=[.F203]*([.C203]/1024)" office:value-type="float" office:value="22.0534544400987" calcext:value-type="float">
            <text:p>22.0535</text:p>
          </table:table-cell>
          <table:table-cell table:style-name="ce55" table:formula="of:=[.$D$1]*[.G203]" office:value-type="float" office:value="0.000367558309116793" calcext:value-type="float">
            <text:p>0.00036756</text:p>
          </table:table-cell>
          <table:table-cell table:style-name="ce55" table:formula="of:=[.H203]/[.D203]" office:value-type="float" office:value="0.0000735116618233586" calcext:value-type="float">
            <text:p>0.00007351</text:p>
          </table:table-cell>
          <table:table-cell table:style-name="ce57" table:formula="of:=1/[.F203]" office:value-type="float" office:value="0.034008277571078" calcext:value-type="float">
            <text:p>0.03401</text:p>
          </table:table-cell>
          <table:table-cell table:style-name="ce42" table:formula="of:=[.J203]/[.H203]" office:value-type="float" office:value="92.5248504184183" calcext:value-type="float">
            <text:p>92.5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9.5768141170894" calcext:value-type="float">
            <text:p>29.5768</text:p>
          </table:table-cell>
          <table:table-cell table:style-name="ce14" table:formula="of:=[.F204]*([.C204]/1024)" office:value-type="float" office:value="22.182610587817" calcext:value-type="float">
            <text:p>22.1826</text:p>
          </table:table-cell>
          <table:table-cell table:style-name="ce55" table:formula="of:=[.$D$1]*[.G204]" office:value-type="float" office:value="0.00036971091588397" calcext:value-type="float">
            <text:p>0.00036971</text:p>
          </table:table-cell>
          <table:table-cell table:style-name="ce55" table:formula="of:=[.H204]/[.D204]" office:value-type="float" office:value="0.000184855457941985" calcext:value-type="float">
            <text:p>0.00018486</text:p>
          </table:table-cell>
          <table:table-cell table:style-name="ce57" table:formula="of:=1/[.F204]" office:value-type="float" office:value="0.0338102675981658" calcext:value-type="float">
            <text:p>0.03381</text:p>
          </table:table-cell>
          <table:table-cell table:style-name="ce42" table:formula="of:=[.J204]/[.H204]" office:value-type="float" office:value="91.4505527036609" calcext:value-type="float">
            <text:p>91.4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5888987846421" calcext:value-type="float">
            <text:p>29.5889</text:p>
          </table:table-cell>
          <table:table-cell table:style-name="ce14" table:formula="of:=[.F205]*([.C205]/1024)" office:value-type="float" office:value="22.1916740884816" calcext:value-type="float">
            <text:p>22.1917</text:p>
          </table:table-cell>
          <table:table-cell table:style-name="ce55" table:formula="of:=[.$D$1]*[.G205]" office:value-type="float" office:value="0.000369861974530496" calcext:value-type="float">
            <text:p>0.00036986</text:p>
          </table:table-cell>
          <table:table-cell table:style-name="ce55" table:formula="of:=[.H205]/[.D205]" office:value-type="float" office:value="0.0000616436624217493" calcext:value-type="float">
            <text:p>0.00006164</text:p>
          </table:table-cell>
          <table:table-cell table:style-name="ce57" table:formula="of:=1/[.F205]" office:value-type="float" office:value="0.033796458843512" calcext:value-type="float">
            <text:p>0.03380</text:p>
          </table:table-cell>
          <table:table-cell table:style-name="ce42" table:formula="of:=[.J205]/[.H205]" office:value-type="float" office:value="91.3758676771609" calcext:value-type="float">
            <text:p>91.3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8114368239526" calcext:value-type="float">
            <text:p>29.8114</text:p>
          </table:table-cell>
          <table:table-cell table:style-name="ce14" table:formula="of:=[.F206]*([.C206]/1024)" office:value-type="float" office:value="22.3585776179644" calcext:value-type="float">
            <text:p>22.3586</text:p>
          </table:table-cell>
          <table:table-cell table:style-name="ce55" table:formula="of:=[.$D$1]*[.G206]" office:value-type="float" office:value="0.000372643705585328" calcext:value-type="float">
            <text:p>0.00037264</text:p>
          </table:table-cell>
          <table:table-cell table:style-name="ce55" table:formula="of:=[.H206]/[.D206]" office:value-type="float" office:value="0.000124214568528443" calcext:value-type="float">
            <text:p>0.00012421</text:p>
          </table:table-cell>
          <table:table-cell table:style-name="ce57" table:formula="of:=1/[.F206]" office:value-type="float" office:value="0.0335441731945147" calcext:value-type="float">
            <text:p>0.03354</text:p>
          </table:table-cell>
          <table:table-cell table:style-name="ce42" table:formula="of:=[.J206]/[.H206]" office:value-type="float" office:value="90.0167443907992" calcext:value-type="float">
            <text:p>90.0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0.0234858859684" calcext:value-type="float">
            <text:p>30.0235</text:p>
          </table:table-cell>
          <table:table-cell table:style-name="ce14" table:formula="of:=[.F207]*([.C207]/1024)" office:value-type="float" office:value="22.5176144144763" calcext:value-type="float">
            <text:p>22.5176</text:p>
          </table:table-cell>
          <table:table-cell table:style-name="ce55" table:formula="of:=[.$D$1]*[.G207]" office:value-type="float" office:value="0.000375294324161752" calcext:value-type="float">
            <text:p>0.00037529</text:p>
          </table:table-cell>
          <table:table-cell table:style-name="ce55" table:formula="of:=[.H207]/[.D207]" office:value-type="float" office:value="0.000093823581040438" calcext:value-type="float">
            <text:p>0.00009382</text:p>
          </table:table-cell>
          <table:table-cell table:style-name="ce57" table:formula="of:=1/[.F207]" office:value-type="float" office:value="0.0333072583176411" calcext:value-type="float">
            <text:p>0.03331</text:p>
          </table:table-cell>
          <table:table-cell table:style-name="ce42" table:formula="of:=[.J207]/[.H207]" office:value-type="float" office:value="88.7496990316475" calcext:value-type="float">
            <text:p>88.7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9060634445316" calcext:value-type="float">
            <text:p>12.9061</text:p>
          </table:table-cell>
          <table:table-cell table:style-name="ce14" table:formula="of:=[.F208]*([.C208]/1024)" office:value-type="float" office:value="54.8507696392593" calcext:value-type="float">
            <text:p>54.8508</text:p>
          </table:table-cell>
          <table:table-cell table:style-name="ce55" table:formula="of:=[.$D$1]*[.G208]" office:value-type="float" office:value="0.000914181322346643" calcext:value-type="float">
            <text:p>0.00091418</text:p>
          </table:table-cell>
          <table:table-cell table:style-name="ce55" table:formula="of:=[.H208]/[.D208]" office:value-type="float" office:value="0.000914181322346643" calcext:value-type="float">
            <text:p>0.00091418</text:p>
          </table:table-cell>
          <table:table-cell table:style-name="ce57" table:formula="of:=1/[.F208]" office:value-type="float" office:value="0.0774829601836265" calcext:value-type="float">
            <text:p>0.07748</text:p>
          </table:table-cell>
          <table:table-cell table:style-name="ce42" table:formula="of:=[.J208]/[.H208]" office:value-type="float" office:value="84.7566651052692" calcext:value-type="float">
            <text:p>84.7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708650549421" calcext:value-type="float">
            <text:p>12.6709</text:p>
          </table:table-cell>
          <table:table-cell table:style-name="ce14" table:formula="of:=[.F209]*([.C209]/1024)" office:value-type="float" office:value="57.0188927472394" calcext:value-type="float">
            <text:p>57.0189</text:p>
          </table:table-cell>
          <table:table-cell table:style-name="ce55" table:formula="of:=[.$D$1]*[.G209]" office:value-type="float" office:value="0.000950316779750416" calcext:value-type="float">
            <text:p>0.00095032</text:p>
          </table:table-cell>
          <table:table-cell table:style-name="ce55" table:formula="of:=[.H209]/[.D209]" office:value-type="float" office:value="0.000950316779750416" calcext:value-type="float">
            <text:p>0.00095032</text:p>
          </table:table-cell>
          <table:table-cell table:style-name="ce57" table:formula="of:=1/[.F209]" office:value-type="float" office:value="0.0789212098514113" calcext:value-type="float">
            <text:p>0.07892</text:p>
          </table:table-cell>
          <table:table-cell table:style-name="ce42" table:formula="of:=[.J209]/[.H209]" office:value-type="float" office:value="83.0472654309425" calcext:value-type="float">
            <text:p>83.0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846300497894" calcext:value-type="float">
            <text:p>12.7846</text:p>
          </table:table-cell>
          <table:table-cell table:style-name="ce14" table:formula="of:=[.F210]*([.C210]/1024)" office:value-type="float" office:value="60.7269927364997" calcext:value-type="float">
            <text:p>60.7270</text:p>
          </table:table-cell>
          <table:table-cell table:style-name="ce55" table:formula="of:=[.$D$1]*[.G210]" office:value-type="float" office:value="0.00101211856984142" calcext:value-type="float">
            <text:p>0.00101212</text:p>
          </table:table-cell>
          <table:table-cell table:style-name="ce55" table:formula="of:=[.H210]/[.D210]" office:value-type="float" office:value="0.00101211856984142" calcext:value-type="float">
            <text:p>0.00101212</text:p>
          </table:table-cell>
          <table:table-cell table:style-name="ce57" table:formula="of:=1/[.F210]" office:value-type="float" office:value="0.0782189235124933" calcext:value-type="float">
            <text:p>0.07822</text:p>
          </table:table-cell>
          <table:table-cell table:style-name="ce42" table:formula="of:=[.J210]/[.H210]" office:value-type="float" office:value="77.2823716936137" calcext:value-type="float">
            <text:p>77.2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8575783514053" calcext:value-type="float">
            <text:p>12.8576</text:p>
          </table:table-cell>
          <table:table-cell table:style-name="ce14" table:formula="of:=[.F211]*([.C211]/1024)" office:value-type="float" office:value="64.2878917570265" calcext:value-type="float">
            <text:p>64.2879</text:p>
          </table:table-cell>
          <table:table-cell table:style-name="ce55" table:formula="of:=[.$D$1]*[.G211]" office:value-type="float" office:value="0.00107146700554683" calcext:value-type="float">
            <text:p>0.00107147</text:p>
          </table:table-cell>
          <table:table-cell table:style-name="ce55" table:formula="of:=[.H211]/[.D211]" office:value-type="float" office:value="0.00107146700554683" calcext:value-type="float">
            <text:p>0.00107147</text:p>
          </table:table-cell>
          <table:table-cell table:style-name="ce57" table:formula="of:=1/[.F211]" office:value-type="float" office:value="0.0777751433955448" calcext:value-type="float">
            <text:p>0.07778</text:p>
          </table:table-cell>
          <table:table-cell table:style-name="ce42" table:formula="of:=[.J211]/[.H211]" office:value-type="float" office:value="72.5875299873107" calcext:value-type="float">
            <text:p>72.5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948718980897" calcext:value-type="float">
            <text:p>12.7949</text:p>
          </table:table-cell>
          <table:table-cell table:style-name="ce14" table:formula="of:=[.F212]*([.C212]/1024)" office:value-type="float" office:value="67.1730774649709" calcext:value-type="float">
            <text:p>67.1731</text:p>
          </table:table-cell>
          <table:table-cell table:style-name="ce55" table:formula="of:=[.$D$1]*[.G212]" office:value-type="float" office:value="0.00111955353018543" calcext:value-type="float">
            <text:p>0.00111955</text:p>
          </table:table-cell>
          <table:table-cell table:style-name="ce55" table:formula="of:=[.H212]/[.D212]" office:value-type="float" office:value="0.00111955353018543" calcext:value-type="float">
            <text:p>0.00111955</text:p>
          </table:table-cell>
          <table:table-cell table:style-name="ce57" table:formula="of:=1/[.F212]" office:value-type="float" office:value="0.0781563119947533" calcext:value-type="float">
            <text:p>0.07816</text:p>
          </table:table-cell>
          <table:table-cell table:style-name="ce42" table:formula="of:=[.J212]/[.H212]" office:value-type="float" office:value="69.8102501465994" calcext:value-type="float">
            <text:p>69.8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0419056096053" calcext:value-type="float">
            <text:p>12.0419</text:p>
          </table:table-cell>
          <table:table-cell table:style-name="ce14" table:formula="of:=[.F213]*([.C213]/1024)" office:value-type="float" office:value="72.2514336576318" calcext:value-type="float">
            <text:p>72.2514</text:p>
          </table:table-cell>
          <table:table-cell table:style-name="ce55" table:formula="of:=[.$D$1]*[.G213]" office:value-type="float" office:value="0.00120419296934165" calcext:value-type="float">
            <text:p>0.00120419</text:p>
          </table:table-cell>
          <table:table-cell table:style-name="ce55" table:formula="of:=[.H213]/[.D213]" office:value-type="float" office:value="0.00120419296934165" calcext:value-type="float">
            <text:p>0.00120419</text:p>
          </table:table-cell>
          <table:table-cell table:style-name="ce57" table:formula="of:=1/[.F213]" office:value-type="float" office:value="0.0830433348690546" calcext:value-type="float">
            <text:p>0.08304</text:p>
          </table:table-cell>
          <table:table-cell table:style-name="ce42" table:formula="of:=[.J213]/[.H213]" office:value-type="float" office:value="68.9618167381059" calcext:value-type="float">
            <text:p>68.9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6781175900897" calcext:value-type="float">
            <text:p>12.6781</text:p>
          </table:table-cell>
          <table:table-cell table:style-name="ce14" table:formula="of:=[.F214]*([.C214]/1024)" office:value-type="float" office:value="69.7296467454934" calcext:value-type="float">
            <text:p>69.7296</text:p>
          </table:table-cell>
          <table:table-cell table:style-name="ce55" table:formula="of:=[.$D$1]*[.G214]" office:value-type="float" office:value="0.00116216310341311" calcext:value-type="float">
            <text:p>0.00116216</text:p>
          </table:table-cell>
          <table:table-cell table:style-name="ce55" table:formula="of:=[.H214]/[.D214]" office:value-type="float" office:value="0.00116216310341311" calcext:value-type="float">
            <text:p>0.00116216</text:p>
          </table:table-cell>
          <table:table-cell table:style-name="ce57" table:formula="of:=1/[.F214]" office:value-type="float" office:value="0.0788760628613893" calcext:value-type="float">
            <text:p>0.07888</text:p>
          </table:table-cell>
          <table:table-cell table:style-name="ce42" table:formula="of:=[.J214]/[.H214]" office:value-type="float" office:value="67.8700456327869" calcext:value-type="float">
            <text:p>67.8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085150419264" calcext:value-type="float">
            <text:p>12.7085</text:p>
          </table:table-cell>
          <table:table-cell table:style-name="ce14" table:formula="of:=[.F215]*([.C215]/1024)" office:value-type="float" office:value="73.0739614910768" calcext:value-type="float">
            <text:p>73.0740</text:p>
          </table:table-cell>
          <table:table-cell table:style-name="ce55" table:formula="of:=[.$D$1]*[.G215]" office:value-type="float" office:value="0.00121790179398333" calcext:value-type="float">
            <text:p>0.00121790</text:p>
          </table:table-cell>
          <table:table-cell table:style-name="ce55" table:formula="of:=[.H215]/[.D215]" office:value-type="float" office:value="0.00121790179398333" calcext:value-type="float">
            <text:p>0.00121790</text:p>
          </table:table-cell>
          <table:table-cell table:style-name="ce57" table:formula="of:=1/[.F215]" office:value-type="float" office:value="0.0786873994877388" calcext:value-type="float">
            <text:p>0.07869</text:p>
          </table:table-cell>
          <table:table-cell table:style-name="ce42" table:formula="of:=[.J215]/[.H215]" office:value-type="float" office:value="64.6089856148252" calcext:value-type="float">
            <text:p>64.6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3.6672265766105" calcext:value-type="float">
            <text:p>43.6672</text:p>
          </table:table-cell>
          <table:table-cell table:style-name="ce14" table:formula="of:=[.F216]*([.C216]/1024)" office:value-type="float" office:value="21.8336132883053" calcext:value-type="float">
            <text:p>21.8336</text:p>
          </table:table-cell>
          <table:table-cell table:style-name="ce55" table:formula="of:=[.$D$1]*[.G216]" office:value-type="float" office:value="0.000363894282592197" calcext:value-type="float">
            <text:p>0.00036389</text:p>
          </table:table-cell>
          <table:table-cell table:style-name="ce55" table:formula="of:=[.H216]/[.D216]" office:value-type="float" office:value="0.0000909735706480493" calcext:value-type="float">
            <text:p>0.00009097</text:p>
          </table:table-cell>
          <table:table-cell table:style-name="ce57" table:formula="of:=1/[.F216]" office:value-type="float" office:value="0.0229004697205943" calcext:value-type="float">
            <text:p>0.02290</text:p>
          </table:table-cell>
          <table:table-cell table:style-name="ce42" table:formula="of:=[.J216]/[.H216]" office:value-type="float" office:value="62.9316557475513" calcext:value-type="float">
            <text:p>62.9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43.8384062768106" calcext:value-type="float">
            <text:p>43.8384</text:p>
          </table:table-cell>
          <table:table-cell table:style-name="ce14" table:formula="of:=[.F217]*([.C217]/1024)" office:value-type="float" office:value="21.9192031384053" calcext:value-type="float">
            <text:p>21.9192</text:p>
          </table:table-cell>
          <table:table-cell table:style-name="ce55" table:formula="of:=[.$D$1]*[.G217]" office:value-type="float" office:value="0.00036532078294686" calcext:value-type="float">
            <text:p>0.00036532</text:p>
          </table:table-cell>
          <table:table-cell table:style-name="ce55" table:formula="of:=[.H217]/[.D217]" office:value-type="float" office:value="0.00018266039147343" calcext:value-type="float">
            <text:p>0.00018266</text:p>
          </table:table-cell>
          <table:table-cell table:style-name="ce57" table:formula="of:=1/[.F217]" office:value-type="float" office:value="0.0228110482321292" calcext:value-type="float">
            <text:p>0.02281</text:p>
          </table:table-cell>
          <table:table-cell table:style-name="ce42" table:formula="of:=[.J217]/[.H217]" office:value-type="float" office:value="62.4411456915313" calcext:value-type="float">
            <text:p>62.4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2664984597737" calcext:value-type="float">
            <text:p>44.2665</text:p>
          </table:table-cell>
          <table:table-cell table:style-name="ce14" table:formula="of:=[.F218]*([.C218]/1024)" office:value-type="float" office:value="22.1332492298868" calcext:value-type="float">
            <text:p>22.1332</text:p>
          </table:table-cell>
          <table:table-cell table:style-name="ce55" table:formula="of:=[.$D$1]*[.G218]" office:value-type="float" office:value="0.000368888224939755" calcext:value-type="float">
            <text:p>0.00036889</text:p>
          </table:table-cell>
          <table:table-cell table:style-name="ce55" table:formula="of:=[.H218]/[.D218]" office:value-type="float" office:value="0.000073777644987951" calcext:value-type="float">
            <text:p>0.00007378</text:p>
          </table:table-cell>
          <table:table-cell table:style-name="ce57" table:formula="of:=1/[.F218]" office:value-type="float" office:value="0.0225904472861961" calcext:value-type="float">
            <text:p>0.02259</text:p>
          </table:table-cell>
          <table:table-cell table:style-name="ce42" table:formula="of:=[.J218]/[.H218]" office:value-type="float" office:value="61.2392745522996" calcext:value-type="float">
            <text:p>61.2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4401577736052" calcext:value-type="float">
            <text:p>44.4402</text:p>
          </table:table-cell>
          <table:table-cell table:style-name="ce14" table:formula="of:=[.F219]*([.C219]/1024)" office:value-type="float" office:value="22.2200788868026" calcext:value-type="float">
            <text:p>22.2201</text:p>
          </table:table-cell>
          <table:table-cell table:style-name="ce55" table:formula="of:=[.$D$1]*[.G219]" office:value-type="float" office:value="0.000370335388782673" calcext:value-type="float">
            <text:p>0.00037034</text:p>
          </table:table-cell>
          <table:table-cell table:style-name="ce55" table:formula="of:=[.H219]/[.D219]" office:value-type="float" office:value="0.0000617225647971121" calcext:value-type="float">
            <text:p>0.00006172</text:p>
          </table:table-cell>
          <table:table-cell table:style-name="ce57" table:formula="of:=1/[.F219]" office:value-type="float" office:value="0.0225021703364415" calcext:value-type="float">
            <text:p>0.02250</text:p>
          </table:table-cell>
          <table:table-cell table:style-name="ce42" table:formula="of:=[.J219]/[.H219]" office:value-type="float" office:value="60.7615988588297" calcext:value-type="float">
            <text:p>60.7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7375874703211" calcext:value-type="float">
            <text:p>44.7376</text:p>
          </table:table-cell>
          <table:table-cell table:style-name="ce14" table:formula="of:=[.F220]*([.C220]/1024)" office:value-type="float" office:value="22.3687937351605" calcext:value-type="float">
            <text:p>22.3688</text:p>
          </table:table-cell>
          <table:table-cell table:style-name="ce55" table:formula="of:=[.$D$1]*[.G220]" office:value-type="float" office:value="0.0003728139745458" calcext:value-type="float">
            <text:p>0.00037281</text:p>
          </table:table-cell>
          <table:table-cell table:style-name="ce55" table:formula="of:=[.H220]/[.D220]" office:value-type="float" office:value="0.0001242713248486" calcext:value-type="float">
            <text:p>0.00012427</text:p>
          </table:table-cell>
          <table:table-cell table:style-name="ce57" table:formula="of:=1/[.F220]" office:value-type="float" office:value="0.0223525687580583" calcext:value-type="float">
            <text:p>0.02235</text:p>
          </table:table-cell>
          <table:table-cell table:style-name="ce42" table:formula="of:=[.J220]/[.H220]" office:value-type="float" office:value="59.9563596973275" calcext:value-type="float">
            <text:p>59.9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8887127532" calcext:value-type="float">
            <text:p>44.8887</text:p>
          </table:table-cell>
          <table:table-cell table:style-name="ce14" table:formula="of:=[.F221]*([.C221]/1024)" office:value-type="float" office:value="22.4443563766" calcext:value-type="float">
            <text:p>22.4444</text:p>
          </table:table-cell>
          <table:table-cell table:style-name="ce55" table:formula="of:=[.$D$1]*[.G221]" office:value-type="float" office:value="0.000374073354421879" calcext:value-type="float">
            <text:p>0.00037407</text:p>
          </table:table-cell>
          <table:table-cell table:style-name="ce55" table:formula="of:=[.H221]/[.D221]" office:value-type="float" office:value="0.000374073354421879" calcext:value-type="float">
            <text:p>0.00037407</text:p>
          </table:table-cell>
          <table:table-cell table:style-name="ce57" table:formula="of:=1/[.F221]" office:value-type="float" office:value="0.0222773151348323" calcext:value-type="float">
            <text:p>0.02228</text:p>
          </table:table-cell>
          <table:table-cell table:style-name="ce42" table:formula="of:=[.J221]/[.H221]" office:value-type="float" office:value="59.5533332473287" calcext:value-type="float">
            <text:p>59.5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8849564381634" calcext:value-type="float">
            <text:p>12.8850</text:p>
          </table:table-cell>
          <table:table-cell table:style-name="ce14" table:formula="of:=[.F222]*([.C222]/1024)" office:value-type="float" office:value="80.5309777385213" calcext:value-type="float">
            <text:p>80.5310</text:p>
          </table:table-cell>
          <table:table-cell table:style-name="ce55" table:formula="of:=[.$D$1]*[.G222]" office:value-type="float" office:value="0.00134218564667461" calcext:value-type="float">
            <text:p>0.00134219</text:p>
          </table:table-cell>
          <table:table-cell table:style-name="ce55" table:formula="of:=[.H222]/[.D222]" office:value-type="float" office:value="0.00134218564667461" calcext:value-type="float">
            <text:p>0.00134219</text:p>
          </table:table-cell>
          <table:table-cell table:style-name="ce57" table:formula="of:=1/[.F222]" office:value-type="float" office:value="0.077609885978205" calcext:value-type="float">
            <text:p>0.07761</text:p>
          </table:table-cell>
          <table:table-cell table:style-name="ce42" table:formula="of:=[.J222]/[.H222]" office:value-type="float" office:value="57.8235106078586" calcext:value-type="float">
            <text:p>57.82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505482525578" calcext:value-type="float">
            <text:p>12.7505</text:p>
          </table:table-cell>
          <table:table-cell table:style-name="ce14" table:formula="of:=[.F223]*([.C223]/1024)" office:value-type="float" office:value="82.8785636416257" calcext:value-type="float">
            <text:p>82.8786</text:p>
          </table:table-cell>
          <table:table-cell table:style-name="ce55" table:formula="of:=[.$D$1]*[.G223]" office:value-type="float" office:value="0.00138131215664588" calcext:value-type="float">
            <text:p>0.00138131</text:p>
          </table:table-cell>
          <table:table-cell table:style-name="ce55" table:formula="of:=[.H223]/[.D223]" office:value-type="float" office:value="0.00138131215664588" calcext:value-type="float">
            <text:p>0.00138131</text:p>
          </table:table-cell>
          <table:table-cell table:style-name="ce57" table:formula="of:=1/[.F223]" office:value-type="float" office:value="0.0784280001292805" calcext:value-type="float">
            <text:p>0.07843</text:p>
          </table:table-cell>
          <table:table-cell table:style-name="ce42" table:formula="of:=[.J223]/[.H223]" office:value-type="float" office:value="56.777897560621" calcext:value-type="float">
            <text:p>56.78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8723930636211" calcext:value-type="float">
            <text:p>12.8724</text:p>
          </table:table-cell>
          <table:table-cell table:style-name="ce14" table:formula="of:=[.F224]*([.C224]/1024)" office:value-type="float" office:value="86.8886531794424" calcext:value-type="float">
            <text:p>86.8887</text:p>
          </table:table-cell>
          <table:table-cell table:style-name="ce55" table:formula="of:=[.$D$1]*[.G224]" office:value-type="float" office:value="0.00144814711594581" calcext:value-type="float">
            <text:p>0.00144815</text:p>
          </table:table-cell>
          <table:table-cell table:style-name="ce55" table:formula="of:=[.H224]/[.D224]" office:value-type="float" office:value="0.00144814711594581" calcext:value-type="float">
            <text:p>0.00144815</text:p>
          </table:table-cell>
          <table:table-cell table:style-name="ce57" table:formula="of:=1/[.F224]" office:value-type="float" office:value="0.0776856327380274" calcext:value-type="float">
            <text:p>0.07769</text:p>
          </table:table-cell>
          <table:table-cell table:style-name="ce42" table:formula="of:=[.J224]/[.H224]" office:value-type="float" office:value="53.64484856726" calcext:value-type="float">
            <text:p>53.6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3863853772631" calcext:value-type="float">
            <text:p>12.3864</text:p>
          </table:table-cell>
          <table:table-cell table:style-name="ce14" table:formula="of:=[.F225]*([.C225]/1024)" office:value-type="float" office:value="92.8978903294732" calcext:value-type="float">
            <text:p>92.8979</text:p>
          </table:table-cell>
          <table:table-cell table:style-name="ce55" table:formula="of:=[.$D$1]*[.G225]" office:value-type="float" office:value="0.00154830126875423" calcext:value-type="float">
            <text:p>0.00154830</text:p>
          </table:table-cell>
          <table:table-cell table:style-name="ce55" table:formula="of:=[.H225]/[.D225]" office:value-type="float" office:value="0.00154830126875423" calcext:value-type="float">
            <text:p>0.00154830</text:p>
          </table:table-cell>
          <table:table-cell table:style-name="ce57" table:formula="of:=1/[.F225]" office:value-type="float" office:value="0.0807338032478496" calcext:value-type="float">
            <text:p>0.08073</text:p>
          </table:table-cell>
          <table:table-cell table:style-name="ce42" table:formula="of:=[.J225]/[.H225]" office:value-type="float" office:value="52.1434716079567" calcext:value-type="float">
            <text:p>52.1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9328486444684" calcext:value-type="float">
            <text:p>12.9328</text:p>
          </table:table-cell>
          <table:table-cell table:style-name="ce14" table:formula="of:=[.F226]*([.C226]/1024)" office:value-type="float" office:value="90.5299405112788" calcext:value-type="float">
            <text:p>90.5299</text:p>
          </table:table-cell>
          <table:table-cell table:style-name="ce55" table:formula="of:=[.$D$1]*[.G226]" office:value-type="float" office:value="0.00150883535951933" calcext:value-type="float">
            <text:p>0.00150884</text:p>
          </table:table-cell>
          <table:table-cell table:style-name="ce55" table:formula="of:=[.H226]/[.D226]" office:value-type="float" office:value="0.00150883535951933" calcext:value-type="float">
            <text:p>0.00150884</text:p>
          </table:table-cell>
          <table:table-cell table:style-name="ce57" table:formula="of:=1/[.F226]" office:value-type="float" office:value="0.0773224853619328" calcext:value-type="float">
            <text:p>0.07732</text:p>
          </table:table-cell>
          <table:table-cell table:style-name="ce42" table:formula="of:=[.J226]/[.H226]" office:value-type="float" office:value="51.2464695860292" calcext:value-type="float">
            <text:p>51.2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27600397984" calcext:value-type="float">
            <text:p>12.7276</text:p>
          </table:table-cell>
          <table:table-cell table:style-name="ce14" table:formula="of:=[.F227]*([.C227]/1024)" office:value-type="float" office:value="101.820803183872" calcext:value-type="float">
            <text:p>101.8208</text:p>
          </table:table-cell>
          <table:table-cell table:style-name="ce55" table:formula="of:=[.$D$1]*[.G227]" office:value-type="float" office:value="0.00169701678042464" calcext:value-type="float">
            <text:p>0.00169702</text:p>
          </table:table-cell>
          <table:table-cell table:style-name="ce55" table:formula="of:=[.H227]/[.D227]" office:value-type="float" office:value="0.00169701678042464" calcext:value-type="float">
            <text:p>0.00169702</text:p>
          </table:table-cell>
          <table:table-cell table:style-name="ce57" table:formula="of:=1/[.F227]" office:value-type="float" office:value="0.0785694057584017" calcext:value-type="float">
            <text:p>0.07857</text:p>
          </table:table-cell>
          <table:table-cell table:style-name="ce42" table:formula="of:=[.J227]/[.H227]" office:value-type="float" office:value="46.2985438121251" calcext:value-type="float">
            <text:p>46.3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9801325567789" calcext:value-type="float">
            <text:p>12.9801</text:p>
          </table:table-cell>
          <table:table-cell table:style-name="ce14" table:formula="of:=[.F228]*([.C228]/1024)" office:value-type="float" office:value="100.596027315036" calcext:value-type="float">
            <text:p>100.5960</text:p>
          </table:table-cell>
          <table:table-cell table:style-name="ce55" table:formula="of:=[.$D$1]*[.G228]" office:value-type="float" office:value="0.00167660380845152" calcext:value-type="float">
            <text:p>0.00167660</text:p>
          </table:table-cell>
          <table:table-cell table:style-name="ce55" table:formula="of:=[.H228]/[.D228]" office:value-type="float" office:value="0.00167660380845152" calcext:value-type="float">
            <text:p>0.00167660</text:p>
          </table:table-cell>
          <table:table-cell table:style-name="ce57" table:formula="of:=1/[.F228]" office:value-type="float" office:value="0.0770408156947325" calcext:value-type="float">
            <text:p>0.07704</text:p>
          </table:table-cell>
          <table:table-cell table:style-name="ce42" table:formula="of:=[.J228]/[.H228]" office:value-type="float" office:value="45.9505193214884" calcext:value-type="float">
            <text:p>45.9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3.4349781277526" calcext:value-type="float">
            <text:p>13.4350</text:p>
          </table:table-cell>
          <table:table-cell table:style-name="ce14" table:formula="of:=[.F229]*([.C229]/1024)" office:value-type="float" office:value="97.4035914262064" calcext:value-type="float">
            <text:p>97.4036</text:p>
          </table:table-cell>
          <table:table-cell table:style-name="ce55" table:formula="of:=[.$D$1]*[.G229]" office:value-type="float" office:value="0.00162339643722315" calcext:value-type="float">
            <text:p>0.00162340</text:p>
          </table:table-cell>
          <table:table-cell table:style-name="ce55" table:formula="of:=[.H229]/[.D229]" office:value-type="float" office:value="0.00162339643722315" calcext:value-type="float">
            <text:p>0.00162340</text:p>
          </table:table-cell>
          <table:table-cell table:style-name="ce57" table:formula="of:=1/[.F229]" office:value-type="float" office:value="0.0744325737259149" calcext:value-type="float">
            <text:p>0.07443</text:p>
          </table:table-cell>
          <table:table-cell table:style-name="ce42" table:formula="of:=[.J229]/[.H229]" office:value-type="float" office:value="45.8499058019575" calcext:value-type="float">
            <text:p>45.8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336170628" calcext:value-type="float">
            <text:p>12.7336</text:p>
          </table:table-cell>
          <table:table-cell table:style-name="ce14" table:formula="of:=[.F230]*([.C230]/1024)" office:value-type="float" office:value="105.0523407681" calcext:value-type="float">
            <text:p>105.0523</text:p>
          </table:table-cell>
          <table:table-cell table:style-name="ce55" table:formula="of:=[.$D$1]*[.G230]" office:value-type="float" office:value="0.00175087584787969" calcext:value-type="float">
            <text:p>0.00175088</text:p>
          </table:table-cell>
          <table:table-cell table:style-name="ce55" table:formula="of:=[.H230]/[.D230]" office:value-type="float" office:value="0.00175087584787969" calcext:value-type="float">
            <text:p>0.00175088</text:p>
          </table:table-cell>
          <table:table-cell table:style-name="ce57" table:formula="of:=1/[.F230]" office:value-type="float" office:value="0.0785322815244225" calcext:value-type="float">
            <text:p>0.07853</text:p>
          </table:table-cell>
          <table:table-cell table:style-name="ce42" table:formula="of:=[.J230]/[.H230]" office:value-type="float" office:value="44.8531411404898" calcext:value-type="float">
            <text:p>44.8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159245883001" calcext:value-type="float">
            <text:p>12.7159</text:p>
          </table:table-cell>
          <table:table-cell table:style-name="ce14" table:formula="of:=[.F231]*([.C231]/1024)" office:value-type="float" office:value="108.085359000551" calcext:value-type="float">
            <text:p>108.0854</text:p>
          </table:table-cell>
          <table:table-cell table:style-name="ce55" table:formula="of:=[.$D$1]*[.G231]" office:value-type="float" office:value="0.00180142625285448" calcext:value-type="float">
            <text:p>0.00180143</text:p>
          </table:table-cell>
          <table:table-cell table:style-name="ce55" table:formula="of:=[.H231]/[.D231]" office:value-type="float" office:value="0.00180142625285448" calcext:value-type="float">
            <text:p>0.00180143</text:p>
          </table:table-cell>
          <table:table-cell table:style-name="ce57" table:formula="of:=1/[.F231]" office:value-type="float" office:value="0.0786415484816651" calcext:value-type="float">
            <text:p>0.07864</text:p>
          </table:table-cell>
          <table:table-cell table:style-name="ce42" table:formula="of:=[.J231]/[.H231]" office:value-type="float" office:value="43.6551584374061" calcext:value-type="float">
            <text:p>43.6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6721567763052" calcext:value-type="float">
            <text:p>12.6722</text:p>
          </table:table-cell>
          <table:table-cell table:style-name="ce14" table:formula="of:=[.F232]*([.C232]/1024)" office:value-type="float" office:value="110.881371792671" calcext:value-type="float">
            <text:p>110.8814</text:p>
          </table:table-cell>
          <table:table-cell table:style-name="ce55" table:formula="of:=[.$D$1]*[.G232]" office:value-type="float" office:value="0.0018480265592569" calcext:value-type="float">
            <text:p>0.00184803</text:p>
          </table:table-cell>
          <table:table-cell table:style-name="ce55" table:formula="of:=[.H232]/[.D232]" office:value-type="float" office:value="0.0018480265592569" calcext:value-type="float">
            <text:p>0.00184803</text:p>
          </table:table-cell>
          <table:table-cell table:style-name="ce57" table:formula="of:=1/[.F232]" office:value-type="float" office:value="0.0789131651109172" calcext:value-type="float">
            <text:p>0.07891</text:p>
          </table:table-cell>
          <table:table-cell table:style-name="ce42" table:formula="of:=[.J232]/[.H232]" office:value-type="float" office:value="42.7013154738687" calcext:value-type="float">
            <text:p>42.7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6545831128158" calcext:value-type="float">
            <text:p>12.6546</text:p>
          </table:table-cell>
          <table:table-cell table:style-name="ce14" table:formula="of:=[.F233]*([.C233]/1024)" office:value-type="float" office:value="117.054893793546" calcext:value-type="float">
            <text:p>117.0549</text:p>
          </table:table-cell>
          <table:table-cell table:style-name="ce55" table:formula="of:=[.$D$1]*[.G233]" office:value-type="float" office:value="0.0019509187983889" calcext:value-type="float">
            <text:p>0.00195092</text:p>
          </table:table-cell>
          <table:table-cell table:style-name="ce55" table:formula="of:=[.H233]/[.D233]" office:value-type="float" office:value="0.0019509187983889" calcext:value-type="float">
            <text:p>0.00195092</text:p>
          </table:table-cell>
          <table:table-cell table:style-name="ce57" table:formula="of:=1/[.F233]" office:value-type="float" office:value="0.07902275334438" calcext:value-type="float">
            <text:p>0.07902</text:p>
          </table:table-cell>
          <table:table-cell table:style-name="ce42" table:formula="of:=[.J233]/[.H233]" office:value-type="float" office:value="40.5054036127175" calcext:value-type="float">
            <text:p>40.5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0856543199736" calcext:value-type="float">
            <text:p>13.0857</text:p>
          </table:table-cell>
          <table:table-cell table:style-name="ce14" table:formula="of:=[.F234]*([.C234]/1024)" office:value-type="float" office:value="117.770888879762" calcext:value-type="float">
            <text:p>117.7709</text:p>
          </table:table-cell>
          <table:table-cell table:style-name="ce55" table:formula="of:=[.$D$1]*[.G234]" office:value-type="float" office:value="0.00196285207369234" calcext:value-type="float">
            <text:p>0.00196285</text:p>
          </table:table-cell>
          <table:table-cell table:style-name="ce55" table:formula="of:=[.H234]/[.D234]" office:value-type="float" office:value="0.00196285207369234" calcext:value-type="float">
            <text:p>0.00196285</text:p>
          </table:table-cell>
          <table:table-cell table:style-name="ce57" table:formula="of:=1/[.F234]" office:value-type="float" office:value="0.0764195641691089" calcext:value-type="float">
            <text:p>0.07642</text:p>
          </table:table-cell>
          <table:table-cell table:style-name="ce42" table:formula="of:=[.J234]/[.H234]" office:value-type="float" office:value="38.9329207194689" calcext:value-type="float">
            <text:p>38.9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8896881461632" calcext:value-type="float">
            <text:p>12.8897</text:p>
          </table:table-cell>
          <table:table-cell table:style-name="ce14" table:formula="of:=[.F235]*([.C235]/1024)" office:value-type="float" office:value="122.45203738855" calcext:value-type="float">
            <text:p>122.4520</text:p>
          </table:table-cell>
          <table:table-cell table:style-name="ce55" table:formula="of:=[.$D$1]*[.G235]" office:value-type="float" office:value="0.00204087137154375" calcext:value-type="float">
            <text:p>0.00204087</text:p>
          </table:table-cell>
          <table:table-cell table:style-name="ce55" table:formula="of:=[.H235]/[.D235]" office:value-type="float" office:value="0.00204087137154375" calcext:value-type="float">
            <text:p>0.00204087</text:p>
          </table:table-cell>
          <table:table-cell table:style-name="ce57" table:formula="of:=1/[.F235]" office:value-type="float" office:value="0.0775813959702093" calcext:value-type="float">
            <text:p>0.07758</text:p>
          </table:table-cell>
          <table:table-cell table:style-name="ce42" table:formula="of:=[.J235]/[.H235]" office:value-type="float" office:value="38.0138587134599" calcext:value-type="float">
            <text:p>38.0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0183394027159" calcext:value-type="float">
            <text:p>13.0183</text:p>
          </table:table-cell>
          <table:table-cell table:style-name="ce14" table:formula="of:=[.F236]*([.C236]/1024)" office:value-type="float" office:value="126.92880917648" calcext:value-type="float">
            <text:p>126.9288</text:p>
          </table:table-cell>
          <table:table-cell table:style-name="ce55" table:formula="of:=[.$D$1]*[.G236]" office:value-type="float" office:value="0.00211548438390164" calcext:value-type="float">
            <text:p>0.00211548</text:p>
          </table:table-cell>
          <table:table-cell table:style-name="ce55" table:formula="of:=[.H236]/[.D236]" office:value-type="float" office:value="0.00211548438390164" calcext:value-type="float">
            <text:p>0.00211548</text:p>
          </table:table-cell>
          <table:table-cell table:style-name="ce57" table:formula="of:=1/[.F236]" office:value-type="float" office:value="0.0768147126192899" calcext:value-type="float">
            <text:p>0.07681</text:p>
          </table:table-cell>
          <table:table-cell table:style-name="ce42" table:formula="of:=[.J236]/[.H236]" office:value-type="float" office:value="36.3106970695849" calcext:value-type="float">
            <text:p>36.3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3179664616999" calcext:value-type="float">
            <text:p>13.3180</text:p>
          </table:table-cell>
          <table:table-cell table:style-name="ce14" table:formula="of:=[.F237]*([.C237]/1024)" office:value-type="float" office:value="133.179664616999" calcext:value-type="float">
            <text:p>133.1797</text:p>
          </table:table-cell>
          <table:table-cell table:style-name="ce55" table:formula="of:=[.$D$1]*[.G237]" office:value-type="float" office:value="0.00221966551627214" calcext:value-type="float">
            <text:p>0.00221967</text:p>
          </table:table-cell>
          <table:table-cell table:style-name="ce55" table:formula="of:=[.H237]/[.D237]" office:value-type="float" office:value="0.00221966551627214" calcext:value-type="float">
            <text:p>0.00221967</text:p>
          </table:table-cell>
          <table:table-cell table:style-name="ce57" table:formula="of:=1/[.F237]" office:value-type="float" office:value="0.0750865383897626" calcext:value-type="float">
            <text:p>0.07509</text:p>
          </table:table-cell>
          <table:table-cell table:style-name="ce42" table:formula="of:=[.J237]/[.H237]" office:value-type="float" office:value="33.8278618284201" calcext:value-type="float">
            <text:p>33.83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7.6961043566894" calcext:value-type="float">
            <text:p>87.6961</text:p>
          </table:table-cell>
          <table:table-cell table:style-name="ce14" table:formula="of:=[.F238]*([.C238]/1024)" office:value-type="float" office:value="21.9240260891724" calcext:value-type="float">
            <text:p>21.9240</text:p>
          </table:table-cell>
          <table:table-cell table:style-name="ce55" table:formula="of:=[.$D$1]*[.G238]" office:value-type="float" office:value="0.000365401165620409" calcext:value-type="float">
            <text:p>0.00036540</text:p>
          </table:table-cell>
          <table:table-cell table:style-name="ce55" table:formula="of:=[.H238]/[.D238]" office:value-type="float" office:value="0.000365401165620409" calcext:value-type="float">
            <text:p>0.00036540</text:p>
          </table:table-cell>
          <table:table-cell table:style-name="ce57" table:formula="of:=1/[.F238]" office:value-type="float" office:value="0.0114030150750216" calcext:value-type="float">
            <text:p>0.01140</text:p>
          </table:table-cell>
          <table:table-cell table:style-name="ce42" table:formula="of:=[.J238]/[.H238]" office:value-type="float" office:value="31.2068382586045" calcext:value-type="float">
            <text:p>31.21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8.8573865351474" calcext:value-type="float">
            <text:p>88.8574</text:p>
          </table:table-cell>
          <table:table-cell table:style-name="ce14" table:formula="of:=[.F239]*([.C239]/1024)" office:value-type="float" office:value="22.2143466337868" calcext:value-type="float">
            <text:p>22.2143</text:p>
          </table:table-cell>
          <table:table-cell table:style-name="ce55" table:formula="of:=[.$D$1]*[.G239]" office:value-type="float" office:value="0.000370239851041335" calcext:value-type="float">
            <text:p>0.00037024</text:p>
          </table:table-cell>
          <table:table-cell table:style-name="ce55" table:formula="of:=[.H239]/[.D239]" office:value-type="float" office:value="0.000123413283680445" calcext:value-type="float">
            <text:p>0.00012341</text:p>
          </table:table-cell>
          <table:table-cell table:style-name="ce57" table:formula="of:=1/[.F239]" office:value-type="float" office:value="0.011253988430151" calcext:value-type="float">
            <text:p>0.01125</text:p>
          </table:table-cell>
          <table:table-cell table:style-name="ce42" table:formula="of:=[.J239]/[.H239]" office:value-type="float" office:value="30.3964805476721" calcext:value-type="float">
            <text:p>30.4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8.9354990723053" calcext:value-type="float">
            <text:p>88.9355</text:p>
          </table:table-cell>
          <table:table-cell table:style-name="ce14" table:formula="of:=[.F240]*([.C240]/1024)" office:value-type="float" office:value="22.2338747680763" calcext:value-type="float">
            <text:p>22.2339</text:p>
          </table:table-cell>
          <table:table-cell table:style-name="ce55" table:formula="of:=[.$D$1]*[.G240]" office:value-type="float" office:value="0.000370565320597098" calcext:value-type="float">
            <text:p>0.00037057</text:p>
          </table:table-cell>
          <table:table-cell table:style-name="ce55" table:formula="of:=[.H240]/[.D240]" office:value-type="float" office:value="0.0000926413301492744" calcext:value-type="float">
            <text:p>0.00009264</text:p>
          </table:table-cell>
          <table:table-cell table:style-name="ce57" table:formula="of:=1/[.F240]" office:value-type="float" office:value="0.0112441039903199" calcext:value-type="float">
            <text:p>0.01124</text:p>
          </table:table-cell>
          <table:table-cell table:style-name="ce42" table:formula="of:=[.J240]/[.H240]" office:value-type="float" office:value="30.3431092046123" calcext:value-type="float">
            <text:p>30.34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9.0368600429158" calcext:value-type="float">
            <text:p>89.0369</text:p>
          </table:table-cell>
          <table:table-cell table:style-name="ce14" table:formula="of:=[.F241]*([.C241]/1024)" office:value-type="float" office:value="22.259215010729" calcext:value-type="float">
            <text:p>22.2592</text:p>
          </table:table-cell>
          <table:table-cell table:style-name="ce55" table:formula="of:=[.$D$1]*[.G241]" office:value-type="float" office:value="0.000370987658819316" calcext:value-type="float">
            <text:p>0.00037099</text:p>
          </table:table-cell>
          <table:table-cell table:style-name="ce55" table:formula="of:=[.H241]/[.D241]" office:value-type="float" office:value="0.0000741975317638632" calcext:value-type="float">
            <text:p>0.00007420</text:p>
          </table:table-cell>
          <table:table-cell table:style-name="ce57" table:formula="of:=1/[.F241]" office:value-type="float" office:value="0.011231303524383" calcext:value-type="float">
            <text:p>0.01123</text:p>
          </table:table-cell>
          <table:table-cell table:style-name="ce42" table:formula="of:=[.J241]/[.H241]" office:value-type="float" office:value="30.2740623775118" calcext:value-type="float">
            <text:p>30.2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9.1882614038421" calcext:value-type="float">
            <text:p>89.1883</text:p>
          </table:table-cell>
          <table:table-cell table:style-name="ce14" table:formula="of:=[.F242]*([.C242]/1024)" office:value-type="float" office:value="22.2970653509605" calcext:value-type="float">
            <text:p>22.2971</text:p>
          </table:table-cell>
          <table:table-cell table:style-name="ce55" table:formula="of:=[.$D$1]*[.G242]" office:value-type="float" office:value="0.000371618499084854" calcext:value-type="float">
            <text:p>0.00037162</text:p>
          </table:table-cell>
          <table:table-cell table:style-name="ce55" table:formula="of:=[.H242]/[.D242]" office:value-type="float" office:value="0.000185809249542427" calcext:value-type="float">
            <text:p>0.00018581</text:p>
          </table:table-cell>
          <table:table-cell table:style-name="ce57" table:formula="of:=1/[.F242]" office:value-type="float" office:value="0.0112122378467725" calcext:value-type="float">
            <text:p>0.01121</text:p>
          </table:table-cell>
          <table:table-cell table:style-name="ce42" table:formula="of:=[.J242]/[.H242]" office:value-type="float" office:value="30.1713662650911" calcext:value-type="float">
            <text:p>30.1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9.2909736500157" calcext:value-type="float">
            <text:p>89.2910</text:p>
          </table:table-cell>
          <table:table-cell table:style-name="ce14" table:formula="of:=[.F243]*([.C243]/1024)" office:value-type="float" office:value="22.3227434125039" calcext:value-type="float">
            <text:p>22.3227</text:p>
          </table:table-cell>
          <table:table-cell table:style-name="ce55" table:formula="of:=[.$D$1]*[.G243]" office:value-type="float" office:value="0.000372046467633179" calcext:value-type="float">
            <text:p>0.00037205</text:p>
          </table:table-cell>
          <table:table-cell table:style-name="ce55" table:formula="of:=[.H243]/[.D243]" office:value-type="float" office:value="0.0000620077446055299" calcext:value-type="float">
            <text:p>0.00006201</text:p>
          </table:table-cell>
          <table:table-cell table:style-name="ce57" table:formula="of:=1/[.F243]" office:value-type="float" office:value="0.0111993403042013" calcext:value-type="float">
            <text:p>0.01120</text:p>
          </table:table-cell>
          <table:table-cell table:style-name="ce42" table:formula="of:=[.J243]/[.H243]" office:value-type="float" office:value="30.1019933758473" calcext:value-type="float">
            <text:p>30.1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8.265154552579" calcext:value-type="float">
            <text:p>178.2652</text:p>
          </table:table-cell>
          <table:table-cell table:style-name="ce14" table:formula="of:=[.F244]*([.C244]/1024)" office:value-type="float" office:value="22.2831443190724" calcext:value-type="float">
            <text:p>22.2831</text:p>
          </table:table-cell>
          <table:table-cell table:style-name="ce55" table:formula="of:=[.$D$1]*[.G244]" office:value-type="float" office:value="0.000371386481422684" calcext:value-type="float">
            <text:p>0.00037139</text:p>
          </table:table-cell>
          <table:table-cell table:style-name="ce55" table:formula="of:=[.H244]/[.D244]" office:value-type="float" office:value="0.0000618977469037806" calcext:value-type="float">
            <text:p>0.00006190</text:p>
          </table:table-cell>
          <table:table-cell table:style-name="ce57" table:formula="of:=1/[.F244]" office:value-type="float" office:value="0.00560962125497752" calcext:value-type="float">
            <text:p>0.00561</text:p>
          </table:table-cell>
          <table:table-cell table:style-name="ce42" table:formula="of:=[.J244]/[.H244]" office:value-type="float" office:value="15.1045380905857" calcext:value-type="float">
            <text:p>15.10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8.56342328859" calcext:value-type="float">
            <text:p>178.5634</text:p>
          </table:table-cell>
          <table:table-cell table:style-name="ce14" table:formula="of:=[.F245]*([.C245]/1024)" office:value-type="float" office:value="22.3204279110737" calcext:value-type="float">
            <text:p>22.3204</text:p>
          </table:table-cell>
          <table:table-cell table:style-name="ce55" table:formula="of:=[.$D$1]*[.G245]" office:value-type="float" office:value="0.000372007875865493" calcext:value-type="float">
            <text:p>0.00037201</text:p>
          </table:table-cell>
          <table:table-cell table:style-name="ce55" table:formula="of:=[.H245]/[.D245]" office:value-type="float" office:value="0.000372007875865493" calcext:value-type="float">
            <text:p>0.00037201</text:p>
          </table:table-cell>
          <table:table-cell table:style-name="ce57" table:formula="of:=1/[.F245]" office:value-type="float" office:value="0.0056002510569246" calcext:value-type="float">
            <text:p>0.00560</text:p>
          </table:table-cell>
          <table:table-cell table:style-name="ce42" table:formula="of:=[.J245]/[.H245]" office:value-type="float" office:value="15.0541196040416" calcext:value-type="float">
            <text:p>15.05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9.104197188668" calcext:value-type="float">
            <text:p>179.1042</text:p>
          </table:table-cell>
          <table:table-cell table:style-name="ce14" table:formula="of:=[.F246]*([.C246]/1024)" office:value-type="float" office:value="22.3880246485835" calcext:value-type="float">
            <text:p>22.3880</text:p>
          </table:table-cell>
          <table:table-cell table:style-name="ce55" table:formula="of:=[.$D$1]*[.G246]" office:value-type="float" office:value="0.000373134490410547" calcext:value-type="float">
            <text:p>0.00037313</text:p>
          </table:table-cell>
          <table:table-cell table:style-name="ce55" table:formula="of:=[.H246]/[.D246]" office:value-type="float" office:value="0.0000932836226026367" calcext:value-type="float">
            <text:p>0.00009328</text:p>
          </table:table-cell>
          <table:table-cell table:style-name="ce57" table:formula="of:=1/[.F246]" office:value-type="float" office:value="0.00558334207515306" calcext:value-type="float">
            <text:p>0.00558</text:p>
          </table:table-cell>
          <table:table-cell table:style-name="ce42" table:formula="of:=[.J246]/[.H246]" office:value-type="float" office:value="14.9633502628232" calcext:value-type="float">
            <text:p>14.96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9.520672344711" calcext:value-type="float">
            <text:p>179.5207</text:p>
          </table:table-cell>
          <table:table-cell table:style-name="ce14" table:formula="of:=[.F247]*([.C247]/1024)" office:value-type="float" office:value="22.4400840430889" calcext:value-type="float">
            <text:p>22.4401</text:p>
          </table:table-cell>
          <table:table-cell table:style-name="ce55" table:formula="of:=[.$D$1]*[.G247]" office:value-type="float" office:value="0.000374002148720949" calcext:value-type="float">
            <text:p>0.00037400</text:p>
          </table:table-cell>
          <table:table-cell table:style-name="ce55" table:formula="of:=[.H247]/[.D247]" office:value-type="float" office:value="0.000124667382906983" calcext:value-type="float">
            <text:p>0.00012467</text:p>
          </table:table-cell>
          <table:table-cell table:style-name="ce57" table:formula="of:=1/[.F247]" office:value-type="float" office:value="0.00557038911975455" calcext:value-type="float">
            <text:p>0.00557</text:p>
          </table:table-cell>
          <table:table-cell table:style-name="ce42" table:formula="of:=[.J247]/[.H247]" office:value-type="float" office:value="14.8940029858244" calcext:value-type="float">
            <text:p>14.89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79.639265333568" calcext:value-type="float">
            <text:p>179.6393</text:p>
          </table:table-cell>
          <table:table-cell table:style-name="ce14" table:formula="of:=[.F248]*([.C248]/1024)" office:value-type="float" office:value="22.454908166696" calcext:value-type="float">
            <text:p>22.4549</text:p>
          </table:table-cell>
          <table:table-cell table:style-name="ce55" table:formula="of:=[.$D$1]*[.G248]" office:value-type="float" office:value="0.000374249217941872" calcext:value-type="float">
            <text:p>0.00037425</text:p>
          </table:table-cell>
          <table:table-cell table:style-name="ce55" table:formula="of:=[.H248]/[.D248]" office:value-type="float" office:value="0.000187124608970936" calcext:value-type="float">
            <text:p>0.00018712</text:p>
          </table:table-cell>
          <table:table-cell table:style-name="ce57" table:formula="of:=1/[.F248]" office:value-type="float" office:value="0.00556671169937777" calcext:value-type="float">
            <text:p>0.00557</text:p>
          </table:table-cell>
          <table:table-cell table:style-name="ce42" table:formula="of:=[.J248]/[.H248]" office:value-type="float" office:value="14.8743442404264" calcext:value-type="float">
            <text:p>14.87</text:p>
          </table:table-cell>
        </table:table-row>
        <table:table-row table:style-name="ro1">
          <table:table-cell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0.342095202753" calcext:value-type="float">
            <text:p>180.3421</text:p>
          </table:table-cell>
          <table:table-cell table:style-name="ce14" table:formula="of:=[.F249]*([.C249]/1024)" office:value-type="float" office:value="22.5427619003441" calcext:value-type="float">
            <text:p>22.5428</text:p>
          </table:table-cell>
          <table:table-cell table:style-name="ce55" table:formula="of:=[.$D$1]*[.G249]" office:value-type="float" office:value="0.000375713449764465" calcext:value-type="float">
            <text:p>0.00037571</text:p>
          </table:table-cell>
          <table:table-cell table:style-name="ce55" table:formula="of:=[.H249]/[.D249]" office:value-type="float" office:value="0.0000751426899528931" calcext:value-type="float">
            <text:p>0.00007514</text:p>
          </table:table-cell>
          <table:table-cell table:style-name="ce57" table:formula="of:=1/[.F249]" office:value-type="float" office:value="0.00554501709030125" calcext:value-type="float">
            <text:p>0.00555</text:p>
          </table:table-cell>
          <table:table-cell table:style-name="ce42" table:formula="of:=[.J249]/[.H249]" office:value-type="float" office:value="14.7586334579649" calcext:value-type="float">
            <text:p>14.76</text:p>
          </table:table-cell>
        </table:table-row>
        <table:table-row table:style-name="ro1" table:number-rows-repeated="10483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arm_with_cost.B3:arm_with_cost.K249">
          <table:sort>
            <table:sort-by table:field-number="9" table:order="descending" table:data-type="automatic"/>
          </table:sort>
        </table:database-range>
        <table:database-range table:name="__Anonymous_Sheet_DB__2" table:target-range-address="x86_with_cost.B3:x86_with_cost.K249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7" number:min-decimal-places="7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number:number-style style:name="N120">
      <number:number number:decimal-places="9" number:min-decimal-places="9" number:min-integer-digits="1" number:grouping="true"/>
    </number:number-style>
    <number:number-style style:name="N121">
      <number:number number:decimal-places="10" number:min-decimal-places="10" number:min-integer-digits="1" number:grouping="true"/>
    </number:number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9" number:min-decimal-places="9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9" number:min-decimal-places="9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41P0"/>
    </number:currency-style>
    <number:currency-style style:name="N143P0" style:volatile="true">
      <number:number number:decimal-places="3" number:min-decimal-places="3" number:min-integer-digits="1" number:grouping="true"/>
      <number:text> </number:text>
      <number:currency-symbol number:language="ia">$</number:currency-symbol>
    </number:currency-style>
    <number:currency-style style:name="N14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ia">$</number:currency-symbol>
      <style:map style:condition="value()&gt;=0" style:apply-style-name="N143P0"/>
    </number:currency-style>
    <number:currency-style style:name="N145P0" style:volatile="true">
      <number:number number:decimal-places="4" number:min-decimal-places="4" number:min-integer-digits="1" number:grouping="true"/>
      <number:text> </number:text>
      <number:currency-symbol number:language="ia">$</number:currency-symbol>
    </number:currency-style>
    <number:currency-style style:name="N145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ia">$</number:currency-symbol>
      <style:map style:condition="value()&gt;=0" style:apply-style-name="N145P0"/>
    </number:currency-style>
    <number:currency-style style:name="N147P0" style:volatile="true">
      <number:number number:decimal-places="5" number:min-decimal-places="5" number:min-integer-digits="1" number:grouping="true"/>
      <number:text> </number:text>
      <number:currency-symbol number:language="ia">$</number:currency-symbol>
    </number:currency-style>
    <number:currency-style style:name="N147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ia">$</number:currency-symbol>
      <style:map style:condition="value()&gt;=0" style:apply-style-name="N147P0"/>
    </number:currency-style>
    <number:currency-style style:name="N149P0" style:volatile="true">
      <number:number number:decimal-places="6" number:min-decimal-places="6" number:min-integer-digits="1" number:grouping="true"/>
      <number:text> </number:text>
      <number:currency-symbol number:language="ia">$</number:currency-symbol>
    </number:currency-style>
    <number:currency-style style:name="N149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ia">$</number:currency-symbol>
      <style:map style:condition="value()&gt;=0" style:apply-style-name="N149P0"/>
    </number:currency-style>
    <number:currency-style style:name="N151P0" style:volatile="true">
      <number:number number:decimal-places="7" number:min-decimal-places="7" number:min-integer-digits="1" number:grouping="true"/>
      <number:text> </number:text>
      <number:currency-symbol number:language="ia">$</number:currency-symbol>
    </number:currency-style>
    <number:currency-style style:name="N151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ia">$</number:currency-symbol>
      <style:map style:condition="value()&gt;=0" style:apply-style-name="N151P0"/>
    </number:currency-style>
    <number:currency-style style:name="N153P0" style:volatile="true">
      <number:number number:decimal-places="8" number:min-decimal-places="8" number:min-integer-digits="1" number:grouping="true"/>
      <number:text> </number:text>
      <number:currency-symbol number:language="ia">$</number:currency-symbol>
    </number:currency-style>
    <number:currency-style style:name="N153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ia">$</number:currency-symbol>
      <style:map style:condition="value()&gt;=0" style:apply-style-name="N153P0"/>
    </number:currency-style>
    <number:currency-style style:name="N155P0" style:volatile="true">
      <number:number number:decimal-places="9" number:min-decimal-places="9" number:min-integer-digits="1" number:grouping="true"/>
      <number:text> </number:text>
      <number:currency-symbol number:language="ia">$</number:currency-symbol>
    </number:currency-style>
    <number:currency-style style:name="N155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ia">$</number:currency-symbol>
      <style:map style:condition="value()&gt;=0" style:apply-style-name="N155P0"/>
    </number:currency-style>
    <number:currency-style style:name="N157P0" style:volatile="true">
      <number:number number:decimal-places="10" number:min-decimal-places="10" number:min-integer-digits="1" number:grouping="true"/>
      <number:text> </number:text>
      <number:currency-symbol number:language="ia">$</number:currency-symbol>
    </number:currency-style>
    <number:currency-style style:name="N157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ia">$</number:currency-symbol>
      <style:map style:condition="value()&gt;=0" style:apply-style-name="N157P0"/>
    </number:currency-style>
    <number:currency-style style:name="N159P0" style:volatile="true">
      <number:number number:decimal-places="11" number:min-decimal-places="11" number:min-integer-digits="1" number:grouping="true"/>
      <number:text> </number:text>
      <number:currency-symbol number:language="ia">$</number:currency-symbol>
    </number:currency-style>
    <number:currency-style style:name="N159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ia">$</number:currency-symbol>
      <style:map style:condition="value()&gt;=0" style:apply-style-name="N159P0"/>
    </number:currency-style>
    <number:currency-style style:name="N161P0" style:volatile="true">
      <number:number number:decimal-places="12" number:min-decimal-places="12" number:min-integer-digits="1" number:grouping="true"/>
      <number:text> </number:text>
      <number:currency-symbol number:language="ia">$</number:currency-symbol>
    </number:currency-style>
    <number:currency-style style:name="N161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ia">$</number:currency-symbol>
      <style:map style:condition="value()&gt;=0" style:apply-style-name="N161P0"/>
    </number:currency-style>
    <number:number-style style:name="N162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-00-0000</text:date>, <text:time style:data-style-name="N2" text:time-value="19:38:30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3-02-09T21:46:58.302000000</dc:date>
    <meta:editing-duration>PT4H27M10S</meta:editing-duration>
    <meta:editing-cycles>14</meta:editing-cycles>
    <meta:document-statistic meta:table-count="3" meta:cell-count="7410" meta:object-count="0"/>
  </office:meta>
</office:document-meta>
</file>